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0" office:value-type="float" office:value="0.582715168787167">
            <text:p>0.5827151688</text:p>
          </table:table-cell>
          <table:table-cell table:number-columns-repeated="2"/>
        </table:table-row>
        <table:table-row table:style-name="ro1">
          <table:table-cell table:number-columns-repeated="10" office:value-type="float" office:value="0.651193780629203">
            <text:p>0.6511937806</text:p>
          </table:table-cell>
          <table:table-cell table:number-columns-repeated="2"/>
        </table:table-row>
        <table:table-row table:style-name="ro1">
          <table:table-cell table:number-columns-repeated="10" office:value-type="float" office:value="0.329057391414797">
            <text:p>0.3290573914</text:p>
          </table:table-cell>
          <table:table-cell table:number-columns-repeated="2"/>
        </table:table-row>
        <table:table-row table:style-name="ro1">
          <table:table-cell table:number-columns-repeated="10" office:value-type="float" office:value="0.621935100014878">
            <text:p>0.6219351</text:p>
          </table:table-cell>
          <table:table-cell table:number-columns-repeated="2"/>
        </table:table-row>
        <table:table-row table:style-name="ro1">
          <table:table-cell table:number-columns-repeated="10" office:value-type="float" office:value="0.477492008684537">
            <text:p>0.4774920087</text:p>
          </table:table-cell>
          <table:table-cell table:number-columns-repeated="2"/>
        </table:table-row>
        <table:table-row table:style-name="ro1">
          <table:table-cell table:number-columns-repeated="10" office:value-type="float" office:value="0.483715554013165">
            <text:p>0.483715554</text:p>
          </table:table-cell>
          <table:table-cell table:number-columns-repeated="2"/>
        </table:table-row>
        <table:table-row table:style-name="ro1">
          <table:table-cell table:number-columns-repeated="10" office:value-type="float" office:value="0.38453938301881">
            <text:p>0.384539383</text:p>
          </table:table-cell>
          <table:table-cell table:number-columns-repeated="2"/>
        </table:table-row>
        <table:table-row table:style-name="ro1">
          <table:table-cell table:number-columns-repeated="10" office:value-type="float" office:value="0.567594643564935">
            <text:p>0.5675946436</text:p>
          </table:table-cell>
          <table:table-cell table:number-columns-repeated="2"/>
        </table:table-row>
        <table:table-row table:style-name="ro1">
          <table:table-cell table:number-columns-repeated="10" office:value-type="float" office:value="0.418329075335624">
            <text:p>0.4183290753</text:p>
          </table:table-cell>
          <table:table-cell table:number-columns-repeated="2"/>
        </table:table-row>
        <table:table-row table:style-name="ro1">
          <table:table-cell table:number-columns-repeated="10" office:value-type="float" office:value="0.450048498117752">
            <text:p>0.4500484981</text:p>
          </table:table-cell>
          <table:table-cell table:number-columns-repeated="2"/>
        </table:table-row>
        <table:table-row table:style-name="ro1">
          <table:table-cell office:value-type="float" office:value="0.70196968788343">
            <text:p>0.7019696879</text:p>
          </table:table-cell>
          <table:table-cell office:value-type="float" office:value="0.757686353231646">
            <text:p>0.7576863532</text:p>
          </table:table-cell>
          <table:table-cell office:value-type="float" office:value="0.746787154866884">
            <text:p>0.7467871549</text:p>
          </table:table-cell>
          <table:table-cell office:value-type="float" office:value="0.716268967076356">
            <text:p>0.7162689671</text:p>
          </table:table-cell>
          <table:table-cell office:value-type="float" office:value="0.653789987713543">
            <text:p>0.6537899877</text:p>
          </table:table-cell>
          <table:table-cell office:value-type="float" office:value="0.823936887771243">
            <text:p>0.8239368878</text:p>
          </table:table-cell>
          <table:table-cell office:value-type="float" office:value="0.762125064380988">
            <text:p>0.7621250644</text:p>
          </table:table-cell>
          <table:table-cell office:value-type="float" office:value="0.687010802904301">
            <text:p>0.6870108029</text:p>
          </table:table-cell>
          <table:table-cell office:value-type="float" office:value="0.744581407812956">
            <text:p>0.7445814078</text:p>
          </table:table-cell>
          <table:table-cell office:value-type="float" office:value="0.732527317854038">
            <text:p>0.7325273179</text:p>
          </table:table-cell>
          <table:table-cell table:number-columns-repeated="2"/>
        </table:table-row>
        <table:table-row table:style-name="ro1">
          <table:table-cell office:value-type="float" office:value="0.685255667842833">
            <text:p>0.6852556678</text:p>
          </table:table-cell>
          <table:table-cell office:value-type="float" office:value="0.73931827704889">
            <text:p>0.739318277</text:p>
          </table:table-cell>
          <table:table-cell office:value-type="float" office:value="0.91043306550263">
            <text:p>0.9104330655</text:p>
          </table:table-cell>
          <table:table-cell office:value-type="float" office:value="0.751106650786838">
            <text:p>0.7511066508</text:p>
          </table:table-cell>
          <table:table-cell office:value-type="float" office:value="0.850689634447736">
            <text:p>0.8506896344</text:p>
          </table:table-cell>
          <table:table-cell office:value-type="float" office:value="0.803202157938255">
            <text:p>0.8032021579</text:p>
          </table:table-cell>
          <table:table-cell office:value-type="float" office:value="0.806954976292861">
            <text:p>0.8069549763</text:p>
          </table:table-cell>
          <table:table-cell office:value-type="float" office:value="0.775815626166179">
            <text:p>0.7758156262</text:p>
          </table:table-cell>
          <table:table-cell office:value-type="float" office:value="0.729327689174781">
            <text:p>0.7293276892</text:p>
          </table:table-cell>
          <table:table-cell office:value-type="float" office:value="0.777005003001271">
            <text:p>0.777005003</text:p>
          </table:table-cell>
          <table:table-cell table:number-columns-repeated="2"/>
        </table:table-row>
        <table:table-row table:style-name="ro1">
          <table:table-cell office:value-type="float" office:value="0.84680409842217">
            <text:p>0.8468040984</text:p>
          </table:table-cell>
          <table:table-cell office:value-type="float" office:value="0.667164582279533">
            <text:p>0.6671645823</text:p>
          </table:table-cell>
          <table:table-cell office:value-type="float" office:value="0.945672280937998">
            <text:p>0.9456722809</text:p>
          </table:table-cell>
          <table:table-cell office:value-type="float" office:value="0.844107842202247">
            <text:p>0.8441078422</text:p>
          </table:table-cell>
          <table:table-cell office:value-type="float" office:value="0.791957884843746">
            <text:p>0.7919578848</text:p>
          </table:table-cell>
          <table:table-cell office:value-type="float" office:value="0.787794227034161">
            <text:p>0.787794227</text:p>
          </table:table-cell>
          <table:table-cell office:value-type="float" office:value="0.784396086735122">
            <text:p>0.7843960867</text:p>
          </table:table-cell>
          <table:table-cell office:value-type="float" office:value="0.80251501782079">
            <text:p>0.8025150178</text:p>
          </table:table-cell>
          <table:table-cell office:value-type="float" office:value="0.690581656423562">
            <text:p>0.6905816564</text:p>
          </table:table-cell>
          <table:table-cell office:value-type="float" office:value="0.967727144382051">
            <text:p>0.9677271444</text:p>
          </table:table-cell>
          <table:table-cell table:number-columns-repeated="2"/>
        </table:table-row>
        <table:table-row table:style-name="ro1">
          <table:table-cell office:value-type="float" office:value="0.860617253408912">
            <text:p>0.8606172534</text:p>
          </table:table-cell>
          <table:table-cell office:value-type="float" office:value="0.848574634982817">
            <text:p>0.848574635</text:p>
          </table:table-cell>
          <table:table-cell office:value-type="float" office:value="0.867922189106471">
            <text:p>0.8679221891</text:p>
          </table:table-cell>
          <table:table-cell office:value-type="float" office:value="0.784420729103518">
            <text:p>0.7844207291</text:p>
          </table:table-cell>
          <table:table-cell office:value-type="float" office:value="0.839095616946976">
            <text:p>0.8390956169</text:p>
          </table:table-cell>
          <table:table-cell office:value-type="float" office:value="0.895159320747172">
            <text:p>0.8951593207</text:p>
          </table:table-cell>
          <table:table-cell office:value-type="float" office:value="0.885387671128137">
            <text:p>0.8853876711</text:p>
          </table:table-cell>
          <table:table-cell office:value-type="float" office:value="0.75510647169248">
            <text:p>0.7551064717</text:p>
          </table:table-cell>
          <table:table-cell office:value-type="float" office:value="0.780151145871014">
            <text:p>0.7801511459</text:p>
          </table:table-cell>
          <table:table-cell office:value-type="float" office:value="0.890322317559179">
            <text:p>0.8903223176</text:p>
          </table:table-cell>
          <table:table-cell table:number-columns-repeated="2"/>
        </table:table-row>
        <table:table-row table:style-name="ro1">
          <table:table-cell office:value-type="float" office:value="0.629950656679922">
            <text:p>0.6299506567</text:p>
          </table:table-cell>
          <table:table-cell office:value-type="float" office:value="0.81496063145095">
            <text:p>0.8149606315</text:p>
          </table:table-cell>
          <table:table-cell office:value-type="float" office:value="0.702853018886158">
            <text:p>0.7028530189</text:p>
          </table:table-cell>
          <table:table-cell office:value-type="float" office:value="0.759207907955009">
            <text:p>0.759207908</text:p>
          </table:table-cell>
          <table:table-cell office:value-type="float" office:value="0.761776333910002">
            <text:p>0.7617763339</text:p>
          </table:table-cell>
          <table:table-cell office:value-type="float" office:value="0.811824043888094">
            <text:p>0.8118240439</text:p>
          </table:table-cell>
          <table:table-cell office:value-type="float" office:value="0.737474519958412">
            <text:p>0.73747452</text:p>
          </table:table-cell>
          <table:table-cell office:value-type="float" office:value="0.806391679640016">
            <text:p>0.8063916796</text:p>
          </table:table-cell>
          <table:table-cell office:value-type="float" office:value="0.705340527736633">
            <text:p>0.7053405277</text:p>
          </table:table-cell>
          <table:table-cell office:value-type="float" office:value="0.800393016410819">
            <text:p>0.8003930164</text:p>
          </table:table-cell>
          <table:table-cell table:number-columns-repeated="2"/>
        </table:table-row>
        <table:table-row table:style-name="ro1">
          <table:table-cell office:value-type="float" office:value="0.650290522171664">
            <text:p>0.6502905222</text:p>
          </table:table-cell>
          <table:table-cell office:value-type="float" office:value="0.663361639440531">
            <text:p>0.6633616394</text:p>
          </table:table-cell>
          <table:table-cell office:value-type="float" office:value="0.829459607282072">
            <text:p>0.8294596073</text:p>
          </table:table-cell>
          <table:table-cell office:value-type="float" office:value="0.702064319276113">
            <text:p>0.7020643193</text:p>
          </table:table-cell>
          <table:table-cell office:value-type="float" office:value="0.877961457920812">
            <text:p>0.8779614579</text:p>
          </table:table-cell>
          <table:table-cell office:value-type="float" office:value="0.810809632522744">
            <text:p>0.8108096325</text:p>
          </table:table-cell>
          <table:table-cell office:value-type="float" office:value="0.869697897088116">
            <text:p>0.8696978971</text:p>
          </table:table-cell>
          <table:table-cell office:value-type="float" office:value="0.828114420130408">
            <text:p>0.8281144201</text:p>
          </table:table-cell>
          <table:table-cell office:value-type="float" office:value="0.851416714196715">
            <text:p>0.8514167142</text:p>
          </table:table-cell>
          <table:table-cell office:value-type="float" office:value="0.551028351980258">
            <text:p>0.551028352</text:p>
          </table:table-cell>
          <table:table-cell table:number-columns-repeated="2"/>
        </table:table-row>
        <table:table-row table:style-name="ro1">
          <table:table-cell office:value-type="float" office:value="0.775504207684122">
            <text:p>0.7755042077</text:p>
          </table:table-cell>
          <table:table-cell office:value-type="float" office:value="0.743649228490608">
            <text:p>0.7436492285</text:p>
          </table:table-cell>
          <table:table-cell office:value-type="float" office:value="0.883989200798803">
            <text:p>0.8839892008</text:p>
          </table:table-cell>
          <table:table-cell office:value-type="float" office:value="0.78708519102976">
            <text:p>0.787085191</text:p>
          </table:table-cell>
          <table:table-cell office:value-type="float" office:value="0.80854430986361">
            <text:p>0.8085443099</text:p>
          </table:table-cell>
          <table:table-cell office:value-type="float" office:value="0.808464512888291">
            <text:p>0.8084645129</text:p>
          </table:table-cell>
          <table:table-cell office:value-type="float" office:value="0.789082279532242">
            <text:p>0.7890822795</text:p>
          </table:table-cell>
          <table:table-cell office:value-type="float" office:value="0.794346592974006">
            <text:p>0.794346593</text:p>
          </table:table-cell>
          <table:table-cell office:value-type="float" office:value="0.831484138207965">
            <text:p>0.8314841382</text:p>
          </table:table-cell>
          <table:table-cell office:value-type="float" office:value="0.8294099864324">
            <text:p>0.8294099864</text:p>
          </table:table-cell>
          <table:table-cell table:number-columns-repeated="2"/>
        </table:table-row>
        <table:table-row table:style-name="ro1">
          <table:table-cell office:value-type="float" office:value="0.798503516386621">
            <text:p>0.7985035164</text:p>
          </table:table-cell>
          <table:table-cell office:value-type="float" office:value="0.844748893680163">
            <text:p>0.8447488937</text:p>
          </table:table-cell>
          <table:table-cell office:value-type="float" office:value="0.880387679116572">
            <text:p>0.8803876791</text:p>
          </table:table-cell>
          <table:table-cell office:value-type="float" office:value="0.840807871079282">
            <text:p>0.8408078711</text:p>
          </table:table-cell>
          <table:table-cell office:value-type="float" office:value="0.840521670712456">
            <text:p>0.8405216707</text:p>
          </table:table-cell>
          <table:table-cell office:value-type="float" office:value="0.895227524946002">
            <text:p>0.8952275249</text:p>
          </table:table-cell>
          <table:table-cell office:value-type="float" office:value="0.915363653388517">
            <text:p>0.9153636534</text:p>
          </table:table-cell>
          <table:table-cell office:value-type="float" office:value="0.837403523273882">
            <text:p>0.8374035233</text:p>
          </table:table-cell>
          <table:table-cell office:value-type="float" office:value="0.959929516332762">
            <text:p>0.9599295163</text:p>
          </table:table-cell>
          <table:table-cell office:value-type="float" office:value="0.902919328021077">
            <text:p>0.902919328</text:p>
          </table:table-cell>
          <table:table-cell table:number-columns-repeated="2"/>
        </table:table-row>
        <table:table-row table:style-name="ro1">
          <table:table-cell office:value-type="float" office:value="0.85424759504407">
            <text:p>0.854247595</text:p>
          </table:table-cell>
          <table:table-cell office:value-type="float" office:value="0.817534280317455">
            <text:p>0.8175342803</text:p>
          </table:table-cell>
          <table:table-cell office:value-type="float" office:value="0.847653014925654">
            <text:p>0.8476530149</text:p>
          </table:table-cell>
          <table:table-cell office:value-type="float" office:value="0.835098044508287">
            <text:p>0.8350980445</text:p>
          </table:table-cell>
          <table:table-cell office:value-type="float" office:value="0.882891470853347">
            <text:p>0.8828914709</text:p>
          </table:table-cell>
          <table:table-cell office:value-type="float" office:value="0.869763920311315">
            <text:p>0.8697639203</text:p>
          </table:table-cell>
          <table:table-cell office:value-type="float" office:value="0.928551627822374">
            <text:p>0.9285516278</text:p>
          </table:table-cell>
          <table:table-cell office:value-type="float" office:value="0.837638068812086">
            <text:p>0.8376380688</text:p>
          </table:table-cell>
          <table:table-cell office:value-type="float" office:value="0.899924443186191">
            <text:p>0.8999244432</text:p>
          </table:table-cell>
          <table:table-cell office:value-type="float" office:value="0.885385806302728">
            <text:p>0.8853858063</text:p>
          </table:table-cell>
          <table:table-cell table:number-columns-repeated="2"/>
        </table:table-row>
        <table:table-row table:style-name="ro1">
          <table:table-cell office:value-type="float" office:value="0.525316184683561">
            <text:p>0.5253161847</text:p>
          </table:table-cell>
          <table:table-cell office:value-type="float" office:value="0.729390321638912">
            <text:p>0.7293903216</text:p>
          </table:table-cell>
          <table:table-cell office:value-type="float" office:value="0.809006354369877">
            <text:p>0.8090063544</text:p>
          </table:table-cell>
          <table:table-cell office:value-type="float" office:value="0.706842775285492">
            <text:p>0.7068427753</text:p>
          </table:table-cell>
          <table:table-cell office:value-type="float" office:value="0.890121697360062">
            <text:p>0.8901216974</text:p>
          </table:table-cell>
          <table:table-cell office:value-type="float" office:value="0.810876175360111">
            <text:p>0.8108761754</text:p>
          </table:table-cell>
          <table:table-cell office:value-type="float" office:value="0.566222152801844">
            <text:p>0.5662221528</text:p>
          </table:table-cell>
          <table:table-cell office:value-type="float" office:value="0.527938587082039">
            <text:p>0.5279385871</text:p>
          </table:table-cell>
          <table:table-cell office:value-type="float" office:value="0.689248166987173">
            <text:p>0.689248167</text:p>
          </table:table-cell>
          <table:table-cell office:value-type="float" office:value="0.728161741520444">
            <text:p>0.7281617415</text:p>
          </table:table-cell>
          <table:table-cell table:number-columns-repeated="2"/>
        </table:table-row>
        <table:table-row table:style-name="ro1">
          <table:table-cell office:value-type="float" office:value="0.695703397560612">
            <text:p>0.6957033976</text:p>
          </table:table-cell>
          <table:table-cell office:value-type="float" office:value="0.83309661619428">
            <text:p>0.8330966162</text:p>
          </table:table-cell>
          <table:table-cell office:value-type="float" office:value="0.637672601643485">
            <text:p>0.6376726016</text:p>
          </table:table-cell>
          <table:table-cell office:value-type="float" office:value="0.78568536587504">
            <text:p>0.7856853659</text:p>
          </table:table-cell>
          <table:table-cell office:value-type="float" office:value="0.787287589117221">
            <text:p>0.7872875891</text:p>
          </table:table-cell>
          <table:table-cell office:value-type="float" office:value="0.956254871745776">
            <text:p>0.9562548717</text:p>
          </table:table-cell>
          <table:table-cell office:value-type="float" office:value="0.775833451993499">
            <text:p>0.775833452</text:p>
          </table:table-cell>
          <table:table-cell office:value-type="float" office:value="0.840357164389111">
            <text:p>0.8403571644</text:p>
          </table:table-cell>
          <table:table-cell office:value-type="float" office:value="0.645119352409601">
            <text:p>0.6451193524</text:p>
          </table:table-cell>
          <table:table-cell office:value-type="float" office:value="0.716892737818762">
            <text:p>0.7168927378</text:p>
          </table:table-cell>
          <table:table-cell table:number-columns-repeated="2"/>
        </table:table-row>
        <table:table-row table:style-name="ro1">
          <table:table-cell office:value-type="float" office:value="0.683107059349453">
            <text:p>0.6831070593</text:p>
          </table:table-cell>
          <table:table-cell office:value-type="float" office:value="0.875296784463041">
            <text:p>0.8752967845</text:p>
          </table:table-cell>
          <table:table-cell office:value-type="float" office:value="0.892796839009409">
            <text:p>0.892796839</text:p>
          </table:table-cell>
          <table:table-cell office:value-type="float" office:value="0.761665895507253">
            <text:p>0.7616658955</text:p>
          </table:table-cell>
          <table:table-cell office:value-type="float" office:value="0.860105024551419">
            <text:p>0.8601050246</text:p>
          </table:table-cell>
          <table:table-cell office:value-type="float" office:value="0.889833956642839">
            <text:p>0.8898339566</text:p>
          </table:table-cell>
          <table:table-cell office:value-type="float" office:value="0.824969411606311">
            <text:p>0.8249694116</text:p>
          </table:table-cell>
          <table:table-cell office:value-type="float" office:value="0.886978686035955">
            <text:p>0.886978686</text:p>
          </table:table-cell>
          <table:table-cell office:value-type="float" office:value="0.992812850276888">
            <text:p>0.9928128503</text:p>
          </table:table-cell>
          <table:table-cell office:value-type="float" office:value="0.840839237472909">
            <text:p>0.8408392375</text:p>
          </table:table-cell>
          <table:table-cell table:number-columns-repeated="2"/>
        </table:table-row>
        <table:table-row table:style-name="ro1">
          <table:table-cell office:value-type="float" office:value="0.689956183437256">
            <text:p>0.6899561834</text:p>
          </table:table-cell>
          <table:table-cell office:value-type="float" office:value="1.21452250829582">
            <text:p>1.2145225083</text:p>
          </table:table-cell>
          <table:table-cell office:value-type="float" office:value="0.971267850671436">
            <text:p>0.9712678507</text:p>
          </table:table-cell>
          <table:table-cell office:value-type="float" office:value="0.485594124538074">
            <text:p>0.4855941245</text:p>
          </table:table-cell>
          <table:table-cell office:value-type="float" office:value="0.912636310720984">
            <text:p>0.9126363107</text:p>
          </table:table-cell>
          <table:table-cell office:value-type="float" office:value="0.972096948003392">
            <text:p>0.972096948</text:p>
          </table:table-cell>
          <table:table-cell office:value-type="float" office:value="0.932342149738998">
            <text:p>0.9323421497</text:p>
          </table:table-cell>
          <table:table-cell office:value-type="float" office:value="0.831763874285617">
            <text:p>0.8317638743</text:p>
          </table:table-cell>
          <table:table-cell office:value-type="float" office:value="0.953559688989631">
            <text:p>0.953559689</text:p>
          </table:table-cell>
          <table:table-cell office:value-type="float" office:value="0.608465434134337">
            <text:p>0.6084654341</text:p>
          </table:table-cell>
          <table:table-cell table:number-columns-repeated="2"/>
        </table:table-row>
        <table:table-row table:style-name="ro1">
          <table:table-cell office:value-type="float" office:value="0.976846668858324">
            <text:p>0.9768466689</text:p>
          </table:table-cell>
          <table:table-cell office:value-type="float" office:value="0.447990720213254">
            <text:p>0.4479907202</text:p>
          </table:table-cell>
          <table:table-cell office:value-type="float" office:value="0.769444762118487">
            <text:p>0.7694447621</text:p>
          </table:table-cell>
          <table:table-cell office:value-type="float" office:value="0.656206074349583">
            <text:p>0.6562060743</text:p>
          </table:table-cell>
          <table:table-cell office:value-type="float" office:value="0.718473407708534">
            <text:p>0.7184734077</text:p>
          </table:table-cell>
          <table:table-cell office:value-type="float" office:value="0.526746384071105">
            <text:p>0.5267463841</text:p>
          </table:table-cell>
          <table:table-cell office:value-type="float" office:value="0.608568542977283">
            <text:p>0.608568543</text:p>
          </table:table-cell>
          <table:table-cell office:value-type="float" office:value="0.670926283112821">
            <text:p>0.6709262831</text:p>
          </table:table-cell>
          <table:table-cell office:value-type="float" office:value="0.799368623376728">
            <text:p>0.7993686234</text:p>
          </table:table-cell>
          <table:table-cell office:value-type="float" office:value="0.736965194049602">
            <text:p>0.736965194</text:p>
          </table:table-cell>
          <table:table-cell table:number-columns-repeated="2"/>
        </table:table-row>
        <table:table-row table:style-name="ro1">
          <table:table-cell office:value-type="float" office:value="0.686817614540661">
            <text:p>0.6868176145</text:p>
          </table:table-cell>
          <table:table-cell office:value-type="float" office:value="0.756963266343304">
            <text:p>0.7569632663</text:p>
          </table:table-cell>
          <table:table-cell office:value-type="float" office:value="0.824100531536603">
            <text:p>0.8241005315</text:p>
          </table:table-cell>
          <table:table-cell office:value-type="float" office:value="0.767617432469112">
            <text:p>0.7676174325</text:p>
          </table:table-cell>
          <table:table-cell office:value-type="float" office:value="0.881955952493452">
            <text:p>0.8819559525</text:p>
          </table:table-cell>
          <table:table-cell office:value-type="float" office:value="0.788893930703436">
            <text:p>0.7888939307</text:p>
          </table:table-cell>
          <table:table-cell office:value-type="float" office:value="0.790195564421859">
            <text:p>0.7901955644</text:p>
          </table:table-cell>
          <table:table-cell office:value-type="float" office:value="0.757060844417017">
            <text:p>0.7570608444</text:p>
          </table:table-cell>
          <table:table-cell office:value-type="float" office:value="0.821166314218487">
            <text:p>0.8211663142</text:p>
          </table:table-cell>
          <table:table-cell office:value-type="float" office:value="0.797909655447564">
            <text:p>0.7979096554</text:p>
          </table:table-cell>
          <table:table-cell table:number-columns-repeated="2"/>
        </table:table-row>
        <table:table-row table:style-name="ro1">
          <table:table-cell office:value-type="float" office:value="0.569735660621208">
            <text:p>0.5697356606</text:p>
          </table:table-cell>
          <table:table-cell office:value-type="float" office:value="0.72569316211811">
            <text:p>0.7256931621</text:p>
          </table:table-cell>
          <table:table-cell office:value-type="float" office:value="0.868643856367599">
            <text:p>0.8686438564</text:p>
          </table:table-cell>
          <table:table-cell office:value-type="float" office:value="0.604356587283511">
            <text:p>0.6043565873</text:p>
          </table:table-cell>
          <table:table-cell office:value-type="float" office:value="0.656574369901077">
            <text:p>0.6565743699</text:p>
          </table:table-cell>
          <table:table-cell office:value-type="float" office:value="0.742703825550475">
            <text:p>0.7427038256</text:p>
          </table:table-cell>
          <table:table-cell office:value-type="float" office:value="0.575401406196138">
            <text:p>0.5754014062</text:p>
          </table:table-cell>
          <table:table-cell office:value-type="float" office:value="0.517683821096927">
            <text:p>0.5176838211</text:p>
          </table:table-cell>
          <table:table-cell office:value-type="float" office:value="0.920874164797011">
            <text:p>0.9208741648</text:p>
          </table:table-cell>
          <table:table-cell office:value-type="float" office:value="0.714288207613297">
            <text:p>0.7142882076</text:p>
          </table:table-cell>
          <table:table-cell table:number-columns-repeated="2"/>
        </table:table-row>
        <table:table-row table:style-name="ro1">
          <table:table-cell office:value-type="float" office:value="0.719730820231123">
            <text:p>0.7197308202</text:p>
          </table:table-cell>
          <table:table-cell office:value-type="float" office:value="0.730184963751458">
            <text:p>0.7301849638</text:p>
          </table:table-cell>
          <table:table-cell office:value-type="float" office:value="0.789962071669869">
            <text:p>0.7899620717</text:p>
          </table:table-cell>
          <table:table-cell office:value-type="float" office:value="0.814761772723103">
            <text:p>0.8147617727</text:p>
          </table:table-cell>
          <table:table-cell office:value-type="float" office:value="0.792458203494566">
            <text:p>0.7924582035</text:p>
          </table:table-cell>
          <table:table-cell office:value-type="float" office:value="0.758756990635902">
            <text:p>0.7587569906</text:p>
          </table:table-cell>
          <table:table-cell office:value-type="float" office:value="0.710958255896257">
            <text:p>0.7109582559</text:p>
          </table:table-cell>
          <table:table-cell office:value-type="float" office:value="0.725386816522132">
            <text:p>0.7253868165</text:p>
          </table:table-cell>
          <table:table-cell office:value-type="float" office:value="0.759166427200387">
            <text:p>0.7591664272</text:p>
          </table:table-cell>
          <table:table-cell office:value-type="float" office:value="0.809047298213915">
            <text:p>0.8090472982</text:p>
          </table:table-cell>
          <table:table-cell table:number-columns-repeated="2"/>
        </table:table-row>
        <table:table-row table:style-name="ro1">
          <table:table-cell office:value-type="float" office:value="0.724372973318407">
            <text:p>0.7243729733</text:p>
          </table:table-cell>
          <table:table-cell office:value-type="float" office:value="0.813174067011176">
            <text:p>0.813174067</text:p>
          </table:table-cell>
          <table:table-cell office:value-type="float" office:value="0.805809393666862">
            <text:p>0.8058093937</text:p>
          </table:table-cell>
          <table:table-cell office:value-type="float" office:value="0.879175331224311">
            <text:p>0.8791753312</text:p>
          </table:table-cell>
          <table:table-cell office:value-type="float" office:value="0.78320768504311">
            <text:p>0.783207685</text:p>
          </table:table-cell>
          <table:table-cell office:value-type="float" office:value="0.751846758844608">
            <text:p>0.7518467588</text:p>
          </table:table-cell>
          <table:table-cell office:value-type="float" office:value="0.800377595419922">
            <text:p>0.8003775954</text:p>
          </table:table-cell>
          <table:table-cell office:value-type="float" office:value="0.776481370326296">
            <text:p>0.7764813703</text:p>
          </table:table-cell>
          <table:table-cell office:value-type="float" office:value="0.72155000385117">
            <text:p>0.7215500039</text:p>
          </table:table-cell>
          <table:table-cell office:value-type="float" office:value="0.736338963948656">
            <text:p>0.7363389639</text:p>
          </table:table-cell>
          <table:table-cell table:number-columns-repeated="2"/>
        </table:table-row>
        <table:table-row table:style-name="ro1">
          <table:table-cell office:value-type="float" office:value="0.726921490437372">
            <text:p>0.7269214904</text:p>
          </table:table-cell>
          <table:table-cell office:value-type="float" office:value="0.778347485461262">
            <text:p>0.7783474855</text:p>
          </table:table-cell>
          <table:table-cell office:value-type="float" office:value="0.720414125900586">
            <text:p>0.7204141259</text:p>
          </table:table-cell>
          <table:table-cell office:value-type="float" office:value="0.761954394063248">
            <text:p>0.7619543941</text:p>
          </table:table-cell>
          <table:table-cell office:value-type="float" office:value="0.713813801602889">
            <text:p>0.7138138016</text:p>
          </table:table-cell>
          <table:table-cell office:value-type="float" office:value="0.737767768812758">
            <text:p>0.7377677688</text:p>
          </table:table-cell>
          <table:table-cell office:value-type="float" office:value="0.740475510938694">
            <text:p>0.7404755109</text:p>
          </table:table-cell>
          <table:table-cell office:value-type="float" office:value="0.875203562106581">
            <text:p>0.8752035621</text:p>
          </table:table-cell>
          <table:table-cell office:value-type="float" office:value="0.774735835140047">
            <text:p>0.7747358351</text:p>
          </table:table-cell>
          <table:table-cell office:value-type="float" office:value="0.625726872301139">
            <text:p>0.6257268723</text:p>
          </table:table-cell>
          <table:table-cell table:number-columns-repeated="2"/>
        </table:table-row>
        <table:table-row table:style-name="ro1">
          <table:table-cell office:value-type="float" office:value="0.808721041405352">
            <text:p>0.8087210414</text:p>
          </table:table-cell>
          <table:table-cell office:value-type="float" office:value="0.587167334379295">
            <text:p>0.5871673344</text:p>
          </table:table-cell>
          <table:table-cell office:value-type="float" office:value="0.743721678519355">
            <text:p>0.7437216785</text:p>
          </table:table-cell>
          <table:table-cell office:value-type="float" office:value="0.712545488721796">
            <text:p>0.7125454887</text:p>
          </table:table-cell>
          <table:table-cell office:value-type="float" office:value="0.784204930020494">
            <text:p>0.78420493</text:p>
          </table:table-cell>
          <table:table-cell office:value-type="float" office:value="0.680529293183603">
            <text:p>0.6805292932</text:p>
          </table:table-cell>
          <table:table-cell office:value-type="float" office:value="0.707941435939093">
            <text:p>0.7079414359</text:p>
          </table:table-cell>
          <table:table-cell office:value-type="float" office:value="0.790660887565419">
            <text:p>0.7906608876</text:p>
          </table:table-cell>
          <table:table-cell office:value-type="float" office:value="0.770403964270238">
            <text:p>0.7704039643</text:p>
          </table:table-cell>
          <table:table-cell office:value-type="float" office:value="0.743618222723995">
            <text:p>0.7436182227</text:p>
          </table:table-cell>
          <table:table-cell table:number-columns-repeated="2"/>
        </table:table-row>
        <table:table-row table:style-name="ro1">
          <table:table-cell office:value-type="float" office:value="0.748759358668149">
            <text:p>0.7487593587</text:p>
          </table:table-cell>
          <table:table-cell office:value-type="float" office:value="0.783025783242027">
            <text:p>0.7830257832</text:p>
          </table:table-cell>
          <table:table-cell office:value-type="float" office:value="0.950934634176757">
            <text:p>0.9509346342</text:p>
          </table:table-cell>
          <table:table-cell office:value-type="float" office:value="0.751376440017952">
            <text:p>0.75137644</text:p>
          </table:table-cell>
          <table:table-cell office:value-type="float" office:value="0.907599731574933">
            <text:p>0.9075997316</text:p>
          </table:table-cell>
          <table:table-cell office:value-type="float" office:value="0.916160856332221">
            <text:p>0.9161608563</text:p>
          </table:table-cell>
          <table:table-cell office:value-type="float" office:value="0.866859200308003">
            <text:p>0.8668592003</text:p>
          </table:table-cell>
          <table:table-cell office:value-type="float" office:value="0.815582379117523">
            <text:p>0.8155823791</text:p>
          </table:table-cell>
          <table:table-cell office:value-type="float" office:value="1.01272169847711">
            <text:p>1.0127216985</text:p>
          </table:table-cell>
          <table:table-cell office:value-type="float" office:value="0.836867215975088">
            <text:p>0.836867216</text:p>
          </table:table-cell>
          <table:table-cell table:number-columns-repeated="2"/>
        </table:table-row>
        <table:table-row table:style-name="ro1">
          <table:table-cell office:value-type="float" office:value="0.646325161701823">
            <text:p>0.6463251617</text:p>
          </table:table-cell>
          <table:table-cell office:value-type="float" office:value="0.856640170727653">
            <text:p>0.8566401707</text:p>
          </table:table-cell>
          <table:table-cell office:value-type="float" office:value="0.82990192667939">
            <text:p>0.8299019267</text:p>
          </table:table-cell>
          <table:table-cell office:value-type="float" office:value="0.87542497615528">
            <text:p>0.8754249762</text:p>
          </table:table-cell>
          <table:table-cell office:value-type="float" office:value="0.830825428546589">
            <text:p>0.8308254285</text:p>
          </table:table-cell>
          <table:table-cell office:value-type="float" office:value="0.609367631870937">
            <text:p>0.6093676319</text:p>
          </table:table-cell>
          <table:table-cell office:value-type="float" office:value="0.777966807558867">
            <text:p>0.7779668076</text:p>
          </table:table-cell>
          <table:table-cell office:value-type="float" office:value="0.762595558668438">
            <text:p>0.7625955587</text:p>
          </table:table-cell>
          <table:table-cell office:value-type="float" office:value="0.672953096755654">
            <text:p>0.6729530968</text:p>
          </table:table-cell>
          <table:table-cell office:value-type="float" office:value="0.92885440534287">
            <text:p>0.9288544053</text:p>
          </table:table-cell>
          <table:table-cell table:number-columns-repeated="2"/>
        </table:table-row>
        <table:table-row table:style-name="ro1">
          <table:table-cell office:value-type="float" office:value="0.829570134888749">
            <text:p>0.8295701349</text:p>
          </table:table-cell>
          <table:table-cell office:value-type="float" office:value="0.820580073878073">
            <text:p>0.8205800739</text:p>
          </table:table-cell>
          <table:table-cell office:value-type="float" office:value="0.805076800702708">
            <text:p>0.8050768007</text:p>
          </table:table-cell>
          <table:table-cell office:value-type="float" office:value="0.786835426505832">
            <text:p>0.7868354265</text:p>
          </table:table-cell>
          <table:table-cell office:value-type="float" office:value="0.773526472109814">
            <text:p>0.7735264721</text:p>
          </table:table-cell>
          <table:table-cell office:value-type="float" office:value="0.734202411160062">
            <text:p>0.7342024112</text:p>
          </table:table-cell>
          <table:table-cell office:value-type="float" office:value="0.761313917071078">
            <text:p>0.7613139171</text:p>
          </table:table-cell>
          <table:table-cell office:value-type="float" office:value="0.793501983961543">
            <text:p>0.793501984</text:p>
          </table:table-cell>
          <table:table-cell office:value-type="float" office:value="0.851969148900149">
            <text:p>0.8519691489</text:p>
          </table:table-cell>
          <table:table-cell office:value-type="float" office:value="0.799282233298273">
            <text:p>0.7992822333</text:p>
          </table:table-cell>
          <table:table-cell table:number-columns-repeated="2"/>
        </table:table-row>
        <table:table-row table:style-name="ro1">
          <table:table-cell office:value-type="float" office:value="0.809861009609035">
            <text:p>0.8098610096</text:p>
          </table:table-cell>
          <table:table-cell office:value-type="float" office:value="0.80284606782628">
            <text:p>0.8028460678</text:p>
          </table:table-cell>
          <table:table-cell office:value-type="float" office:value="0.763199062739077">
            <text:p>0.7631990627</text:p>
          </table:table-cell>
          <table:table-cell office:value-type="float" office:value="0.742791162200867">
            <text:p>0.7427911622</text:p>
          </table:table-cell>
          <table:table-cell office:value-type="float" office:value="0.841947348079816">
            <text:p>0.8419473481</text:p>
          </table:table-cell>
          <table:table-cell office:value-type="float" office:value="0.782769568483818">
            <text:p>0.7827695685</text:p>
          </table:table-cell>
          <table:table-cell office:value-type="float" office:value="0.789754576758629">
            <text:p>0.7897545768</text:p>
          </table:table-cell>
          <table:table-cell office:value-type="float" office:value="0.767024027120389">
            <text:p>0.7670240271</text:p>
          </table:table-cell>
          <table:table-cell office:value-type="float" office:value="0.727931692388133">
            <text:p>0.7279316924</text:p>
          </table:table-cell>
          <table:table-cell office:value-type="float" office:value="0.787707700601526">
            <text:p>0.7877077006</text:p>
          </table:table-cell>
          <table:table-cell table:number-columns-repeated="2"/>
        </table:table-row>
        <table:table-row table:style-name="ro1">
          <table:table-cell office:value-type="float" office:value="0.700597819787105">
            <text:p>0.7005978198</text:p>
          </table:table-cell>
          <table:table-cell office:value-type="float" office:value="0.78351876779852">
            <text:p>0.7835187678</text:p>
          </table:table-cell>
          <table:table-cell office:value-type="float" office:value="0.752135585768933">
            <text:p>0.7521355858</text:p>
          </table:table-cell>
          <table:table-cell office:value-type="float" office:value="0.92242238214109">
            <text:p>0.9224223821</text:p>
          </table:table-cell>
          <table:table-cell office:value-type="float" office:value="0.775064124035661">
            <text:p>0.775064124</text:p>
          </table:table-cell>
          <table:table-cell office:value-type="float" office:value="0.747958551740663">
            <text:p>0.7479585517</text:p>
          </table:table-cell>
          <table:table-cell office:value-type="float" office:value="0.766890799679403">
            <text:p>0.7668907997</text:p>
          </table:table-cell>
          <table:table-cell office:value-type="float" office:value="0.714583571849861">
            <text:p>0.7145835718</text:p>
          </table:table-cell>
          <table:table-cell office:value-type="float" office:value="0.654458020278416">
            <text:p>0.6544580203</text:p>
          </table:table-cell>
          <table:table-cell office:value-type="float" office:value="0.81915687955989">
            <text:p>0.8191568796</text:p>
          </table:table-cell>
          <table:table-cell table:number-columns-repeated="2"/>
        </table:table-row>
        <table:table-row table:style-name="ro1">
          <table:table-cell office:value-type="float" office:value="0.695623501921386">
            <text:p>0.6956235019</text:p>
          </table:table-cell>
          <table:table-cell office:value-type="float" office:value="0.77459071166489">
            <text:p>0.7745907117</text:p>
          </table:table-cell>
          <table:table-cell office:value-type="float" office:value="0.685950046585418">
            <text:p>0.6859500466</text:p>
          </table:table-cell>
          <table:table-cell office:value-type="float" office:value="0.838041256638781">
            <text:p>0.8380412566</text:p>
          </table:table-cell>
          <table:table-cell office:value-type="float" office:value="0.87464826786321">
            <text:p>0.8746482679</text:p>
          </table:table-cell>
          <table:table-cell office:value-type="float" office:value="0.891858024113321">
            <text:p>0.8918580241</text:p>
          </table:table-cell>
          <table:table-cell office:value-type="float" office:value="0.95679848141632">
            <text:p>0.9567984814</text:p>
          </table:table-cell>
          <table:table-cell office:value-type="float" office:value="0.704274471931816">
            <text:p>0.7042744719</text:p>
          </table:table-cell>
          <table:table-cell office:value-type="float" office:value="0.855332770304691">
            <text:p>0.8553327703</text:p>
          </table:table-cell>
          <table:table-cell office:value-type="float" office:value="0.701626499770287">
            <text:p>0.7016264998</text:p>
          </table:table-cell>
          <table:table-cell table:number-columns-repeated="2"/>
        </table:table-row>
        <table:table-row table:style-name="ro1">
          <table:table-cell office:value-type="float" office:value="0.788362468677722">
            <text:p>0.7883624687</text:p>
          </table:table-cell>
          <table:table-cell office:value-type="float" office:value="0.806539966539928">
            <text:p>0.8065399665</text:p>
          </table:table-cell>
          <table:table-cell office:value-type="float" office:value="0.825209093209186">
            <text:p>0.8252090932</text:p>
          </table:table-cell>
          <table:table-cell office:value-type="float" office:value="0.745928194723235">
            <text:p>0.7459281947</text:p>
          </table:table-cell>
          <table:table-cell office:value-type="float" office:value="0.9098339297325">
            <text:p>0.9098339297</text:p>
          </table:table-cell>
          <table:table-cell office:value-type="float" office:value="0.799742835786116">
            <text:p>0.7997428358</text:p>
          </table:table-cell>
          <table:table-cell office:value-type="float" office:value="0.764249918466083">
            <text:p>0.7642499185</text:p>
          </table:table-cell>
          <table:table-cell office:value-type="float" office:value="0.793414458107632">
            <text:p>0.7934144581</text:p>
          </table:table-cell>
          <table:table-cell office:value-type="float" office:value="0.87215718828041">
            <text:p>0.8721571883</text:p>
          </table:table-cell>
          <table:table-cell office:value-type="float" office:value="0.788895204456758">
            <text:p>0.7888952045</text:p>
          </table:table-cell>
          <table:table-cell table:number-columns-repeated="2"/>
        </table:table-row>
        <table:table-row table:style-name="ro1">
          <table:table-cell office:value-type="float" office:value="0.83356964338315">
            <text:p>0.8335696434</text:p>
          </table:table-cell>
          <table:table-cell office:value-type="float" office:value="0.816497401717734">
            <text:p>0.8164974017</text:p>
          </table:table-cell>
          <table:table-cell office:value-type="float" office:value="0.771624939327924">
            <text:p>0.7716249393</text:p>
          </table:table-cell>
          <table:table-cell office:value-type="float" office:value="0.686587775922149">
            <text:p>0.6865877759</text:p>
          </table:table-cell>
          <table:table-cell office:value-type="float" office:value="0.835649647332926">
            <text:p>0.8356496473</text:p>
          </table:table-cell>
          <table:table-cell office:value-type="float" office:value="0.906242432967282">
            <text:p>0.906242433</text:p>
          </table:table-cell>
          <table:table-cell office:value-type="float" office:value="0.881755144375865">
            <text:p>0.8817551444</text:p>
          </table:table-cell>
          <table:table-cell office:value-type="float" office:value="0.876310836867806">
            <text:p>0.8763108369</text:p>
          </table:table-cell>
          <table:table-cell office:value-type="float" office:value="0.805514764254522">
            <text:p>0.8055147643</text:p>
          </table:table-cell>
          <table:table-cell office:value-type="float" office:value="0.712251989371685">
            <text:p>0.7122519894</text:p>
          </table:table-cell>
          <table:table-cell table:number-columns-repeated="2"/>
        </table:table-row>
        <table:table-row table:style-name="ro1">
          <table:table-cell office:value-type="float" office:value="0.850169241699645">
            <text:p>0.8501692417</text:p>
          </table:table-cell>
          <table:table-cell office:value-type="float" office:value="0.648978543553736">
            <text:p>0.6489785436</text:p>
          </table:table-cell>
          <table:table-cell office:value-type="float" office:value="0.569034936666033">
            <text:p>0.5690349367</text:p>
          </table:table-cell>
          <table:table-cell office:value-type="float" office:value="0.567544509591712">
            <text:p>0.5675445096</text:p>
          </table:table-cell>
          <table:table-cell office:value-type="float" office:value="0.527425117223379">
            <text:p>0.5274251172</text:p>
          </table:table-cell>
          <table:table-cell office:value-type="float" office:value="0.971863854952136">
            <text:p>0.971863855</text:p>
          </table:table-cell>
          <table:table-cell office:value-type="float" office:value="0.790294738702022">
            <text:p>0.7902947387</text:p>
          </table:table-cell>
          <table:table-cell office:value-type="float" office:value="0.810816373777061">
            <text:p>0.8108163738</text:p>
          </table:table-cell>
          <table:table-cell office:value-type="float" office:value="0.971374780318605">
            <text:p>0.9713747803</text:p>
          </table:table-cell>
          <table:table-cell office:value-type="float" office:value="0.487949725019007">
            <text:p>0.487949725</text:p>
          </table:table-cell>
          <table:table-cell table:number-columns-repeated="2"/>
        </table:table-row>
        <table:table-row table:style-name="ro1">
          <table:table-cell office:value-type="float" office:value="0.808572360469515">
            <text:p>0.8085723605</text:p>
          </table:table-cell>
          <table:table-cell office:value-type="float" office:value="0.784649990804362">
            <text:p>0.7846499908</text:p>
          </table:table-cell>
          <table:table-cell office:value-type="float" office:value="0.702130115762802">
            <text:p>0.7021301158</text:p>
          </table:table-cell>
          <table:table-cell office:value-type="float" office:value="0.777628665002894">
            <text:p>0.777628665</text:p>
          </table:table-cell>
          <table:table-cell office:value-type="float" office:value="0.73161352155385">
            <text:p>0.7316135216</text:p>
          </table:table-cell>
          <table:table-cell office:value-type="float" office:value="0.859203801780293">
            <text:p>0.8592038018</text:p>
          </table:table-cell>
          <table:table-cell office:value-type="float" office:value="0.76072571838647">
            <text:p>0.7607257184</text:p>
          </table:table-cell>
          <table:table-cell office:value-type="float" office:value="0.840820021551567">
            <text:p>0.8408200216</text:p>
          </table:table-cell>
          <table:table-cell office:value-type="float" office:value="0.73305990874095">
            <text:p>0.7330599087</text:p>
          </table:table-cell>
          <table:table-cell office:value-type="float" office:value="0.835085213361477">
            <text:p>0.8350852134</text:p>
          </table:table-cell>
          <table:table-cell table:number-columns-repeated="2"/>
        </table:table-row>
        <table:table-row table:style-name="ro1">
          <table:table-cell office:value-type="float" office:value="0.983609555207403">
            <text:p>0.9836095552</text:p>
          </table:table-cell>
          <table:table-cell office:value-type="float" office:value="0.830297551759884">
            <text:p>0.8302975518</text:p>
          </table:table-cell>
          <table:table-cell office:value-type="float" office:value="0.869222253861273">
            <text:p>0.8692222539</text:p>
          </table:table-cell>
          <table:table-cell office:value-type="float" office:value="0.884688686748977">
            <text:p>0.8846886867</text:p>
          </table:table-cell>
          <table:table-cell office:value-type="float" office:value="0.941788686188654">
            <text:p>0.9417886862</text:p>
          </table:table-cell>
          <table:table-cell office:value-type="float" office:value="0.910706187409585">
            <text:p>0.9107061874</text:p>
          </table:table-cell>
          <table:table-cell office:value-type="float" office:value="0.882759589857564">
            <text:p>0.8827595899</text:p>
          </table:table-cell>
          <table:table-cell office:value-type="float" office:value="0.941495051196125">
            <text:p>0.9414950512</text:p>
          </table:table-cell>
          <table:table-cell office:value-type="float" office:value="0.897130939061492">
            <text:p>0.8971309391</text:p>
          </table:table-cell>
          <table:table-cell office:value-type="float" office:value="0.839311799599551">
            <text:p>0.8393117996</text:p>
          </table:table-cell>
          <table:table-cell table:number-columns-repeated="2"/>
        </table:table-row>
        <table:table-row table:style-name="ro1">
          <table:table-cell office:value-type="float" office:value="0.743985462940756">
            <text:p>0.7439854629</text:p>
          </table:table-cell>
          <table:table-cell office:value-type="float" office:value="0.829565441686295">
            <text:p>0.8295654417</text:p>
          </table:table-cell>
          <table:table-cell office:value-type="float" office:value="0.741348020125382">
            <text:p>0.7413480201</text:p>
          </table:table-cell>
          <table:table-cell office:value-type="float" office:value="0.791599535884682">
            <text:p>0.7915995359</text:p>
          </table:table-cell>
          <table:table-cell office:value-type="float" office:value="0.7384002072219">
            <text:p>0.7384002072</text:p>
          </table:table-cell>
          <table:table-cell office:value-type="float" office:value="0.79819426216238">
            <text:p>0.7981942622</text:p>
          </table:table-cell>
          <table:table-cell office:value-type="float" office:value="0.733893752425189">
            <text:p>0.7338937524</text:p>
          </table:table-cell>
          <table:table-cell office:value-type="float" office:value="0.714843310221259">
            <text:p>0.7148433102</text:p>
          </table:table-cell>
          <table:table-cell office:value-type="float" office:value="0.840435332498672">
            <text:p>0.8404353325</text:p>
          </table:table-cell>
          <table:table-cell office:value-type="float" office:value="0.717752780863393">
            <text:p>0.7177527809</text:p>
          </table:table-cell>
          <table:table-cell table:number-columns-repeated="2"/>
        </table:table-row>
        <table:table-row table:style-name="ro1">
          <table:table-cell office:value-type="float" office:value="0.736421691496768">
            <text:p>0.7364216915</text:p>
          </table:table-cell>
          <table:table-cell office:value-type="float" office:value="0.803722344841369">
            <text:p>0.8037223448</text:p>
          </table:table-cell>
          <table:table-cell office:value-type="float" office:value="0.680327422837615">
            <text:p>0.6803274228</text:p>
          </table:table-cell>
          <table:table-cell office:value-type="float" office:value="0.761153470916">
            <text:p>0.7611534709</text:p>
          </table:table-cell>
          <table:table-cell office:value-type="float" office:value="0.861924493086027">
            <text:p>0.8619244931</text:p>
          </table:table-cell>
          <table:table-cell office:value-type="float" office:value="0.751030032012338">
            <text:p>0.751030032</text:p>
          </table:table-cell>
          <table:table-cell office:value-type="float" office:value="0.755496517187452">
            <text:p>0.7554965172</text:p>
          </table:table-cell>
          <table:table-cell office:value-type="float" office:value="0.706686739158952">
            <text:p>0.7066867392</text:p>
          </table:table-cell>
          <table:table-cell office:value-type="float" office:value="0.865964750361317">
            <text:p>0.8659647504</text:p>
          </table:table-cell>
          <table:table-cell office:value-type="float" office:value="0.804682722456251">
            <text:p>0.8046827225</text:p>
          </table:table-cell>
          <table:table-cell table:number-columns-repeated="2"/>
        </table:table-row>
        <table:table-row table:style-name="ro1">
          <table:table-cell office:value-type="float" office:value="0.908938027860177">
            <text:p>0.9089380279</text:p>
          </table:table-cell>
          <table:table-cell office:value-type="float" office:value="0.863869990189085">
            <text:p>0.8638699902</text:p>
          </table:table-cell>
          <table:table-cell office:value-type="float" office:value="0.918282347264049">
            <text:p>0.9182823473</text:p>
          </table:table-cell>
          <table:table-cell office:value-type="float" office:value="0.935398319586967">
            <text:p>0.9353983196</text:p>
          </table:table-cell>
          <table:table-cell office:value-type="float" office:value="0.917597447912514">
            <text:p>0.9175974479</text:p>
          </table:table-cell>
          <table:table-cell office:value-type="float" office:value="0.971594096733129">
            <text:p>0.9715940967</text:p>
          </table:table-cell>
          <table:table-cell office:value-type="float" office:value="0.873522177237071">
            <text:p>0.8735221772</text:p>
          </table:table-cell>
          <table:table-cell office:value-type="float" office:value="0.899843320098938">
            <text:p>0.8998433201</text:p>
          </table:table-cell>
          <table:table-cell office:value-type="float" office:value="0.900185794213818">
            <text:p>0.9001857942</text:p>
          </table:table-cell>
          <table:table-cell office:value-type="float" office:value="0.863100042705772">
            <text:p>0.8631000427</text:p>
          </table:table-cell>
          <table:table-cell table:number-columns-repeated="2"/>
        </table:table-row>
        <table:table-row table:style-name="ro1">
          <table:table-cell office:value-type="float" office:value="0.842881764448059">
            <text:p>0.8428817644</text:p>
          </table:table-cell>
          <table:table-cell office:value-type="float" office:value="0.79219253532159">
            <text:p>0.7921925353</text:p>
          </table:table-cell>
          <table:table-cell office:value-type="float" office:value="0.794643604882937">
            <text:p>0.7946436049</text:p>
          </table:table-cell>
          <table:table-cell office:value-type="float" office:value="0.780632345027726">
            <text:p>0.780632345</text:p>
          </table:table-cell>
          <table:table-cell office:value-type="float" office:value="0.745660922943202">
            <text:p>0.7456609229</text:p>
          </table:table-cell>
          <table:table-cell office:value-type="float" office:value="0.720421634439274">
            <text:p>0.7204216344</text:p>
          </table:table-cell>
          <table:table-cell office:value-type="float" office:value="0.862078935841855">
            <text:p>0.8620789358</text:p>
          </table:table-cell>
          <table:table-cell office:value-type="float" office:value="0.800443784501682">
            <text:p>0.8004437845</text:p>
          </table:table-cell>
          <table:table-cell office:value-type="float" office:value="0.784005034095473">
            <text:p>0.7840050341</text:p>
          </table:table-cell>
          <table:table-cell office:value-type="float" office:value="0.708083989482802">
            <text:p>0.7080839895</text:p>
          </table:table-cell>
          <table:table-cell table:number-columns-repeated="2"/>
        </table:table-row>
        <table:table-row table:style-name="ro1">
          <table:table-cell office:value-type="float" office:value="0.867171179416075">
            <text:p>0.8671711794</text:p>
          </table:table-cell>
          <table:table-cell office:value-type="float" office:value="0.854686377160696">
            <text:p>0.8546863772</text:p>
          </table:table-cell>
          <table:table-cell office:value-type="float" office:value="0.817200410567256">
            <text:p>0.8172004106</text:p>
          </table:table-cell>
          <table:table-cell office:value-type="float" office:value="0.889850359292435">
            <text:p>0.8898503593</text:p>
          </table:table-cell>
          <table:table-cell office:value-type="float" office:value="0.85222418342533">
            <text:p>0.8522241834</text:p>
          </table:table-cell>
          <table:table-cell office:value-type="float" office:value="0.850436928126408">
            <text:p>0.8504369281</text:p>
          </table:table-cell>
          <table:table-cell office:value-type="float" office:value="0.883675437265393">
            <text:p>0.8836754373</text:p>
          </table:table-cell>
          <table:table-cell office:value-type="float" office:value="0.877611355347023">
            <text:p>0.8776113553</text:p>
          </table:table-cell>
          <table:table-cell office:value-type="float" office:value="0.873332595222964">
            <text:p>0.8733325952</text:p>
          </table:table-cell>
          <table:table-cell office:value-type="float" office:value="0.849893823487334">
            <text:p>0.8498938235</text:p>
          </table:table-cell>
          <table:table-cell table:number-columns-repeated="2"/>
        </table:table-row>
        <table:table-row table:style-name="ro1">
          <table:table-cell office:value-type="float" office:value="0.700544169696029">
            <text:p>0.7005441697</text:p>
          </table:table-cell>
          <table:table-cell office:value-type="float" office:value="0.80536480088951">
            <text:p>0.8053648009</text:p>
          </table:table-cell>
          <table:table-cell office:value-type="float" office:value="0.854232240688">
            <text:p>0.8542322407</text:p>
          </table:table-cell>
          <table:table-cell office:value-type="float" office:value="0.844283403898258">
            <text:p>0.8442834039</text:p>
          </table:table-cell>
          <table:table-cell office:value-type="float" office:value="0.761726508111375">
            <text:p>0.7617265081</text:p>
          </table:table-cell>
          <table:table-cell office:value-type="float" office:value="0.613927025586481">
            <text:p>0.6139270256</text:p>
          </table:table-cell>
          <table:table-cell office:value-type="float" office:value="0.692529437849886">
            <text:p>0.6925294378</text:p>
          </table:table-cell>
          <table:table-cell office:value-type="float" office:value="0.831041271425362">
            <text:p>0.8310412714</text:p>
          </table:table-cell>
          <table:table-cell office:value-type="float" office:value="0.616379626364702">
            <text:p>0.6163796264</text:p>
          </table:table-cell>
          <table:table-cell office:value-type="float" office:value="0.733420570064992">
            <text:p>0.7334205701</text:p>
          </table:table-cell>
          <table:table-cell table:number-columns-repeated="2"/>
        </table:table-row>
        <table:table-row table:style-name="ro1">
          <table:table-cell office:value-type="float" office:value="0.914379778983624">
            <text:p>0.914379779</text:p>
          </table:table-cell>
          <table:table-cell office:value-type="float" office:value="0.795346348770357">
            <text:p>0.7953463488</text:p>
          </table:table-cell>
          <table:table-cell office:value-type="float" office:value="0.813428439504063">
            <text:p>0.8134284395</text:p>
          </table:table-cell>
          <table:table-cell office:value-type="float" office:value="0.844440595464747">
            <text:p>0.8444405955</text:p>
          </table:table-cell>
          <table:table-cell office:value-type="float" office:value="0.804775527115898">
            <text:p>0.8047755271</text:p>
          </table:table-cell>
          <table:table-cell office:value-type="float" office:value="0.719662900857194">
            <text:p>0.7196629009</text:p>
          </table:table-cell>
          <table:table-cell office:value-type="float" office:value="0.830064773964793">
            <text:p>0.830064774</text:p>
          </table:table-cell>
          <table:table-cell office:value-type="float" office:value="0.768639677102242">
            <text:p>0.7686396771</text:p>
          </table:table-cell>
          <table:table-cell office:value-type="float" office:value="0.810933300328965">
            <text:p>0.8109333003</text:p>
          </table:table-cell>
          <table:table-cell office:value-type="float" office:value="0.772722329967546">
            <text:p>0.77272233</text:p>
          </table:table-cell>
          <table:table-cell table:number-columns-repeated="2"/>
        </table:table-row>
        <table:table-row table:style-name="ro1">
          <table:table-cell office:value-type="float" office:value="0.780150740030634">
            <text:p>0.78015074</text:p>
          </table:table-cell>
          <table:table-cell office:value-type="float" office:value="0.830214902175104">
            <text:p>0.8302149022</text:p>
          </table:table-cell>
          <table:table-cell office:value-type="float" office:value="0.724839090289301">
            <text:p>0.7248390903</text:p>
          </table:table-cell>
          <table:table-cell office:value-type="float" office:value="0.941211511455907">
            <text:p>0.9412115115</text:p>
          </table:table-cell>
          <table:table-cell office:value-type="float" office:value="0.897605050883841">
            <text:p>0.8976050509</text:p>
          </table:table-cell>
          <table:table-cell office:value-type="float" office:value="0.719905290250787">
            <text:p>0.7199052903</text:p>
          </table:table-cell>
          <table:table-cell office:value-type="float" office:value="0.932158953958665">
            <text:p>0.932158954</text:p>
          </table:table-cell>
          <table:table-cell office:value-type="float" office:value="0.768036925537932">
            <text:p>0.7680369255</text:p>
          </table:table-cell>
          <table:table-cell office:value-type="float" office:value="0.820744161426786">
            <text:p>0.8207441614</text:p>
          </table:table-cell>
          <table:table-cell office:value-type="float" office:value="0.828199804051035">
            <text:p>0.8281998041</text:p>
          </table:table-cell>
          <table:table-cell table:number-columns-repeated="2"/>
        </table:table-row>
        <table:table-row table:style-name="ro1">
          <table:table-cell office:value-type="float" office:value="0.609413830204737">
            <text:p>0.6094138302</text:p>
          </table:table-cell>
          <table:table-cell office:value-type="float" office:value="0.877532363845731">
            <text:p>0.8775323638</text:p>
          </table:table-cell>
          <table:table-cell office:value-type="float" office:value="0.810455246682733">
            <text:p>0.8104552467</text:p>
          </table:table-cell>
          <table:table-cell office:value-type="float" office:value="0.739313605965347">
            <text:p>0.739313606</text:p>
          </table:table-cell>
          <table:table-cell office:value-type="float" office:value="0.841939952056753">
            <text:p>0.8419399521</text:p>
          </table:table-cell>
          <table:table-cell office:value-type="float" office:value="0.895301595183698">
            <text:p>0.8953015952</text:p>
          </table:table-cell>
          <table:table-cell office:value-type="float" office:value="0.686580145724901">
            <text:p>0.6865801457</text:p>
          </table:table-cell>
          <table:table-cell office:value-type="float" office:value="0.582148659711486">
            <text:p>0.5821486597</text:p>
          </table:table-cell>
          <table:table-cell office:value-type="float" office:value="0.878430056089666">
            <text:p>0.8784300561</text:p>
          </table:table-cell>
          <table:table-cell office:value-type="float" office:value="0.846740931198753">
            <text:p>0.8467409312</text:p>
          </table:table-cell>
          <table:table-cell table:number-columns-repeated="2"/>
        </table:table-row>
        <table:table-row table:style-name="ro1">
          <table:table-cell office:value-type="float" office:value="0.718550144603336">
            <text:p>0.7185501446</text:p>
          </table:table-cell>
          <table:table-cell office:value-type="float" office:value="0.637598023906621">
            <text:p>0.6375980239</text:p>
          </table:table-cell>
          <table:table-cell office:value-type="float" office:value="0.655584508628815">
            <text:p>0.6555845086</text:p>
          </table:table-cell>
          <table:table-cell office:value-type="float" office:value="0.60713574611266">
            <text:p>0.6071357461</text:p>
          </table:table-cell>
          <table:table-cell office:value-type="float" office:value="0.665537622585079">
            <text:p>0.6655376226</text:p>
          </table:table-cell>
          <table:table-cell office:value-type="float" office:value="0.647714670938226">
            <text:p>0.6477146709</text:p>
          </table:table-cell>
          <table:table-cell office:value-type="float" office:value="0.686721349094122">
            <text:p>0.6867213491</text:p>
          </table:table-cell>
          <table:table-cell office:value-type="float" office:value="0.693863199581956">
            <text:p>0.6938631996</text:p>
          </table:table-cell>
          <table:table-cell office:value-type="float" office:value="0.687010793332125">
            <text:p>0.6870107933</text:p>
          </table:table-cell>
          <table:table-cell office:value-type="float" office:value="0.648377470172109">
            <text:p>0.6483774702</text:p>
          </table:table-cell>
          <table:table-cell table:number-columns-repeated="2"/>
        </table:table-row>
        <table:table-row table:style-name="ro1">
          <table:table-cell office:value-type="float" office:value="0.69720481284103">
            <text:p>0.6972048128</text:p>
          </table:table-cell>
          <table:table-cell office:value-type="float" office:value="0.790116908278054">
            <text:p>0.7901169083</text:p>
          </table:table-cell>
          <table:table-cell office:value-type="float" office:value="0.755145262239127">
            <text:p>0.7551452622</text:p>
          </table:table-cell>
          <table:table-cell office:value-type="float" office:value="0.787058589107054">
            <text:p>0.7870585891</text:p>
          </table:table-cell>
          <table:table-cell office:value-type="float" office:value="0.86863428828271">
            <text:p>0.8686342883</text:p>
          </table:table-cell>
          <table:table-cell office:value-type="float" office:value="0.661752783740082">
            <text:p>0.6617527837</text:p>
          </table:table-cell>
          <table:table-cell office:value-type="float" office:value="0.59962950549298">
            <text:p>0.5996295055</text:p>
          </table:table-cell>
          <table:table-cell office:value-type="float" office:value="0.717360345449438">
            <text:p>0.7173603454</text:p>
          </table:table-cell>
          <table:table-cell office:value-type="float" office:value="0.856835281110631">
            <text:p>0.8568352811</text:p>
          </table:table-cell>
          <table:table-cell office:value-type="float" office:value="0.763816627154422">
            <text:p>0.7638166272</text:p>
          </table:table-cell>
          <table:table-cell table:number-columns-repeated="2"/>
        </table:table-row>
        <table:table-row table:style-name="ro1">
          <table:table-cell office:value-type="float" office:value="0.913286897481894">
            <text:p>0.9132868975</text:p>
          </table:table-cell>
          <table:table-cell office:value-type="float" office:value="0.802041500398926">
            <text:p>0.8020415004</text:p>
          </table:table-cell>
          <table:table-cell office:value-type="float" office:value="0.788831514031379">
            <text:p>0.788831514</text:p>
          </table:table-cell>
          <table:table-cell office:value-type="float" office:value="0.853684882894758">
            <text:p>0.8536848829</text:p>
          </table:table-cell>
          <table:table-cell office:value-type="float" office:value="0.799662410000985">
            <text:p>0.79966241</text:p>
          </table:table-cell>
          <table:table-cell office:value-type="float" office:value="0.82729984947849">
            <text:p>0.8272998495</text:p>
          </table:table-cell>
          <table:table-cell office:value-type="float" office:value="0.712485886392903">
            <text:p>0.7124858864</text:p>
          </table:table-cell>
          <table:table-cell office:value-type="float" office:value="0.952435101477215">
            <text:p>0.9524351015</text:p>
          </table:table-cell>
          <table:table-cell office:value-type="float" office:value="0.838879280492557">
            <text:p>0.8388792805</text:p>
          </table:table-cell>
          <table:table-cell office:value-type="float" office:value="0.855182876882441">
            <text:p>0.8551828769</text:p>
          </table:table-cell>
          <table:table-cell table:number-columns-repeated="2"/>
        </table:table-row>
        <table:table-row table:style-name="ro1">
          <table:table-cell office:value-type="float" office:value="0.728046291543218">
            <text:p>0.7280462915</text:p>
          </table:table-cell>
          <table:table-cell office:value-type="float" office:value="0.675213386462471">
            <text:p>0.6752133865</text:p>
          </table:table-cell>
          <table:table-cell office:value-type="float" office:value="1.09203686272817">
            <text:p>1.0920368627</text:p>
          </table:table-cell>
          <table:table-cell office:value-type="float" office:value="0.831599378549076">
            <text:p>0.8315993785</text:p>
          </table:table-cell>
          <table:table-cell office:value-type="float" office:value="0.935770349372972">
            <text:p>0.9357703494</text:p>
          </table:table-cell>
          <table:table-cell office:value-type="float" office:value="0.727088628749739">
            <text:p>0.7270886287</text:p>
          </table:table-cell>
          <table:table-cell office:value-type="float" office:value="0.674492926166039">
            <text:p>0.6744929262</text:p>
          </table:table-cell>
          <table:table-cell office:value-type="float" office:value="0.728268431613146">
            <text:p>0.7282684316</text:p>
          </table:table-cell>
          <table:table-cell office:value-type="float" office:value="0.208005457385891">
            <text:p>0.2080054574</text:p>
          </table:table-cell>
          <table:table-cell office:value-type="float" office:value="0.779996886005585">
            <text:p>0.779996886</text:p>
          </table:table-cell>
          <table:table-cell table:number-columns-repeated="2"/>
        </table:table-row>
        <table:table-row table:style-name="ro1">
          <table:table-cell office:value-type="float" office:value="0.906322070249836">
            <text:p>0.9063220702</text:p>
          </table:table-cell>
          <table:table-cell office:value-type="float" office:value="0.898350990455323">
            <text:p>0.8983509905</text:p>
          </table:table-cell>
          <table:table-cell office:value-type="float" office:value="0.926240474987364">
            <text:p>0.926240475</text:p>
          </table:table-cell>
          <table:table-cell office:value-type="float" office:value="0.897168182256872">
            <text:p>0.8971681823</text:p>
          </table:table-cell>
          <table:table-cell office:value-type="float" office:value="1.14926371447339">
            <text:p>1.1492637145</text:p>
          </table:table-cell>
          <table:table-cell office:value-type="float" office:value="0.575835639275173">
            <text:p>0.5758356393</text:p>
          </table:table-cell>
          <table:table-cell office:value-type="float" office:value="0.767001289429094">
            <text:p>0.7670012894</text:p>
          </table:table-cell>
          <table:table-cell office:value-type="float" office:value="0.540513937458533">
            <text:p>0.5405139375</text:p>
          </table:table-cell>
          <table:table-cell office:value-type="float" office:value="0.277518885339555">
            <text:p>0.2775188853</text:p>
          </table:table-cell>
          <table:table-cell office:value-type="float" office:value="0.8922902203396">
            <text:p>0.8922902203</text:p>
          </table:table-cell>
          <table:table-cell table:number-columns-repeated="2"/>
        </table:table-row>
        <table:table-row table:style-name="ro1">
          <table:table-cell office:value-type="float" office:value="0.599060374126935">
            <text:p>0.5990603741</text:p>
          </table:table-cell>
          <table:table-cell office:value-type="float" office:value="0.663102305577166">
            <text:p>0.6631023056</text:p>
          </table:table-cell>
          <table:table-cell office:value-type="float" office:value="0.80296208299393">
            <text:p>0.802962083</text:p>
          </table:table-cell>
          <table:table-cell office:value-type="float" office:value="0.727032015935604">
            <text:p>0.7270320159</text:p>
          </table:table-cell>
          <table:table-cell office:value-type="float" office:value="0.696254559209057">
            <text:p>0.6962545592</text:p>
          </table:table-cell>
          <table:table-cell office:value-type="float" office:value="0.845907010780001">
            <text:p>0.8459070108</text:p>
          </table:table-cell>
          <table:table-cell office:value-type="float" office:value="0.706579417480764">
            <text:p>0.7065794175</text:p>
          </table:table-cell>
          <table:table-cell office:value-type="float" office:value="0.589482874128554">
            <text:p>0.5894828741</text:p>
          </table:table-cell>
          <table:table-cell office:value-type="float" office:value="0.321517555049065">
            <text:p>0.321517555</text:p>
          </table:table-cell>
          <table:table-cell office:value-type="float" office:value="0.728019967476746">
            <text:p>0.7280199675</text:p>
          </table:table-cell>
          <table:table-cell table:number-columns-repeated="2"/>
        </table:table-row>
        <table:table-row table:style-name="ro1">
          <table:table-cell office:value-type="float" office:value="0.808750170759627">
            <text:p>0.8087501708</text:p>
          </table:table-cell>
          <table:table-cell office:value-type="float" office:value="0.84004364644149">
            <text:p>0.8400436464</text:p>
          </table:table-cell>
          <table:table-cell office:value-type="float" office:value="0.894485946567727">
            <text:p>0.8944859466</text:p>
          </table:table-cell>
          <table:table-cell office:value-type="float" office:value="0.857148096925638">
            <text:p>0.8571480969</text:p>
          </table:table-cell>
          <table:table-cell office:value-type="float" office:value="0.837143920581588">
            <text:p>0.8371439206</text:p>
          </table:table-cell>
          <table:table-cell office:value-type="float" office:value="0.821438552895221">
            <text:p>0.8214385529</text:p>
          </table:table-cell>
          <table:table-cell office:value-type="float" office:value="0.898938379563296">
            <text:p>0.8989383796</text:p>
          </table:table-cell>
          <table:table-cell office:value-type="float" office:value="0.781787459604858">
            <text:p>0.7817874596</text:p>
          </table:table-cell>
          <table:table-cell office:value-type="float" office:value="0.882621493718757">
            <text:p>0.8826214937</text:p>
          </table:table-cell>
          <table:table-cell office:value-type="float" office:value="0.846495534594408">
            <text:p>0.8464955346</text:p>
          </table:table-cell>
          <table:table-cell table:number-columns-repeated="2"/>
        </table:table-row>
        <table:table-row table:style-name="ro1">
          <table:table-cell office:value-type="float" office:value="0.736787012674512">
            <text:p>0.7367870127</text:p>
          </table:table-cell>
          <table:table-cell office:value-type="float" office:value="0.720396397421907">
            <text:p>0.7203963974</text:p>
          </table:table-cell>
          <table:table-cell office:value-type="float" office:value="0.778748415082766">
            <text:p>0.7787484151</text:p>
          </table:table-cell>
          <table:table-cell office:value-type="float" office:value="0.769502099443265">
            <text:p>0.7695020994</text:p>
          </table:table-cell>
          <table:table-cell office:value-type="float" office:value="0.757061703494457">
            <text:p>0.7570617035</text:p>
          </table:table-cell>
          <table:table-cell office:value-type="float" office:value="0.749296826870264">
            <text:p>0.7492968269</text:p>
          </table:table-cell>
          <table:table-cell office:value-type="float" office:value="0.760438150618824">
            <text:p>0.7604381506</text:p>
          </table:table-cell>
          <table:table-cell office:value-type="float" office:value="0.723076142893719">
            <text:p>0.7230761429</text:p>
          </table:table-cell>
          <table:table-cell office:value-type="float" office:value="0.784128242403354">
            <text:p>0.7841282424</text:p>
          </table:table-cell>
          <table:table-cell office:value-type="float" office:value="0.736875245317019">
            <text:p>0.7368752453</text:p>
          </table:table-cell>
          <table:table-cell table:number-columns-repeated="2"/>
        </table:table-row>
        <table:table-row table:style-name="ro1">
          <table:table-cell office:value-type="float" office:value="0.649843091623621">
            <text:p>0.6498430916</text:p>
          </table:table-cell>
          <table:table-cell office:value-type="float" office:value="0.487245750172128">
            <text:p>0.4872457502</text:p>
          </table:table-cell>
          <table:table-cell office:value-type="float" office:value="0.97435695000322">
            <text:p>0.97435695</text:p>
          </table:table-cell>
          <table:table-cell office:value-type="float" office:value="0.811078125234227">
            <text:p>0.8110781252</text:p>
          </table:table-cell>
          <table:table-cell office:value-type="float" office:value="0.650138482793306">
            <text:p>0.6501384828</text:p>
          </table:table-cell>
          <table:table-cell office:value-type="float" office:value="0.893809822603978">
            <text:p>0.8938098226</text:p>
          </table:table-cell>
          <table:table-cell office:value-type="float" office:value="0.568633823660794">
            <text:p>0.5686338237</text:p>
          </table:table-cell>
          <table:table-cell office:value-type="float" office:value="0.892235558514271">
            <text:p>0.8922355585</text:p>
          </table:table-cell>
          <table:table-cell office:value-type="float" office:value="0.812351809397144">
            <text:p>0.8123518094</text:p>
          </table:table-cell>
          <table:table-cell office:value-type="float" office:value="0.811945061612739">
            <text:p>0.8119450616</text:p>
          </table:table-cell>
          <table:table-cell table:number-columns-repeated="2"/>
        </table:table-row>
        <table:table-row table:style-name="ro1">
          <table:table-cell office:value-type="float" office:value="0.983725200566393">
            <text:p>0.9837252006</text:p>
          </table:table-cell>
          <table:table-cell office:value-type="float" office:value="0.93818388095313">
            <text:p>0.938183881</text:p>
          </table:table-cell>
          <table:table-cell office:value-type="float" office:value="0.775451545756755">
            <text:p>0.7754515458</text:p>
          </table:table-cell>
          <table:table-cell office:value-type="float" office:value="0.750632982298978">
            <text:p>0.7506329823</text:p>
          </table:table-cell>
          <table:table-cell office:value-type="float" office:value="0.64400562158336">
            <text:p>0.6440056216</text:p>
          </table:table-cell>
          <table:table-cell office:value-type="float" office:value="1.00281243710115">
            <text:p>1.0028124371</text:p>
          </table:table-cell>
          <table:table-cell office:value-type="float" office:value="0.817311701080565">
            <text:p>0.8173117011</text:p>
          </table:table-cell>
          <table:table-cell office:value-type="float" office:value="0.840733092469374">
            <text:p>0.8407330925</text:p>
          </table:table-cell>
          <table:table-cell office:value-type="float" office:value="0.744468581349237">
            <text:p>0.7444685813</text:p>
          </table:table-cell>
          <table:table-cell office:value-type="float" office:value="0.685746731737355">
            <text:p>0.6857467317</text:p>
          </table:table-cell>
          <table:table-cell table:number-columns-repeated="2"/>
        </table:table-row>
        <table:table-row table:style-name="ro1">
          <table:table-cell office:value-type="float" office:value="0.75666923006962">
            <text:p>0.7566692301</text:p>
          </table:table-cell>
          <table:table-cell office:value-type="float" office:value="0.809302522880714">
            <text:p>0.8093025229</text:p>
          </table:table-cell>
          <table:table-cell office:value-type="float" office:value="0.918323037899983">
            <text:p>0.9183230379</text:p>
          </table:table-cell>
          <table:table-cell office:value-type="float" office:value="0.927508653725566">
            <text:p>0.9275086537</text:p>
          </table:table-cell>
          <table:table-cell office:value-type="float" office:value="0.755946077831884">
            <text:p>0.7559460778</text:p>
          </table:table-cell>
          <table:table-cell office:value-type="float" office:value="0.730373066453817">
            <text:p>0.7303730665</text:p>
          </table:table-cell>
          <table:table-cell office:value-type="float" office:value="0.864195701735099">
            <text:p>0.8641957017</text:p>
          </table:table-cell>
          <table:table-cell office:value-type="float" office:value="0.755956845302385">
            <text:p>0.7559568453</text:p>
          </table:table-cell>
          <table:table-cell office:value-type="float" office:value="0.755904586998856">
            <text:p>0.755904587</text:p>
          </table:table-cell>
          <table:table-cell office:value-type="float" office:value="1.02553383001622">
            <text:p>1.02553383</text:p>
          </table:table-cell>
          <table:table-cell table:number-columns-repeated="2"/>
        </table:table-row>
        <table:table-row table:style-name="ro1">
          <table:table-cell office:value-type="float" office:value="0.859623712750536">
            <text:p>0.8596237128</text:p>
          </table:table-cell>
          <table:table-cell office:value-type="float" office:value="0.866138238919013">
            <text:p>0.8661382389</text:p>
          </table:table-cell>
          <table:table-cell office:value-type="float" office:value="0.769730395625309">
            <text:p>0.7697303956</text:p>
          </table:table-cell>
          <table:table-cell office:value-type="float" office:value="0.786343543911922">
            <text:p>0.7863435439</text:p>
          </table:table-cell>
          <table:table-cell office:value-type="float" office:value="0.74967486518866">
            <text:p>0.7496748652</text:p>
          </table:table-cell>
          <table:table-cell office:value-type="float" office:value="0.817489950862115">
            <text:p>0.8174899509</text:p>
          </table:table-cell>
          <table:table-cell office:value-type="float" office:value="0.796227741126022">
            <text:p>0.7962277411</text:p>
          </table:table-cell>
          <table:table-cell office:value-type="float" office:value="0.7440590578327">
            <text:p>0.7440590578</text:p>
          </table:table-cell>
          <table:table-cell office:value-type="float" office:value="0.915143419619696">
            <text:p>0.9151434196</text:p>
          </table:table-cell>
          <table:table-cell office:value-type="float" office:value="0.74649457391796">
            <text:p>0.7464945739</text:p>
          </table:table-cell>
          <table:table-cell table:number-columns-repeated="2"/>
        </table:table-row>
        <table:table-row table:style-name="ro1">
          <table:table-cell office:value-type="float" office:value="0.750135625610416">
            <text:p>0.7501356256</text:p>
          </table:table-cell>
          <table:table-cell office:value-type="float" office:value="0.803347055957771">
            <text:p>0.803347056</text:p>
          </table:table-cell>
          <table:table-cell office:value-type="float" office:value="0.620105989236107">
            <text:p>0.6201059892</text:p>
          </table:table-cell>
          <table:table-cell office:value-type="float" office:value="0.719991124965994">
            <text:p>0.719991125</text:p>
          </table:table-cell>
          <table:table-cell office:value-type="float" office:value="0.750660645951463">
            <text:p>0.750660646</text:p>
          </table:table-cell>
          <table:table-cell office:value-type="float" office:value="0.603944807208842">
            <text:p>0.6039448072</text:p>
          </table:table-cell>
          <table:table-cell office:value-type="float" office:value="0.988661742717115">
            <text:p>0.9886617427</text:p>
          </table:table-cell>
          <table:table-cell office:value-type="float" office:value="0.734364802948642">
            <text:p>0.7343648029</text:p>
          </table:table-cell>
          <table:table-cell office:value-type="float" office:value="0.52854201757509">
            <text:p>0.5285420176</text:p>
          </table:table-cell>
          <table:table-cell office:value-type="float" office:value="0.758735821383356">
            <text:p>0.7587358214</text:p>
          </table:table-cell>
          <table:table-cell table:number-columns-repeated="2"/>
        </table:table-row>
        <table:table-row table:style-name="ro1">
          <table:table-cell office:value-type="float" office:value="0.690949805505818">
            <text:p>0.6909498055</text:p>
          </table:table-cell>
          <table:table-cell office:value-type="float" office:value="0.88172009680644">
            <text:p>0.8817200968</text:p>
          </table:table-cell>
          <table:table-cell office:value-type="float" office:value="0.707680030093234">
            <text:p>0.7076800301</text:p>
          </table:table-cell>
          <table:table-cell office:value-type="float" office:value="0.766957505804307">
            <text:p>0.7669575058</text:p>
          </table:table-cell>
          <table:table-cell office:value-type="float" office:value="0.6673604905833">
            <text:p>0.6673604906</text:p>
          </table:table-cell>
          <table:table-cell office:value-type="float" office:value="0.812002815903852">
            <text:p>0.8120028159</text:p>
          </table:table-cell>
          <table:table-cell office:value-type="float" office:value="0.658980205497049">
            <text:p>0.6589802055</text:p>
          </table:table-cell>
          <table:table-cell office:value-type="float" office:value="0.757641089318158">
            <text:p>0.7576410893</text:p>
          </table:table-cell>
          <table:table-cell office:value-type="float" office:value="0.809338657630026">
            <text:p>0.8093386576</text:p>
          </table:table-cell>
          <table:table-cell office:value-type="float" office:value="0.61717661819488">
            <text:p>0.6171766182</text:p>
          </table:table-cell>
          <table:table-cell table:number-columns-repeated="2"/>
        </table:table-row>
        <table:table-row table:style-name="ro1">
          <table:table-cell office:value-type="float" office:value="0.546247324864003">
            <text:p>0.5462473249</text:p>
          </table:table-cell>
          <table:table-cell office:value-type="float" office:value="0.717413955361743">
            <text:p>0.7174139554</text:p>
          </table:table-cell>
          <table:table-cell office:value-type="float" office:value="0.621203476749644">
            <text:p>0.6212034767</text:p>
          </table:table-cell>
          <table:table-cell office:value-type="float" office:value="0.673829277021427">
            <text:p>0.673829277</text:p>
          </table:table-cell>
          <table:table-cell office:value-type="float" office:value="1.05006227330386">
            <text:p>1.0500622733</text:p>
          </table:table-cell>
          <table:table-cell office:value-type="float" office:value="0.942783403850038">
            <text:p>0.9427834039</text:p>
          </table:table-cell>
          <table:table-cell office:value-type="float" office:value="0.835184022674668">
            <text:p>0.8351840227</text:p>
          </table:table-cell>
          <table:table-cell office:value-type="float" office:value="0.653787318409972">
            <text:p>0.6537873184</text:p>
          </table:table-cell>
          <table:table-cell office:value-type="float" office:value="0.877906794785812">
            <text:p>0.8779067948</text:p>
          </table:table-cell>
          <table:table-cell office:value-type="float" office:value="0.608831059226548">
            <text:p>0.6088310592</text:p>
          </table:table-cell>
          <table:table-cell table:number-columns-repeated="2"/>
        </table:table-row>
        <table:table-row table:style-name="ro1">
          <table:table-cell office:value-type="float" office:value="0.775152091065744">
            <text:p>0.7751520911</text:p>
          </table:table-cell>
          <table:table-cell office:value-type="float" office:value="0.707388978383819">
            <text:p>0.7073889784</text:p>
          </table:table-cell>
          <table:table-cell office:value-type="float" office:value="0.691130732634553">
            <text:p>0.6911307326</text:p>
          </table:table-cell>
          <table:table-cell office:value-type="float" office:value="0.845193591866109">
            <text:p>0.8451935919</text:p>
          </table:table-cell>
          <table:table-cell office:value-type="float" office:value="0.727492305861272">
            <text:p>0.7274923059</text:p>
          </table:table-cell>
          <table:table-cell office:value-type="float" office:value="0.783255505220643">
            <text:p>0.7832555052</text:p>
          </table:table-cell>
          <table:table-cell office:value-type="float" office:value="0.764300615860821">
            <text:p>0.7643006159</text:p>
          </table:table-cell>
          <table:table-cell office:value-type="float" office:value="0.871272710562909">
            <text:p>0.8712727106</text:p>
          </table:table-cell>
          <table:table-cell office:value-type="float" office:value="0.761834269584423">
            <text:p>0.7618342696</text:p>
          </table:table-cell>
          <table:table-cell office:value-type="float" office:value="0.763513291715771">
            <text:p>0.7635132917</text:p>
          </table:table-cell>
          <table:table-cell table:number-columns-repeated="2"/>
        </table:table-row>
        <table:table-row table:style-name="ro1">
          <table:table-cell office:value-type="float" office:value="0.672759455647564">
            <text:p>0.6727594556</text:p>
          </table:table-cell>
          <table:table-cell office:value-type="float" office:value="0.574975228838797">
            <text:p>0.5749752288</text:p>
          </table:table-cell>
          <table:table-cell office:value-type="float" office:value="0.703337138381675">
            <text:p>0.7033371384</text:p>
          </table:table-cell>
          <table:table-cell office:value-type="float" office:value="0.606590015173735">
            <text:p>0.6065900152</text:p>
          </table:table-cell>
          <table:table-cell office:value-type="float" office:value="0.656069496346667">
            <text:p>0.6560694963</text:p>
          </table:table-cell>
          <table:table-cell office:value-type="float" office:value="0.67161327197962">
            <text:p>0.671613272</text:p>
          </table:table-cell>
          <table:table-cell office:value-type="float" office:value="0.765794569482072">
            <text:p>0.7657945695</text:p>
          </table:table-cell>
          <table:table-cell office:value-type="float" office:value="0.815396057259026">
            <text:p>0.8153960573</text:p>
          </table:table-cell>
          <table:table-cell office:value-type="float" office:value="0.40002016505158">
            <text:p>0.4000201651</text:p>
          </table:table-cell>
          <table:table-cell office:value-type="float" office:value="0.719695205618226">
            <text:p>0.7196952056</text:p>
          </table:table-cell>
          <table:table-cell table:number-columns-repeated="2"/>
        </table:table-row>
        <table:table-row table:style-name="ro1">
          <table:table-cell office:value-type="float" office:value="0.631885013764688">
            <text:p>0.6318850138</text:p>
          </table:table-cell>
          <table:table-cell office:value-type="float" office:value="0.475063539882568">
            <text:p>0.4750635399</text:p>
          </table:table-cell>
          <table:table-cell office:value-type="float" office:value="0.924916529328322">
            <text:p>0.9249165293</text:p>
          </table:table-cell>
          <table:table-cell office:value-type="float" office:value="0.767150642935091">
            <text:p>0.7671506429</text:p>
          </table:table-cell>
          <table:table-cell office:value-type="float" office:value="0.501525095850074">
            <text:p>0.5015250959</text:p>
          </table:table-cell>
          <table:table-cell office:value-type="float" office:value="0.500988647153858">
            <text:p>0.5009886472</text:p>
          </table:table-cell>
          <table:table-cell office:value-type="float" office:value="0.686577093531818">
            <text:p>0.6865770935</text:p>
          </table:table-cell>
          <table:table-cell office:value-type="float" office:value="0.635712237141739">
            <text:p>0.6357122371</text:p>
          </table:table-cell>
          <table:table-cell office:value-type="float" office:value="0.36987454635673">
            <text:p>0.3698745464</text:p>
          </table:table-cell>
          <table:table-cell office:value-type="float" office:value="0.529260388381286">
            <text:p>0.5292603884</text:p>
          </table:table-cell>
          <table:table-cell table:number-columns-repeated="2"/>
        </table:table-row>
        <table:table-row table:style-name="ro1">
          <table:table-cell office:value-type="float" office:value="0.83129343089662">
            <text:p>0.8312934309</text:p>
          </table:table-cell>
          <table:table-cell office:value-type="float" office:value="0.811454691188396">
            <text:p>0.8114546912</text:p>
          </table:table-cell>
          <table:table-cell office:value-type="float" office:value="0.844507744185971">
            <text:p>0.8445077442</text:p>
          </table:table-cell>
          <table:table-cell office:value-type="float" office:value="0.789064080141802">
            <text:p>0.7890640801</text:p>
          </table:table-cell>
          <table:table-cell office:value-type="float" office:value="0.865201233504863">
            <text:p>0.8652012335</text:p>
          </table:table-cell>
          <table:table-cell office:value-type="float" office:value="0.728011912867109">
            <text:p>0.7280119129</text:p>
          </table:table-cell>
          <table:table-cell office:value-type="float" office:value="0.777400893096783">
            <text:p>0.7774008931</text:p>
          </table:table-cell>
          <table:table-cell office:value-type="float" office:value="0.845333450383336">
            <text:p>0.8453334504</text:p>
          </table:table-cell>
          <table:table-cell office:value-type="float" office:value="0.800659665943807">
            <text:p>0.8006596659</text:p>
          </table:table-cell>
          <table:table-cell office:value-type="float" office:value="0.755467962620494">
            <text:p>0.7554679626</text:p>
          </table:table-cell>
          <table:table-cell table:number-columns-repeated="2"/>
        </table:table-row>
        <table:table-row table:style-name="ro1">
          <table:table-cell office:value-type="float" office:value="0.827755877643758">
            <text:p>0.8277558776</text:p>
          </table:table-cell>
          <table:table-cell office:value-type="float" office:value="0.815157186523955">
            <text:p>0.8151571865</text:p>
          </table:table-cell>
          <table:table-cell office:value-type="float" office:value="0.675247714286503">
            <text:p>0.6752477143</text:p>
          </table:table-cell>
          <table:table-cell office:value-type="float" office:value="0.771746018990063">
            <text:p>0.771746019</text:p>
          </table:table-cell>
          <table:table-cell office:value-type="float" office:value="0.58699710292059">
            <text:p>0.5869971029</text:p>
          </table:table-cell>
          <table:table-cell office:value-type="float" office:value="0.728845449157867">
            <text:p>0.7288454492</text:p>
          </table:table-cell>
          <table:table-cell office:value-type="float" office:value="0.700140062784818">
            <text:p>0.7001400628</text:p>
          </table:table-cell>
          <table:table-cell office:value-type="float" office:value="0.785220344542595">
            <text:p>0.7852203445</text:p>
          </table:table-cell>
          <table:table-cell office:value-type="float" office:value="0.88193752165309">
            <text:p>0.8819375217</text:p>
          </table:table-cell>
          <table:table-cell office:value-type="float" office:value="0.814192074979644">
            <text:p>0.814192075</text:p>
          </table:table-cell>
          <table:table-cell table:number-columns-repeated="2"/>
        </table:table-row>
        <table:table-row table:style-name="ro1">
          <table:table-cell office:value-type="float" office:value="0.887247529072705">
            <text:p>0.8872475291</text:p>
          </table:table-cell>
          <table:table-cell office:value-type="float" office:value="0.724507027122489">
            <text:p>0.7245070271</text:p>
          </table:table-cell>
          <table:table-cell office:value-type="float" office:value="0.800331945024062">
            <text:p>0.800331945</text:p>
          </table:table-cell>
          <table:table-cell office:value-type="float" office:value="0.671844094378874">
            <text:p>0.6718440944</text:p>
          </table:table-cell>
          <table:table-cell office:value-type="float" office:value="0.795580829873073">
            <text:p>0.7955808299</text:p>
          </table:table-cell>
          <table:table-cell office:value-type="float" office:value="0.742941292541333">
            <text:p>0.7429412925</text:p>
          </table:table-cell>
          <table:table-cell office:value-type="float" office:value="0.651938445233776">
            <text:p>0.6519384452</text:p>
          </table:table-cell>
          <table:table-cell office:value-type="float" office:value="0.811837198805831">
            <text:p>0.8118371988</text:p>
          </table:table-cell>
          <table:table-cell office:value-type="float" office:value="0.77093400596699">
            <text:p>0.770934006</text:p>
          </table:table-cell>
          <table:table-cell office:value-type="float" office:value="0.860595322386983">
            <text:p>0.8605953224</text:p>
          </table:table-cell>
          <table:table-cell table:number-columns-repeated="2"/>
        </table:table-row>
        <table:table-row table:style-name="ro1">
          <table:table-cell office:value-type="float" office:value="0.744027908164426">
            <text:p>0.7440279082</text:p>
          </table:table-cell>
          <table:table-cell office:value-type="float" office:value="0.929604707455178">
            <text:p>0.9296047075</text:p>
          </table:table-cell>
          <table:table-cell office:value-type="float" office:value="0.79549759963376">
            <text:p>0.7954975996</text:p>
          </table:table-cell>
          <table:table-cell office:value-type="float" office:value="0.748564304210126">
            <text:p>0.7485643042</text:p>
          </table:table-cell>
          <table:table-cell office:value-type="float" office:value="0.901057191396447">
            <text:p>0.9010571914</text:p>
          </table:table-cell>
          <table:table-cell office:value-type="float" office:value="0.762893561438337">
            <text:p>0.7628935614</text:p>
          </table:table-cell>
          <table:table-cell office:value-type="float" office:value="0.826639453292122">
            <text:p>0.8266394533</text:p>
          </table:table-cell>
          <table:table-cell office:value-type="float" office:value="0.784834478351962">
            <text:p>0.7848344784</text:p>
          </table:table-cell>
          <table:table-cell office:value-type="float" office:value="0.76816355599687">
            <text:p>0.768163556</text:p>
          </table:table-cell>
          <table:table-cell office:value-type="float" office:value="0.760904487097178">
            <text:p>0.7609044871</text:p>
          </table:table-cell>
          <table:table-cell table:number-columns-repeated="2"/>
        </table:table-row>
        <table:table-row table:style-name="ro1">
          <table:table-cell office:value-type="float" office:value="0.828604160314999">
            <text:p>0.8286041603</text:p>
          </table:table-cell>
          <table:table-cell office:value-type="float" office:value="0.758921992590772">
            <text:p>0.7589219926</text:p>
          </table:table-cell>
          <table:table-cell office:value-type="float" office:value="0.841545212757285">
            <text:p>0.8415452128</text:p>
          </table:table-cell>
          <table:table-cell office:value-type="float" office:value="0.784740784991994">
            <text:p>0.784740785</text:p>
          </table:table-cell>
          <table:table-cell office:value-type="float" office:value="0.691512077665628">
            <text:p>0.6915120777</text:p>
          </table:table-cell>
          <table:table-cell office:value-type="float" office:value="0.87439583417697">
            <text:p>0.8743958342</text:p>
          </table:table-cell>
          <table:table-cell office:value-type="float" office:value="0.724126897141783">
            <text:p>0.7241268971</text:p>
          </table:table-cell>
          <table:table-cell office:value-type="float" office:value="0.909699419427207">
            <text:p>0.9096994194</text:p>
          </table:table-cell>
          <table:table-cell office:value-type="float" office:value="0.523558501673714">
            <text:p>0.5235585017</text:p>
          </table:table-cell>
          <table:table-cell office:value-type="float" office:value="0.752939821282575">
            <text:p>0.7529398213</text:p>
          </table:table-cell>
          <table:table-cell table:number-columns-repeated="2"/>
        </table:table-row>
        <table:table-row table:style-name="ro1">
          <table:table-cell office:value-type="float" office:value="0.731985197996114">
            <text:p>0.731985198</text:p>
          </table:table-cell>
          <table:table-cell office:value-type="float" office:value="0.835751208288424">
            <text:p>0.8357512083</text:p>
          </table:table-cell>
          <table:table-cell office:value-type="float" office:value="0.825354044062318">
            <text:p>0.8253540441</text:p>
          </table:table-cell>
          <table:table-cell office:value-type="float" office:value="0.859289485539826">
            <text:p>0.8592894855</text:p>
          </table:table-cell>
          <table:table-cell office:value-type="float" office:value="0.88933355223495">
            <text:p>0.8893335522</text:p>
          </table:table-cell>
          <table:table-cell office:value-type="float" office:value="0.681262322721159">
            <text:p>0.6812623227</text:p>
          </table:table-cell>
          <table:table-cell office:value-type="float" office:value="0.906271602610766">
            <text:p>0.9062716026</text:p>
          </table:table-cell>
          <table:table-cell office:value-type="float" office:value="0.832271995431641">
            <text:p>0.8322719954</text:p>
          </table:table-cell>
          <table:table-cell office:value-type="float" office:value="0.771401906461028">
            <text:p>0.7714019065</text:p>
          </table:table-cell>
          <table:table-cell office:value-type="float" office:value="0.730519271200371">
            <text:p>0.7305192712</text:p>
          </table:table-cell>
          <table:table-cell table:number-columns-repeated="2"/>
        </table:table-row>
        <table:table-row table:style-name="ro1">
          <table:table-cell office:value-type="float" office:value="0.878661066620365">
            <text:p>0.8786610666</text:p>
          </table:table-cell>
          <table:table-cell office:value-type="float" office:value="0.75750129006038">
            <text:p>0.7575012901</text:p>
          </table:table-cell>
          <table:table-cell office:value-type="float" office:value="0.821873529799028">
            <text:p>0.8218735298</text:p>
          </table:table-cell>
          <table:table-cell office:value-type="float" office:value="0.906391645118719">
            <text:p>0.9063916451</text:p>
          </table:table-cell>
          <table:table-cell office:value-type="float" office:value="0.853990546880822">
            <text:p>0.8539905469</text:p>
          </table:table-cell>
          <table:table-cell office:value-type="float" office:value="0.916543954629696">
            <text:p>0.9165439546</text:p>
          </table:table-cell>
          <table:table-cell office:value-type="float" office:value="0.863508489081626">
            <text:p>0.8635084891</text:p>
          </table:table-cell>
          <table:table-cell office:value-type="float" office:value="0.783349138983152">
            <text:p>0.783349139</text:p>
          </table:table-cell>
          <table:table-cell office:value-type="float" office:value="0.690388955270345">
            <text:p>0.6903889553</text:p>
          </table:table-cell>
          <table:table-cell office:value-type="float" office:value="0.736362603231794">
            <text:p>0.7363626032</text:p>
          </table:table-cell>
          <table:table-cell table:number-columns-repeated="2"/>
        </table:table-row>
        <table:table-row table:style-name="ro1">
          <table:table-cell office:value-type="float" office:value="0.752777640249698">
            <text:p>0.7527776402</text:p>
          </table:table-cell>
          <table:table-cell office:value-type="float" office:value="0.528208854092617">
            <text:p>0.5282088541</text:p>
          </table:table-cell>
          <table:table-cell office:value-type="float" office:value="0.655835481288316">
            <text:p>0.6558354813</text:p>
          </table:table-cell>
          <table:table-cell office:value-type="float" office:value="0.878323228946379">
            <text:p>0.8783232289</text:p>
          </table:table-cell>
          <table:table-cell office:value-type="float" office:value="0.831728806831893">
            <text:p>0.8317288068</text:p>
          </table:table-cell>
          <table:table-cell office:value-type="float" office:value="0.975719503650522">
            <text:p>0.9757195037</text:p>
          </table:table-cell>
          <table:table-cell office:value-type="float" office:value="0.864136388724507">
            <text:p>0.8641363887</text:p>
          </table:table-cell>
          <table:table-cell office:value-type="float" office:value="0.719576526976927">
            <text:p>0.719576527</text:p>
          </table:table-cell>
          <table:table-cell office:value-type="float" office:value="0.719886827518055">
            <text:p>0.7198868275</text:p>
          </table:table-cell>
          <table:table-cell office:value-type="float" office:value="0.672609315931614">
            <text:p>0.6726093159</text:p>
          </table:table-cell>
          <table:table-cell table:number-columns-repeated="2"/>
        </table:table-row>
        <table:table-row table:style-name="ro1">
          <table:table-cell office:value-type="float" office:value="0.755608413219659">
            <text:p>0.7556084132</text:p>
          </table:table-cell>
          <table:table-cell office:value-type="float" office:value="0.61138071036261">
            <text:p>0.6113807104</text:p>
          </table:table-cell>
          <table:table-cell office:value-type="float" office:value="0.711380043961249">
            <text:p>0.711380044</text:p>
          </table:table-cell>
          <table:table-cell office:value-type="float" office:value="0.74663364042087">
            <text:p>0.7466336404</text:p>
          </table:table-cell>
          <table:table-cell office:value-type="float" office:value="0.791091340160902">
            <text:p>0.7910913402</text:p>
          </table:table-cell>
          <table:table-cell office:value-type="float" office:value="0.576147082969386">
            <text:p>0.576147083</text:p>
          </table:table-cell>
          <table:table-cell office:value-type="float" office:value="0.75650862154689">
            <text:p>0.7565086215</text:p>
          </table:table-cell>
          <table:table-cell office:value-type="float" office:value="0.702386765306882">
            <text:p>0.7023867653</text:p>
          </table:table-cell>
          <table:table-cell office:value-type="float" office:value="0.809792036486607">
            <text:p>0.8097920365</text:p>
          </table:table-cell>
          <table:table-cell office:value-type="float" office:value="0.827966757201653">
            <text:p>0.8279667572</text:p>
          </table:table-cell>
          <table:table-cell table:number-columns-repeated="2"/>
        </table:table-row>
        <table:table-row table:style-name="ro1">
          <table:table-cell office:value-type="float" office:value="0.859079077256605">
            <text:p>0.8590790773</text:p>
          </table:table-cell>
          <table:table-cell office:value-type="float" office:value="0.900122992223468">
            <text:p>0.9001229922</text:p>
          </table:table-cell>
          <table:table-cell office:value-type="float" office:value="0.880022877035677">
            <text:p>0.880022877</text:p>
          </table:table-cell>
          <table:table-cell office:value-type="float" office:value="0.963653327447464">
            <text:p>0.9636533274</text:p>
          </table:table-cell>
          <table:table-cell office:value-type="float" office:value="0.846164304363533">
            <text:p>0.8461643044</text:p>
          </table:table-cell>
          <table:table-cell office:value-type="float" office:value="0.812642517135302">
            <text:p>0.8126425171</text:p>
          </table:table-cell>
          <table:table-cell office:value-type="float" office:value="0.895589947636716">
            <text:p>0.8955899476</text:p>
          </table:table-cell>
          <table:table-cell office:value-type="float" office:value="0.784968905162093">
            <text:p>0.7849689052</text:p>
          </table:table-cell>
          <table:table-cell office:value-type="float" office:value="0.817864419450095">
            <text:p>0.8178644195</text:p>
          </table:table-cell>
          <table:table-cell office:value-type="float" office:value="0.873166083287237">
            <text:p>0.8731660833</text:p>
          </table:table-cell>
          <table:table-cell table:number-columns-repeated="2"/>
        </table:table-row>
        <table:table-row table:style-name="ro1">
          <table:table-cell office:value-type="float" office:value="0.649465916650727">
            <text:p>0.6494659167</text:p>
          </table:table-cell>
          <table:table-cell office:value-type="float" office:value="0.486815317957392">
            <text:p>0.486815318</text:p>
          </table:table-cell>
          <table:table-cell office:value-type="float" office:value="0.567496951554562">
            <text:p>0.5674969516</text:p>
          </table:table-cell>
          <table:table-cell office:value-type="float" office:value="0.813268773908073">
            <text:p>0.8132687739</text:p>
          </table:table-cell>
          <table:table-cell office:value-type="float" office:value="1.1363094091984">
            <text:p>1.1363094092</text:p>
          </table:table-cell>
          <table:table-cell office:value-type="float" office:value="0.811672363797996">
            <text:p>0.8116723638</text:p>
          </table:table-cell>
          <table:table-cell office:value-type="float" office:value="0.812227267008791">
            <text:p>0.812227267</text:p>
          </table:table-cell>
          <table:table-cell office:value-type="float" office:value="0.649344649714061">
            <text:p>0.6493446497</text:p>
          </table:table-cell>
          <table:table-cell office:value-type="float" office:value="0.973366783029207">
            <text:p>0.973366783</text:p>
          </table:table-cell>
          <table:table-cell office:value-type="float" office:value="0.324732958325364">
            <text:p>0.3247329583</text:p>
          </table:table-cell>
          <table:table-cell table:number-columns-repeated="2"/>
        </table:table-row>
        <table:table-row table:style-name="ro1">
          <table:table-cell office:value-type="float" office:value="0.580762854992665">
            <text:p>0.580762855</text:p>
          </table:table-cell>
          <table:table-cell office:value-type="float" office:value="0.734935930368708">
            <text:p>0.7349359304</text:p>
          </table:table-cell>
          <table:table-cell office:value-type="float" office:value="0.776677953620022">
            <text:p>0.7766779536</text:p>
          </table:table-cell>
          <table:table-cell office:value-type="float" office:value="0.66658217284526">
            <text:p>0.6665821728</text:p>
          </table:table-cell>
          <table:table-cell office:value-type="float" office:value="0.848720043582751">
            <text:p>0.8487200436</text:p>
          </table:table-cell>
          <table:table-cell office:value-type="float" office:value="0.837315469205997">
            <text:p>0.8373154692</text:p>
          </table:table-cell>
          <table:table-cell office:value-type="float" office:value="0.793160046026392">
            <text:p>0.793160046</text:p>
          </table:table-cell>
          <table:table-cell office:value-type="float" office:value="0.732750157294046">
            <text:p>0.7327501573</text:p>
          </table:table-cell>
          <table:table-cell office:value-type="float" office:value="0.646365467446269">
            <text:p>0.6463654674</text:p>
          </table:table-cell>
          <table:table-cell office:value-type="float" office:value="0.736337987625733">
            <text:p>0.7363379876</text:p>
          </table:table-cell>
          <table:table-cell table:number-columns-repeated="2"/>
        </table:table-row>
        <table:table-row table:style-name="ro1">
          <table:table-cell office:value-type="float" office:value="0.736015064701957">
            <text:p>0.7360150647</text:p>
          </table:table-cell>
          <table:table-cell office:value-type="float" office:value="0.747027751860408">
            <text:p>0.7470277519</text:p>
          </table:table-cell>
          <table:table-cell office:value-type="float" office:value="0.66695353824299">
            <text:p>0.6669535382</text:p>
          </table:table-cell>
          <table:table-cell office:value-type="float" office:value="0.902245083076131">
            <text:p>0.9022450831</text:p>
          </table:table-cell>
          <table:table-cell office:value-type="float" office:value="0.816265989699196">
            <text:p>0.8162659897</text:p>
          </table:table-cell>
          <table:table-cell office:value-type="float" office:value="0.826408351080777">
            <text:p>0.8264083511</text:p>
          </table:table-cell>
          <table:table-cell office:value-type="float" office:value="0.833374912899775">
            <text:p>0.8333749129</text:p>
          </table:table-cell>
          <table:table-cell office:value-type="float" office:value="0.666555682901339">
            <text:p>0.6665556829</text:p>
          </table:table-cell>
          <table:table-cell office:value-type="float" office:value="0.791605132635135">
            <text:p>0.7916051326</text:p>
          </table:table-cell>
          <table:table-cell office:value-type="float" office:value="0.755240310880564">
            <text:p>0.7552403109</text:p>
          </table:table-cell>
          <table:table-cell table:number-columns-repeated="2"/>
        </table:table-row>
        <table:table-row table:style-name="ro1">
          <table:table-cell office:value-type="float" office:value="0.859736398161005">
            <text:p>0.8597363982</text:p>
          </table:table-cell>
          <table:table-cell office:value-type="float" office:value="0.783148208449497">
            <text:p>0.7831482084</text:p>
          </table:table-cell>
          <table:table-cell office:value-type="float" office:value="0.894302977032011">
            <text:p>0.894302977</text:p>
          </table:table-cell>
          <table:table-cell office:value-type="float" office:value="0.770665577295012">
            <text:p>0.7706655773</text:p>
          </table:table-cell>
          <table:table-cell office:value-type="float" office:value="0.903150834168064">
            <text:p>0.9031508342</text:p>
          </table:table-cell>
          <table:table-cell office:value-type="float" office:value="0.844501133619953">
            <text:p>0.8445011336</text:p>
          </table:table-cell>
          <table:table-cell office:value-type="float" office:value="0.780419982783112">
            <text:p>0.7804199828</text:p>
          </table:table-cell>
          <table:table-cell office:value-type="float" office:value="0.837359652367122">
            <text:p>0.8373596524</text:p>
          </table:table-cell>
          <table:table-cell office:value-type="float" office:value="0.802646080521126">
            <text:p>0.8026460805</text:p>
          </table:table-cell>
          <table:table-cell office:value-type="float" office:value="0.851163682655317">
            <text:p>0.8511636827</text:p>
          </table:table-cell>
          <table:table-cell table:number-columns-repeated="2"/>
        </table:table-row>
        <table:table-row table:style-name="ro1">
          <table:table-cell office:value-type="float" office:value="0.88276395238694">
            <text:p>0.8827639524</text:p>
          </table:table-cell>
          <table:table-cell office:value-type="float" office:value="0.876389881165491">
            <text:p>0.8763898812</text:p>
          </table:table-cell>
          <table:table-cell office:value-type="float" office:value="0.860244390444285">
            <text:p>0.8602443904</text:p>
          </table:table-cell>
          <table:table-cell office:value-type="float" office:value="0.749408479592802">
            <text:p>0.7494084796</text:p>
          </table:table-cell>
          <table:table-cell office:value-type="float" office:value="0.724585072237173">
            <text:p>0.7245850722</text:p>
          </table:table-cell>
          <table:table-cell office:value-type="float" office:value="0.856993463171553">
            <text:p>0.8569934632</text:p>
          </table:table-cell>
          <table:table-cell office:value-type="float" office:value="0.707524436547649">
            <text:p>0.7075244365</text:p>
          </table:table-cell>
          <table:table-cell office:value-type="float" office:value="0.913644869312822">
            <text:p>0.9136448693</text:p>
          </table:table-cell>
          <table:table-cell office:value-type="float" office:value="0.968983410302676">
            <text:p>0.9689834103</text:p>
          </table:table-cell>
          <table:table-cell office:value-type="float" office:value="0.885834087496373">
            <text:p>0.8858340875</text:p>
          </table:table-cell>
          <table:table-cell table:number-columns-repeated="2"/>
        </table:table-row>
        <table:table-row table:style-name="ro1">
          <table:table-cell office:value-type="float" office:value="0.685790839290084">
            <text:p>0.6857908393</text:p>
          </table:table-cell>
          <table:table-cell office:value-type="float" office:value="0.978894608038149">
            <text:p>0.978894608</text:p>
          </table:table-cell>
          <table:table-cell office:value-type="float" office:value="0.529847794342366">
            <text:p>0.5298477943</text:p>
          </table:table-cell>
          <table:table-cell office:value-type="float" office:value="0.739605758403494">
            <text:p>0.7396057584</text:p>
          </table:table-cell>
          <table:table-cell office:value-type="float" office:value="0.927593630863472">
            <text:p>0.9275936309</text:p>
          </table:table-cell>
          <table:table-cell office:value-type="float" office:value="0.766585081792856">
            <text:p>0.7665850818</text:p>
          </table:table-cell>
          <table:table-cell office:value-type="float" office:value="0.793985512735586">
            <text:p>0.7939855127</text:p>
          </table:table-cell>
          <table:table-cell office:value-type="float" office:value="0.686583659046956">
            <text:p>0.686583659</text:p>
          </table:table-cell>
          <table:table-cell office:value-type="float" office:value="0.581388701191028">
            <text:p>0.5813887012</text:p>
          </table:table-cell>
          <table:table-cell office:value-type="float" office:value="0.317502120154425">
            <text:p>0.3175021202</text:p>
          </table:table-cell>
          <table:table-cell table:number-columns-repeated="2"/>
        </table:table-row>
        <table:table-row table:style-name="ro1">
          <table:table-cell office:value-type="float" office:value="0.639023778198439">
            <text:p>0.6390237782</text:p>
          </table:table-cell>
          <table:table-cell office:value-type="float" office:value="0.914633690508996">
            <text:p>0.9146336905</text:p>
          </table:table-cell>
          <table:table-cell office:value-type="float" office:value="0.663426284635751">
            <text:p>0.6634262846</text:p>
          </table:table-cell>
          <table:table-cell office:value-type="float" office:value="0.968010239626171">
            <text:p>0.9680102396</text:p>
          </table:table-cell>
          <table:table-cell office:value-type="float" office:value="0.909622540483726">
            <text:p>0.9096225405</text:p>
          </table:table-cell>
          <table:table-cell office:value-type="float" office:value="0.592730395569793">
            <text:p>0.5927303956</text:p>
          </table:table-cell>
          <table:table-cell office:value-type="float" office:value="0.661320700795621">
            <text:p>0.6613207008</text:p>
          </table:table-cell>
          <table:table-cell office:value-type="float" office:value="0.748472592675805">
            <text:p>0.7484725927</text:p>
          </table:table-cell>
          <table:table-cell office:value-type="float" office:value="0.829102105075102">
            <text:p>0.8291021051</text:p>
          </table:table-cell>
          <table:table-cell office:value-type="float" office:value="0.811704793707203">
            <text:p>0.8117047937</text:p>
          </table:table-cell>
          <table:table-cell table:number-columns-repeated="2"/>
        </table:table-row>
        <table:table-row table:style-name="ro1">
          <table:table-cell office:value-type="float" office:value="0.759343424616086">
            <text:p>0.7593434246</text:p>
          </table:table-cell>
          <table:table-cell office:value-type="float" office:value="0.780675500105075">
            <text:p>0.7806755001</text:p>
          </table:table-cell>
          <table:table-cell office:value-type="float" office:value="0.868991885721412">
            <text:p>0.8689918857</text:p>
          </table:table-cell>
          <table:table-cell office:value-type="float" office:value="0.83963211579871">
            <text:p>0.8396321158</text:p>
          </table:table-cell>
          <table:table-cell office:value-type="float" office:value="0.781798932199268">
            <text:p>0.7817989322</text:p>
          </table:table-cell>
          <table:table-cell office:value-type="float" office:value="0.747432447933364">
            <text:p>0.7474324479</text:p>
          </table:table-cell>
          <table:table-cell office:value-type="float" office:value="0.806540992334786">
            <text:p>0.8065409923</text:p>
          </table:table-cell>
          <table:table-cell office:value-type="float" office:value="0.831937141168981">
            <text:p>0.8319371412</text:p>
          </table:table-cell>
          <table:table-cell office:value-type="float" office:value="0.824318074170626">
            <text:p>0.8243180742</text:p>
          </table:table-cell>
          <table:table-cell office:value-type="float" office:value="0.789717927034699">
            <text:p>0.789717927</text:p>
          </table:table-cell>
          <table:table-cell table:number-columns-repeated="2"/>
        </table:table-row>
        <table:table-row table:style-name="ro1">
          <table:table-cell office:value-type="float" office:value="0.80757241655693">
            <text:p>0.8075724166</text:p>
          </table:table-cell>
          <table:table-cell office:value-type="float" office:value="0.811893016469299">
            <text:p>0.8118930165</text:p>
          </table:table-cell>
          <table:table-cell office:value-type="float" office:value="0.82573291443526">
            <text:p>0.8257329144</text:p>
          </table:table-cell>
          <table:table-cell office:value-type="float" office:value="0.837421859008312">
            <text:p>0.837421859</text:p>
          </table:table-cell>
          <table:table-cell office:value-type="float" office:value="0.868886292448974">
            <text:p>0.8688862924</text:p>
          </table:table-cell>
          <table:table-cell office:value-type="float" office:value="0.814451635300356">
            <text:p>0.8144516353</text:p>
          </table:table-cell>
          <table:table-cell office:value-type="float" office:value="0.943261651568486">
            <text:p>0.9432616516</text:p>
          </table:table-cell>
          <table:table-cell office:value-type="float" office:value="0.71847923099879">
            <text:p>0.718479231</text:p>
          </table:table-cell>
          <table:table-cell office:value-type="float" office:value="0.835123159468724">
            <text:p>0.8351231595</text:p>
          </table:table-cell>
          <table:table-cell office:value-type="float" office:value="0.92818483667139">
            <text:p>0.9281848367</text:p>
          </table:table-cell>
          <table:table-cell table:number-columns-repeated="2"/>
        </table:table-row>
        <table:table-row table:style-name="ro1">
          <table:table-cell office:value-type="float" office:value="0.827142802054872">
            <text:p>0.8271428021</text:p>
          </table:table-cell>
          <table:table-cell office:value-type="float" office:value="0.810425767838787">
            <text:p>0.8104257678</text:p>
          </table:table-cell>
          <table:table-cell office:value-type="float" office:value="0.786959120486501">
            <text:p>0.7869591205</text:p>
          </table:table-cell>
          <table:table-cell office:value-type="float" office:value="0.897644478707162">
            <text:p>0.8976444787</text:p>
          </table:table-cell>
          <table:table-cell office:value-type="float" office:value="0.898933102523548">
            <text:p>0.8989331025</text:p>
          </table:table-cell>
          <table:table-cell office:value-type="float" office:value="0.833223077562309">
            <text:p>0.8332230776</text:p>
          </table:table-cell>
          <table:table-cell office:value-type="float" office:value="0.87563790744454">
            <text:p>0.8756379074</text:p>
          </table:table-cell>
          <table:table-cell office:value-type="float" office:value="0.863472336404168">
            <text:p>0.8634723364</text:p>
          </table:table-cell>
          <table:table-cell office:value-type="float" office:value="0.859835932176062">
            <text:p>0.8598359322</text:p>
          </table:table-cell>
          <table:table-cell office:value-type="float" office:value="0.817691482544505">
            <text:p>0.8176914825</text:p>
          </table:table-cell>
          <table:table-cell table:number-columns-repeated="2"/>
        </table:table-row>
        <table:table-row table:style-name="ro1">
          <table:table-cell office:value-type="float" office:value="0.675493429772441">
            <text:p>0.6754934298</text:p>
          </table:table-cell>
          <table:table-cell office:value-type="float" office:value="0.624540744255222">
            <text:p>0.6245407443</text:p>
          </table:table-cell>
          <table:table-cell office:value-type="float" office:value="0.623852279423102">
            <text:p>0.6238522794</text:p>
          </table:table-cell>
          <table:table-cell office:value-type="float" office:value="0.4159314481456">
            <text:p>0.4159314481</text:p>
          </table:table-cell>
          <table:table-cell office:value-type="float" office:value="0.468279181065109">
            <text:p>0.4682791811</text:p>
          </table:table-cell>
          <table:table-cell office:value-type="float" office:value="0.727542920632032">
            <text:p>0.7275429206</text:p>
          </table:table-cell>
          <table:table-cell office:value-type="float" office:value="0.519882663722255">
            <text:p>0.5198826637</text:p>
          </table:table-cell>
          <table:table-cell office:value-type="float" office:value="0.41672068352031">
            <text:p>0.4167206835</text:p>
          </table:table-cell>
          <table:table-cell office:value-type="float" office:value="0.571143794067894">
            <text:p>0.5711437941</text:p>
          </table:table-cell>
          <table:table-cell office:value-type="float" office:value="0.521065333065765">
            <text:p>0.5210653331</text:p>
          </table:table-cell>
          <table:table-cell table:number-columns-repeated="2"/>
        </table:table-row>
        <table:table-row table:style-name="ro1">
          <table:table-cell office:value-type="float" office:value="0.748589362422704">
            <text:p>0.7485893624</text:p>
          </table:table-cell>
          <table:table-cell office:value-type="float" office:value="0.684171393036087">
            <text:p>0.684171393</text:p>
          </table:table-cell>
          <table:table-cell office:value-type="float" office:value="0.787231827283209">
            <text:p>0.7872318273</text:p>
          </table:table-cell>
          <table:table-cell office:value-type="float" office:value="0.698963467372096">
            <text:p>0.6989634674</text:p>
          </table:table-cell>
          <table:table-cell office:value-type="float" office:value="0.815477875226901">
            <text:p>0.8154778752</text:p>
          </table:table-cell>
          <table:table-cell office:value-type="float" office:value="0.798739703008883">
            <text:p>0.798739703</text:p>
          </table:table-cell>
          <table:table-cell office:value-type="float" office:value="0.732030832077287">
            <text:p>0.7320308321</text:p>
          </table:table-cell>
          <table:table-cell office:value-type="float" office:value="0.752915076401889">
            <text:p>0.7529150764</text:p>
          </table:table-cell>
          <table:table-cell office:value-type="float" office:value="0.657225262244003">
            <text:p>0.6572252622</text:p>
          </table:table-cell>
          <table:table-cell office:value-type="float" office:value="0.751306562723276">
            <text:p>0.7513065627</text:p>
          </table:table-cell>
          <table:table-cell table:number-columns-repeated="2"/>
        </table:table-row>
        <table:table-row table:style-name="ro1">
          <table:table-cell office:value-type="float" office:value="0.760679160748177">
            <text:p>0.7606791607</text:p>
          </table:table-cell>
          <table:table-cell office:value-type="float" office:value="0.80907282329436">
            <text:p>0.8090728233</text:p>
          </table:table-cell>
          <table:table-cell office:value-type="float" office:value="0.688364213544761">
            <text:p>0.6883642135</text:p>
          </table:table-cell>
          <table:table-cell office:value-type="float" office:value="0.748562406203735">
            <text:p>0.7485624062</text:p>
          </table:table-cell>
          <table:table-cell office:value-type="float" office:value="0.774846485786842">
            <text:p>0.7748464858</text:p>
          </table:table-cell>
          <table:table-cell office:value-type="float" office:value="0.697601959932439">
            <text:p>0.6976019599</text:p>
          </table:table-cell>
          <table:table-cell office:value-type="float" office:value="0.81516800438452">
            <text:p>0.8151680044</text:p>
          </table:table-cell>
          <table:table-cell office:value-type="float" office:value="0.743196227249727">
            <text:p>0.7431962272</text:p>
          </table:table-cell>
          <table:table-cell office:value-type="float" office:value="0.711889222407488">
            <text:p>0.7118892224</text:p>
          </table:table-cell>
          <table:table-cell office:value-type="float" office:value="0.715376959395281">
            <text:p>0.7153769594</text:p>
          </table:table-cell>
          <table:table-cell table:number-columns-repeated="2"/>
        </table:table-row>
        <table:table-row table:style-name="ro1">
          <table:table-cell office:value-type="float" office:value="0.945983638181077">
            <text:p>0.9459836382</text:p>
          </table:table-cell>
          <table:table-cell office:value-type="float" office:value="0.800399262803258">
            <text:p>0.8003992628</text:p>
          </table:table-cell>
          <table:table-cell office:value-type="float" office:value="0.96005061116195">
            <text:p>0.9600506112</text:p>
          </table:table-cell>
          <table:table-cell office:value-type="float" office:value="1.05648955680517">
            <text:p>1.0564895568</text:p>
          </table:table-cell>
          <table:table-cell office:value-type="float" office:value="0.672299552056229">
            <text:p>0.6722995521</text:p>
          </table:table-cell>
          <table:table-cell office:value-type="float" office:value="0.800126025895703">
            <text:p>0.8001260259</text:p>
          </table:table-cell>
          <table:table-cell office:value-type="float" office:value="0.73598043215472">
            <text:p>0.7359804322</text:p>
          </table:table-cell>
          <table:table-cell office:value-type="float" office:value="0.65691977010683">
            <text:p>0.6569197701</text:p>
          </table:table-cell>
          <table:table-cell office:value-type="float" office:value="0.623718328482424">
            <text:p>0.6237183285</text:p>
          </table:table-cell>
          <table:table-cell office:value-type="float" office:value="1.07116982968104">
            <text:p>1.0711698297</text:p>
          </table:table-cell>
          <table:table-cell table:number-columns-repeated="2"/>
        </table:table-row>
        <table:table-row table:style-name="ro1">
          <table:table-cell office:value-type="float" office:value="0.779771025245909">
            <text:p>0.7797710252</text:p>
          </table:table-cell>
          <table:table-cell office:value-type="float" office:value="0.718336689608717">
            <text:p>0.7183366896</text:p>
          </table:table-cell>
          <table:table-cell office:value-type="float" office:value="0.81466126957073">
            <text:p>0.8146612696</text:p>
          </table:table-cell>
          <table:table-cell office:value-type="float" office:value="0.76567274799786">
            <text:p>0.765672748</text:p>
          </table:table-cell>
          <table:table-cell office:value-type="float" office:value="0.93124013941354">
            <text:p>0.9312401394</text:p>
          </table:table-cell>
          <table:table-cell office:value-type="float" office:value="0.826977797137005">
            <text:p>0.8269777971</text:p>
          </table:table-cell>
          <table:table-cell office:value-type="float" office:value="0.894556693736986">
            <text:p>0.8945566937</text:p>
          </table:table-cell>
          <table:table-cell office:value-type="float" office:value="0.838122381839013">
            <text:p>0.8381223818</text:p>
          </table:table-cell>
          <table:table-cell office:value-type="float" office:value="0.766971917791789">
            <text:p>0.7669719178</text:p>
          </table:table-cell>
          <table:table-cell office:value-type="float" office:value="0.753886487789124">
            <text:p>0.7538864878</text:p>
          </table:table-cell>
          <table:table-cell table:number-columns-repeated="2"/>
        </table:table-row>
        <table:table-row table:style-name="ro1">
          <table:table-cell office:value-type="float" office:value="0.866245673754566">
            <text:p>0.8662456738</text:p>
          </table:table-cell>
          <table:table-cell office:value-type="float" office:value="0.726267604510745">
            <text:p>0.7262676045</text:p>
          </table:table-cell>
          <table:table-cell office:value-type="float" office:value="0.837352289660949">
            <text:p>0.8373522897</text:p>
          </table:table-cell>
          <table:table-cell office:value-type="float" office:value="0.699055144701888">
            <text:p>0.6990551447</text:p>
          </table:table-cell>
          <table:table-cell office:value-type="float" office:value="0.743884241048659">
            <text:p>0.743884241</text:p>
          </table:table-cell>
          <table:table-cell office:value-type="float" office:value="1.02237046125994">
            <text:p>1.0223704613</text:p>
          </table:table-cell>
          <table:table-cell office:value-type="float" office:value="0.809163458328315">
            <text:p>0.8091634583</text:p>
          </table:table-cell>
          <table:table-cell office:value-type="float" office:value="0.994548754995992">
            <text:p>0.994548755</text:p>
          </table:table-cell>
          <table:table-cell office:value-type="float" office:value="0.749810259654601">
            <text:p>0.7498102597</text:p>
          </table:table-cell>
          <table:table-cell office:value-type="float" office:value="0.79568124290917">
            <text:p>0.7956812429</text:p>
          </table:table-cell>
          <table:table-cell table:number-columns-repeated="2"/>
        </table:table-row>
        <table:table-row table:style-name="ro1">
          <table:table-cell office:value-type="float" office:value="0.803049025450219">
            <text:p>0.8030490255</text:p>
          </table:table-cell>
          <table:table-cell office:value-type="float" office:value="0.82624121878283">
            <text:p>0.8262412188</text:p>
          </table:table-cell>
          <table:table-cell office:value-type="float" office:value="0.806555976246337">
            <text:p>0.8065559762</text:p>
          </table:table-cell>
          <table:table-cell office:value-type="float" office:value="0.898675800150117">
            <text:p>0.8986758002</text:p>
          </table:table-cell>
          <table:table-cell office:value-type="float" office:value="0.786365968360458">
            <text:p>0.7863659684</text:p>
          </table:table-cell>
          <table:table-cell office:value-type="float" office:value="0.787945693589649">
            <text:p>0.7879456936</text:p>
          </table:table-cell>
          <table:table-cell office:value-type="float" office:value="0.8723330339054">
            <text:p>0.8723330339</text:p>
          </table:table-cell>
          <table:table-cell office:value-type="float" office:value="0.873591752677169">
            <text:p>0.8735917527</text:p>
          </table:table-cell>
          <table:table-cell office:value-type="float" office:value="0.843032338562784">
            <text:p>0.8430323386</text:p>
          </table:table-cell>
          <table:table-cell office:value-type="float" office:value="0.846217429880207">
            <text:p>0.8462174299</text:p>
          </table:table-cell>
          <table:table-cell table:number-columns-repeated="2"/>
        </table:table-row>
        <table:table-row table:style-name="ro1">
          <table:table-cell office:value-type="float" office:value="0.180636510041163">
            <text:p>0.18063651</text:p>
          </table:table-cell>
          <table:table-cell office:value-type="float" office:value="0.360074653078606">
            <text:p>0.3600746531</text:p>
          </table:table-cell>
          <table:table-cell office:value-type="float" office:value="0.575638400124855">
            <text:p>0.5756384001</text:p>
          </table:table-cell>
          <table:table-cell office:value-type="float" office:value="0.757052145441483">
            <text:p>0.7570521454</text:p>
          </table:table-cell>
          <table:table-cell office:value-type="float" office:value="0.791739835579917">
            <text:p>0.7917398356</text:p>
          </table:table-cell>
          <table:table-cell office:value-type="float" office:value="0.93733945956085">
            <text:p>0.9373394596</text:p>
          </table:table-cell>
          <table:table-cell office:value-type="float" office:value="0.577143466111658">
            <text:p>0.5771434661</text:p>
          </table:table-cell>
          <table:table-cell office:value-type="float" office:value="0.180777534387783">
            <text:p>0.1807775344</text:p>
          </table:table-cell>
          <table:table-cell office:value-type="float" office:value="0.648338175131406">
            <text:p>0.6483381751</text:p>
          </table:table-cell>
          <table:table-cell office:value-type="float" office:value="0.865534297887251">
            <text:p>0.8655342979</text:p>
          </table:table-cell>
          <table:table-cell table:number-columns-repeated="2"/>
        </table:table-row>
        <table:table-row table:style-name="ro1">
          <table:table-cell office:value-type="float" office:value="0.738862424904265">
            <text:p>0.7388624249</text:p>
          </table:table-cell>
          <table:table-cell office:value-type="float" office:value="0.863227088902949">
            <text:p>0.8632270889</text:p>
          </table:table-cell>
          <table:table-cell office:value-type="float" office:value="0.767340785175922">
            <text:p>0.7673407852</text:p>
          </table:table-cell>
          <table:table-cell office:value-type="float" office:value="0.791438689551764">
            <text:p>0.7914386896</text:p>
          </table:table-cell>
          <table:table-cell office:value-type="float" office:value="0.51994966435977">
            <text:p>0.5199496644</text:p>
          </table:table-cell>
          <table:table-cell office:value-type="float" office:value="0.739257401149703">
            <text:p>0.7392574011</text:p>
          </table:table-cell>
          <table:table-cell office:value-type="float" office:value="0.862499296088417">
            <text:p>0.8624992961</text:p>
          </table:table-cell>
          <table:table-cell office:value-type="float" office:value="0.534872851638853">
            <text:p>0.5348728516</text:p>
          </table:table-cell>
          <table:table-cell office:value-type="float" office:value="0.622395980730249">
            <text:p>0.6223959807</text:p>
          </table:table-cell>
          <table:table-cell office:value-type="float" office:value="0.728202816057571">
            <text:p>0.7282028161</text:p>
          </table:table-cell>
          <table:table-cell table:number-columns-repeated="2"/>
        </table:table-row>
        <table:table-row table:style-name="ro1">
          <table:table-cell office:value-type="float" office:value="0.768368355672127">
            <text:p>0.7683683557</text:p>
          </table:table-cell>
          <table:table-cell office:value-type="float" office:value="0.777759208762236">
            <text:p>0.7777592088</text:p>
          </table:table-cell>
          <table:table-cell office:value-type="float" office:value="0.71342117774532">
            <text:p>0.7134211777</text:p>
          </table:table-cell>
          <table:table-cell office:value-type="float" office:value="0.821033834887227">
            <text:p>0.8210338349</text:p>
          </table:table-cell>
          <table:table-cell office:value-type="float" office:value="0.888042672306307">
            <text:p>0.8880426723</text:p>
          </table:table-cell>
          <table:table-cell office:value-type="float" office:value="0.800848915222917">
            <text:p>0.8008489152</text:p>
          </table:table-cell>
          <table:table-cell office:value-type="float" office:value="0.7907117961633">
            <text:p>0.7907117962</text:p>
          </table:table-cell>
          <table:table-cell office:value-type="float" office:value="0.745274736285026">
            <text:p>0.7452747363</text:p>
          </table:table-cell>
          <table:table-cell office:value-type="float" office:value="0.766975752563284">
            <text:p>0.7669757526</text:p>
          </table:table-cell>
          <table:table-cell office:value-type="float" office:value="0.83922899594414">
            <text:p>0.8392289959</text:p>
          </table:table-cell>
          <table:table-cell table:number-columns-repeated="2"/>
        </table:table-row>
        <table:table-row table:style-name="ro1">
          <table:table-cell office:value-type="float" office:value="0.702877579854408">
            <text:p>0.7028775799</text:p>
          </table:table-cell>
          <table:table-cell office:value-type="float" office:value="0.715569326757116">
            <text:p>0.7155693268</text:p>
          </table:table-cell>
          <table:table-cell office:value-type="float" office:value="0.70163428673643">
            <text:p>0.7016342867</text:p>
          </table:table-cell>
          <table:table-cell office:value-type="float" office:value="0.81191299548104">
            <text:p>0.8119129955</text:p>
          </table:table-cell>
          <table:table-cell office:value-type="float" office:value="0.841471091880815">
            <text:p>0.8414710919</text:p>
          </table:table-cell>
          <table:table-cell office:value-type="float" office:value="0.755983662472109">
            <text:p>0.7559836625</text:p>
          </table:table-cell>
          <table:table-cell office:value-type="float" office:value="0.684135356410014">
            <text:p>0.6841353564</text:p>
          </table:table-cell>
          <table:table-cell office:value-type="float" office:value="0.759311989014135">
            <text:p>0.759311989</text:p>
          </table:table-cell>
          <table:table-cell office:value-type="float" office:value="0.675886146142771">
            <text:p>0.6758861461</text:p>
          </table:table-cell>
          <table:table-cell office:value-type="float" office:value="0.77657877509493">
            <text:p>0.7765787751</text:p>
          </table:table-cell>
          <table:table-cell table:number-columns-repeated="2"/>
        </table:table-row>
        <table:table-row table:style-name="ro1">
          <table:table-cell office:value-type="float" office:value="0.755102650011195">
            <text:p>0.75510265</text:p>
          </table:table-cell>
          <table:table-cell office:value-type="float" office:value="0.810332302850075">
            <text:p>0.8103323029</text:p>
          </table:table-cell>
          <table:table-cell office:value-type="float" office:value="0.863370718454089">
            <text:p>0.8633707185</text:p>
          </table:table-cell>
          <table:table-cell office:value-type="float" office:value="1.07978390063258">
            <text:p>1.0797839006</text:p>
          </table:table-cell>
          <table:table-cell office:value-type="float" office:value="0.648434821115496">
            <text:p>0.6484348211</text:p>
          </table:table-cell>
          <table:table-cell office:value-type="float" office:value="0.925565285436199">
            <text:p>0.9255652854</text:p>
          </table:table-cell>
          <table:table-cell office:value-type="float" office:value="0.999788050234994">
            <text:p>0.9997880502</text:p>
          </table:table-cell>
          <table:table-cell office:value-type="float" office:value="0.648125651821151">
            <text:p>0.6481256518</text:p>
          </table:table-cell>
          <table:table-cell office:value-type="float" office:value="0.700953409865856">
            <text:p>0.7009534099</text:p>
          </table:table-cell>
          <table:table-cell office:value-type="float" office:value="0.899623307136196">
            <text:p>0.8996233071</text:p>
          </table:table-cell>
          <table:table-cell table:number-columns-repeated="2"/>
        </table:table-row>
        <table:table-row table:style-name="ro1">
          <table:table-cell office:value-type="float" office:value="0.707094544936713">
            <text:p>0.7070945449</text:p>
          </table:table-cell>
          <table:table-cell office:value-type="float" office:value="0.578777224965158">
            <text:p>0.578777225</text:p>
          </table:table-cell>
          <table:table-cell office:value-type="float" office:value="0.790833710607382">
            <text:p>0.7908337106</text:p>
          </table:table-cell>
          <table:table-cell office:value-type="float" office:value="0.653564832928241">
            <text:p>0.6535648329</text:p>
          </table:table-cell>
          <table:table-cell office:value-type="float" office:value="0.620398976813484">
            <text:p>0.6203989768</text:p>
          </table:table-cell>
          <table:table-cell office:value-type="float" office:value="0.801646790725041">
            <text:p>0.8016467907</text:p>
          </table:table-cell>
          <table:table-cell office:value-type="float" office:value="0.695135064311305">
            <text:p>0.6951350643</text:p>
          </table:table-cell>
          <table:table-cell office:value-type="float" office:value="0.802177270458783">
            <text:p>0.8021772705</text:p>
          </table:table-cell>
          <table:table-cell office:value-type="float" office:value="0.3855390919399">
            <text:p>0.3855390919</text:p>
          </table:table-cell>
          <table:table-cell office:value-type="float" office:value="0.780636605445215">
            <text:p>0.7806366054</text:p>
          </table:table-cell>
          <table:table-cell table:number-columns-repeated="2"/>
        </table:table-row>
        <table:table-row table:style-name="ro1">
          <table:table-cell office:value-type="float" office:value="1.0074636499465">
            <text:p>1.0074636499</text:p>
          </table:table-cell>
          <table:table-cell office:value-type="float" office:value="0.756368242225635">
            <text:p>0.7563682422</text:p>
          </table:table-cell>
          <table:table-cell office:value-type="float" office:value="0.935173910317076">
            <text:p>0.9351739103</text:p>
          </table:table-cell>
          <table:table-cell office:value-type="float" office:value="0.413008655181008">
            <text:p>0.4130086552</text:p>
          </table:table-cell>
          <table:table-cell office:value-type="float" office:value="0.97236542621288">
            <text:p>0.9723654262</text:p>
          </table:table-cell>
          <table:table-cell office:value-type="float" office:value="0.791572517585678">
            <text:p>0.7915725176</text:p>
          </table:table-cell>
          <table:table-cell office:value-type="float" office:value="0.90000571286815">
            <text:p>0.9000057129</text:p>
          </table:table-cell>
          <table:table-cell office:value-type="float" office:value="0.756007874790256">
            <text:p>0.7560078748</text:p>
          </table:table-cell>
          <table:table-cell office:value-type="float" office:value="0.863785630935875">
            <text:p>0.8637856309</text:p>
          </table:table-cell>
          <table:table-cell office:value-type="float" office:value="0.755264195695822">
            <text:p>0.7552641957</text:p>
          </table:table-cell>
          <table:table-cell table:number-columns-repeated="2"/>
        </table:table-row>
        <table:table-row table:style-name="ro1">
          <table:table-cell office:value-type="float" office:value="0.794808358657583">
            <text:p>0.7948083587</text:p>
          </table:table-cell>
          <table:table-cell office:value-type="float" office:value="0.734738849849073">
            <text:p>0.7347388498</text:p>
          </table:table-cell>
          <table:table-cell office:value-type="float" office:value="0.816094513255249">
            <text:p>0.8160945133</text:p>
          </table:table-cell>
          <table:table-cell office:value-type="float" office:value="0.806430562482113">
            <text:p>0.8064305625</text:p>
          </table:table-cell>
          <table:table-cell office:value-type="float" office:value="0.813980826610236">
            <text:p>0.8139808266</text:p>
          </table:table-cell>
          <table:table-cell office:value-type="float" office:value="0.789363796268988">
            <text:p>0.7893637963</text:p>
          </table:table-cell>
          <table:table-cell office:value-type="float" office:value="0.788911150572871">
            <text:p>0.7889111506</text:p>
          </table:table-cell>
          <table:table-cell office:value-type="float" office:value="0.79291331453014">
            <text:p>0.7929133145</text:p>
          </table:table-cell>
          <table:table-cell office:value-type="float" office:value="0.784848702331565">
            <text:p>0.7848487023</text:p>
          </table:table-cell>
          <table:table-cell office:value-type="float" office:value="0.624523597571311">
            <text:p>0.6245235976</text:p>
          </table:table-cell>
          <table:table-cell table:number-columns-repeated="2"/>
        </table:table-row>
        <table:table-row table:style-name="ro1">
          <table:table-cell office:value-type="float" office:value="0.906274907708">
            <text:p>0.9062749077</text:p>
          </table:table-cell>
          <table:table-cell office:value-type="float" office:value="0.924499284349241">
            <text:p>0.9244992843</text:p>
          </table:table-cell>
          <table:table-cell office:value-type="float" office:value="0.903765341419827">
            <text:p>0.9037653414</text:p>
          </table:table-cell>
          <table:table-cell office:value-type="float" office:value="0.952986593728322">
            <text:p>0.9529865937</text:p>
          </table:table-cell>
          <table:table-cell office:value-type="float" office:value="0.870339370340084">
            <text:p>0.8703393703</text:p>
          </table:table-cell>
          <table:table-cell office:value-type="float" office:value="0.870683140498017">
            <text:p>0.8706831405</text:p>
          </table:table-cell>
          <table:table-cell office:value-type="float" office:value="0.866115989999706">
            <text:p>0.86611599</text:p>
          </table:table-cell>
          <table:table-cell office:value-type="float" office:value="0.888954840011732">
            <text:p>0.88895484</text:p>
          </table:table-cell>
          <table:table-cell office:value-type="float" office:value="0.91769981079059">
            <text:p>0.9176998108</text:p>
          </table:table-cell>
          <table:table-cell office:value-type="float" office:value="0.800982812854893">
            <text:p>0.8009828129</text:p>
          </table:table-cell>
          <table:table-cell table:number-columns-repeated="2"/>
        </table:table-row>
        <table:table-row table:style-name="ro1">
          <table:table-cell office:value-type="float" office:value="0.700256866237794">
            <text:p>0.7002568662</text:p>
          </table:table-cell>
          <table:table-cell office:value-type="float" office:value="0.7865808189184">
            <text:p>0.7865808189</text:p>
          </table:table-cell>
          <table:table-cell office:value-type="float" office:value="0.754835274425457">
            <text:p>0.7548352744</text:p>
          </table:table-cell>
          <table:table-cell office:value-type="float" office:value="0.810023112413932">
            <text:p>0.8100231124</text:p>
          </table:table-cell>
          <table:table-cell office:value-type="float" office:value="0.677815779663304">
            <text:p>0.6778157797</text:p>
          </table:table-cell>
          <table:table-cell office:value-type="float" office:value="0.681436799462402">
            <text:p>0.6814367995</text:p>
          </table:table-cell>
          <table:table-cell office:value-type="float" office:value="0.807155666297521">
            <text:p>0.8071556663</text:p>
          </table:table-cell>
          <table:table-cell office:value-type="float" office:value="0.726553875235213">
            <text:p>0.7265538752</text:p>
          </table:table-cell>
          <table:table-cell office:value-type="float" office:value="0.791536344184314">
            <text:p>0.7915363442</text:p>
          </table:table-cell>
          <table:table-cell office:value-type="float" office:value="0.829824991172899">
            <text:p>0.8298249912</text:p>
          </table:table-cell>
          <table:table-cell table:number-columns-repeated="2"/>
        </table:table-row>
        <table:table-row table:style-name="ro1">
          <table:table-cell office:value-type="float" office:value="0.691056635863772">
            <text:p>0.6910566359</text:p>
          </table:table-cell>
          <table:table-cell office:value-type="float" office:value="0.626507804808388">
            <text:p>0.6265078048</text:p>
          </table:table-cell>
          <table:table-cell office:value-type="float" office:value="0.781544130817139">
            <text:p>0.7815441308</text:p>
          </table:table-cell>
          <table:table-cell office:value-type="float" office:value="0.706973578442349">
            <text:p>0.7069735784</text:p>
          </table:table-cell>
          <table:table-cell office:value-type="float" office:value="0.707846670314231">
            <text:p>0.7078466703</text:p>
          </table:table-cell>
          <table:table-cell office:value-type="float" office:value="0.852595658339987">
            <text:p>0.8525956583</text:p>
          </table:table-cell>
          <table:table-cell office:value-type="float" office:value="0.661860241310303">
            <text:p>0.6618602413</text:p>
          </table:table-cell>
          <table:table-cell office:value-type="float" office:value="0.710885251327549">
            <text:p>0.7108852513</text:p>
          </table:table-cell>
          <table:table-cell office:value-type="float" office:value="0.875422750295534">
            <text:p>0.8754227503</text:p>
          </table:table-cell>
          <table:table-cell office:value-type="float" office:value="0.604139362027517">
            <text:p>0.604139362</text:p>
          </table:table-cell>
          <table:table-cell table:number-columns-repeated="2"/>
        </table:table-row>
        <table:table-row table:style-name="ro1">
          <table:table-cell office:value-type="float" office:value="0.756008615250817">
            <text:p>0.7560086153</text:p>
          </table:table-cell>
          <table:table-cell office:value-type="float" office:value="0.827546780790543">
            <text:p>0.8275467808</text:p>
          </table:table-cell>
          <table:table-cell office:value-type="float" office:value="0.766733644570425">
            <text:p>0.7667336446</text:p>
          </table:table-cell>
          <table:table-cell office:value-type="float" office:value="0.705107543049151">
            <text:p>0.705107543</text:p>
          </table:table-cell>
          <table:table-cell office:value-type="float" office:value="0.786647790906705">
            <text:p>0.7866477909</text:p>
          </table:table-cell>
          <table:table-cell office:value-type="float" office:value="0.841156000556632">
            <text:p>0.8411560006</text:p>
          </table:table-cell>
          <table:table-cell office:value-type="float" office:value="0.770914740745225">
            <text:p>0.7709147407</text:p>
          </table:table-cell>
          <table:table-cell office:value-type="float" office:value="0.756416071242186">
            <text:p>0.7564160712</text:p>
          </table:table-cell>
          <table:table-cell office:value-type="float" office:value="0.776521672852742">
            <text:p>0.7765216729</text:p>
          </table:table-cell>
          <table:table-cell office:value-type="float" office:value="0.775703056314929">
            <text:p>0.7757030563</text:p>
          </table:table-cell>
          <table:table-cell table:number-columns-repeated="2"/>
        </table:table-row>
        <table:table-row table:style-name="ro1">
          <table:table-cell office:value-type="float" office:value="0.979544092001219">
            <text:p>0.979544092</text:p>
          </table:table-cell>
          <table:table-cell office:value-type="float" office:value="0.84671560903436">
            <text:p>0.846715609</text:p>
          </table:table-cell>
          <table:table-cell office:value-type="float" office:value="0.951187201889775">
            <text:p>0.9511872019</text:p>
          </table:table-cell>
          <table:table-cell office:value-type="float" office:value="0.93484265799738">
            <text:p>0.934842658</text:p>
          </table:table-cell>
          <table:table-cell office:value-type="float" office:value="0.895205999297707">
            <text:p>0.8952059993</text:p>
          </table:table-cell>
          <table:table-cell office:value-type="float" office:value="0.857964383657474">
            <text:p>0.8579643837</text:p>
          </table:table-cell>
          <table:table-cell office:value-type="float" office:value="0.922986108206392">
            <text:p>0.9229861082</text:p>
          </table:table-cell>
          <table:table-cell office:value-type="float" office:value="0.959207397368071">
            <text:p>0.9592073974</text:p>
          </table:table-cell>
          <table:table-cell office:value-type="float" office:value="0.981579921900241">
            <text:p>0.9815799219</text:p>
          </table:table-cell>
          <table:table-cell office:value-type="float" office:value="0.853934023079204">
            <text:p>0.8539340231</text:p>
          </table:table-cell>
          <table:table-cell table:number-columns-repeated="2"/>
        </table:table-row>
        <table:table-row table:style-name="ro1">
          <table:table-cell office:value-type="float" office:value="0.485416299043988">
            <text:p>0.485416299</text:p>
          </table:table-cell>
          <table:table-cell office:value-type="float" office:value="0.803895390385584">
            <text:p>0.8038953904</text:p>
          </table:table-cell>
          <table:table-cell office:value-type="float" office:value="0.57601117511347">
            <text:p>0.5760111751</text:p>
          </table:table-cell>
          <table:table-cell office:value-type="float" office:value="0.767885261904764">
            <text:p>0.7678852619</text:p>
          </table:table-cell>
          <table:table-cell office:value-type="float" office:value="0.809146247566227">
            <text:p>0.8091462476</text:p>
          </table:table-cell>
          <table:table-cell office:value-type="float" office:value="0.728656968523215">
            <text:p>0.7286569685</text:p>
          </table:table-cell>
          <table:table-cell office:value-type="float" office:value="0.642075953509093">
            <text:p>0.6420759535</text:p>
          </table:table-cell>
          <table:table-cell office:value-type="float" office:value="0.561185259175823">
            <text:p>0.5611852592</text:p>
          </table:table-cell>
          <table:table-cell office:value-type="float" office:value="0.803902971749898">
            <text:p>0.8039029717</text:p>
          </table:table-cell>
          <table:table-cell office:value-type="float" office:value="0.723522392147628">
            <text:p>0.7235223921</text:p>
          </table:table-cell>
          <table:table-cell table:number-columns-repeated="2"/>
        </table:table-row>
        <table:table-row table:style-name="ro1">
          <table:table-cell office:value-type="float" office:value="0.844294901725684">
            <text:p>0.8442949017</text:p>
          </table:table-cell>
          <table:table-cell office:value-type="float" office:value="0.691048467147523">
            <text:p>0.6910484671</text:p>
          </table:table-cell>
          <table:table-cell office:value-type="float" office:value="0.842643018361462">
            <text:p>0.8426430184</text:p>
          </table:table-cell>
          <table:table-cell office:value-type="float" office:value="0.870231509655862">
            <text:p>0.8702315097</text:p>
          </table:table-cell>
          <table:table-cell office:value-type="float" office:value="0.894585243590389">
            <text:p>0.8945852436</text:p>
          </table:table-cell>
          <table:table-cell office:value-type="float" office:value="0.663155882835925">
            <text:p>0.6631558828</text:p>
          </table:table-cell>
          <table:table-cell office:value-type="float" office:value="0.798928835008795">
            <text:p>0.798928835</text:p>
          </table:table-cell>
          <table:table-cell office:value-type="float" office:value="0.691267665765832">
            <text:p>0.6912676658</text:p>
          </table:table-cell>
          <table:table-cell office:value-type="float" office:value="0.741072484983573">
            <text:p>0.741072485</text:p>
          </table:table-cell>
          <table:table-cell office:value-type="float" office:value="0.963887687902833">
            <text:p>0.9638876879</text:p>
          </table:table-cell>
          <table:table-cell table:number-columns-repeated="2"/>
        </table:table-row>
        <table:table-row table:style-name="ro1">
          <table:table-cell office:value-type="float" office:value="0.843970946645197">
            <text:p>0.8439709466</text:p>
          </table:table-cell>
          <table:table-cell office:value-type="float" office:value="0.851658032113234">
            <text:p>0.8516580321</text:p>
          </table:table-cell>
          <table:table-cell office:value-type="float" office:value="0.748980475136203">
            <text:p>0.7489804751</text:p>
          </table:table-cell>
          <table:table-cell office:value-type="float" office:value="0.981029979215532">
            <text:p>0.9810299792</text:p>
          </table:table-cell>
          <table:table-cell office:value-type="float" office:value="0.797434209165654">
            <text:p>0.7974342092</text:p>
          </table:table-cell>
          <table:table-cell office:value-type="float" office:value="0.775097841491623">
            <text:p>0.7750978415</text:p>
          </table:table-cell>
          <table:table-cell office:value-type="float" office:value="0.892288149096825">
            <text:p>0.8922881491</text:p>
          </table:table-cell>
          <table:table-cell office:value-type="float" office:value="0.780501407634205">
            <text:p>0.7805014076</text:p>
          </table:table-cell>
          <table:table-cell office:value-type="float" office:value="0.738555232500238">
            <text:p>0.7385552325</text:p>
          </table:table-cell>
          <table:table-cell office:value-type="float" office:value="0.809176155176277">
            <text:p>0.8091761552</text:p>
          </table:table-cell>
          <table:table-cell table:number-columns-repeated="2"/>
        </table:table-row>
        <table:table-row table:style-name="ro1">
          <table:table-cell office:value-type="float" office:value="0.806103187014888">
            <text:p>0.806103187</text:p>
          </table:table-cell>
          <table:table-cell office:value-type="float" office:value="0.798309989247136">
            <text:p>0.7983099892</text:p>
          </table:table-cell>
          <table:table-cell office:value-type="float" office:value="0.807053007282974">
            <text:p>0.8070530073</text:p>
          </table:table-cell>
          <table:table-cell office:value-type="float" office:value="0.685071359228301">
            <text:p>0.6850713592</text:p>
          </table:table-cell>
          <table:table-cell office:value-type="float" office:value="0.774062897547539">
            <text:p>0.7740628975</text:p>
          </table:table-cell>
          <table:table-cell office:value-type="float" office:value="0.7605949932864">
            <text:p>0.7605949933</text:p>
          </table:table-cell>
          <table:table-cell office:value-type="float" office:value="0.781539693777422">
            <text:p>0.7815396938</text:p>
          </table:table-cell>
          <table:table-cell office:value-type="float" office:value="0.817788948645716">
            <text:p>0.8177889486</text:p>
          </table:table-cell>
          <table:table-cell office:value-type="float" office:value="0.779435327223177">
            <text:p>0.7794353272</text:p>
          </table:table-cell>
          <table:table-cell office:value-type="float" office:value="0.834048156309411">
            <text:p>0.8340481563</text:p>
          </table:table-cell>
          <table:table-cell table:number-columns-repeated="2"/>
        </table:table-row>
        <table:table-row table:style-name="ro1">
          <table:table-cell office:value-type="float" office:value="0.823462553927056">
            <text:p>0.8234625539</text:p>
          </table:table-cell>
          <table:table-cell office:value-type="float" office:value="0.724635232780271">
            <text:p>0.7246352328</text:p>
          </table:table-cell>
          <table:table-cell office:value-type="float" office:value="0.893365568769618">
            <text:p>0.8933655688</text:p>
          </table:table-cell>
          <table:table-cell office:value-type="float" office:value="0.762713044086981">
            <text:p>0.7627130441</text:p>
          </table:table-cell>
          <table:table-cell office:value-type="float" office:value="0.880625443286792">
            <text:p>0.8806254433</text:p>
          </table:table-cell>
          <table:table-cell office:value-type="float" office:value="0.821255687813564">
            <text:p>0.8212556878</text:p>
          </table:table-cell>
          <table:table-cell office:value-type="float" office:value="0.873082952008101">
            <text:p>0.873082952</text:p>
          </table:table-cell>
          <table:table-cell office:value-type="float" office:value="0.788651967869505">
            <text:p>0.7886519679</text:p>
          </table:table-cell>
          <table:table-cell office:value-type="float" office:value="0.774383837935244">
            <text:p>0.7743838379</text:p>
          </table:table-cell>
          <table:table-cell office:value-type="float" office:value="0.804494493679827">
            <text:p>0.8044944937</text:p>
          </table:table-cell>
          <table:table-cell table:number-columns-repeated="2"/>
        </table:table-row>
        <table:table-row table:style-name="ro1">
          <table:table-cell office:value-type="float" office:value="0.676287324655308">
            <text:p>0.6762873247</text:p>
          </table:table-cell>
          <table:table-cell office:value-type="float" office:value="0.936015475941704">
            <text:p>0.9360154759</text:p>
          </table:table-cell>
          <table:table-cell office:value-type="float" office:value="0.728175142153494">
            <text:p>0.7281751422</text:p>
          </table:table-cell>
          <table:table-cell office:value-type="float" office:value="0.78013583318579">
            <text:p>0.7801358332</text:p>
          </table:table-cell>
          <table:table-cell office:value-type="float" office:value="1.14348012186091">
            <text:p>1.1434801219</text:p>
          </table:table-cell>
          <table:table-cell office:value-type="float" office:value="0.311823124074064">
            <text:p>0.3118231241</text:p>
          </table:table-cell>
          <table:table-cell office:value-type="float" office:value="1.14435186649227">
            <text:p>1.1443518665</text:p>
          </table:table-cell>
          <table:table-cell office:value-type="float" office:value="0.883265533178609">
            <text:p>0.8832655332</text:p>
          </table:table-cell>
          <table:table-cell table:style-name="ce1" office:value-type="float" office:value="2.982313573995E-016">
            <text:p>2.98E-16</text:p>
          </table:table-cell>
          <table:table-cell office:value-type="float" office:value="0.623625184990199">
            <text:p>0.623625185</text:p>
          </table:table-cell>
          <table:table-cell table:number-columns-repeated="2"/>
        </table:table-row>
        <table:table-row table:style-name="ro1">
          <table:table-cell office:value-type="float" office:value="0.795493126707002">
            <text:p>0.7954931267</text:p>
          </table:table-cell>
          <table:table-cell office:value-type="float" office:value="0.818928503871027">
            <text:p>0.8189285039</text:p>
          </table:table-cell>
          <table:table-cell office:value-type="float" office:value="0.815125586254601">
            <text:p>0.8151255863</text:p>
          </table:table-cell>
          <table:table-cell office:value-type="float" office:value="0.83522475452134">
            <text:p>0.8352247545</text:p>
          </table:table-cell>
          <table:table-cell office:value-type="float" office:value="0.758972715275794">
            <text:p>0.7589727153</text:p>
          </table:table-cell>
          <table:table-cell office:value-type="float" office:value="0.775566718940867">
            <text:p>0.7755667189</text:p>
          </table:table-cell>
          <table:table-cell office:value-type="float" office:value="0.804594822950628">
            <text:p>0.804594823</text:p>
          </table:table-cell>
          <table:table-cell office:value-type="float" office:value="0.783063972770121">
            <text:p>0.7830639728</text:p>
          </table:table-cell>
          <table:table-cell office:value-type="float" office:value="0.855860983981473">
            <text:p>0.855860984</text:p>
          </table:table-cell>
          <table:table-cell office:value-type="float" office:value="0.84177615402441">
            <text:p>0.841776154</text:p>
          </table:table-cell>
          <table:table-cell table:number-columns-repeated="2"/>
        </table:table-row>
        <table:table-row table:style-name="ro1">
          <table:table-cell office:value-type="float" office:value="0.81272955182859">
            <text:p>0.8127295518</text:p>
          </table:table-cell>
          <table:table-cell office:value-type="float" office:value="0.696809467389318">
            <text:p>0.6968094674</text:p>
          </table:table-cell>
          <table:table-cell office:value-type="float" office:value="0.70244840169018">
            <text:p>0.7024484017</text:p>
          </table:table-cell>
          <table:table-cell office:value-type="float" office:value="0.74531100520127">
            <text:p>0.7453110052</text:p>
          </table:table-cell>
          <table:table-cell office:value-type="float" office:value="0.776113145179709">
            <text:p>0.7761131452</text:p>
          </table:table-cell>
          <table:table-cell office:value-type="float" office:value="0.729712557838149">
            <text:p>0.7297125578</text:p>
          </table:table-cell>
          <table:table-cell office:value-type="float" office:value="0.846992561198285">
            <text:p>0.8469925612</text:p>
          </table:table-cell>
          <table:table-cell office:value-type="float" office:value="0.69680916674533">
            <text:p>0.6968091667</text:p>
          </table:table-cell>
          <table:table-cell office:value-type="float" office:value="0.830202805151288">
            <text:p>0.8302028052</text:p>
          </table:table-cell>
          <table:table-cell office:value-type="float" office:value="0.692042593265539">
            <text:p>0.6920425933</text:p>
          </table:table-cell>
          <table:table-cell table:number-columns-repeated="2"/>
        </table:table-row>
        <table:table-row table:style-name="ro1">
          <table:table-cell office:value-type="float" office:value="0.866033096165742">
            <text:p>0.8660330962</text:p>
          </table:table-cell>
          <table:table-cell office:value-type="float" office:value="0.764014899949987">
            <text:p>0.7640148999</text:p>
          </table:table-cell>
          <table:table-cell office:value-type="float" office:value="0.891129218206036">
            <text:p>0.8911292182</text:p>
          </table:table-cell>
          <table:table-cell office:value-type="float" office:value="0.84398696850042">
            <text:p>0.8439869685</text:p>
          </table:table-cell>
          <table:table-cell office:value-type="float" office:value="0.847785404230192">
            <text:p>0.8477854042</text:p>
          </table:table-cell>
          <table:table-cell office:value-type="float" office:value="0.849551935492229">
            <text:p>0.8495519355</text:p>
          </table:table-cell>
          <table:table-cell office:value-type="float" office:value="0.84110830380895">
            <text:p>0.8411083038</text:p>
          </table:table-cell>
          <table:table-cell office:value-type="float" office:value="0.832381741536018">
            <text:p>0.8323817415</text:p>
          </table:table-cell>
          <table:table-cell office:value-type="float" office:value="0.845136074223477">
            <text:p>0.8451360742</text:p>
          </table:table-cell>
          <table:table-cell office:value-type="float" office:value="0.884534459342512">
            <text:p>0.8845344593</text:p>
          </table:table-cell>
          <table:table-cell table:number-columns-repeated="2"/>
        </table:table-row>
        <table:table-row table:style-name="ro1">
          <table:table-cell office:value-type="float" office:value="0.712688643744334">
            <text:p>0.7126886437</text:p>
          </table:table-cell>
          <table:table-cell office:value-type="float" office:value="0.808718525877861">
            <text:p>0.8087185259</text:p>
          </table:table-cell>
          <table:table-cell office:value-type="float" office:value="0.817755971863201">
            <text:p>0.8177559719</text:p>
          </table:table-cell>
          <table:table-cell office:value-type="float" office:value="0.666151466469104">
            <text:p>0.6661514665</text:p>
          </table:table-cell>
          <table:table-cell office:value-type="float" office:value="0.76114571766653">
            <text:p>0.7611457177</text:p>
          </table:table-cell>
          <table:table-cell office:value-type="float" office:value="0.844808709577331">
            <text:p>0.8448087096</text:p>
          </table:table-cell>
          <table:table-cell office:value-type="float" office:value="0.743590251179089">
            <text:p>0.7435902512</text:p>
          </table:table-cell>
          <table:table-cell office:value-type="float" office:value="0.894022119999412">
            <text:p>0.89402212</text:p>
          </table:table-cell>
          <table:table-cell office:value-type="float" office:value="0.80271258255452">
            <text:p>0.8027125826</text:p>
          </table:table-cell>
          <table:table-cell office:value-type="float" office:value="0.750875852807645">
            <text:p>0.7508758528</text:p>
          </table:table-cell>
          <table:table-cell table:number-columns-repeated="2"/>
        </table:table-row>
        <table:table-row table:style-name="ro1">
          <table:table-cell office:value-type="float" office:value="0.845236115724258">
            <text:p>0.8452361157</text:p>
          </table:table-cell>
          <table:table-cell office:value-type="float" office:value="0.791259269231861">
            <text:p>0.7912592692</text:p>
          </table:table-cell>
          <table:table-cell office:value-type="float" office:value="0.865106833313358">
            <text:p>0.8651068333</text:p>
          </table:table-cell>
          <table:table-cell office:value-type="float" office:value="0.819043851965479">
            <text:p>0.819043852</text:p>
          </table:table-cell>
          <table:table-cell office:value-type="float" office:value="0.814451417734085">
            <text:p>0.8144514177</text:p>
          </table:table-cell>
          <table:table-cell office:value-type="float" office:value="0.804659651154634">
            <text:p>0.8046596512</text:p>
          </table:table-cell>
          <table:table-cell office:value-type="float" office:value="0.824846561966132">
            <text:p>0.824846562</text:p>
          </table:table-cell>
          <table:table-cell office:value-type="float" office:value="0.754096534919757">
            <text:p>0.7540965349</text:p>
          </table:table-cell>
          <table:table-cell office:value-type="float" office:value="0.822255679240988">
            <text:p>0.8222556792</text:p>
          </table:table-cell>
          <table:table-cell office:value-type="float" office:value="0.843159887594612">
            <text:p>0.8431598876</text:p>
          </table:table-cell>
          <table:table-cell table:number-columns-repeated="2"/>
        </table:table-row>
        <table:table-row table:style-name="ro1">
          <table:table-cell office:value-type="float" office:value="0.691345688092499">
            <text:p>0.6913456881</text:p>
          </table:table-cell>
          <table:table-cell office:value-type="float" office:value="0.871484636954877">
            <text:p>0.871484637</text:p>
          </table:table-cell>
          <table:table-cell office:value-type="float" office:value="0.742960891923108">
            <text:p>0.7429608919</text:p>
          </table:table-cell>
          <table:table-cell office:value-type="float" office:value="0.73653967710266">
            <text:p>0.7365396771</text:p>
          </table:table-cell>
          <table:table-cell office:value-type="float" office:value="0.771080492342182">
            <text:p>0.7710804923</text:p>
          </table:table-cell>
          <table:table-cell office:value-type="float" office:value="0.646801962098228">
            <text:p>0.6468019621</text:p>
          </table:table-cell>
          <table:table-cell office:value-type="float" office:value="0.767724473105539">
            <text:p>0.7677244731</text:p>
          </table:table-cell>
          <table:table-cell office:value-type="float" office:value="0.827441545388052">
            <text:p>0.8274415454</text:p>
          </table:table-cell>
          <table:table-cell office:value-type="float" office:value="0.806697656757273">
            <text:p>0.8066976568</text:p>
          </table:table-cell>
          <table:table-cell office:value-type="float" office:value="0.741827442606482">
            <text:p>0.7418274426</text:p>
          </table:table-cell>
          <table:table-cell table:number-columns-repeated="2"/>
        </table:table-row>
        <table:table-row table:style-name="ro1">
          <table:table-cell office:value-type="float" office:value="0.848121270478867">
            <text:p>0.8481212705</text:p>
          </table:table-cell>
          <table:table-cell office:value-type="float" office:value="0.581697069027117">
            <text:p>0.581697069</text:p>
          </table:table-cell>
          <table:table-cell office:value-type="float" office:value="0.583193519612273">
            <text:p>0.5831935196</text:p>
          </table:table-cell>
          <table:table-cell office:value-type="float" office:value="1.05790453741679">
            <text:p>1.0579045374</text:p>
          </table:table-cell>
          <table:table-cell office:value-type="float" office:value="0.979216202375507">
            <text:p>0.9792162024</text:p>
          </table:table-cell>
          <table:table-cell office:value-type="float" office:value="0.634928050452883">
            <text:p>0.6349280505</text:p>
          </table:table-cell>
          <table:table-cell office:value-type="float" office:value="0.872855690702811">
            <text:p>0.8728556907</text:p>
          </table:table-cell>
          <table:table-cell office:value-type="float" office:value="0.795106549166187">
            <text:p>0.7951065492</text:p>
          </table:table-cell>
          <table:table-cell office:value-type="float" office:value="0.765571105552339">
            <text:p>0.7655711056</text:p>
          </table:table-cell>
          <table:table-cell office:value-type="float" office:value="0.743103152615666">
            <text:p>0.7431031526</text:p>
          </table:table-cell>
          <table:table-cell table:number-columns-repeated="2"/>
        </table:table-row>
        <table:table-row table:style-name="ro1">
          <table:table-cell office:value-type="float" office:value="0.812029236701839">
            <text:p>0.8120292367</text:p>
          </table:table-cell>
          <table:table-cell office:value-type="float" office:value="0.783506955127528">
            <text:p>0.7835069551</text:p>
          </table:table-cell>
          <table:table-cell office:value-type="float" office:value="0.875882497999852">
            <text:p>0.875882498</text:p>
          </table:table-cell>
          <table:table-cell office:value-type="float" office:value="0.761538688327978">
            <text:p>0.7615386883</text:p>
          </table:table-cell>
          <table:table-cell office:value-type="float" office:value="0.757080531508826">
            <text:p>0.7570805315</text:p>
          </table:table-cell>
          <table:table-cell office:value-type="float" office:value="0.884015315412195">
            <text:p>0.8840153154</text:p>
          </table:table-cell>
          <table:table-cell office:value-type="float" office:value="0.729699246444456">
            <text:p>0.7296992464</text:p>
          </table:table-cell>
          <table:table-cell office:value-type="float" office:value="0.764163817720013">
            <text:p>0.7641638177</text:p>
          </table:table-cell>
          <table:table-cell office:value-type="float" office:value="0.71989675642553">
            <text:p>0.7198967564</text:p>
          </table:table-cell>
          <table:table-cell office:value-type="float" office:value="0.718309052104767">
            <text:p>0.7183090521</text:p>
          </table:table-cell>
          <table:table-cell table:number-columns-repeated="2"/>
        </table:table-row>
        <table:table-row table:style-name="ro1">
          <table:table-cell office:value-type="float" office:value="0.70010840888506">
            <text:p>0.7001084089</text:p>
          </table:table-cell>
          <table:table-cell office:value-type="float" office:value="0.732824082300715">
            <text:p>0.7328240823</text:p>
          </table:table-cell>
          <table:table-cell office:value-type="float" office:value="0.646968508299973">
            <text:p>0.6469685083</text:p>
          </table:table-cell>
          <table:table-cell office:value-type="float" office:value="0.555810948378495">
            <text:p>0.5558109484</text:p>
          </table:table-cell>
          <table:table-cell office:value-type="float" office:value="0.878777191834654">
            <text:p>0.8787771918</text:p>
          </table:table-cell>
          <table:table-cell office:value-type="float" office:value="0.846132286163729">
            <text:p>0.8461322862</text:p>
          </table:table-cell>
          <table:table-cell office:value-type="float" office:value="0.647661462176679">
            <text:p>0.6476614622</text:p>
          </table:table-cell>
          <table:table-cell office:value-type="float" office:value="0.693378481678426">
            <text:p>0.6933784817</text:p>
          </table:table-cell>
          <table:table-cell office:value-type="float" office:value="0.858440259013577">
            <text:p>0.858440259</text:p>
          </table:table-cell>
          <table:table-cell office:value-type="float" office:value="0.50862259311522">
            <text:p>0.5086225931</text:p>
          </table:table-cell>
          <table:table-cell table:number-columns-repeated="2"/>
        </table:table-row>
        <table:table-row table:style-name="ro1">
          <table:table-cell office:value-type="float" office:value="0.591042108735559">
            <text:p>0.5910421087</text:p>
          </table:table-cell>
          <table:table-cell office:value-type="float" office:value="0.773000339795113">
            <text:p>0.7730003398</text:p>
          </table:table-cell>
          <table:table-cell office:value-type="float" office:value="0.815622229723881">
            <text:p>0.8156222297</text:p>
          </table:table-cell>
          <table:table-cell office:value-type="float" office:value="0.737181342403288">
            <text:p>0.7371813424</text:p>
          </table:table-cell>
          <table:table-cell office:value-type="float" office:value="0.694355042861487">
            <text:p>0.6943550429</text:p>
          </table:table-cell>
          <table:table-cell office:value-type="float" office:value="0.631756844662118">
            <text:p>0.6317568447</text:p>
          </table:table-cell>
          <table:table-cell office:value-type="float" office:value="0.778221812420714">
            <text:p>0.7782218124</text:p>
          </table:table-cell>
          <table:table-cell office:value-type="float" office:value="0.686490595562001">
            <text:p>0.6864905956</text:p>
          </table:table-cell>
          <table:table-cell office:value-type="float" office:value="0.807542820487038">
            <text:p>0.8075428205</text:p>
          </table:table-cell>
          <table:table-cell office:value-type="float" office:value="0.666666415500557">
            <text:p>0.6666664155</text:p>
          </table:table-cell>
          <table:table-cell table:number-columns-repeated="2"/>
        </table:table-row>
        <table:table-row table:style-name="ro1">
          <table:table-cell office:value-type="float" office:value="0.612086127236207">
            <text:p>0.6120861272</text:p>
          </table:table-cell>
          <table:table-cell office:value-type="float" office:value="0.602377915840136">
            <text:p>0.6023779158</text:p>
          </table:table-cell>
          <table:table-cell office:value-type="float" office:value="0.808809303533963">
            <text:p>0.8088093035</text:p>
          </table:table-cell>
          <table:table-cell office:value-type="float" office:value="0.774269011167103">
            <text:p>0.7742690112</text:p>
          </table:table-cell>
          <table:table-cell office:value-type="float" office:value="0.809959810151591">
            <text:p>0.8099598102</text:p>
          </table:table-cell>
          <table:table-cell office:value-type="float" office:value="0.845925993080754">
            <text:p>0.8459259931</text:p>
          </table:table-cell>
          <table:table-cell office:value-type="float" office:value="0.863364611915461">
            <text:p>0.8633646119</text:p>
          </table:table-cell>
          <table:table-cell office:value-type="float" office:value="0.809170051862053">
            <text:p>0.8091700519</text:p>
          </table:table-cell>
          <table:table-cell office:value-type="float" office:value="0.863338610592502">
            <text:p>0.8633386106</text:p>
          </table:table-cell>
          <table:table-cell office:value-type="float" office:value="0.710651219850932">
            <text:p>0.7106512199</text:p>
          </table:table-cell>
          <table:table-cell table:number-columns-repeated="2"/>
        </table:table-row>
        <table:table-row table:style-name="ro1">
          <table:table-cell office:value-type="float" office:value="0.795551496100565">
            <text:p>0.7955514961</text:p>
          </table:table-cell>
          <table:table-cell office:value-type="float" office:value="0.762037399481267">
            <text:p>0.7620373995</text:p>
          </table:table-cell>
          <table:table-cell office:value-type="float" office:value="0.814821764713395">
            <text:p>0.8148217647</text:p>
          </table:table-cell>
          <table:table-cell office:value-type="float" office:value="0.796004016824532">
            <text:p>0.7960040168</text:p>
          </table:table-cell>
          <table:table-cell office:value-type="float" office:value="0.700427227489419">
            <text:p>0.7004272275</text:p>
          </table:table-cell>
          <table:table-cell office:value-type="float" office:value="0.939761724879406">
            <text:p>0.9397617249</text:p>
          </table:table-cell>
          <table:table-cell office:value-type="float" office:value="0.683034616885265">
            <text:p>0.6830346169</text:p>
          </table:table-cell>
          <table:table-cell office:value-type="float" office:value="0.748692797243173">
            <text:p>0.7486927972</text:p>
          </table:table-cell>
          <table:table-cell office:value-type="float" office:value="0.650949759428177">
            <text:p>0.6509497594</text:p>
          </table:table-cell>
          <table:table-cell office:value-type="float" office:value="0.820345088941853">
            <text:p>0.8203450889</text:p>
          </table:table-cell>
          <table:table-cell table:number-columns-repeated="2"/>
        </table:table-row>
        <table:table-row table:style-name="ro1">
          <table:table-cell office:value-type="float" office:value="0.804926003091461">
            <text:p>0.8049260031</text:p>
          </table:table-cell>
          <table:table-cell office:value-type="float" office:value="0.81022312786683">
            <text:p>0.8102231279</text:p>
          </table:table-cell>
          <table:table-cell office:value-type="float" office:value="0.723641180172315">
            <text:p>0.7236411802</text:p>
          </table:table-cell>
          <table:table-cell office:value-type="float" office:value="0.578127701494517">
            <text:p>0.5781277015</text:p>
          </table:table-cell>
          <table:table-cell office:value-type="float" office:value="0.823867133996786">
            <text:p>0.823867134</text:p>
          </table:table-cell>
          <table:table-cell office:value-type="float" office:value="0.760627755430208">
            <text:p>0.7606277554</text:p>
          </table:table-cell>
          <table:table-cell office:value-type="float" office:value="0.718500841571026">
            <text:p>0.7185008416</text:p>
          </table:table-cell>
          <table:table-cell office:value-type="float" office:value="0.633069328243504">
            <text:p>0.6330693282</text:p>
          </table:table-cell>
          <table:table-cell office:value-type="float" office:value="0.743497131979052">
            <text:p>0.743497132</text:p>
          </table:table-cell>
          <table:table-cell office:value-type="float" office:value="0.878093230732164">
            <text:p>0.8780932307</text:p>
          </table:table-cell>
          <table:table-cell table:number-columns-repeated="2"/>
        </table:table-row>
        <table:table-row table:style-name="ro1">
          <table:table-cell office:value-type="float" office:value="0.66708069374934">
            <text:p>0.6670806937</text:p>
          </table:table-cell>
          <table:table-cell office:value-type="float" office:value="0.88689188281795">
            <text:p>0.8868918828</text:p>
          </table:table-cell>
          <table:table-cell office:value-type="float" office:value="0.757911340514366">
            <text:p>0.7579113405</text:p>
          </table:table-cell>
          <table:table-cell office:value-type="float" office:value="0.951574056253596">
            <text:p>0.9515740563</text:p>
          </table:table-cell>
          <table:table-cell office:value-type="float" office:value="0.781657083542444">
            <text:p>0.7816570835</text:p>
          </table:table-cell>
          <table:table-cell office:value-type="float" office:value="0.713573403680659">
            <text:p>0.7135734037</text:p>
          </table:table-cell>
          <table:table-cell office:value-type="float" office:value="0.790285037263188">
            <text:p>0.7902850373</text:p>
          </table:table-cell>
          <table:table-cell office:value-type="float" office:value="0.674200667253333">
            <text:p>0.6742006673</text:p>
          </table:table-cell>
          <table:table-cell office:value-type="float" office:value="0.858885908862701">
            <text:p>0.8588859089</text:p>
          </table:table-cell>
          <table:table-cell office:value-type="float" office:value="0.828249641608782">
            <text:p>0.8282496416</text:p>
          </table:table-cell>
          <table:table-cell table:number-columns-repeated="2"/>
        </table:table-row>
        <table:table-row table:style-name="ro1">
          <table:table-cell office:value-type="float" office:value="0.968191990793593">
            <text:p>0.9681919908</text:p>
          </table:table-cell>
          <table:table-cell office:value-type="float" office:value="0.989585442157381">
            <text:p>0.9895854422</text:p>
          </table:table-cell>
          <table:table-cell office:value-type="float" office:value="0.886248598991672">
            <text:p>0.886248599</text:p>
          </table:table-cell>
          <table:table-cell office:value-type="float" office:value="0.713924792280003">
            <text:p>0.7139247923</text:p>
          </table:table-cell>
          <table:table-cell office:value-type="float" office:value="0.809259923198135">
            <text:p>0.8092599232</text:p>
          </table:table-cell>
          <table:table-cell office:value-type="float" office:value="0.750662602371627">
            <text:p>0.7506626024</text:p>
          </table:table-cell>
          <table:table-cell office:value-type="float" office:value="0.93343094738489">
            <text:p>0.9334309474</text:p>
          </table:table-cell>
          <table:table-cell office:value-type="float" office:value="0.780083365268799">
            <text:p>0.7800833653</text:p>
          </table:table-cell>
          <table:table-cell office:value-type="float" office:value="0.676963888554993">
            <text:p>0.6769638886</text:p>
          </table:table-cell>
          <table:table-cell office:value-type="float" office:value="0.906201929575662">
            <text:p>0.9062019296</text:p>
          </table:table-cell>
          <table:table-cell table:number-columns-repeated="2"/>
        </table:table-row>
        <table:table-row table:style-name="ro1">
          <table:table-cell office:value-type="float" office:value="0.449579475820727">
            <text:p>0.4495794758</text:p>
          </table:table-cell>
          <table:table-cell office:value-type="float" office:value="0.84655903741798">
            <text:p>0.8465590374</text:p>
          </table:table-cell>
          <table:table-cell office:value-type="float" office:value="0.501120744820512">
            <text:p>0.5011207448</text:p>
          </table:table-cell>
          <table:table-cell office:value-type="float" office:value="0.87258350687813">
            <text:p>0.8725835069</text:p>
          </table:table-cell>
          <table:table-cell office:value-type="float" office:value="0.502615818986368">
            <text:p>0.502615819</text:p>
          </table:table-cell>
          <table:table-cell office:value-type="float" office:value="0.686966215786713">
            <text:p>0.6869662158</text:p>
          </table:table-cell>
          <table:table-cell office:value-type="float" office:value="0.871758397508984">
            <text:p>0.8717583975</text:p>
          </table:table-cell>
          <table:table-cell office:value-type="float" office:value="0.317242311134105">
            <text:p>0.3172423111</text:p>
          </table:table-cell>
          <table:table-cell office:value-type="float" office:value="0.662503055915806">
            <text:p>0.6625030559</text:p>
          </table:table-cell>
          <table:table-cell office:value-type="float" office:value="0.794268381979434">
            <text:p>0.794268382</text:p>
          </table:table-cell>
          <table:table-cell table:number-columns-repeated="2"/>
        </table:table-row>
        <table:table-row table:style-name="ro1">
          <table:table-cell office:value-type="float" office:value="0.962391384590985">
            <text:p>0.9623913846</text:p>
          </table:table-cell>
          <table:table-cell office:value-type="float" office:value="0.942218466903542">
            <text:p>0.9422184669</text:p>
          </table:table-cell>
          <table:table-cell office:value-type="float" office:value="0.911388928529564">
            <text:p>0.9113889285</text:p>
          </table:table-cell>
          <table:table-cell office:value-type="float" office:value="0.8339775176802">
            <text:p>0.8339775177</text:p>
          </table:table-cell>
          <table:table-cell office:value-type="float" office:value="0.911893169172592">
            <text:p>0.9118931692</text:p>
          </table:table-cell>
          <table:table-cell office:value-type="float" office:value="0.807174598025243">
            <text:p>0.807174598</text:p>
          </table:table-cell>
          <table:table-cell office:value-type="float" office:value="0.928017497601571">
            <text:p>0.9280174976</text:p>
          </table:table-cell>
          <table:table-cell office:value-type="float" office:value="0.70318433473037">
            <text:p>0.7031843347</text:p>
          </table:table-cell>
          <table:table-cell office:value-type="float" office:value="0.852478399411858">
            <text:p>0.8524783994</text:p>
          </table:table-cell>
          <table:table-cell office:value-type="float" office:value="0.818497367009037">
            <text:p>0.818497367</text:p>
          </table:table-cell>
          <table:table-cell table:number-columns-repeated="2"/>
        </table:table-row>
        <table:table-row table:style-name="ro1">
          <table:table-cell office:value-type="float" office:value="0.793675230253838">
            <text:p>0.7936752303</text:p>
          </table:table-cell>
          <table:table-cell office:value-type="float" office:value="0.842176296214024">
            <text:p>0.8421762962</text:p>
          </table:table-cell>
          <table:table-cell office:value-type="float" office:value="0.882493093948885">
            <text:p>0.8824930939</text:p>
          </table:table-cell>
          <table:table-cell office:value-type="float" office:value="0.853204376137959">
            <text:p>0.8532043761</text:p>
          </table:table-cell>
          <table:table-cell office:value-type="float" office:value="0.754912076292443">
            <text:p>0.7549120763</text:p>
          </table:table-cell>
          <table:table-cell office:value-type="float" office:value="0.794747677262984">
            <text:p>0.7947476773</text:p>
          </table:table-cell>
          <table:table-cell office:value-type="float" office:value="0.839954524089549">
            <text:p>0.8399545241</text:p>
          </table:table-cell>
          <table:table-cell office:value-type="float" office:value="0.832059890849775">
            <text:p>0.8320598908</text:p>
          </table:table-cell>
          <table:table-cell office:value-type="float" office:value="0.854639886133273">
            <text:p>0.8546398861</text:p>
          </table:table-cell>
          <table:table-cell office:value-type="float" office:value="0.833589949959734">
            <text:p>0.83358995</text:p>
          </table:table-cell>
          <table:table-cell table:number-columns-repeated="2"/>
        </table:table-row>
        <table:table-row table:style-name="ro1">
          <table:table-cell office:value-type="float" office:value="0.708507961627166">
            <text:p>0.7085079616</text:p>
          </table:table-cell>
          <table:table-cell office:value-type="float" office:value="0.691625923016415">
            <text:p>0.691625923</text:p>
          </table:table-cell>
          <table:table-cell office:value-type="float" office:value="0.815342582893665">
            <text:p>0.8153425829</text:p>
          </table:table-cell>
          <table:table-cell office:value-type="float" office:value="0.81552878087914">
            <text:p>0.8155287809</text:p>
          </table:table-cell>
          <table:table-cell office:value-type="float" office:value="0.723843130114158">
            <text:p>0.7238431301</text:p>
          </table:table-cell>
          <table:table-cell office:value-type="float" office:value="0.68559891121142">
            <text:p>0.6855989112</text:p>
          </table:table-cell>
          <table:table-cell office:value-type="float" office:value="0.698158534952871">
            <text:p>0.698158535</text:p>
          </table:table-cell>
          <table:table-cell office:value-type="float" office:value="0.85474451549692">
            <text:p>0.8547445155</text:p>
          </table:table-cell>
          <table:table-cell office:value-type="float" office:value="0.892353162914159">
            <text:p>0.8923531629</text:p>
          </table:table-cell>
          <table:table-cell office:value-type="float" office:value="0.465901941370426">
            <text:p>0.4659019414</text:p>
          </table:table-cell>
          <table:table-cell table:number-columns-repeated="2"/>
        </table:table-row>
        <table:table-row table:style-name="ro1">
          <table:table-cell office:value-type="float" office:value="0.80472410595775">
            <text:p>0.804724106</text:p>
          </table:table-cell>
          <table:table-cell office:value-type="float" office:value="0.86384783650557">
            <text:p>0.8638478365</text:p>
          </table:table-cell>
          <table:table-cell office:value-type="float" office:value="0.91464760235609">
            <text:p>0.9146476024</text:p>
          </table:table-cell>
          <table:table-cell office:value-type="float" office:value="0.856261042220617">
            <text:p>0.8562610422</text:p>
          </table:table-cell>
          <table:table-cell office:value-type="float" office:value="0.863340879374278">
            <text:p>0.8633408794</text:p>
          </table:table-cell>
          <table:table-cell office:value-type="float" office:value="0.82783988438024">
            <text:p>0.8278398844</text:p>
          </table:table-cell>
          <table:table-cell office:value-type="float" office:value="0.851294635592975">
            <text:p>0.8512946356</text:p>
          </table:table-cell>
          <table:table-cell office:value-type="float" office:value="0.793005851782963">
            <text:p>0.7930058518</text:p>
          </table:table-cell>
          <table:table-cell office:value-type="float" office:value="0.785365666710665">
            <text:p>0.7853656667</text:p>
          </table:table-cell>
          <table:table-cell office:value-type="float" office:value="0.831556453927337">
            <text:p>0.8315564539</text:p>
          </table:table-cell>
          <table:table-cell table:number-columns-repeated="2"/>
        </table:table-row>
        <table:table-row table:style-name="ro1">
          <table:table-cell office:value-type="float" office:value="0.890773860264508">
            <text:p>0.8907738603</text:p>
          </table:table-cell>
          <table:table-cell office:value-type="float" office:value="1.1344404042333">
            <text:p>1.1344404042</text:p>
          </table:table-cell>
          <table:table-cell office:value-type="float" office:value="1.09357202266163">
            <text:p>1.0935720227</text:p>
          </table:table-cell>
          <table:table-cell office:value-type="float" office:value="0.973170878401644">
            <text:p>0.9731708784</text:p>
          </table:table-cell>
          <table:table-cell office:value-type="float" office:value="0.891067456125231">
            <text:p>0.8910674561</text:p>
          </table:table-cell>
          <table:table-cell office:value-type="float" office:value="0.89109557404337">
            <text:p>0.891095574</text:p>
          </table:table-cell>
          <table:table-cell office:value-type="float" office:value="0.8098427333707">
            <text:p>0.8098427334</text:p>
          </table:table-cell>
          <table:table-cell office:value-type="float" office:value="0.72935076024437">
            <text:p>0.7293507602</text:p>
          </table:table-cell>
          <table:table-cell office:value-type="float" office:value="0.487764769959225">
            <text:p>0.48776477</text:p>
          </table:table-cell>
          <table:table-cell office:value-type="float" office:value="0.587450389749382">
            <text:p>0.5874503897</text:p>
          </table:table-cell>
          <table:table-cell table:number-columns-repeated="2"/>
        </table:table-row>
        <table:table-row table:style-name="ro1">
          <table:table-cell office:value-type="float" office:value="0.932495642016406">
            <text:p>0.932495642</text:p>
          </table:table-cell>
          <table:table-cell office:value-type="float" office:value="0.881106923397627">
            <text:p>0.8811069234</text:p>
          </table:table-cell>
          <table:table-cell office:value-type="float" office:value="0.544396501974887">
            <text:p>0.544396502</text:p>
          </table:table-cell>
          <table:table-cell office:value-type="float" office:value="0.842882764151057">
            <text:p>0.8428827642</text:p>
          </table:table-cell>
          <table:table-cell office:value-type="float" office:value="0.85490148352063">
            <text:p>0.8549014835</text:p>
          </table:table-cell>
          <table:table-cell office:value-type="float" office:value="0.699505868496429">
            <text:p>0.6995058685</text:p>
          </table:table-cell>
          <table:table-cell office:value-type="float" office:value="0.985397705326902">
            <text:p>0.9853977053</text:p>
          </table:table-cell>
          <table:table-cell office:value-type="float" office:value="0.70000389027808">
            <text:p>0.7000038903</text:p>
          </table:table-cell>
          <table:table-cell office:value-type="float" office:value="0.543891287737982">
            <text:p>0.5438912877</text:p>
          </table:table-cell>
          <table:table-cell office:value-type="float" office:value="0.583383896845597">
            <text:p>0.5833838968</text:p>
          </table:table-cell>
          <table:table-cell table:number-columns-repeated="2"/>
        </table:table-row>
        <table:table-row table:style-name="ro1">
          <table:table-cell office:value-type="float" office:value="0.513688240398374">
            <text:p>0.5136882404</text:p>
          </table:table-cell>
          <table:table-cell office:value-type="float" office:value="0.835368753417372">
            <text:p>0.8353687534</text:p>
          </table:table-cell>
          <table:table-cell office:value-type="float" office:value="0.712014924351127">
            <text:p>0.7120149244</text:p>
          </table:table-cell>
          <table:table-cell office:value-type="float" office:value="0.720147236574753">
            <text:p>0.7201472366</text:p>
          </table:table-cell>
          <table:table-cell office:value-type="float" office:value="0.512918123063737">
            <text:p>0.5129181231</text:p>
          </table:table-cell>
          <table:table-cell office:value-type="float" office:value="0.95732796271689">
            <text:p>0.9573279627</text:p>
          </table:table-cell>
          <table:table-cell office:value-type="float" office:value="0.78976866654692">
            <text:p>0.7897686665</text:p>
          </table:table-cell>
          <table:table-cell office:value-type="float" office:value="0.787479266667248">
            <text:p>0.7874792667</text:p>
          </table:table-cell>
          <table:table-cell office:value-type="float" office:value="0.567057194621912">
            <text:p>0.5670571946</text:p>
          </table:table-cell>
          <table:table-cell office:value-type="float" office:value="0.92658944507636">
            <text:p>0.9265894451</text:p>
          </table:table-cell>
          <table:table-cell table:number-columns-repeated="2"/>
        </table:table-row>
        <table:table-row table:style-name="ro1">
          <table:table-cell office:value-type="float" office:value="0.770807513320755">
            <text:p>0.7708075133</text:p>
          </table:table-cell>
          <table:table-cell office:value-type="float" office:value="0.697339328959572">
            <text:p>0.697339329</text:p>
          </table:table-cell>
          <table:table-cell office:value-type="float" office:value="0.753970026881605">
            <text:p>0.7539700269</text:p>
          </table:table-cell>
          <table:table-cell office:value-type="float" office:value="0.702990407612379">
            <text:p>0.7029904076</text:p>
          </table:table-cell>
          <table:table-cell office:value-type="float" office:value="0.71395972235648">
            <text:p>0.7139597224</text:p>
          </table:table-cell>
          <table:table-cell office:value-type="float" office:value="0.72687072109021">
            <text:p>0.7268707211</text:p>
          </table:table-cell>
          <table:table-cell office:value-type="float" office:value="0.773035616936388">
            <text:p>0.7730356169</text:p>
          </table:table-cell>
          <table:table-cell office:value-type="float" office:value="0.760982789039981">
            <text:p>0.760982789</text:p>
          </table:table-cell>
          <table:table-cell office:value-type="float" office:value="0.801145859701411">
            <text:p>0.8011458597</text:p>
          </table:table-cell>
          <table:table-cell office:value-type="float" office:value="0.728490612607285">
            <text:p>0.7284906126</text:p>
          </table:table-cell>
          <table:table-cell table:number-columns-repeated="2"/>
        </table:table-row>
        <table:table-row table:style-name="ro1">
          <table:table-cell office:value-type="float" office:value="0.818925876768699">
            <text:p>0.8189258768</text:p>
          </table:table-cell>
          <table:table-cell office:value-type="float" office:value="0.614538356853682">
            <text:p>0.6145383569</text:p>
          </table:table-cell>
          <table:table-cell office:value-type="float" office:value="0.726490903176281">
            <text:p>0.7264909032</text:p>
          </table:table-cell>
          <table:table-cell office:value-type="float" office:value="0.826977136801984">
            <text:p>0.8269771368</text:p>
          </table:table-cell>
          <table:table-cell office:value-type="float" office:value="0.673165195807122">
            <text:p>0.6731651958</text:p>
          </table:table-cell>
          <table:table-cell office:value-type="float" office:value="0.804458165872603">
            <text:p>0.8044581659</text:p>
          </table:table-cell>
          <table:table-cell office:value-type="float" office:value="0.676318725962837">
            <text:p>0.676318726</text:p>
          </table:table-cell>
          <table:table-cell office:value-type="float" office:value="0.775560710848038">
            <text:p>0.7755607108</text:p>
          </table:table-cell>
          <table:table-cell office:value-type="float" office:value="0.728515772406223">
            <text:p>0.7285157724</text:p>
          </table:table-cell>
          <table:table-cell office:value-type="float" office:value="0.849660584190279">
            <text:p>0.8496605842</text:p>
          </table:table-cell>
          <table:table-cell table:number-columns-repeated="2"/>
        </table:table-row>
        <table:table-row table:style-name="ro1">
          <table:table-cell office:value-type="float" office:value="0.712988691498552">
            <text:p>0.7129886915</text:p>
          </table:table-cell>
          <table:table-cell office:value-type="float" office:value="0.756697448619691">
            <text:p>0.7566974486</text:p>
          </table:table-cell>
          <table:table-cell office:value-type="float" office:value="0.799694150932014">
            <text:p>0.7996941509</text:p>
          </table:table-cell>
          <table:table-cell office:value-type="float" office:value="0.734058849868826">
            <text:p>0.7340588499</text:p>
          </table:table-cell>
          <table:table-cell office:value-type="float" office:value="0.76607948268107">
            <text:p>0.7660794827</text:p>
          </table:table-cell>
          <table:table-cell office:value-type="float" office:value="0.668059660303806">
            <text:p>0.6680596603</text:p>
          </table:table-cell>
          <table:table-cell office:value-type="float" office:value="0.781591455369087">
            <text:p>0.7815914554</text:p>
          </table:table-cell>
          <table:table-cell office:value-type="float" office:value="0.836643233049091">
            <text:p>0.836643233</text:p>
          </table:table-cell>
          <table:table-cell office:value-type="float" office:value="0.778701168143941">
            <text:p>0.7787011681</text:p>
          </table:table-cell>
          <table:table-cell office:value-type="float" office:value="0.736300497397354">
            <text:p>0.7363004974</text:p>
          </table:table-cell>
          <table:table-cell table:number-columns-repeated="2"/>
        </table:table-row>
        <table:table-row table:style-name="ro1">
          <table:table-cell office:value-type="float" office:value="0.741577091853239">
            <text:p>0.7415770919</text:p>
          </table:table-cell>
          <table:table-cell office:value-type="float" office:value="0.832831030439961">
            <text:p>0.8328310304</text:p>
          </table:table-cell>
          <table:table-cell office:value-type="float" office:value="0.871725969180622">
            <text:p>0.8717259692</text:p>
          </table:table-cell>
          <table:table-cell office:value-type="float" office:value="0.789261739134598">
            <text:p>0.7892617391</text:p>
          </table:table-cell>
          <table:table-cell office:value-type="float" office:value="0.818758425738093">
            <text:p>0.8187584257</text:p>
          </table:table-cell>
          <table:table-cell office:value-type="float" office:value="0.865686468383651">
            <text:p>0.8656864684</text:p>
          </table:table-cell>
          <table:table-cell office:value-type="float" office:value="0.849696976093465">
            <text:p>0.8496969761</text:p>
          </table:table-cell>
          <table:table-cell office:value-type="float" office:value="0.904867713400408">
            <text:p>0.9048677134</text:p>
          </table:table-cell>
          <table:table-cell office:value-type="float" office:value="0.729130109467704">
            <text:p>0.7291301095</text:p>
          </table:table-cell>
          <table:table-cell office:value-type="float" office:value="0.863500760763028">
            <text:p>0.8635007608</text:p>
          </table:table-cell>
          <table:table-cell table:number-columns-repeated="2"/>
        </table:table-row>
        <table:table-row table:style-name="ro1">
          <table:table-cell office:value-type="float" office:value="0.868854335135712">
            <text:p>0.8688543351</text:p>
          </table:table-cell>
          <table:table-cell office:value-type="float" office:value="0.831115635852859">
            <text:p>0.8311156359</text:p>
          </table:table-cell>
          <table:table-cell office:value-type="float" office:value="0.905069085561201">
            <text:p>0.9050690856</text:p>
          </table:table-cell>
          <table:table-cell office:value-type="float" office:value="0.819810926932214">
            <text:p>0.8198109269</text:p>
          </table:table-cell>
          <table:table-cell office:value-type="float" office:value="0.837130055966913">
            <text:p>0.837130056</text:p>
          </table:table-cell>
          <table:table-cell office:value-type="float" office:value="0.837374920851293">
            <text:p>0.8373749209</text:p>
          </table:table-cell>
          <table:table-cell office:value-type="float" office:value="0.842929324551565">
            <text:p>0.8429293246</text:p>
          </table:table-cell>
          <table:table-cell office:value-type="float" office:value="0.848569251153758">
            <text:p>0.8485692512</text:p>
          </table:table-cell>
          <table:table-cell office:value-type="float" office:value="0.800548948063501">
            <text:p>0.8005489481</text:p>
          </table:table-cell>
          <table:table-cell office:value-type="float" office:value="0.89608533484438">
            <text:p>0.8960853348</text:p>
          </table:table-cell>
          <table:table-cell table:number-columns-repeated="2"/>
        </table:table-row>
        <table:table-row table:style-name="ro1">
          <table:table-cell office:value-type="float" office:value="0.87506668384166">
            <text:p>0.8750666838</text:p>
          </table:table-cell>
          <table:table-cell office:value-type="float" office:value="0.857548517006788">
            <text:p>0.857548517</text:p>
          </table:table-cell>
          <table:table-cell office:value-type="float" office:value="0.910806509130634">
            <text:p>0.9108065091</text:p>
          </table:table-cell>
          <table:table-cell office:value-type="float" office:value="0.84313290139654">
            <text:p>0.8431329014</text:p>
          </table:table-cell>
          <table:table-cell office:value-type="float" office:value="0.8578031506039">
            <text:p>0.8578031506</text:p>
          </table:table-cell>
          <table:table-cell office:value-type="float" office:value="0.79164226486821">
            <text:p>0.7916422649</text:p>
          </table:table-cell>
          <table:table-cell office:value-type="float" office:value="0.830858575388407">
            <text:p>0.8308585754</text:p>
          </table:table-cell>
          <table:table-cell office:value-type="float" office:value="0.810082241672228">
            <text:p>0.8100822417</text:p>
          </table:table-cell>
          <table:table-cell office:value-type="float" office:value="0.849904695845054">
            <text:p>0.8499046958</text:p>
          </table:table-cell>
          <table:table-cell office:value-type="float" office:value="0.860139560886583">
            <text:p>0.8601395609</text:p>
          </table:table-cell>
          <table:table-cell table:number-columns-repeated="2"/>
        </table:table-row>
        <table:table-row table:style-name="ro1">
          <table:table-cell office:value-type="float" office:value="0.880750162584502">
            <text:p>0.8807501626</text:p>
          </table:table-cell>
          <table:table-cell office:value-type="float" office:value="0.875032870149423">
            <text:p>0.8750328701</text:p>
          </table:table-cell>
          <table:table-cell office:value-type="float" office:value="0.891635451311728">
            <text:p>0.8916354513</text:p>
          </table:table-cell>
          <table:table-cell office:value-type="float" office:value="0.912511632600296">
            <text:p>0.9125116326</text:p>
          </table:table-cell>
          <table:table-cell office:value-type="float" office:value="0.871597932970008">
            <text:p>0.871597933</text:p>
          </table:table-cell>
          <table:table-cell office:value-type="float" office:value="0.854866459357863">
            <text:p>0.8548664594</text:p>
          </table:table-cell>
          <table:table-cell office:value-type="float" office:value="0.908457877501884">
            <text:p>0.9084578775</text:p>
          </table:table-cell>
          <table:table-cell office:value-type="float" office:value="0.811530252398795">
            <text:p>0.8115302524</text:p>
          </table:table-cell>
          <table:table-cell office:value-type="float" office:value="0.788416539802165">
            <text:p>0.7884165398</text:p>
          </table:table-cell>
          <table:table-cell office:value-type="float" office:value="0.87278039632056">
            <text:p>0.8727803963</text:p>
          </table:table-cell>
          <table:table-cell table:number-columns-repeated="2"/>
        </table:table-row>
        <table:table-row table:style-name="ro1">
          <table:table-cell office:value-type="float" office:value="0.728060538039462">
            <text:p>0.728060538</text:p>
          </table:table-cell>
          <table:table-cell office:value-type="float" office:value="0.648369124689404">
            <text:p>0.6483691247</text:p>
          </table:table-cell>
          <table:table-cell office:value-type="float" office:value="0.740160302223999">
            <text:p>0.7401603022</text:p>
          </table:table-cell>
          <table:table-cell office:value-type="float" office:value="0.671410046360753">
            <text:p>0.6714100464</text:p>
          </table:table-cell>
          <table:table-cell office:value-type="float" office:value="0.709915999417056">
            <text:p>0.7099159994</text:p>
          </table:table-cell>
          <table:table-cell office:value-type="float" office:value="0.684521053695922">
            <text:p>0.6845210537</text:p>
          </table:table-cell>
          <table:table-cell office:value-type="float" office:value="0.662385961993409">
            <text:p>0.662385962</text:p>
          </table:table-cell>
          <table:table-cell office:value-type="float" office:value="0.791327636105792">
            <text:p>0.7913276361</text:p>
          </table:table-cell>
          <table:table-cell office:value-type="float" office:value="0.63798889536506">
            <text:p>0.6379888954</text:p>
          </table:table-cell>
          <table:table-cell office:value-type="float" office:value="0.832623446259615">
            <text:p>0.8326234463</text:p>
          </table:table-cell>
          <table:table-cell table:number-columns-repeated="2"/>
        </table:table-row>
        <table:table-row table:style-name="ro1">
          <table:table-cell office:value-type="float" office:value="0.976456726887346">
            <text:p>0.9764567269</text:p>
          </table:table-cell>
          <table:table-cell office:value-type="float" office:value="0.671499344343926">
            <text:p>0.6714993443</text:p>
          </table:table-cell>
          <table:table-cell office:value-type="float" office:value="0.798987067310022">
            <text:p>0.7989870673</text:p>
          </table:table-cell>
          <table:table-cell office:value-type="float" office:value="0.52819229892281">
            <text:p>0.5281922989</text:p>
          </table:table-cell>
          <table:table-cell office:value-type="float" office:value="0.864567414161316">
            <text:p>0.8645674142</text:p>
          </table:table-cell>
          <table:table-cell office:value-type="float" office:value="0.945059732364618">
            <text:p>0.9450597324</text:p>
          </table:table-cell>
          <table:table-cell office:value-type="float" office:value="0.817272930033769">
            <text:p>0.81727293</text:p>
          </table:table-cell>
          <table:table-cell office:value-type="float" office:value="0.911660173547808">
            <text:p>0.9116601735</text:p>
          </table:table-cell>
          <table:table-cell office:value-type="float" office:value="0.816767239463264">
            <text:p>0.8167672395</text:p>
          </table:table-cell>
          <table:table-cell office:value-type="float" office:value="1.05499019436894">
            <text:p>1.0549901944</text:p>
          </table:table-cell>
          <table:table-cell table:number-columns-repeated="2"/>
        </table:table-row>
        <table:table-row table:style-name="ro1">
          <table:table-cell office:value-type="float" office:value="0.867979728969243">
            <text:p>0.867979729</text:p>
          </table:table-cell>
          <table:table-cell office:value-type="float" office:value="0.758335603362273">
            <text:p>0.7583356034</text:p>
          </table:table-cell>
          <table:table-cell office:value-type="float" office:value="0.888864446543879">
            <text:p>0.8888644465</text:p>
          </table:table-cell>
          <table:table-cell office:value-type="float" office:value="0.772212135713204">
            <text:p>0.7722121357</text:p>
          </table:table-cell>
          <table:table-cell office:value-type="float" office:value="0.830130652739603">
            <text:p>0.8301306527</text:p>
          </table:table-cell>
          <table:table-cell office:value-type="float" office:value="0.871329940011544">
            <text:p>0.87132994</text:p>
          </table:table-cell>
          <table:table-cell office:value-type="float" office:value="0.869436539230285">
            <text:p>0.8694365392</text:p>
          </table:table-cell>
          <table:table-cell office:value-type="float" office:value="0.809828561723819">
            <text:p>0.8098285617</text:p>
          </table:table-cell>
          <table:table-cell office:value-type="float" office:value="0.945083876742399">
            <text:p>0.9450838767</text:p>
          </table:table-cell>
          <table:table-cell office:value-type="float" office:value="0.913647967963883">
            <text:p>0.913647968</text:p>
          </table:table-cell>
          <table:table-cell table:number-columns-repeated="2"/>
        </table:table-row>
        <table:table-row table:style-name="ro1">
          <table:table-cell office:value-type="float" office:value="0.72706361969859">
            <text:p>0.7270636197</text:p>
          </table:table-cell>
          <table:table-cell office:value-type="float" office:value="0.820894864915399">
            <text:p>0.8208948649</text:p>
          </table:table-cell>
          <table:table-cell office:value-type="float" office:value="0.877577915856321">
            <text:p>0.8775779159</text:p>
          </table:table-cell>
          <table:table-cell office:value-type="float" office:value="0.793332650965328">
            <text:p>0.793332651</text:p>
          </table:table-cell>
          <table:table-cell office:value-type="float" office:value="0.774798861522006">
            <text:p>0.7747988615</text:p>
          </table:table-cell>
          <table:table-cell office:value-type="float" office:value="0.865120436427833">
            <text:p>0.8651204364</text:p>
          </table:table-cell>
          <table:table-cell office:value-type="float" office:value="0.680988654305697">
            <text:p>0.6809886543</text:p>
          </table:table-cell>
          <table:table-cell office:value-type="float" office:value="1.05361306593087">
            <text:p>1.0536130659</text:p>
          </table:table-cell>
          <table:table-cell office:value-type="float" office:value="0.612466437437796">
            <text:p>0.6124664374</text:p>
          </table:table-cell>
          <table:table-cell office:value-type="float" office:value="0.714337282969488">
            <text:p>0.714337283</text:p>
          </table:table-cell>
          <table:table-cell table:number-columns-repeated="2"/>
        </table:table-row>
        <table:table-row table:style-name="ro1">
          <table:table-cell office:value-type="float" office:value="0.974180465893902">
            <text:p>0.9741804659</text:p>
          </table:table-cell>
          <table:table-cell office:value-type="float" office:value="0.648337145827185">
            <text:p>0.6483371458</text:p>
          </table:table-cell>
          <table:table-cell office:value-type="float" office:value="0.567238798111957">
            <text:p>0.5672387981</text:p>
          </table:table-cell>
          <table:table-cell office:value-type="float" office:value="0.649398741536287">
            <text:p>0.6493987415</text:p>
          </table:table-cell>
          <table:table-cell office:value-type="float" office:value="0.973940916297812">
            <text:p>0.9739409163</text:p>
          </table:table-cell>
          <table:table-cell office:value-type="float" office:value="1.1364402066307">
            <text:p>1.1364402066</text:p>
          </table:table-cell>
          <table:table-cell office:value-type="float" office:value="0.648337145827184">
            <text:p>0.6483371458</text:p>
          </table:table-cell>
          <table:table-cell office:value-type="float" office:value="0.894747305118735">
            <text:p>0.8947473051</text:p>
          </table:table-cell>
          <table:table-cell office:value-type="float" office:value="1.2987972394285">
            <text:p>1.2987972394</text:p>
          </table:table-cell>
          <table:table-cell office:value-type="float" office:value="0.487075940718855">
            <text:p>0.4870759407</text:p>
          </table:table-cell>
          <table:table-cell table:number-columns-repeated="2"/>
        </table:table-row>
        <table:table-row table:style-name="ro1">
          <table:table-cell office:value-type="float" office:value="0.547436940569539">
            <text:p>0.5474369406</text:p>
          </table:table-cell>
          <table:table-cell office:value-type="float" office:value="0.788065731502037">
            <text:p>0.7880657315</text:p>
          </table:table-cell>
          <table:table-cell office:value-type="float" office:value="0.816352784068012">
            <text:p>0.8163527841</text:p>
          </table:table-cell>
          <table:table-cell office:value-type="float" office:value="0.877421504327541">
            <text:p>0.8774215043</text:p>
          </table:table-cell>
          <table:table-cell office:value-type="float" office:value="0.755064154724913">
            <text:p>0.7550641547</text:p>
          </table:table-cell>
          <table:table-cell office:value-type="float" office:value="0.795643079387778">
            <text:p>0.7956430794</text:p>
          </table:table-cell>
          <table:table-cell office:value-type="float" office:value="0.742665021294912">
            <text:p>0.7426650213</text:p>
          </table:table-cell>
          <table:table-cell office:value-type="float" office:value="0.712691318842866">
            <text:p>0.7126913188</text:p>
          </table:table-cell>
          <table:table-cell office:value-type="float" office:value="0.81899401745901">
            <text:p>0.8189940175</text:p>
          </table:table-cell>
          <table:table-cell office:value-type="float" office:value="0.770844611715979">
            <text:p>0.7708446117</text:p>
          </table:table-cell>
          <table:table-cell table:number-columns-repeated="2"/>
        </table:table-row>
        <table:table-row table:style-name="ro1">
          <table:table-cell office:value-type="float" office:value="0.996157542912322">
            <text:p>0.9961575429</text:p>
          </table:table-cell>
          <table:table-cell office:value-type="float" office:value="0.861717458459404">
            <text:p>0.8617174585</text:p>
          </table:table-cell>
          <table:table-cell office:value-type="float" office:value="0.870280037645892">
            <text:p>0.8702800376</text:p>
          </table:table-cell>
          <table:table-cell office:value-type="float" office:value="0.87732858785379">
            <text:p>0.8773285879</text:p>
          </table:table-cell>
          <table:table-cell office:value-type="float" office:value="0.789792945790325">
            <text:p>0.7897929458</text:p>
          </table:table-cell>
          <table:table-cell office:value-type="float" office:value="0.86996074049485">
            <text:p>0.8699607405</text:p>
          </table:table-cell>
          <table:table-cell office:value-type="float" office:value="0.93110152045695">
            <text:p>0.9311015205</text:p>
          </table:table-cell>
          <table:table-cell office:value-type="float" office:value="0.744213524613294">
            <text:p>0.7442135246</text:p>
          </table:table-cell>
          <table:table-cell office:value-type="float" office:value="0.848362759254187">
            <text:p>0.8483627593</text:p>
          </table:table-cell>
          <table:table-cell office:value-type="float" office:value="0.775770996484735">
            <text:p>0.7757709965</text:p>
          </table:table-cell>
          <table:table-cell table:number-columns-repeated="2"/>
        </table:table-row>
        <table:table-row table:style-name="ro1">
          <table:table-cell office:value-type="float" office:value="0.712074601410242">
            <text:p>0.7120746014</text:p>
          </table:table-cell>
          <table:table-cell office:value-type="float" office:value="0.775436510076591">
            <text:p>0.7754365101</text:p>
          </table:table-cell>
          <table:table-cell office:value-type="float" office:value="0.841726591646018">
            <text:p>0.8417265916</text:p>
          </table:table-cell>
          <table:table-cell office:value-type="float" office:value="0.735022466563569">
            <text:p>0.7350224666</text:p>
          </table:table-cell>
          <table:table-cell office:value-type="float" office:value="0.789690988341375">
            <text:p>0.7896909883</text:p>
          </table:table-cell>
          <table:table-cell office:value-type="float" office:value="0.720129822818568">
            <text:p>0.7201298228</text:p>
          </table:table-cell>
          <table:table-cell office:value-type="float" office:value="0.84048192431949">
            <text:p>0.8404819243</text:p>
          </table:table-cell>
          <table:table-cell office:value-type="float" office:value="0.848578562676111">
            <text:p>0.8485785627</text:p>
          </table:table-cell>
          <table:table-cell office:value-type="float" office:value="0.717522664364228">
            <text:p>0.7175226644</text:p>
          </table:table-cell>
          <table:table-cell office:value-type="float" office:value="0.806961026547275">
            <text:p>0.8069610265</text:p>
          </table:table-cell>
          <table:table-cell table:number-columns-repeated="2"/>
        </table:table-row>
        <table:table-row table:style-name="ro1">
          <table:table-cell office:value-type="float" office:value="0.805221594057402">
            <text:p>0.8052215941</text:p>
          </table:table-cell>
          <table:table-cell office:value-type="float" office:value="0.789807542470584">
            <text:p>0.7898075425</text:p>
          </table:table-cell>
          <table:table-cell office:value-type="float" office:value="0.803895133820631">
            <text:p>0.8038951338</text:p>
          </table:table-cell>
          <table:table-cell office:value-type="float" office:value="0.68472601890297">
            <text:p>0.6847260189</text:p>
          </table:table-cell>
          <table:table-cell office:value-type="float" office:value="0.823737375878774">
            <text:p>0.8237373759</text:p>
          </table:table-cell>
          <table:table-cell office:value-type="float" office:value="0.819968499364263">
            <text:p>0.8199684994</text:p>
          </table:table-cell>
          <table:table-cell office:value-type="float" office:value="0.884076091383059">
            <text:p>0.8840760914</text:p>
          </table:table-cell>
          <table:table-cell office:value-type="float" office:value="0.726422126540594">
            <text:p>0.7264221265</text:p>
          </table:table-cell>
          <table:table-cell office:value-type="float" office:value="0.789381327240203">
            <text:p>0.7893813272</text:p>
          </table:table-cell>
          <table:table-cell office:value-type="float" office:value="0.896594743460503">
            <text:p>0.8965947435</text:p>
          </table:table-cell>
          <table:table-cell table:number-columns-repeated="2"/>
        </table:table-row>
        <table:table-row table:style-name="ro1">
          <table:table-cell office:value-type="float" office:value="0.826475629373867">
            <text:p>0.8264756294</text:p>
          </table:table-cell>
          <table:table-cell office:value-type="float" office:value="0.832935394821513">
            <text:p>0.8329353948</text:p>
          </table:table-cell>
          <table:table-cell office:value-type="float" office:value="0.862581130715603">
            <text:p>0.8625811307</text:p>
          </table:table-cell>
          <table:table-cell office:value-type="float" office:value="1.02307761116855">
            <text:p>1.0230776112</text:p>
          </table:table-cell>
          <table:table-cell office:value-type="float" office:value="0.973705793722207">
            <text:p>0.9737057937</text:p>
          </table:table-cell>
          <table:table-cell office:value-type="float" office:value="0.937944774126228">
            <text:p>0.9379447741</text:p>
          </table:table-cell>
          <table:table-cell office:value-type="float" office:value="0.759129074030968">
            <text:p>0.759129074</text:p>
          </table:table-cell>
          <table:table-cell office:value-type="float" office:value="0.766360096921749">
            <text:p>0.7663600969</text:p>
          </table:table-cell>
          <table:table-cell office:value-type="float" office:value="0.676725662995443">
            <text:p>0.676725663</text:p>
          </table:table-cell>
          <table:table-cell office:value-type="float" office:value="0.754821512565577">
            <text:p>0.7548215126</text:p>
          </table:table-cell>
          <table:table-cell table:number-columns-repeated="2"/>
        </table:table-row>
        <table:table-row table:style-name="ro1">
          <table:table-cell office:value-type="float" office:value="0.686804676414901">
            <text:p>0.6868046764</text:p>
          </table:table-cell>
          <table:table-cell office:value-type="float" office:value="0.779763245477512">
            <text:p>0.7797632455</text:p>
          </table:table-cell>
          <table:table-cell office:value-type="float" office:value="0.735135267719741">
            <text:p>0.7351352677</text:p>
          </table:table-cell>
          <table:table-cell office:value-type="float" office:value="0.737770163074286">
            <text:p>0.7377701631</text:p>
          </table:table-cell>
          <table:table-cell office:value-type="float" office:value="0.737233132597119">
            <text:p>0.7372331326</text:p>
          </table:table-cell>
          <table:table-cell office:value-type="float" office:value="0.741860787720984">
            <text:p>0.7418607877</text:p>
          </table:table-cell>
          <table:table-cell office:value-type="float" office:value="0.780602423923695">
            <text:p>0.7806024239</text:p>
          </table:table-cell>
          <table:table-cell office:value-type="float" office:value="0.651819769694717">
            <text:p>0.6518197697</text:p>
          </table:table-cell>
          <table:table-cell office:value-type="float" office:value="0.766495409167035">
            <text:p>0.7664954092</text:p>
          </table:table-cell>
          <table:table-cell office:value-type="float" office:value="0.776155559022031">
            <text:p>0.776155559</text:p>
          </table:table-cell>
          <table:table-cell table:number-columns-repeated="2"/>
        </table:table-row>
        <table:table-row table:style-name="ro1">
          <table:table-cell office:value-type="float" office:value="0.848541459464923">
            <text:p>0.8485414595</text:p>
          </table:table-cell>
          <table:table-cell office:value-type="float" office:value="0.792627692259563">
            <text:p>0.7926276923</text:p>
          </table:table-cell>
          <table:table-cell office:value-type="float" office:value="0.815860386927421">
            <text:p>0.8158603869</text:p>
          </table:table-cell>
          <table:table-cell office:value-type="float" office:value="0.754962449081811">
            <text:p>0.7549624491</text:p>
          </table:table-cell>
          <table:table-cell office:value-type="float" office:value="0.9303433415052">
            <text:p>0.9303433415</text:p>
          </table:table-cell>
          <table:table-cell office:value-type="float" office:value="0.666758167627755">
            <text:p>0.6667581676</text:p>
          </table:table-cell>
          <table:table-cell office:value-type="float" office:value="0.805829699808154">
            <text:p>0.8058296998</text:p>
          </table:table-cell>
          <table:table-cell office:value-type="float" office:value="0.803863486750571">
            <text:p>0.8038634868</text:p>
          </table:table-cell>
          <table:table-cell office:value-type="float" office:value="0.835162933639434">
            <text:p>0.8351629336</text:p>
          </table:table-cell>
          <table:table-cell office:value-type="float" office:value="0.855112040584389">
            <text:p>0.8551120406</text:p>
          </table:table-cell>
          <table:table-cell table:number-columns-repeated="2"/>
        </table:table-row>
        <table:table-row table:style-name="ro1">
          <table:table-cell office:value-type="float" office:value="0.371099313037931">
            <text:p>0.371099313</text:p>
          </table:table-cell>
          <table:table-cell office:value-type="float" office:value="0.951937002684093">
            <text:p>0.9519370027</text:p>
          </table:table-cell>
          <table:table-cell office:value-type="float" office:value="0.634780966153212">
            <text:p>0.6347809662</text:p>
          </table:table-cell>
          <table:table-cell office:value-type="float" office:value="0.740800598175056">
            <text:p>0.7408005982</text:p>
          </table:table-cell>
          <table:table-cell office:value-type="float" office:value="0.955343021748148">
            <text:p>0.9553430217</text:p>
          </table:table-cell>
          <table:table-cell office:value-type="float" office:value="0.714968073349777">
            <text:p>0.7149680733</text:p>
          </table:table-cell>
          <table:table-cell office:value-type="float" office:value="0.528551671752805">
            <text:p>0.5285516718</text:p>
          </table:table-cell>
          <table:table-cell office:value-type="float" office:value="0.687405309027873">
            <text:p>0.687405309</text:p>
          </table:table-cell>
          <table:table-cell office:value-type="float" office:value="0.794584062646493">
            <text:p>0.7945840626</text:p>
          </table:table-cell>
          <table:table-cell office:value-type="float" office:value="0.686385406030667">
            <text:p>0.686385406</text:p>
          </table:table-cell>
          <table:table-cell table:number-columns-repeated="2"/>
        </table:table-row>
        <table:table-row table:style-name="ro1">
          <table:table-cell office:value-type="float" office:value="0.767437645624681">
            <text:p>0.7674376456</text:p>
          </table:table-cell>
          <table:table-cell office:value-type="float" office:value="0.861902568745063">
            <text:p>0.8619025687</text:p>
          </table:table-cell>
          <table:table-cell office:value-type="float" office:value="0.710772003485735">
            <text:p>0.7107720035</text:p>
          </table:table-cell>
          <table:table-cell office:value-type="float" office:value="0.789572295579878">
            <text:p>0.7895722956</text:p>
          </table:table-cell>
          <table:table-cell office:value-type="float" office:value="0.847053818278958">
            <text:p>0.8470538183</text:p>
          </table:table-cell>
          <table:table-cell office:value-type="float" office:value="0.759285266348132">
            <text:p>0.7592852663</text:p>
          </table:table-cell>
          <table:table-cell office:value-type="float" office:value="0.860394198571253">
            <text:p>0.8603941986</text:p>
          </table:table-cell>
          <table:table-cell office:value-type="float" office:value="0.697772270033792">
            <text:p>0.69777227</text:p>
          </table:table-cell>
          <table:table-cell office:value-type="float" office:value="0.823091648035761">
            <text:p>0.823091648</text:p>
          </table:table-cell>
          <table:table-cell office:value-type="float" office:value="0.742993530056392">
            <text:p>0.7429935301</text:p>
          </table:table-cell>
          <table:table-cell table:number-columns-repeated="2"/>
        </table:table-row>
        <table:table-row table:style-name="ro1">
          <table:table-cell office:value-type="float" office:value="0.762924671017246">
            <text:p>0.762924671</text:p>
          </table:table-cell>
          <table:table-cell office:value-type="float" office:value="0.792815731466382">
            <text:p>0.7928157315</text:p>
          </table:table-cell>
          <table:table-cell office:value-type="float" office:value="0.767410499996041">
            <text:p>0.7674105</text:p>
          </table:table-cell>
          <table:table-cell office:value-type="float" office:value="0.721243392060398">
            <text:p>0.7212433921</text:p>
          </table:table-cell>
          <table:table-cell office:value-type="float" office:value="0.689947882514501">
            <text:p>0.6899478825</text:p>
          </table:table-cell>
          <table:table-cell office:value-type="float" office:value="0.858071277344451">
            <text:p>0.8580712773</text:p>
          </table:table-cell>
          <table:table-cell office:value-type="float" office:value="0.846140839055296">
            <text:p>0.8461408391</text:p>
          </table:table-cell>
          <table:table-cell office:value-type="float" office:value="0.734595086982282">
            <text:p>0.734595087</text:p>
          </table:table-cell>
          <table:table-cell office:value-type="float" office:value="0.938968476297991">
            <text:p>0.9389684763</text:p>
          </table:table-cell>
          <table:table-cell office:value-type="float" office:value="0.763006405888826">
            <text:p>0.7630064059</text:p>
          </table:table-cell>
          <table:table-cell table:number-columns-repeated="2"/>
        </table:table-row>
        <table:table-row table:style-name="ro1">
          <table:table-cell office:value-type="float" office:value="0.854199653001695">
            <text:p>0.854199653</text:p>
          </table:table-cell>
          <table:table-cell office:value-type="float" office:value="0.895439654290345">
            <text:p>0.8954396543</text:p>
          </table:table-cell>
          <table:table-cell office:value-type="float" office:value="0.792323076623017">
            <text:p>0.7923230766</text:p>
          </table:table-cell>
          <table:table-cell office:value-type="float" office:value="0.841299633998767">
            <text:p>0.841299634</text:p>
          </table:table-cell>
          <table:table-cell office:value-type="float" office:value="0.871693376515636">
            <text:p>0.8716933765</text:p>
          </table:table-cell>
          <table:table-cell office:value-type="float" office:value="0.868847227037061">
            <text:p>0.868847227</text:p>
          </table:table-cell>
          <table:table-cell office:value-type="float" office:value="0.835275991878819">
            <text:p>0.8352759919</text:p>
          </table:table-cell>
          <table:table-cell office:value-type="float" office:value="0.875135353021447">
            <text:p>0.875135353</text:p>
          </table:table-cell>
          <table:table-cell office:value-type="float" office:value="0.864887871150523">
            <text:p>0.8648878712</text:p>
          </table:table-cell>
          <table:table-cell office:value-type="float" office:value="0.875053823189088">
            <text:p>0.8750538232</text:p>
          </table:table-cell>
          <table:table-cell table:number-columns-repeated="2"/>
        </table:table-row>
        <table:table-row table:style-name="ro1">
          <table:table-cell office:value-type="float" office:value="0.978804413955725">
            <text:p>0.978804414</text:p>
          </table:table-cell>
          <table:table-cell office:value-type="float" office:value="0.774247263714696">
            <text:p>0.7742472637</text:p>
          </table:table-cell>
          <table:table-cell office:value-type="float" office:value="0.933436985645522">
            <text:p>0.9334369856</text:p>
          </table:table-cell>
          <table:table-cell office:value-type="float" office:value="0.843149611859546">
            <text:p>0.8431496119</text:p>
          </table:table-cell>
          <table:table-cell office:value-type="float" office:value="0.763415148184911">
            <text:p>0.7634151482</text:p>
          </table:table-cell>
          <table:table-cell office:value-type="float" office:value="0.830002818073742">
            <text:p>0.8300028181</text:p>
          </table:table-cell>
          <table:table-cell office:value-type="float" office:value="0.988957314855579">
            <text:p>0.9889573149</text:p>
          </table:table-cell>
          <table:table-cell office:value-type="float" office:value="0.856637756781164">
            <text:p>0.8566377568</text:p>
          </table:table-cell>
          <table:table-cell office:value-type="float" office:value="0.742746417961107">
            <text:p>0.742746418</text:p>
          </table:table-cell>
          <table:table-cell office:value-type="float" office:value="0.7891008087781">
            <text:p>0.7891008088</text:p>
          </table:table-cell>
          <table:table-cell table:number-columns-repeated="2"/>
        </table:table-row>
        <table:table-row table:style-name="ro1">
          <table:table-cell office:value-type="float" office:value="0.811110191629444">
            <text:p>0.8111101916</text:p>
          </table:table-cell>
          <table:table-cell office:value-type="float" office:value="0.823009423883495">
            <text:p>0.8230094239</text:p>
          </table:table-cell>
          <table:table-cell office:value-type="float" office:value="0.832717770755452">
            <text:p>0.8327177708</text:p>
          </table:table-cell>
          <table:table-cell office:value-type="float" office:value="0.883453208495544">
            <text:p>0.8834532085</text:p>
          </table:table-cell>
          <table:table-cell office:value-type="float" office:value="0.77689368327429">
            <text:p>0.7768936833</text:p>
          </table:table-cell>
          <table:table-cell office:value-type="float" office:value="0.768794814351676">
            <text:p>0.7687948144</text:p>
          </table:table-cell>
          <table:table-cell office:value-type="float" office:value="0.786578707493862">
            <text:p>0.7865787075</text:p>
          </table:table-cell>
          <table:table-cell office:value-type="float" office:value="0.882622973074511">
            <text:p>0.8826229731</text:p>
          </table:table-cell>
          <table:table-cell office:value-type="float" office:value="0.834275760690281">
            <text:p>0.8342757607</text:p>
          </table:table-cell>
          <table:table-cell office:value-type="float" office:value="0.846127655307317">
            <text:p>0.8461276553</text:p>
          </table:table-cell>
          <table:table-cell table:number-columns-repeated="2"/>
        </table:table-row>
        <table:table-row table:style-name="ro1">
          <table:table-cell office:value-type="float" office:value="0.723584094696113">
            <text:p>0.7235840947</text:p>
          </table:table-cell>
          <table:table-cell office:value-type="float" office:value="0.808692696592482">
            <text:p>0.8086926966</text:p>
          </table:table-cell>
          <table:table-cell office:value-type="float" office:value="0.8747193968496">
            <text:p>0.8747193968</text:p>
          </table:table-cell>
          <table:table-cell office:value-type="float" office:value="0.93033461155667">
            <text:p>0.9303346116</text:p>
          </table:table-cell>
          <table:table-cell office:value-type="float" office:value="0.809636779792428">
            <text:p>0.8096367798</text:p>
          </table:table-cell>
          <table:table-cell office:value-type="float" office:value="0.723587861007767">
            <text:p>0.723587861</text:p>
          </table:table-cell>
          <table:table-cell office:value-type="float" office:value="0.80904746807446">
            <text:p>0.8090474681</text:p>
          </table:table-cell>
          <table:table-cell office:value-type="float" office:value="0.709022687337705">
            <text:p>0.7090226873</text:p>
          </table:table-cell>
          <table:table-cell office:value-type="float" office:value="0.77839387911753">
            <text:p>0.7783938791</text:p>
          </table:table-cell>
          <table:table-cell office:value-type="float" office:value="0.945364461457019">
            <text:p>0.9453644615</text:p>
          </table:table-cell>
          <table:table-cell table:number-columns-repeated="2"/>
        </table:table-row>
        <table:table-row table:style-name="ro1">
          <table:table-cell office:value-type="float" office:value="0.728773028933229">
            <text:p>0.7287730289</text:p>
          </table:table-cell>
          <table:table-cell office:value-type="float" office:value="0.880045748830069">
            <text:p>0.8800457488</text:p>
          </table:table-cell>
          <table:table-cell office:value-type="float" office:value="0.746027318138205">
            <text:p>0.7460273181</text:p>
          </table:table-cell>
          <table:table-cell office:value-type="float" office:value="0.834638523718222">
            <text:p>0.8346385237</text:p>
          </table:table-cell>
          <table:table-cell office:value-type="float" office:value="0.725874969394118">
            <text:p>0.7258749694</text:p>
          </table:table-cell>
          <table:table-cell office:value-type="float" office:value="0.850455153972203">
            <text:p>0.850455154</text:p>
          </table:table-cell>
          <table:table-cell office:value-type="float" office:value="0.871823192960548">
            <text:p>0.871823193</text:p>
          </table:table-cell>
          <table:table-cell office:value-type="float" office:value="0.70098986350114">
            <text:p>0.7009898635</text:p>
          </table:table-cell>
          <table:table-cell office:value-type="float" office:value="0.85377166759846">
            <text:p>0.8537716676</text:p>
          </table:table-cell>
          <table:table-cell office:value-type="float" office:value="0.752300753155798">
            <text:p>0.7523007532</text:p>
          </table:table-cell>
          <table:table-cell table:number-columns-repeated="2"/>
        </table:table-row>
        <table:table-row table:style-name="ro1">
          <table:table-cell office:value-type="float" office:value="0.820949212089469">
            <text:p>0.8209492121</text:p>
          </table:table-cell>
          <table:table-cell office:value-type="float" office:value="0.815325587381274">
            <text:p>0.8153255874</text:p>
          </table:table-cell>
          <table:table-cell office:value-type="float" office:value="0.804780980069236">
            <text:p>0.8047809801</text:p>
          </table:table-cell>
          <table:table-cell office:value-type="float" office:value="0.891868264353641">
            <text:p>0.8918682644</text:p>
          </table:table-cell>
          <table:table-cell office:value-type="float" office:value="0.806824521810118">
            <text:p>0.8068245218</text:p>
          </table:table-cell>
          <table:table-cell office:value-type="float" office:value="0.831578636988059">
            <text:p>0.831578637</text:p>
          </table:table-cell>
          <table:table-cell office:value-type="float" office:value="0.741849648890347">
            <text:p>0.7418496489</text:p>
          </table:table-cell>
          <table:table-cell office:value-type="float" office:value="0.842954168259284">
            <text:p>0.8429541683</text:p>
          </table:table-cell>
          <table:table-cell office:value-type="float" office:value="0.721306534026108">
            <text:p>0.721306534</text:p>
          </table:table-cell>
          <table:table-cell office:value-type="float" office:value="0.831222490034185">
            <text:p>0.83122249</text:p>
          </table:table-cell>
          <table:table-cell table:number-columns-repeated="2"/>
        </table:table-row>
        <table:table-row table:style-name="ro1">
          <table:table-cell office:value-type="float" office:value="0.856987241036689">
            <text:p>0.856987241</text:p>
          </table:table-cell>
          <table:table-cell office:value-type="float" office:value="0.841169766422881">
            <text:p>0.8411697664</text:p>
          </table:table-cell>
          <table:table-cell office:value-type="float" office:value="0.821344071607055">
            <text:p>0.8213440716</text:p>
          </table:table-cell>
          <table:table-cell office:value-type="float" office:value="0.803713740832807">
            <text:p>0.8037137408</text:p>
          </table:table-cell>
          <table:table-cell office:value-type="float" office:value="0.887664400225317">
            <text:p>0.8876644002</text:p>
          </table:table-cell>
          <table:table-cell office:value-type="float" office:value="0.860512715586952">
            <text:p>0.8605127156</text:p>
          </table:table-cell>
          <table:table-cell office:value-type="float" office:value="0.857820725268076">
            <text:p>0.8578207253</text:p>
          </table:table-cell>
          <table:table-cell office:value-type="float" office:value="0.874322511478487">
            <text:p>0.8743225115</text:p>
          </table:table-cell>
          <table:table-cell office:value-type="float" office:value="0.865082095727572">
            <text:p>0.8650820957</text:p>
          </table:table-cell>
          <table:table-cell office:value-type="float" office:value="0.850780082422624">
            <text:p>0.8507800824</text:p>
          </table:table-cell>
          <table:table-cell table:number-columns-repeated="2"/>
        </table:table-row>
        <table:table-row table:style-name="ro1">
          <table:table-cell office:value-type="float" office:value="0.748315521406383">
            <text:p>0.7483155214</text:p>
          </table:table-cell>
          <table:table-cell office:value-type="float" office:value="0.445521253358179">
            <text:p>0.4455212534</text:p>
          </table:table-cell>
          <table:table-cell office:value-type="float" office:value="0.465864288428528">
            <text:p>0.4658642884</text:p>
          </table:table-cell>
          <table:table-cell office:value-type="float" office:value="0.64877952878076">
            <text:p>0.6487795288</text:p>
          </table:table-cell>
          <table:table-cell office:value-type="float" office:value="0.526206570895107">
            <text:p>0.5262065709</text:p>
          </table:table-cell>
          <table:table-cell office:value-type="float" office:value="0.426206575034389">
            <text:p>0.426206575</text:p>
          </table:table-cell>
          <table:table-cell office:value-type="float" office:value="0.567096696385973">
            <text:p>0.5670966964</text:p>
          </table:table-cell>
          <table:table-cell office:value-type="float" office:value="0.730128744629254">
            <text:p>0.7301287446</text:p>
          </table:table-cell>
          <table:table-cell office:value-type="float" office:value="0.485670836127749">
            <text:p>0.4856708361</text:p>
          </table:table-cell>
          <table:table-cell office:value-type="float" office:value="0.485539842610794">
            <text:p>0.4855398426</text:p>
          </table:table-cell>
          <table:table-cell table:number-columns-repeated="2"/>
        </table:table-row>
        <table:table-row table:style-name="ro1">
          <table:table-cell office:value-type="float" office:value="0.86975156033836">
            <text:p>0.8697515603</text:p>
          </table:table-cell>
          <table:table-cell office:value-type="float" office:value="0.707369174404199">
            <text:p>0.7073691744</text:p>
          </table:table-cell>
          <table:table-cell office:value-type="float" office:value="0.710102540611826">
            <text:p>0.7101025406</text:p>
          </table:table-cell>
          <table:table-cell office:value-type="float" office:value="0.765850937882329">
            <text:p>0.7658509379</text:p>
          </table:table-cell>
          <table:table-cell office:value-type="float" office:value="0.863940503516537">
            <text:p>0.8639405035</text:p>
          </table:table-cell>
          <table:table-cell office:value-type="float" office:value="0.792974218995434">
            <text:p>0.792974219</text:p>
          </table:table-cell>
          <table:table-cell office:value-type="float" office:value="0.731442284755133">
            <text:p>0.7314422848</text:p>
          </table:table-cell>
          <table:table-cell office:value-type="float" office:value="0.725743937262314">
            <text:p>0.7257439373</text:p>
          </table:table-cell>
          <table:table-cell office:value-type="float" office:value="0.664545212318588">
            <text:p>0.6645452123</text:p>
          </table:table-cell>
          <table:table-cell office:value-type="float" office:value="0.826742194577624">
            <text:p>0.8267421946</text:p>
          </table:table-cell>
          <table:table-cell table:number-columns-repeated="2"/>
        </table:table-row>
        <table:table-row table:style-name="ro1">
          <table:table-cell office:value-type="float" office:value="0.766636866486586">
            <text:p>0.7666368665</text:p>
          </table:table-cell>
          <table:table-cell office:value-type="float" office:value="0.793597395561003">
            <text:p>0.7935973956</text:p>
          </table:table-cell>
          <table:table-cell office:value-type="float" office:value="0.727710248050906">
            <text:p>0.7277102481</text:p>
          </table:table-cell>
          <table:table-cell office:value-type="float" office:value="0.762470416813655">
            <text:p>0.7624704168</text:p>
          </table:table-cell>
          <table:table-cell office:value-type="float" office:value="0.871744822560438">
            <text:p>0.8717448226</text:p>
          </table:table-cell>
          <table:table-cell office:value-type="float" office:value="0.763399604478236">
            <text:p>0.7633996045</text:p>
          </table:table-cell>
          <table:table-cell office:value-type="float" office:value="0.850620532079147">
            <text:p>0.8506205321</text:p>
          </table:table-cell>
          <table:table-cell office:value-type="float" office:value="0.745961443924491">
            <text:p>0.7459614439</text:p>
          </table:table-cell>
          <table:table-cell office:value-type="float" office:value="0.825570143845714">
            <text:p>0.8255701438</text:p>
          </table:table-cell>
          <table:table-cell office:value-type="float" office:value="0.677246648341536">
            <text:p>0.6772466483</text:p>
          </table:table-cell>
          <table:table-cell table:number-columns-repeated="2"/>
        </table:table-row>
        <table:table-row table:style-name="ro1">
          <table:table-cell office:value-type="float" office:value="0.996132439709917">
            <text:p>0.9961324397</text:p>
          </table:table-cell>
          <table:table-cell office:value-type="float" office:value="0.884595576063269">
            <text:p>0.8845955761</text:p>
          </table:table-cell>
          <table:table-cell office:value-type="float" office:value="0.803642608093949">
            <text:p>0.8036426081</text:p>
          </table:table-cell>
          <table:table-cell office:value-type="float" office:value="0.768521885853038">
            <text:p>0.7685218859</text:p>
          </table:table-cell>
          <table:table-cell office:value-type="float" office:value="0.863868938274289">
            <text:p>0.8638689383</text:p>
          </table:table-cell>
          <table:table-cell office:value-type="float" office:value="0.890083861213912">
            <text:p>0.8900838612</text:p>
          </table:table-cell>
          <table:table-cell office:value-type="float" office:value="0.779423554009286">
            <text:p>0.779423554</text:p>
          </table:table-cell>
          <table:table-cell office:value-type="float" office:value="0.843067592151217">
            <text:p>0.8430675922</text:p>
          </table:table-cell>
          <table:table-cell office:value-type="float" office:value="0.819467613377862">
            <text:p>0.8194676134</text:p>
          </table:table-cell>
          <table:table-cell office:value-type="float" office:value="0.868017902562724">
            <text:p>0.8680179026</text:p>
          </table:table-cell>
          <table:table-cell table:number-columns-repeated="2"/>
        </table:table-row>
        <table:table-row table:style-name="ro1">
          <table:table-cell office:value-type="float" office:value="0.695414522699705">
            <text:p>0.6954145227</text:p>
          </table:table-cell>
          <table:table-cell office:value-type="float" office:value="0.728029551052418">
            <text:p>0.7280295511</text:p>
          </table:table-cell>
          <table:table-cell office:value-type="float" office:value="0.751806628599684">
            <text:p>0.7518066286</text:p>
          </table:table-cell>
          <table:table-cell office:value-type="float" office:value="0.933136611823361">
            <text:p>0.9331366118</text:p>
          </table:table-cell>
          <table:table-cell office:value-type="float" office:value="0.914940848144423">
            <text:p>0.9149408481</text:p>
          </table:table-cell>
          <table:table-cell office:value-type="float" office:value="0.928275257180164">
            <text:p>0.9282752572</text:p>
          </table:table-cell>
          <table:table-cell office:value-type="float" office:value="0.675675686975477">
            <text:p>0.675675687</text:p>
          </table:table-cell>
          <table:table-cell office:value-type="float" office:value="0.747279907309113">
            <text:p>0.7472799073</text:p>
          </table:table-cell>
          <table:table-cell office:value-type="float" office:value="0.764377859109202">
            <text:p>0.7643778591</text:p>
          </table:table-cell>
          <table:table-cell office:value-type="float" office:value="0.785443289558015">
            <text:p>0.7854432896</text:p>
          </table:table-cell>
          <table:table-cell table:number-columns-repeated="2"/>
        </table:table-row>
        <table:table-row table:style-name="ro1">
          <table:table-cell office:value-type="float" office:value="0.750967360680724">
            <text:p>0.7509673607</text:p>
          </table:table-cell>
          <table:table-cell office:value-type="float" office:value="0.803089016641862">
            <text:p>0.8030890166</text:p>
          </table:table-cell>
          <table:table-cell office:value-type="float" office:value="0.881598958025047">
            <text:p>0.881598958</text:p>
          </table:table-cell>
          <table:table-cell office:value-type="float" office:value="0.680983006722672">
            <text:p>0.6809830067</text:p>
          </table:table-cell>
          <table:table-cell office:value-type="float" office:value="0.799206764582551">
            <text:p>0.7992067646</text:p>
          </table:table-cell>
          <table:table-cell office:value-type="float" office:value="0.77807161311797">
            <text:p>0.7780716131</text:p>
          </table:table-cell>
          <table:table-cell office:value-type="float" office:value="0.732658782099179">
            <text:p>0.7326587821</text:p>
          </table:table-cell>
          <table:table-cell office:value-type="float" office:value="0.861379684027236">
            <text:p>0.861379684</text:p>
          </table:table-cell>
          <table:table-cell office:value-type="float" office:value="0.740003524864268">
            <text:p>0.7400035249</text:p>
          </table:table-cell>
          <table:table-cell office:value-type="float" office:value="0.771590906843031">
            <text:p>0.7715909068</text:p>
          </table:table-cell>
          <table:table-cell table:number-columns-repeated="2"/>
        </table:table-row>
        <table:table-row table:style-name="ro1">
          <table:table-cell office:value-type="float" office:value="0.738428457214296">
            <text:p>0.7384284572</text:p>
          </table:table-cell>
          <table:table-cell office:value-type="float" office:value="0.790412684713088">
            <text:p>0.7904126847</text:p>
          </table:table-cell>
          <table:table-cell office:value-type="float" office:value="0.692188406767016">
            <text:p>0.6921884068</text:p>
          </table:table-cell>
          <table:table-cell office:value-type="float" office:value="0.786071066066407">
            <text:p>0.7860710661</text:p>
          </table:table-cell>
          <table:table-cell office:value-type="float" office:value="0.736251781906131">
            <text:p>0.7362517819</text:p>
          </table:table-cell>
          <table:table-cell office:value-type="float" office:value="0.79656770532706">
            <text:p>0.7965677053</text:p>
          </table:table-cell>
          <table:table-cell office:value-type="float" office:value="0.829197122047992">
            <text:p>0.829197122</text:p>
          </table:table-cell>
          <table:table-cell office:value-type="float" office:value="0.81002197800978">
            <text:p>0.810021978</text:p>
          </table:table-cell>
          <table:table-cell office:value-type="float" office:value="0.750841739481095">
            <text:p>0.7508417395</text:p>
          </table:table-cell>
          <table:table-cell office:value-type="float" office:value="0.743578806668557">
            <text:p>0.7435788067</text:p>
          </table:table-cell>
          <table:table-cell table:number-columns-repeated="2"/>
        </table:table-row>
        <table:table-row table:style-name="ro1">
          <table:table-cell office:value-type="float" office:value="0.82864271426049">
            <text:p>0.8286427143</text:p>
          </table:table-cell>
          <table:table-cell office:value-type="float" office:value="0.805714934038246">
            <text:p>0.805714934</text:p>
          </table:table-cell>
          <table:table-cell office:value-type="float" office:value="0.786843644096266">
            <text:p>0.7868436441</text:p>
          </table:table-cell>
          <table:table-cell office:value-type="float" office:value="0.72457049328369">
            <text:p>0.7245704933</text:p>
          </table:table-cell>
          <table:table-cell office:value-type="float" office:value="0.809366460728119">
            <text:p>0.8093664607</text:p>
          </table:table-cell>
          <table:table-cell office:value-type="float" office:value="0.731349896420659">
            <text:p>0.7313498964</text:p>
          </table:table-cell>
          <table:table-cell office:value-type="float" office:value="0.706444525523687">
            <text:p>0.7064445255</text:p>
          </table:table-cell>
          <table:table-cell office:value-type="float" office:value="0.74274815765729">
            <text:p>0.7427481577</text:p>
          </table:table-cell>
          <table:table-cell office:value-type="float" office:value="0.773453146411438">
            <text:p>0.7734531464</text:p>
          </table:table-cell>
          <table:table-cell office:value-type="float" office:value="0.804639460221421">
            <text:p>0.8046394602</text:p>
          </table:table-cell>
          <table:table-cell table:number-columns-repeated="2"/>
        </table:table-row>
        <table:table-row table:style-name="ro1">
          <table:table-cell office:value-type="float" office:value="0.856744323987702">
            <text:p>0.856744324</text:p>
          </table:table-cell>
          <table:table-cell office:value-type="float" office:value="0.889181217712342">
            <text:p>0.8891812177</text:p>
          </table:table-cell>
          <table:table-cell office:value-type="float" office:value="0.845748222422565">
            <text:p>0.8457482224</text:p>
          </table:table-cell>
          <table:table-cell office:value-type="float" office:value="0.845797677884563">
            <text:p>0.8457976779</text:p>
          </table:table-cell>
          <table:table-cell office:value-type="float" office:value="0.942543032814438">
            <text:p>0.9425430328</text:p>
          </table:table-cell>
          <table:table-cell office:value-type="float" office:value="0.824751469588857">
            <text:p>0.8247514696</text:p>
          </table:table-cell>
          <table:table-cell office:value-type="float" office:value="0.695367176860655">
            <text:p>0.6953671769</text:p>
          </table:table-cell>
          <table:table-cell office:value-type="float" office:value="0.93080194880495">
            <text:p>0.9308019488</text:p>
          </table:table-cell>
          <table:table-cell office:value-type="float" office:value="0.857049691148259">
            <text:p>0.8570496911</text:p>
          </table:table-cell>
          <table:table-cell office:value-type="float" office:value="0.589151893497017">
            <text:p>0.5891518935</text:p>
          </table:table-cell>
          <table:table-cell table:number-columns-repeated="2"/>
        </table:table-row>
        <table:table-row table:style-name="ro1">
          <table:table-cell office:value-type="float" office:value="0.824958087880055">
            <text:p>0.8249580879</text:p>
          </table:table-cell>
          <table:table-cell office:value-type="float" office:value="0.852184269946206">
            <text:p>0.8521842699</text:p>
          </table:table-cell>
          <table:table-cell office:value-type="float" office:value="0.908337252637513">
            <text:p>0.9083372526</text:p>
          </table:table-cell>
          <table:table-cell office:value-type="float" office:value="0.849888914949587">
            <text:p>0.8498889149</text:p>
          </table:table-cell>
          <table:table-cell office:value-type="float" office:value="0.682352555568894">
            <text:p>0.6823525556</text:p>
          </table:table-cell>
          <table:table-cell office:value-type="float" office:value="0.786866209592512">
            <text:p>0.7868662096</text:p>
          </table:table-cell>
          <table:table-cell office:value-type="float" office:value="0.768129550563634">
            <text:p>0.7681295506</text:p>
          </table:table-cell>
          <table:table-cell office:value-type="float" office:value="0.855862460594996">
            <text:p>0.8558624606</text:p>
          </table:table-cell>
          <table:table-cell office:value-type="float" office:value="0.922761681291412">
            <text:p>0.9227616813</text:p>
          </table:table-cell>
          <table:table-cell office:value-type="float" office:value="0.808478978976245">
            <text:p>0.808478979</text:p>
          </table:table-cell>
          <table:table-cell table:number-columns-repeated="2"/>
        </table:table-row>
        <table:table-row table:style-name="ro1">
          <table:table-cell office:value-type="float" office:value="0.892933760407923">
            <text:p>0.8929337604</text:p>
          </table:table-cell>
          <table:table-cell office:value-type="float" office:value="0.899075843583256">
            <text:p>0.8990758436</text:p>
          </table:table-cell>
          <table:table-cell office:value-type="float" office:value="0.802353924666767">
            <text:p>0.8023539247</text:p>
          </table:table-cell>
          <table:table-cell office:value-type="float" office:value="0.858138855735133">
            <text:p>0.8581388557</text:p>
          </table:table-cell>
          <table:table-cell office:value-type="float" office:value="0.647699650686133">
            <text:p>0.6476996507</text:p>
          </table:table-cell>
          <table:table-cell office:value-type="float" office:value="0.881487212958901">
            <text:p>0.881487213</text:p>
          </table:table-cell>
          <table:table-cell office:value-type="float" office:value="0.833949817695232">
            <text:p>0.8339498177</text:p>
          </table:table-cell>
          <table:table-cell office:value-type="float" office:value="0.794474787973158">
            <text:p>0.794474788</text:p>
          </table:table-cell>
          <table:table-cell office:value-type="float" office:value="0.735019394655235">
            <text:p>0.7350193947</text:p>
          </table:table-cell>
          <table:table-cell office:value-type="float" office:value="0.882709248999774">
            <text:p>0.882709249</text:p>
          </table:table-cell>
          <table:table-cell table:number-columns-repeated="2"/>
        </table:table-row>
        <table:table-row table:style-name="ro1">
          <table:table-cell office:value-type="float" office:value="0.883550358677651">
            <text:p>0.8835503587</text:p>
          </table:table-cell>
          <table:table-cell office:value-type="float" office:value="0.871633080853655">
            <text:p>0.8716330809</text:p>
          </table:table-cell>
          <table:table-cell office:value-type="float" office:value="0.833538929058168">
            <text:p>0.8335389291</text:p>
          </table:table-cell>
          <table:table-cell office:value-type="float" office:value="0.879105331362306">
            <text:p>0.8791053314</text:p>
          </table:table-cell>
          <table:table-cell office:value-type="float" office:value="0.837904436179906">
            <text:p>0.8379044362</text:p>
          </table:table-cell>
          <table:table-cell office:value-type="float" office:value="0.840057843959443">
            <text:p>0.840057844</text:p>
          </table:table-cell>
          <table:table-cell office:value-type="float" office:value="0.725823921919624">
            <text:p>0.7258239219</text:p>
          </table:table-cell>
          <table:table-cell office:value-type="float" office:value="0.796192144140322">
            <text:p>0.7961921441</text:p>
          </table:table-cell>
          <table:table-cell office:value-type="float" office:value="0.875633889212904">
            <text:p>0.8756338892</text:p>
          </table:table-cell>
          <table:table-cell office:value-type="float" office:value="0.824988230561406">
            <text:p>0.8249882306</text:p>
          </table:table-cell>
          <table:table-cell table:number-columns-repeated="2"/>
        </table:table-row>
        <table:table-row table:style-name="ro1">
          <table:table-cell office:value-type="float" office:value="0.853824169751832">
            <text:p>0.8538241698</text:p>
          </table:table-cell>
          <table:table-cell office:value-type="float" office:value="0.980727037173208">
            <text:p>0.9807270372</text:p>
          </table:table-cell>
          <table:table-cell office:value-type="float" office:value="1.07944802389433">
            <text:p>1.0794480239</text:p>
          </table:table-cell>
          <table:table-cell office:value-type="float" office:value="0.972183185332462">
            <text:p>0.9721831853</text:p>
          </table:table-cell>
          <table:table-cell office:value-type="float" office:value="0.882352895259805">
            <text:p>0.8823528953</text:p>
          </table:table-cell>
          <table:table-cell office:value-type="float" office:value="0.685333717542367">
            <text:p>0.6853337175</text:p>
          </table:table-cell>
          <table:table-cell office:value-type="float" office:value="1.02629365802996">
            <text:p>1.026293658</text:p>
          </table:table-cell>
          <table:table-cell office:value-type="float" office:value="0.899566210867623">
            <text:p>0.8995662109</text:p>
          </table:table-cell>
          <table:table-cell office:value-type="float" office:value="0.971935409120484">
            <text:p>0.9719354091</text:p>
          </table:table-cell>
          <table:table-cell office:value-type="float" office:value="0.684170064384873">
            <text:p>0.6841700644</text:p>
          </table:table-cell>
          <table:table-cell table:number-columns-repeated="2"/>
        </table:table-row>
        <table:table-row table:style-name="ro1">
          <table:table-cell office:value-type="float" office:value="0.725257723344984">
            <text:p>0.7252577233</text:p>
          </table:table-cell>
          <table:table-cell office:value-type="float" office:value="0.707535355243272">
            <text:p>0.7075353552</text:p>
          </table:table-cell>
          <table:table-cell office:value-type="float" office:value="0.806212796316083">
            <text:p>0.8062127963</text:p>
          </table:table-cell>
          <table:table-cell office:value-type="float" office:value="0.772416195352087">
            <text:p>0.7724161954</text:p>
          </table:table-cell>
          <table:table-cell office:value-type="float" office:value="0.745551551296175">
            <text:p>0.7455515513</text:p>
          </table:table-cell>
          <table:table-cell office:value-type="float" office:value="0.729148853542932">
            <text:p>0.7291488535</text:p>
          </table:table-cell>
          <table:table-cell office:value-type="float" office:value="0.799020878760687">
            <text:p>0.7990208788</text:p>
          </table:table-cell>
          <table:table-cell office:value-type="float" office:value="0.693834978359723">
            <text:p>0.6938349784</text:p>
          </table:table-cell>
          <table:table-cell office:value-type="float" office:value="0.69217293105748">
            <text:p>0.6921729311</text:p>
          </table:table-cell>
          <table:table-cell office:value-type="float" office:value="0.785015777066616">
            <text:p>0.7850157771</text:p>
          </table:table-cell>
          <table:table-cell table:number-columns-repeated="2"/>
        </table:table-row>
        <table:table-row table:style-name="ro1">
          <table:table-cell office:value-type="float" office:value="0.727273533918527">
            <text:p>0.7272735339</text:p>
          </table:table-cell>
          <table:table-cell office:value-type="float" office:value="0.79106621897722">
            <text:p>0.791066219</text:p>
          </table:table-cell>
          <table:table-cell office:value-type="float" office:value="0.70010505678849">
            <text:p>0.7001050568</text:p>
          </table:table-cell>
          <table:table-cell office:value-type="float" office:value="0.907298030934015">
            <text:p>0.9072980309</text:p>
          </table:table-cell>
          <table:table-cell office:value-type="float" office:value="0.842065795582326">
            <text:p>0.8420657956</text:p>
          </table:table-cell>
          <table:table-cell office:value-type="float" office:value="0.906529942075111">
            <text:p>0.9065299421</text:p>
          </table:table-cell>
          <table:table-cell office:value-type="float" office:value="0.583890945171078">
            <text:p>0.5838909452</text:p>
          </table:table-cell>
          <table:table-cell office:value-type="float" office:value="0.933803070434487">
            <text:p>0.9338030704</text:p>
          </table:table-cell>
          <table:table-cell office:value-type="float" office:value="0.713675514553599">
            <text:p>0.7136755146</text:p>
          </table:table-cell>
          <table:table-cell office:value-type="float" office:value="0.855148398229531">
            <text:p>0.8551483982</text:p>
          </table:table-cell>
          <table:table-cell table:number-columns-repeated="2"/>
        </table:table-row>
        <table:table-row table:style-name="ro1">
          <table:table-cell office:value-type="float" office:value="0.67546299938101">
            <text:p>0.6754629994</text:p>
          </table:table-cell>
          <table:table-cell office:value-type="float" office:value="0.675999003238574">
            <text:p>0.6759990032</text:p>
          </table:table-cell>
          <table:table-cell office:value-type="float" office:value="1.03949490323145">
            <text:p>1.0394949032</text:p>
          </table:table-cell>
          <table:table-cell office:value-type="float" office:value="0.987307319614578">
            <text:p>0.9873073196</text:p>
          </table:table-cell>
          <table:table-cell office:value-type="float" office:value="0.727038974532255">
            <text:p>0.7270389745</text:p>
          </table:table-cell>
          <table:table-cell office:value-type="float" office:value="0.780136131292545">
            <text:p>0.7801361313</text:p>
          </table:table-cell>
          <table:table-cell office:value-type="float" office:value="0.31205158584136">
            <text:p>0.3120515858</text:p>
          </table:table-cell>
          <table:table-cell office:value-type="float" office:value="0.728502749979607">
            <text:p>0.72850275</text:p>
          </table:table-cell>
          <table:table-cell office:value-type="float" office:value="1.09106315090488">
            <text:p>1.0910631509</text:p>
          </table:table-cell>
          <table:table-cell office:value-type="float" office:value="0.520196951306101">
            <text:p>0.5201969513</text:p>
          </table:table-cell>
          <table:table-cell table:number-columns-repeated="2"/>
        </table:table-row>
        <table:table-row table:style-name="ro1">
          <table:table-cell office:value-type="float" office:value="0.740650233857523">
            <text:p>0.7406502339</text:p>
          </table:table-cell>
          <table:table-cell office:value-type="float" office:value="0.834463924856765">
            <text:p>0.8344639249</text:p>
          </table:table-cell>
          <table:table-cell office:value-type="float" office:value="0.794895543637238">
            <text:p>0.7948955436</text:p>
          </table:table-cell>
          <table:table-cell office:value-type="float" office:value="0.791160964408976">
            <text:p>0.7911609644</text:p>
          </table:table-cell>
          <table:table-cell office:value-type="float" office:value="0.79673729095262">
            <text:p>0.796737291</text:p>
          </table:table-cell>
          <table:table-cell office:value-type="float" office:value="0.799956510799446">
            <text:p>0.7999565108</text:p>
          </table:table-cell>
          <table:table-cell office:value-type="float" office:value="0.800265918753403">
            <text:p>0.8002659188</text:p>
          </table:table-cell>
          <table:table-cell office:value-type="float" office:value="0.872885415615778">
            <text:p>0.8728854156</text:p>
          </table:table-cell>
          <table:table-cell office:value-type="float" office:value="0.827160818886222">
            <text:p>0.8271608189</text:p>
          </table:table-cell>
          <table:table-cell office:value-type="float" office:value="0.786096341227575">
            <text:p>0.7860963412</text:p>
          </table:table-cell>
          <table:table-cell table:number-columns-repeated="2"/>
        </table:table-row>
        <table:table-row table:style-name="ro1">
          <table:table-cell office:value-type="float" office:value="0.683039174344761">
            <text:p>0.6830391743</text:p>
          </table:table-cell>
          <table:table-cell office:value-type="float" office:value="1.00666613896006">
            <text:p>1.006666139</text:p>
          </table:table-cell>
          <table:table-cell office:value-type="float" office:value="0.773155634135355">
            <text:p>0.7731556341</text:p>
          </table:table-cell>
          <table:table-cell office:value-type="float" office:value="0.79565280739316">
            <text:p>0.7956528074</text:p>
          </table:table-cell>
          <table:table-cell office:value-type="float" office:value="0.757113551317107">
            <text:p>0.7571135513</text:p>
          </table:table-cell>
          <table:table-cell office:value-type="float" office:value="0.724349266865573">
            <text:p>0.7243492669</text:p>
          </table:table-cell>
          <table:table-cell office:value-type="float" office:value="0.692685256446476">
            <text:p>0.6926852564</text:p>
          </table:table-cell>
          <table:table-cell office:value-type="float" office:value="0.810918722935308">
            <text:p>0.8109187229</text:p>
          </table:table-cell>
          <table:table-cell office:value-type="float" office:value="0.876464041768057">
            <text:p>0.8764640418</text:p>
          </table:table-cell>
          <table:table-cell office:value-type="float" office:value="0.926476891161922">
            <text:p>0.9264768912</text:p>
          </table:table-cell>
          <table:table-cell table:number-columns-repeated="2"/>
        </table:table-row>
        <table:table-row table:style-name="ro1">
          <table:table-cell office:value-type="float" office:value="0.742054178172456">
            <text:p>0.7420541782</text:p>
          </table:table-cell>
          <table:table-cell office:value-type="float" office:value="0.777906585641187">
            <text:p>0.7779065856</text:p>
          </table:table-cell>
          <table:table-cell office:value-type="float" office:value="0.835782308918367">
            <text:p>0.8357823089</text:p>
          </table:table-cell>
          <table:table-cell office:value-type="float" office:value="0.805222307153507">
            <text:p>0.8052223072</text:p>
          </table:table-cell>
          <table:table-cell office:value-type="float" office:value="0.77688887535869">
            <text:p>0.7768888754</text:p>
          </table:table-cell>
          <table:table-cell office:value-type="float" office:value="0.778151408498477">
            <text:p>0.7781514085</text:p>
          </table:table-cell>
          <table:table-cell office:value-type="float" office:value="0.759435597596519">
            <text:p>0.7594355976</text:p>
          </table:table-cell>
          <table:table-cell office:value-type="float" office:value="0.668598844605613">
            <text:p>0.6685988446</text:p>
          </table:table-cell>
          <table:table-cell office:value-type="float" office:value="0.72509542298689">
            <text:p>0.725095423</text:p>
          </table:table-cell>
          <table:table-cell office:value-type="float" office:value="0.783416655053316">
            <text:p>0.7834166551</text:p>
          </table:table-cell>
          <table:table-cell table:number-columns-repeated="2"/>
        </table:table-row>
        <table:table-row table:style-name="ro1">
          <table:table-cell office:value-type="float" office:value="0.770221875773066">
            <text:p>0.7702218758</text:p>
          </table:table-cell>
          <table:table-cell office:value-type="float" office:value="0.857582528696931">
            <text:p>0.8575825287</text:p>
          </table:table-cell>
          <table:table-cell office:value-type="float" office:value="0.791018066088478">
            <text:p>0.7910180661</text:p>
          </table:table-cell>
          <table:table-cell office:value-type="float" office:value="0.849293782101107">
            <text:p>0.8492937821</text:p>
          </table:table-cell>
          <table:table-cell office:value-type="float" office:value="0.852011520356578">
            <text:p>0.8520115204</text:p>
          </table:table-cell>
          <table:table-cell office:value-type="float" office:value="0.883383912192951">
            <text:p>0.8833839122</text:p>
          </table:table-cell>
          <table:table-cell office:value-type="float" office:value="0.83000553681317">
            <text:p>0.8300055368</text:p>
          </table:table-cell>
          <table:table-cell office:value-type="float" office:value="0.804618968899899">
            <text:p>0.8046189689</text:p>
          </table:table-cell>
          <table:table-cell office:value-type="float" office:value="0.775894414815182">
            <text:p>0.7758944148</text:p>
          </table:table-cell>
          <table:table-cell office:value-type="float" office:value="0.804129508504825">
            <text:p>0.8041295085</text:p>
          </table:table-cell>
          <table:table-cell table:number-columns-repeated="2"/>
        </table:table-row>
        <table:table-row table:style-name="ro1">
          <table:table-cell office:value-type="float" office:value="0.879579726344613">
            <text:p>0.8795797263</text:p>
          </table:table-cell>
          <table:table-cell office:value-type="float" office:value="0.834763102784063">
            <text:p>0.8347631028</text:p>
          </table:table-cell>
          <table:table-cell office:value-type="float" office:value="0.861186187046241">
            <text:p>0.861186187</text:p>
          </table:table-cell>
          <table:table-cell office:value-type="float" office:value="0.869900167980827">
            <text:p>0.869900168</text:p>
          </table:table-cell>
          <table:table-cell office:value-type="float" office:value="0.87197351899419">
            <text:p>0.871973519</text:p>
          </table:table-cell>
          <table:table-cell office:value-type="float" office:value="0.862747161269335">
            <text:p>0.8627471613</text:p>
          </table:table-cell>
          <table:table-cell office:value-type="float" office:value="0.800712593838841">
            <text:p>0.8007125938</text:p>
          </table:table-cell>
          <table:table-cell office:value-type="float" office:value="0.874712117510763">
            <text:p>0.8747121175</text:p>
          </table:table-cell>
          <table:table-cell office:value-type="float" office:value="0.926152074168968">
            <text:p>0.9261520742</text:p>
          </table:table-cell>
          <table:table-cell office:value-type="float" office:value="0.81660268101946">
            <text:p>0.816602681</text:p>
          </table:table-cell>
          <table:table-cell table:number-columns-repeated="2"/>
        </table:table-row>
        <table:table-row table:style-name="ro1">
          <table:table-cell office:value-type="float" office:value="0.243630842208949">
            <text:p>0.2436308422</text:p>
          </table:table-cell>
          <table:table-cell office:value-type="float" office:value="0.487272490806771">
            <text:p>0.4872724908</text:p>
          </table:table-cell>
          <table:table-cell office:value-type="float" office:value="0.649044037270444">
            <text:p>0.6490440373</text:p>
          </table:table-cell>
          <table:table-cell office:value-type="float" office:value="0.811692604233255">
            <text:p>0.8116926042</text:p>
          </table:table-cell>
          <table:table-cell office:value-type="float" office:value="0.650929281551542">
            <text:p>0.6509292816</text:p>
          </table:table-cell>
          <table:table-cell office:value-type="float" office:value="0.649983030448769">
            <text:p>0.6499830304</text:p>
          </table:table-cell>
          <table:table-cell office:value-type="float" office:value="0.243277095322677">
            <text:p>0.2432770953</text:p>
          </table:table-cell>
          <table:table-cell office:value-type="float" office:value="0.973685171355828">
            <text:p>0.9736851714</text:p>
          </table:table-cell>
          <table:table-cell office:value-type="float" office:value="0.5692232988024">
            <text:p>0.5692232988</text:p>
          </table:table-cell>
          <table:table-cell office:value-type="float" office:value="0.649265221572132">
            <text:p>0.6492652216</text:p>
          </table:table-cell>
          <table:table-cell table:number-columns-repeated="2"/>
        </table:table-row>
        <table:table-row table:style-name="ro1">
          <table:table-cell office:value-type="float" office:value="0.696095338976506">
            <text:p>0.696095339</text:p>
          </table:table-cell>
          <table:table-cell office:value-type="float" office:value="0.749686118062429">
            <text:p>0.7496861181</text:p>
          </table:table-cell>
          <table:table-cell office:value-type="float" office:value="0.791214168829768">
            <text:p>0.7912141688</text:p>
          </table:table-cell>
          <table:table-cell office:value-type="float" office:value="0.804467483117317">
            <text:p>0.8044674831</text:p>
          </table:table-cell>
          <table:table-cell office:value-type="float" office:value="0.618950384394339">
            <text:p>0.6189503844</text:p>
          </table:table-cell>
          <table:table-cell office:value-type="float" office:value="0.740688552397615">
            <text:p>0.7406885524</text:p>
          </table:table-cell>
          <table:table-cell office:value-type="float" office:value="0.756622780831265">
            <text:p>0.7566227808</text:p>
          </table:table-cell>
          <table:table-cell office:value-type="float" office:value="0.71971465894704">
            <text:p>0.7197146589</text:p>
          </table:table-cell>
          <table:table-cell office:value-type="float" office:value="0.745335283540391">
            <text:p>0.7453352835</text:p>
          </table:table-cell>
          <table:table-cell office:value-type="float" office:value="0.83284281477243">
            <text:p>0.8328428148</text:p>
          </table:table-cell>
          <table:table-cell table:number-columns-repeated="2"/>
        </table:table-row>
        <table:table-row table:style-name="ro1">
          <table:table-cell office:value-type="float" office:value="0.764295670404988">
            <text:p>0.7642956704</text:p>
          </table:table-cell>
          <table:table-cell office:value-type="float" office:value="0.820993455536462">
            <text:p>0.8209934555</text:p>
          </table:table-cell>
          <table:table-cell office:value-type="float" office:value="1.00231022164674">
            <text:p>1.0023102216</text:p>
          </table:table-cell>
          <table:table-cell office:value-type="float" office:value="0.684321749342557">
            <text:p>0.6843217493</text:p>
          </table:table-cell>
          <table:table-cell office:value-type="float" office:value="0.819803161658816">
            <text:p>0.8198031617</text:p>
          </table:table-cell>
          <table:table-cell office:value-type="float" office:value="0.950642114679014">
            <text:p>0.9506421147</text:p>
          </table:table-cell>
          <table:table-cell office:value-type="float" office:value="0.887906240678023">
            <text:p>0.8879062407</text:p>
          </table:table-cell>
          <table:table-cell office:value-type="float" office:value="0.955282675197216">
            <text:p>0.9552826752</text:p>
          </table:table-cell>
          <table:table-cell office:value-type="float" office:value="0.781113549143857">
            <text:p>0.7811135491</text:p>
          </table:table-cell>
          <table:table-cell office:value-type="float" office:value="0.950401643552685">
            <text:p>0.9504016436</text:p>
          </table:table-cell>
          <table:table-cell table:number-columns-repeated="2"/>
        </table:table-row>
        <table:table-row table:style-name="ro1">
          <table:table-cell office:value-type="float" office:value="0.526929710256865">
            <text:p>0.5269297103</text:p>
          </table:table-cell>
          <table:table-cell office:value-type="float" office:value="0.719194888164668">
            <text:p>0.7191948882</text:p>
          </table:table-cell>
          <table:table-cell office:value-type="float" office:value="0.743188298859587">
            <text:p>0.7431882989</text:p>
          </table:table-cell>
          <table:table-cell office:value-type="float" office:value="0.655795403030685">
            <text:p>0.655795403</text:p>
          </table:table-cell>
          <table:table-cell office:value-type="float" office:value="0.719930687119103">
            <text:p>0.7199306871</text:p>
          </table:table-cell>
          <table:table-cell office:value-type="float" office:value="0.790971408189245">
            <text:p>0.7909714082</text:p>
          </table:table-cell>
          <table:table-cell office:value-type="float" office:value="0.503651908963884">
            <text:p>0.503651909</text:p>
          </table:table-cell>
          <table:table-cell office:value-type="float" office:value="0.755216132392175">
            <text:p>0.7552161324</text:p>
          </table:table-cell>
          <table:table-cell office:value-type="float" office:value="0.607236938120772">
            <text:p>0.6072369381</text:p>
          </table:table-cell>
          <table:table-cell office:value-type="float" office:value="0.935039932532636">
            <text:p>0.9350399325</text:p>
          </table:table-cell>
          <table:table-cell table:number-columns-repeated="2"/>
        </table:table-row>
        <table:table-row table:style-name="ro1">
          <table:table-cell office:value-type="float" office:value="0.798735504953501">
            <text:p>0.798735505</text:p>
          </table:table-cell>
          <table:table-cell office:value-type="float" office:value="0.675462731654192">
            <text:p>0.6754627317</text:p>
          </table:table-cell>
          <table:table-cell office:value-type="float" office:value="0.736248222765025">
            <text:p>0.7362482228</text:p>
          </table:table-cell>
          <table:table-cell office:value-type="float" office:value="0.779542149321276">
            <text:p>0.7795421493</text:p>
          </table:table-cell>
          <table:table-cell office:value-type="float" office:value="0.679041165427598">
            <text:p>0.6790411654</text:p>
          </table:table-cell>
          <table:table-cell office:value-type="float" office:value="0.657132284119284">
            <text:p>0.6571322841</text:p>
          </table:table-cell>
          <table:table-cell office:value-type="float" office:value="0.794280299435488">
            <text:p>0.7942802994</text:p>
          </table:table-cell>
          <table:table-cell office:value-type="float" office:value="0.726347834933219">
            <text:p>0.7263478349</text:p>
          </table:table-cell>
          <table:table-cell office:value-type="float" office:value="0.778363175550782">
            <text:p>0.7783631756</text:p>
          </table:table-cell>
          <table:table-cell office:value-type="float" office:value="0.717949139578253">
            <text:p>0.7179491396</text:p>
          </table:table-cell>
          <table:table-cell table:number-columns-repeated="2"/>
        </table:table-row>
        <table:table-row table:style-name="ro1">
          <table:table-cell office:value-type="float" office:value="0.847629053161843">
            <text:p>0.8476290532</text:p>
          </table:table-cell>
          <table:table-cell office:value-type="float" office:value="0.941267339095013">
            <text:p>0.9412673391</text:p>
          </table:table-cell>
          <table:table-cell office:value-type="float" office:value="0.822947046880806">
            <text:p>0.8229470469</text:p>
          </table:table-cell>
          <table:table-cell office:value-type="float" office:value="0.713710772542313">
            <text:p>0.7137107725</text:p>
          </table:table-cell>
          <table:table-cell office:value-type="float" office:value="0.803101183899977">
            <text:p>0.8031011839</text:p>
          </table:table-cell>
          <table:table-cell office:value-type="float" office:value="0.724162110940383">
            <text:p>0.7241621109</text:p>
          </table:table-cell>
          <table:table-cell office:value-type="float" office:value="0.908913770236696">
            <text:p>0.9089137702</text:p>
          </table:table-cell>
          <table:table-cell office:value-type="float" office:value="0.7979163410682">
            <text:p>0.7979163411</text:p>
          </table:table-cell>
          <table:table-cell office:value-type="float" office:value="0.854000835528537">
            <text:p>0.8540008355</text:p>
          </table:table-cell>
          <table:table-cell office:value-type="float" office:value="0.785386277063947">
            <text:p>0.7853862771</text:p>
          </table:table-cell>
          <table:table-cell table:number-columns-repeated="2"/>
        </table:table-row>
        <table:table-row table:style-name="ro1">
          <table:table-cell office:value-type="float" office:value="0.756723961977625">
            <text:p>0.756723962</text:p>
          </table:table-cell>
          <table:table-cell office:value-type="float" office:value="0.654106850707668">
            <text:p>0.6541068507</text:p>
          </table:table-cell>
          <table:table-cell office:value-type="float" office:value="0.686411577286675">
            <text:p>0.6864115773</text:p>
          </table:table-cell>
          <table:table-cell office:value-type="float" office:value="0.836408580703079">
            <text:p>0.8364085807</text:p>
          </table:table-cell>
          <table:table-cell office:value-type="float" office:value="0.774074695016882">
            <text:p>0.774074695</text:p>
          </table:table-cell>
          <table:table-cell office:value-type="float" office:value="0.748428759652267">
            <text:p>0.7484287597</text:p>
          </table:table-cell>
          <table:table-cell office:value-type="float" office:value="0.747155207688185">
            <text:p>0.7471552077</text:p>
          </table:table-cell>
          <table:table-cell office:value-type="float" office:value="0.73037869364815">
            <text:p>0.7303786936</text:p>
          </table:table-cell>
          <table:table-cell office:value-type="float" office:value="0.950815441568834">
            <text:p>0.9508154416</text:p>
          </table:table-cell>
          <table:table-cell office:value-type="float" office:value="0.695522430118671">
            <text:p>0.6955224301</text:p>
          </table:table-cell>
          <table:table-cell table:number-columns-repeated="2"/>
        </table:table-row>
        <table:table-row table:style-name="ro1">
          <table:table-cell office:value-type="float" office:value="0.810583239111731">
            <text:p>0.8105832391</text:p>
          </table:table-cell>
          <table:table-cell office:value-type="float" office:value="0.889322032956331">
            <text:p>0.889322033</text:p>
          </table:table-cell>
          <table:table-cell office:value-type="float" office:value="0.860572163885957">
            <text:p>0.8605721639</text:p>
          </table:table-cell>
          <table:table-cell office:value-type="float" office:value="0.701648098036496">
            <text:p>0.701648098</text:p>
          </table:table-cell>
          <table:table-cell office:value-type="float" office:value="0.832192175478468">
            <text:p>0.8321921755</text:p>
          </table:table-cell>
          <table:table-cell office:value-type="float" office:value="0.772453960844879">
            <text:p>0.7724539608</text:p>
          </table:table-cell>
          <table:table-cell office:value-type="float" office:value="0.815695628651049">
            <text:p>0.8156956287</text:p>
          </table:table-cell>
          <table:table-cell office:value-type="float" office:value="0.819588383345">
            <text:p>0.8195883833</text:p>
          </table:table-cell>
          <table:table-cell office:value-type="float" office:value="0.951332826861173">
            <text:p>0.9513328269</text:p>
          </table:table-cell>
          <table:table-cell office:value-type="float" office:value="0.911603536868">
            <text:p>0.9116035369</text:p>
          </table:table-cell>
          <table:table-cell table:number-columns-repeated="2"/>
        </table:table-row>
        <table:table-row table:style-name="ro1">
          <table:table-cell office:value-type="float" office:value="0.243260826008">
            <text:p>0.243260826</text:p>
          </table:table-cell>
          <table:table-cell office:value-type="float" office:value="0.972987252341636">
            <text:p>0.9729872523</text:p>
          </table:table-cell>
          <table:table-cell office:value-type="float" office:value="1.09375125654342">
            <text:p>1.0937512565</text:p>
          </table:table-cell>
          <table:table-cell office:value-type="float" office:value="0.729110486482942">
            <text:p>0.7291104865</text:p>
          </table:table-cell>
          <table:table-cell office:value-type="float" office:value="0.771919405528189">
            <text:p>0.7719194055</text:p>
          </table:table-cell>
          <table:table-cell office:value-type="float" office:value="0.769125255323205">
            <text:p>0.7691252553</text:p>
          </table:table-cell>
          <table:table-cell office:value-type="float" office:value="0.770684743383876">
            <text:p>0.7706847434</text:p>
          </table:table-cell>
          <table:table-cell office:value-type="float" office:value="0.892068721008065">
            <text:p>0.892068721</text:p>
          </table:table-cell>
          <table:table-cell office:value-type="float" office:value="0.831549364159515">
            <text:p>0.8315493642</text:p>
          </table:table-cell>
          <table:table-cell office:value-type="float" office:value="0.606175129737982">
            <text:p>0.6061751297</text:p>
          </table:table-cell>
          <table:table-cell table:number-columns-repeated="2"/>
        </table:table-row>
        <table:table-row table:style-name="ro1">
          <table:table-cell office:value-type="float" office:value="0.862134070651069">
            <text:p>0.8621340707</text:p>
          </table:table-cell>
          <table:table-cell office:value-type="float" office:value="0.778698337611901">
            <text:p>0.7786983376</text:p>
          </table:table-cell>
          <table:table-cell office:value-type="float" office:value="0.898826364757061">
            <text:p>0.8988263648</text:p>
          </table:table-cell>
          <table:table-cell office:value-type="float" office:value="0.838237802686923">
            <text:p>0.8382378027</text:p>
          </table:table-cell>
          <table:table-cell office:value-type="float" office:value="0.872856127987964">
            <text:p>0.872856128</text:p>
          </table:table-cell>
          <table:table-cell office:value-type="float" office:value="0.896513269968647">
            <text:p>0.89651327</text:p>
          </table:table-cell>
          <table:table-cell office:value-type="float" office:value="0.761916634293802">
            <text:p>0.7619166343</text:p>
          </table:table-cell>
          <table:table-cell office:value-type="float" office:value="0.830888305257176">
            <text:p>0.8308883053</text:p>
          </table:table-cell>
          <table:table-cell office:value-type="float" office:value="0.770990054787865">
            <text:p>0.7709900548</text:p>
          </table:table-cell>
          <table:table-cell office:value-type="float" office:value="0.909116930882596">
            <text:p>0.9091169309</text:p>
          </table:table-cell>
          <table:table-cell table:number-columns-repeated="2"/>
        </table:table-row>
        <table:table-row table:style-name="ro1">
          <table:table-cell office:value-type="float" office:value="0.888325810012661">
            <text:p>0.88832581</text:p>
          </table:table-cell>
          <table:table-cell office:value-type="float" office:value="0.78184579085482">
            <text:p>0.7818457909</text:p>
          </table:table-cell>
          <table:table-cell office:value-type="float" office:value="0.662700952270035">
            <text:p>0.6627009523</text:p>
          </table:table-cell>
          <table:table-cell office:value-type="float" office:value="0.867015941027532">
            <text:p>0.867015941</text:p>
          </table:table-cell>
          <table:table-cell office:value-type="float" office:value="0.824666030925556">
            <text:p>0.8246660309</text:p>
          </table:table-cell>
          <table:table-cell office:value-type="float" office:value="0.525096517883058">
            <text:p>0.5250965179</text:p>
          </table:table-cell>
          <table:table-cell office:value-type="float" office:value="0.856780289874739">
            <text:p>0.8567802899</text:p>
          </table:table-cell>
          <table:table-cell office:value-type="float" office:value="1.00727705405997">
            <text:p>1.0072770541</text:p>
          </table:table-cell>
          <table:table-cell office:value-type="float" office:value="0.780765902594749">
            <text:p>0.7807659026</text:p>
          </table:table-cell>
          <table:table-cell office:value-type="float" office:value="0.610318807573909">
            <text:p>0.6103188076</text:p>
          </table:table-cell>
          <table:table-cell table:number-columns-repeated="2"/>
        </table:table-row>
        <table:table-row table:style-name="ro1">
          <table:table-cell office:value-type="float" office:value="0.79289077684655">
            <text:p>0.7928907768</text:p>
          </table:table-cell>
          <table:table-cell office:value-type="float" office:value="0.66484561530499">
            <text:p>0.6648456153</text:p>
          </table:table-cell>
          <table:table-cell office:value-type="float" office:value="0.695581552311069">
            <text:p>0.6955815523</text:p>
          </table:table-cell>
          <table:table-cell office:value-type="float" office:value="0.769804292690477">
            <text:p>0.7698042927</text:p>
          </table:table-cell>
          <table:table-cell office:value-type="float" office:value="0.836005117377739">
            <text:p>0.8360051174</text:p>
          </table:table-cell>
          <table:table-cell office:value-type="float" office:value="0.781211931562975">
            <text:p>0.7812119316</text:p>
          </table:table-cell>
          <table:table-cell office:value-type="float" office:value="0.80299495472056">
            <text:p>0.8029949547</text:p>
          </table:table-cell>
          <table:table-cell office:value-type="float" office:value="0.438761197973435">
            <text:p>0.438761198</text:p>
          </table:table-cell>
          <table:table-cell office:value-type="float" office:value="0.579102564338881">
            <text:p>0.5791025643</text:p>
          </table:table-cell>
          <table:table-cell office:value-type="float" office:value="0.621246624429879">
            <text:p>0.6212466244</text:p>
          </table:table-cell>
          <table:table-cell table:number-columns-repeated="2"/>
        </table:table-row>
        <table:table-row table:style-name="ro1">
          <table:table-cell office:value-type="float" office:value="0.724773355797774">
            <text:p>0.7247733558</text:p>
          </table:table-cell>
          <table:table-cell office:value-type="float" office:value="0.819386634866845">
            <text:p>0.8193866349</text:p>
          </table:table-cell>
          <table:table-cell office:value-type="float" office:value="0.748330256134713">
            <text:p>0.7483302561</text:p>
          </table:table-cell>
          <table:table-cell office:value-type="float" office:value="0.730366721130166">
            <text:p>0.7303667211</text:p>
          </table:table-cell>
          <table:table-cell office:value-type="float" office:value="0.848473326049806">
            <text:p>0.848473326</text:p>
          </table:table-cell>
          <table:table-cell office:value-type="float" office:value="0.762888731704632">
            <text:p>0.7628887317</text:p>
          </table:table-cell>
          <table:table-cell office:value-type="float" office:value="0.725086115846384">
            <text:p>0.7250861158</text:p>
          </table:table-cell>
          <table:table-cell office:value-type="float" office:value="0.769629635892665">
            <text:p>0.7696296359</text:p>
          </table:table-cell>
          <table:table-cell office:value-type="float" office:value="0.796856121162264">
            <text:p>0.7968561212</text:p>
          </table:table-cell>
          <table:table-cell office:value-type="float" office:value="0.818882175436045">
            <text:p>0.8188821754</text:p>
          </table:table-cell>
          <table:table-cell table:number-columns-repeated="2"/>
        </table:table-row>
        <table:table-row table:style-name="ro1">
          <table:table-cell office:value-type="float" office:value="0.699132960740623">
            <text:p>0.6991329607</text:p>
          </table:table-cell>
          <table:table-cell office:value-type="float" office:value="0.826543911791415">
            <text:p>0.8265439118</text:p>
          </table:table-cell>
          <table:table-cell office:value-type="float" office:value="0.90131625400476">
            <text:p>0.901316254</text:p>
          </table:table-cell>
          <table:table-cell office:value-type="float" office:value="0.861435496224823">
            <text:p>0.8614354962</text:p>
          </table:table-cell>
          <table:table-cell office:value-type="float" office:value="0.824637270956553">
            <text:p>0.824637271</text:p>
          </table:table-cell>
          <table:table-cell office:value-type="float" office:value="0.835976089241417">
            <text:p>0.8359760892</text:p>
          </table:table-cell>
          <table:table-cell office:value-type="float" office:value="0.802641413167694">
            <text:p>0.8026414132</text:p>
          </table:table-cell>
          <table:table-cell office:value-type="float" office:value="0.895008012679656">
            <text:p>0.8950080127</text:p>
          </table:table-cell>
          <table:table-cell office:value-type="float" office:value="0.84035639054243">
            <text:p>0.8403563905</text:p>
          </table:table-cell>
          <table:table-cell office:value-type="float" office:value="0.728773214196934">
            <text:p>0.7287732142</text:p>
          </table:table-cell>
          <table:table-cell table:number-columns-repeated="2"/>
        </table:table-row>
        <table:table-row table:style-name="ro1">
          <table:table-cell office:value-type="float" office:value="0.837085956980985">
            <text:p>0.837085957</text:p>
          </table:table-cell>
          <table:table-cell office:value-type="float" office:value="0.663191771888613">
            <text:p>0.6631917719</text:p>
          </table:table-cell>
          <table:table-cell office:value-type="float" office:value="0.889319168249608">
            <text:p>0.8893191682</text:p>
          </table:table-cell>
          <table:table-cell office:value-type="float" office:value="0.765527541965219">
            <text:p>0.765527542</text:p>
          </table:table-cell>
          <table:table-cell office:value-type="float" office:value="0.709506567054258">
            <text:p>0.7095065671</text:p>
          </table:table-cell>
          <table:table-cell office:value-type="float" office:value="0.804417451266293">
            <text:p>0.8044174513</text:p>
          </table:table-cell>
          <table:table-cell office:value-type="float" office:value="0.879767376962699">
            <text:p>0.879767377</text:p>
          </table:table-cell>
          <table:table-cell office:value-type="float" office:value="0.877699272929979">
            <text:p>0.8776992729</text:p>
          </table:table-cell>
          <table:table-cell office:value-type="float" office:value="0.633209444645331">
            <text:p>0.6332094446</text:p>
          </table:table-cell>
          <table:table-cell office:value-type="float" office:value="0.814931701897489">
            <text:p>0.8149317019</text:p>
          </table:table-cell>
          <table:table-cell table:number-columns-repeated="2"/>
        </table:table-row>
        <table:table-row table:style-name="ro1">
          <table:table-cell office:value-type="float" office:value="1.03530749348402">
            <text:p>1.0353074935</text:p>
          </table:table-cell>
          <table:table-cell office:value-type="float" office:value="0.777494125552288">
            <text:p>0.7774941256</text:p>
          </table:table-cell>
          <table:table-cell office:value-type="float" office:value="0.639693550663191">
            <text:p>0.6396935507</text:p>
          </table:table-cell>
          <table:table-cell office:value-type="float" office:value="0.656001568705723">
            <text:p>0.6560015687</text:p>
          </table:table-cell>
          <table:table-cell office:value-type="float" office:value="0.857048125950399">
            <text:p>0.857048126</text:p>
          </table:table-cell>
          <table:table-cell office:value-type="float" office:value="0.718532366792063">
            <text:p>0.7185323668</text:p>
          </table:table-cell>
          <table:table-cell office:value-type="float" office:value="0.937559584550955">
            <text:p>0.9375595846</text:p>
          </table:table-cell>
          <table:table-cell office:value-type="float" office:value="0.833589294980991">
            <text:p>0.833589295</text:p>
          </table:table-cell>
          <table:table-cell office:value-type="float" office:value="0.776407057596238">
            <text:p>0.7764070576</text:p>
          </table:table-cell>
          <table:table-cell office:value-type="float" office:value="0.707910807623855">
            <text:p>0.7079108076</text:p>
          </table:table-cell>
          <table:table-cell table:number-columns-repeated="2"/>
        </table:table-row>
        <table:table-row table:style-name="ro1">
          <table:table-cell office:value-type="float" office:value="0.867006490940111">
            <text:p>0.8670064909</text:p>
          </table:table-cell>
          <table:table-cell office:value-type="float" office:value="0.289002163646703">
            <text:p>0.2890021636</text:p>
          </table:table-cell>
          <table:table-cell office:value-type="float" office:value="0.432578840311879">
            <text:p>0.4325788403</text:p>
          </table:table-cell>
          <table:table-cell table:style-name="ce1" office:value-type="float" office:value="2.43415351873369E-016">
            <text:p>2.43E-16</text:p>
          </table:table-cell>
          <table:table-cell office:value-type="float" office:value="0.289002163646703">
            <text:p>0.2890021636</text:p>
          </table:table-cell>
          <table:table-cell office:value-type="float" office:value="0.722528115649849">
            <text:p>0.7225281156</text:p>
          </table:table-cell>
          <table:table-cell office:value-type="float" office:value="0.433525952003145">
            <text:p>0.433525952</text:p>
          </table:table-cell>
          <table:table-cell office:value-type="float" office:value="0.57701180253596">
            <text:p>0.5770118025</text:p>
          </table:table-cell>
          <table:table-cell table:style-name="ce1" office:value-type="float" office:value="9.72778256079464E-016">
            <text:p>9.73E-16</text:p>
          </table:table-cell>
          <table:table-cell office:value-type="float" office:value="0.433480538936965">
            <text:p>0.4334805389</text:p>
          </table:table-cell>
          <table:table-cell table:number-columns-repeated="2"/>
        </table:table-row>
        <table:table-row table:style-name="ro1">
          <table:table-cell office:value-type="float" office:value="0.787450257488101">
            <text:p>0.7874502575</text:p>
          </table:table-cell>
          <table:table-cell office:value-type="float" office:value="0.899202347280435">
            <text:p>0.8992023473</text:p>
          </table:table-cell>
          <table:table-cell office:value-type="float" office:value="0.65066737235276">
            <text:p>0.6506673724</text:p>
          </table:table-cell>
          <table:table-cell office:value-type="float" office:value="0.627265176671101">
            <text:p>0.6272651767</text:p>
          </table:table-cell>
          <table:table-cell office:value-type="float" office:value="0.699477109862159">
            <text:p>0.6994771099</text:p>
          </table:table-cell>
          <table:table-cell office:value-type="float" office:value="0.734860367388612">
            <text:p>0.7348603674</text:p>
          </table:table-cell>
          <table:table-cell office:value-type="float" office:value="0.755846325616186">
            <text:p>0.7558463256</text:p>
          </table:table-cell>
          <table:table-cell office:value-type="float" office:value="0.749164655152556">
            <text:p>0.7491646552</text:p>
          </table:table-cell>
          <table:table-cell office:value-type="float" office:value="0.59547018764355">
            <text:p>0.5954701876</text:p>
          </table:table-cell>
          <table:table-cell office:value-type="float" office:value="0.801669081069814">
            <text:p>0.8016690811</text:p>
          </table:table-cell>
          <table:table-cell table:number-columns-repeated="2"/>
        </table:table-row>
        <table:table-row table:style-name="ro1">
          <table:table-cell office:value-type="float" office:value="0.767235202582069">
            <text:p>0.7672352026</text:p>
          </table:table-cell>
          <table:table-cell office:value-type="float" office:value="0.796636021902739">
            <text:p>0.7966360219</text:p>
          </table:table-cell>
          <table:table-cell office:value-type="float" office:value="0.848054651948939">
            <text:p>0.8480546519</text:p>
          </table:table-cell>
          <table:table-cell office:value-type="float" office:value="0.924990362350255">
            <text:p>0.9249903624</text:p>
          </table:table-cell>
          <table:table-cell office:value-type="float" office:value="0.881345503165671">
            <text:p>0.8813455032</text:p>
          </table:table-cell>
          <table:table-cell office:value-type="float" office:value="0.886574650710009">
            <text:p>0.8865746507</text:p>
          </table:table-cell>
          <table:table-cell office:value-type="float" office:value="0.902544021149548">
            <text:p>0.9025440211</text:p>
          </table:table-cell>
          <table:table-cell office:value-type="float" office:value="0.849695108002971">
            <text:p>0.849695108</text:p>
          </table:table-cell>
          <table:table-cell office:value-type="float" office:value="0.79482821478454">
            <text:p>0.7948282148</text:p>
          </table:table-cell>
          <table:table-cell office:value-type="float" office:value="0.852951148332167">
            <text:p>0.8529511483</text:p>
          </table:table-cell>
          <table:table-cell table:number-columns-repeated="2"/>
        </table:table-row>
        <table:table-row table:style-name="ro1">
          <table:table-cell office:value-type="float" office:value="0.872481797467557">
            <text:p>0.8724817975</text:p>
          </table:table-cell>
          <table:table-cell office:value-type="float" office:value="0.818572000273017">
            <text:p>0.8185720003</text:p>
          </table:table-cell>
          <table:table-cell office:value-type="float" office:value="0.897470611931966">
            <text:p>0.8974706119</text:p>
          </table:table-cell>
          <table:table-cell office:value-type="float" office:value="0.773694859014958">
            <text:p>0.773694859</text:p>
          </table:table-cell>
          <table:table-cell office:value-type="float" office:value="0.822583571593215">
            <text:p>0.8225835716</text:p>
          </table:table-cell>
          <table:table-cell office:value-type="float" office:value="0.734906272702288">
            <text:p>0.7349062727</text:p>
          </table:table-cell>
          <table:table-cell office:value-type="float" office:value="0.928063616158963">
            <text:p>0.9280636162</text:p>
          </table:table-cell>
          <table:table-cell office:value-type="float" office:value="0.838932949929226">
            <text:p>0.8389329499</text:p>
          </table:table-cell>
          <table:table-cell office:value-type="float" office:value="0.907150367735847">
            <text:p>0.9071503677</text:p>
          </table:table-cell>
          <table:table-cell office:value-type="float" office:value="0.834755148674386">
            <text:p>0.8347551487</text:p>
          </table:table-cell>
          <table:table-cell table:number-columns-repeated="2"/>
        </table:table-row>
        <table:table-row table:style-name="ro1">
          <table:table-cell office:value-type="float" office:value="0.730127331035157">
            <text:p>0.730127331</text:p>
          </table:table-cell>
          <table:table-cell office:value-type="float" office:value="0.466323545309365">
            <text:p>0.4663235453</text:p>
          </table:table-cell>
          <table:table-cell office:value-type="float" office:value="0.629435047177587">
            <text:p>0.6294350472</text:p>
          </table:table-cell>
          <table:table-cell office:value-type="float" office:value="0.68771429539721">
            <text:p>0.6877142954</text:p>
          </table:table-cell>
          <table:table-cell office:value-type="float" office:value="0.731029774922707">
            <text:p>0.7310297749</text:p>
          </table:table-cell>
          <table:table-cell office:value-type="float" office:value="0.606689166351005">
            <text:p>0.6066891664</text:p>
          </table:table-cell>
          <table:table-cell office:value-type="float" office:value="0.690019651532127">
            <text:p>0.6900196515</text:p>
          </table:table-cell>
          <table:table-cell office:value-type="float" office:value="0.729491142586951">
            <text:p>0.7294911426</text:p>
          </table:table-cell>
          <table:table-cell office:value-type="float" office:value="0.485050638582827">
            <text:p>0.4850506386</text:p>
          </table:table-cell>
          <table:table-cell office:value-type="float" office:value="0.71037771398742">
            <text:p>0.710377714</text:p>
          </table:table-cell>
          <table:table-cell table:number-columns-repeated="2"/>
        </table:table-row>
        <table:table-row table:style-name="ro1">
          <table:table-cell office:value-type="float" office:value="0.89584700221511">
            <text:p>0.8958470022</text:p>
          </table:table-cell>
          <table:table-cell office:value-type="float" office:value="0.736147013778984">
            <text:p>0.7361470138</text:p>
          </table:table-cell>
          <table:table-cell office:value-type="float" office:value="0.758605048704788">
            <text:p>0.7586050487</text:p>
          </table:table-cell>
          <table:table-cell office:value-type="float" office:value="0.916564407389862">
            <text:p>0.9165644074</text:p>
          </table:table-cell>
          <table:table-cell office:value-type="float" office:value="0.956854550749067">
            <text:p>0.9568545507</text:p>
          </table:table-cell>
          <table:table-cell office:value-type="float" office:value="0.94474045073671">
            <text:p>0.9447404507</text:p>
          </table:table-cell>
          <table:table-cell office:value-type="float" office:value="0.925270104442694">
            <text:p>0.9252701044</text:p>
          </table:table-cell>
          <table:table-cell office:value-type="float" office:value="1.02860920317301">
            <text:p>1.0286092032</text:p>
          </table:table-cell>
          <table:table-cell office:value-type="float" office:value="0.920062011435286">
            <text:p>0.9200620114</text:p>
          </table:table-cell>
          <table:table-cell office:value-type="float" office:value="0.925954256844015">
            <text:p>0.9259542568</text:p>
          </table:table-cell>
          <table:table-cell table:number-columns-repeated="2"/>
        </table:table-row>
        <table:table-row table:style-name="ro1">
          <table:table-cell office:value-type="float" office:value="0.577973091109881">
            <text:p>0.5779730911</text:p>
          </table:table-cell>
          <table:table-cell office:value-type="float" office:value="0.752579843278032">
            <text:p>0.7525798433</text:p>
          </table:table-cell>
          <table:table-cell office:value-type="float" office:value="0.828157002790511">
            <text:p>0.8281570028</text:p>
          </table:table-cell>
          <table:table-cell office:value-type="float" office:value="0.801278816712601">
            <text:p>0.8012788167</text:p>
          </table:table-cell>
          <table:table-cell office:value-type="float" office:value="0.663470542711602">
            <text:p>0.6634705427</text:p>
          </table:table-cell>
          <table:table-cell office:value-type="float" office:value="0.769471604090075">
            <text:p>0.7694716041</text:p>
          </table:table-cell>
          <table:table-cell office:value-type="float" office:value="0.71242548405852">
            <text:p>0.7124254841</text:p>
          </table:table-cell>
          <table:table-cell office:value-type="float" office:value="0.783463352201209">
            <text:p>0.7834633522</text:p>
          </table:table-cell>
          <table:table-cell office:value-type="float" office:value="0.70382439823348">
            <text:p>0.7038243982</text:p>
          </table:table-cell>
          <table:table-cell office:value-type="float" office:value="0.743812694823291">
            <text:p>0.7438126948</text:p>
          </table:table-cell>
          <table:table-cell table:number-columns-repeated="2"/>
        </table:table-row>
        <table:table-row table:style-name="ro1">
          <table:table-cell office:value-type="float" office:value="0.766328841244257">
            <text:p>0.7663288412</text:p>
          </table:table-cell>
          <table:table-cell office:value-type="float" office:value="1.11147575848081">
            <text:p>1.1114757585</text:p>
          </table:table-cell>
          <table:table-cell office:value-type="float" office:value="0.847504962299575">
            <text:p>0.8475049623</text:p>
          </table:table-cell>
          <table:table-cell office:value-type="float" office:value="0.370515828162073">
            <text:p>0.3705158282</text:p>
          </table:table-cell>
          <table:table-cell office:value-type="float" office:value="0.635703311845876">
            <text:p>0.6357033118</text:p>
          </table:table-cell>
          <table:table-cell office:value-type="float" office:value="0.688112590445764">
            <text:p>0.6881125904</text:p>
          </table:table-cell>
          <table:table-cell office:value-type="float" office:value="0.82106101487984">
            <text:p>0.8210610149</text:p>
          </table:table-cell>
          <table:table-cell office:value-type="float" office:value="0.582949981214301">
            <text:p>0.5829499812</text:p>
          </table:table-cell>
          <table:table-cell office:value-type="float" office:value="0.688541447638757">
            <text:p>0.6885414476</text:p>
          </table:table-cell>
          <table:table-cell office:value-type="float" office:value="0.317111040203779">
            <text:p>0.3171110402</text:p>
          </table:table-cell>
          <table:table-cell table:number-columns-repeated="2"/>
        </table:table-row>
        <table:table-row table:style-name="ro1">
          <table:table-cell office:value-type="float" office:value="0.767871292223392">
            <text:p>0.7678712922</text:p>
          </table:table-cell>
          <table:table-cell office:value-type="float" office:value="0.719257382247322">
            <text:p>0.7192573822</text:p>
          </table:table-cell>
          <table:table-cell office:value-type="float" office:value="0.671616173630142">
            <text:p>0.6716161736</text:p>
          </table:table-cell>
          <table:table-cell office:value-type="float" office:value="0.527889718700199">
            <text:p>0.5278897187</text:p>
          </table:table-cell>
          <table:table-cell office:value-type="float" office:value="0.52872242792575">
            <text:p>0.5287224279</text:p>
          </table:table-cell>
          <table:table-cell office:value-type="float" office:value="0.513153790034311">
            <text:p>0.51315379</text:p>
          </table:table-cell>
          <table:table-cell office:value-type="float" office:value="0.670557273524116">
            <text:p>0.6705572735</text:p>
          </table:table-cell>
          <table:table-cell office:value-type="float" office:value="0.847069588660042">
            <text:p>0.8470695887</text:p>
          </table:table-cell>
          <table:table-cell office:value-type="float" office:value="1.00757873911847">
            <text:p>1.0075787391</text:p>
          </table:table-cell>
          <table:table-cell office:value-type="float" office:value="0.862962866122994">
            <text:p>0.8629628661</text:p>
          </table:table-cell>
          <table:table-cell table:number-columns-repeated="2"/>
        </table:table-row>
        <table:table-row table:style-name="ro1">
          <table:table-cell office:value-type="float" office:value="0.640326346461679">
            <text:p>0.6403263465</text:p>
          </table:table-cell>
          <table:table-cell office:value-type="float" office:value="0.431736316486469">
            <text:p>0.4317363165</text:p>
          </table:table-cell>
          <table:table-cell office:value-type="float" office:value="0.768505706176333">
            <text:p>0.7685057062</text:p>
          </table:table-cell>
          <table:table-cell office:value-type="float" office:value="0.512016195916308">
            <text:p>0.5120161959</text:p>
          </table:table-cell>
          <table:table-cell office:value-type="float" office:value="0.528000708290592">
            <text:p>0.5280007083</text:p>
          </table:table-cell>
          <table:table-cell office:value-type="float" office:value="0.654782778367062">
            <text:p>0.6547827784</text:p>
          </table:table-cell>
          <table:table-cell office:value-type="float" office:value="0.831963097519699">
            <text:p>0.8319630975</text:p>
          </table:table-cell>
          <table:table-cell office:value-type="float" office:value="0.607398385719416">
            <text:p>0.6073983857</text:p>
          </table:table-cell>
          <table:table-cell office:value-type="float" office:value="0.768555118691834">
            <text:p>0.7685551187</text:p>
          </table:table-cell>
          <table:table-cell office:value-type="float" office:value="0.591803436144616">
            <text:p>0.5918034361</text:p>
          </table:table-cell>
          <table:table-cell table:number-columns-repeated="2"/>
        </table:table-row>
        <table:table-row table:style-name="ro1">
          <table:table-cell office:value-type="float" office:value="0.84601971768308">
            <text:p>0.8460197177</text:p>
          </table:table-cell>
          <table:table-cell office:value-type="float" office:value="0.747399485412624">
            <text:p>0.7473994854</text:p>
          </table:table-cell>
          <table:table-cell office:value-type="float" office:value="0.781400505940457">
            <text:p>0.7814005059</text:p>
          </table:table-cell>
          <table:table-cell office:value-type="float" office:value="0.800731226402108">
            <text:p>0.8007312264</text:p>
          </table:table-cell>
          <table:table-cell office:value-type="float" office:value="0.779283086466883">
            <text:p>0.7792830865</text:p>
          </table:table-cell>
          <table:table-cell office:value-type="float" office:value="0.828284755236085">
            <text:p>0.8282847552</text:p>
          </table:table-cell>
          <table:table-cell office:value-type="float" office:value="0.815698620630097">
            <text:p>0.8156986206</text:p>
          </table:table-cell>
          <table:table-cell office:value-type="float" office:value="0.822720574985728">
            <text:p>0.822720575</text:p>
          </table:table-cell>
          <table:table-cell office:value-type="float" office:value="0.827075905322195">
            <text:p>0.8270759053</text:p>
          </table:table-cell>
          <table:table-cell office:value-type="float" office:value="0.79253230355927">
            <text:p>0.7925323036</text:p>
          </table:table-cell>
          <table:table-cell table:number-columns-repeated="2"/>
        </table:table-row>
        <table:table-row table:style-name="ro1">
          <table:table-cell office:value-type="float" office:value="0.790708073491781">
            <text:p>0.7907080735</text:p>
          </table:table-cell>
          <table:table-cell office:value-type="float" office:value="0.899264517645687">
            <text:p>0.8992645176</text:p>
          </table:table-cell>
          <table:table-cell office:value-type="float" office:value="0.795798743446612">
            <text:p>0.7957987434</text:p>
          </table:table-cell>
          <table:table-cell office:value-type="float" office:value="0.906637157296806">
            <text:p>0.9066371573</text:p>
          </table:table-cell>
          <table:table-cell office:value-type="float" office:value="0.775125331330604">
            <text:p>0.7751253313</text:p>
          </table:table-cell>
          <table:table-cell office:value-type="float" office:value="0.792956239891605">
            <text:p>0.7929562399</text:p>
          </table:table-cell>
          <table:table-cell office:value-type="float" office:value="0.880734052859862">
            <text:p>0.8807340529</text:p>
          </table:table-cell>
          <table:table-cell office:value-type="float" office:value="0.877124182946992">
            <text:p>0.8771241829</text:p>
          </table:table-cell>
          <table:table-cell office:value-type="float" office:value="0.774531772230188">
            <text:p>0.7745317722</text:p>
          </table:table-cell>
          <table:table-cell office:value-type="float" office:value="0.899410945780635">
            <text:p>0.8994109458</text:p>
          </table:table-cell>
          <table:table-cell table:number-columns-repeated="2"/>
        </table:table-row>
        <table:table-row table:style-name="ro1">
          <table:table-cell office:value-type="float" office:value="0.506308923764559">
            <text:p>0.5063089238</text:p>
          </table:table-cell>
          <table:table-cell office:value-type="float" office:value="0.689536286617366">
            <text:p>0.6895362866</text:p>
          </table:table-cell>
          <table:table-cell office:value-type="float" office:value="0.685839913149666">
            <text:p>0.6858399131</text:p>
          </table:table-cell>
          <table:table-cell office:value-type="float" office:value="0.749733126643079">
            <text:p>0.7497331266</text:p>
          </table:table-cell>
          <table:table-cell office:value-type="float" office:value="0.648780270950511">
            <text:p>0.648780271</text:p>
          </table:table-cell>
          <table:table-cell office:value-type="float" office:value="0.729428092011519">
            <text:p>0.729428092</text:p>
          </table:table-cell>
          <table:table-cell office:value-type="float" office:value="0.567236913581524">
            <text:p>0.5672369136</text:p>
          </table:table-cell>
          <table:table-cell office:value-type="float" office:value="0.669129668663901">
            <text:p>0.6691296687</text:p>
          </table:table-cell>
          <table:table-cell office:value-type="float" office:value="0.425495602502529">
            <text:p>0.4254956025</text:p>
          </table:table-cell>
          <table:table-cell office:value-type="float" office:value="0.668799054218325">
            <text:p>0.6687990542</text:p>
          </table:table-cell>
          <table:table-cell table:number-columns-repeated="2"/>
        </table:table-row>
        <table:table-row table:style-name="ro1">
          <table:table-cell office:value-type="float" office:value="0.675895594992687">
            <text:p>0.675895595</text:p>
          </table:table-cell>
          <table:table-cell office:value-type="float" office:value="0.519768822217248">
            <text:p>0.5197688222</text:p>
          </table:table-cell>
          <table:table-cell office:value-type="float" office:value="0.415474370042404">
            <text:p>0.41547437</text:p>
          </table:table-cell>
          <table:table-cell office:value-type="float" office:value="0.830775569631629">
            <text:p>0.8307755696</text:p>
          </table:table-cell>
          <table:table-cell office:value-type="float" office:value="0.311959768712276">
            <text:p>0.3119597687</text:p>
          </table:table-cell>
          <table:table-cell office:value-type="float" office:value="0.6762104884635">
            <text:p>0.6762104885</text:p>
          </table:table-cell>
          <table:table-cell office:value-type="float" office:value="0.831965504920399">
            <text:p>0.8319655049</text:p>
          </table:table-cell>
          <table:table-cell office:value-type="float" office:value="0.468755063770142">
            <text:p>0.4687550638</text:p>
          </table:table-cell>
          <table:table-cell office:value-type="float" office:value="0.93491386512474">
            <text:p>0.9349138651</text:p>
          </table:table-cell>
          <table:table-cell office:value-type="float" office:value="0.780107354363035">
            <text:p>0.7801073544</text:p>
          </table:table-cell>
          <table:table-cell table:number-columns-repeated="2"/>
        </table:table-row>
        <table:table-row table:style-name="ro1">
          <table:table-cell office:value-type="float" office:value="0.745657453591178">
            <text:p>0.7456574536</text:p>
          </table:table-cell>
          <table:table-cell office:value-type="float" office:value="0.699245238994396">
            <text:p>0.699245239</text:p>
          </table:table-cell>
          <table:table-cell office:value-type="float" office:value="0.76910643719478">
            <text:p>0.7691064372</text:p>
          </table:table-cell>
          <table:table-cell office:value-type="float" office:value="0.786436400031027">
            <text:p>0.7864364</text:p>
          </table:table-cell>
          <table:table-cell office:value-type="float" office:value="0.694086475592513">
            <text:p>0.6940864756</text:p>
          </table:table-cell>
          <table:table-cell office:value-type="float" office:value="0.712164097579123">
            <text:p>0.7121640976</text:p>
          </table:table-cell>
          <table:table-cell office:value-type="float" office:value="0.822316111570266">
            <text:p>0.8223161116</text:p>
          </table:table-cell>
          <table:table-cell office:value-type="float" office:value="0.809779320221714">
            <text:p>0.8097793202</text:p>
          </table:table-cell>
          <table:table-cell office:value-type="float" office:value="0.760266929696629">
            <text:p>0.7602669297</text:p>
          </table:table-cell>
          <table:table-cell office:value-type="float" office:value="0.739007802709073">
            <text:p>0.7390078027</text:p>
          </table:table-cell>
          <table:table-cell table:number-columns-repeated="2"/>
        </table:table-row>
        <table:table-row table:style-name="ro1">
          <table:table-cell office:value-type="float" office:value="0.974464902928128">
            <text:p>0.9744649029</text:p>
          </table:table-cell>
          <table:table-cell office:value-type="float" office:value="0.649643268618753">
            <text:p>0.6496432686</text:p>
          </table:table-cell>
          <table:table-cell table:number-columns-repeated="2" office:value-type="float" office:value="0.324821634309376">
            <text:p>0.3248216343</text:p>
          </table:table-cell>
          <table:table-cell office:value-type="float" office:value="1.2992865372375">
            <text:p>1.2992865372</text:p>
          </table:table-cell>
          <table:table-cell office:value-type="float" office:value="0.649643268618751">
            <text:p>0.6496432686</text:p>
          </table:table-cell>
          <table:table-cell office:value-type="float" office:value="0.324821634309376">
            <text:p>0.3248216343</text:p>
          </table:table-cell>
          <table:table-cell office:value-type="float" office:value="0.974464902928128">
            <text:p>0.9744649029</text:p>
          </table:table-cell>
          <table:table-cell office:value-type="float" office:value="0.324821634309376">
            <text:p>0.3248216343</text:p>
          </table:table-cell>
          <table:table-cell office:value-type="float" office:value="0.974464902928128">
            <text:p>0.9744649029</text:p>
          </table:table-cell>
          <table:table-cell table:number-columns-repeated="2"/>
        </table:table-row>
        <table:table-row table:style-name="ro1">
          <table:table-cell office:value-type="float" office:value="0.795571694297288">
            <text:p>0.7955716943</text:p>
          </table:table-cell>
          <table:table-cell office:value-type="float" office:value="0.803971471012628">
            <text:p>0.803971471</text:p>
          </table:table-cell>
          <table:table-cell office:value-type="float" office:value="0.768433152847012">
            <text:p>0.7684331528</text:p>
          </table:table-cell>
          <table:table-cell office:value-type="float" office:value="0.812455820151459">
            <text:p>0.8124558202</text:p>
          </table:table-cell>
          <table:table-cell office:value-type="float" office:value="0.838865425696388">
            <text:p>0.8388654257</text:p>
          </table:table-cell>
          <table:table-cell office:value-type="float" office:value="0.81645341690694">
            <text:p>0.8164534169</text:p>
          </table:table-cell>
          <table:table-cell office:value-type="float" office:value="0.729640434050194">
            <text:p>0.7296404341</text:p>
          </table:table-cell>
          <table:table-cell office:value-type="float" office:value="0.772976540606017">
            <text:p>0.7729765406</text:p>
          </table:table-cell>
          <table:table-cell office:value-type="float" office:value="0.799241366621714">
            <text:p>0.7992413666</text:p>
          </table:table-cell>
          <table:table-cell office:value-type="float" office:value="0.82439927305206">
            <text:p>0.8243992731</text:p>
          </table:table-cell>
          <table:table-cell table:number-columns-repeated="2"/>
        </table:table-row>
        <table:table-row table:style-name="ro1">
          <table:table-cell office:value-type="float" office:value="0.679257516485765">
            <text:p>0.6792575165</text:p>
          </table:table-cell>
          <table:table-cell office:value-type="float" office:value="0.607505331465458">
            <text:p>0.6075053315</text:p>
          </table:table-cell>
          <table:table-cell office:value-type="float" office:value="0.599177803040437">
            <text:p>0.599177803</text:p>
          </table:table-cell>
          <table:table-cell office:value-type="float" office:value="0.647007798313529">
            <text:p>0.6470077983</text:p>
          </table:table-cell>
          <table:table-cell office:value-type="float" office:value="0.683417305451567">
            <text:p>0.6834173055</text:p>
          </table:table-cell>
          <table:table-cell office:value-type="float" office:value="0.463894661325029">
            <text:p>0.4638946613</text:p>
          </table:table-cell>
          <table:table-cell office:value-type="float" office:value="0.463065222142731">
            <text:p>0.4630652221</text:p>
          </table:table-cell>
          <table:table-cell office:value-type="float" office:value="0.55909874255652">
            <text:p>0.5590987426</text:p>
          </table:table-cell>
          <table:table-cell office:value-type="float" office:value="0.599103574341152">
            <text:p>0.5991035743</text:p>
          </table:table-cell>
          <table:table-cell office:value-type="float" office:value="0.454832464974481">
            <text:p>0.454832465</text:p>
          </table:table-cell>
          <table:table-cell table:number-columns-repeated="2"/>
        </table:table-row>
        <table:table-row table:style-name="ro1">
          <table:table-cell office:value-type="float" office:value="0.894169679120182">
            <text:p>0.8941696791</text:p>
          </table:table-cell>
          <table:table-cell office:value-type="float" office:value="0.734451234774782">
            <text:p>0.7344512348</text:p>
          </table:table-cell>
          <table:table-cell office:value-type="float" office:value="0.762511001244958">
            <text:p>0.7625110012</text:p>
          </table:table-cell>
          <table:table-cell office:value-type="float" office:value="0.829690608107433">
            <text:p>0.8296906081</text:p>
          </table:table-cell>
          <table:table-cell office:value-type="float" office:value="0.799002329093055">
            <text:p>0.7990023291</text:p>
          </table:table-cell>
          <table:table-cell office:value-type="float" office:value="0.703388343427805">
            <text:p>0.7033883434</text:p>
          </table:table-cell>
          <table:table-cell office:value-type="float" office:value="0.80880083370246">
            <text:p>0.8088008337</text:p>
          </table:table-cell>
          <table:table-cell office:value-type="float" office:value="0.66499336540723">
            <text:p>0.6649933654</text:p>
          </table:table-cell>
          <table:table-cell office:value-type="float" office:value="0.718671644861043">
            <text:p>0.7186716449</text:p>
          </table:table-cell>
          <table:table-cell office:value-type="float" office:value="0.818876198233292">
            <text:p>0.8188761982</text:p>
          </table:table-cell>
          <table:table-cell table:number-columns-repeated="2"/>
        </table:table-row>
        <table:table-row table:style-name="ro1">
          <table:table-cell office:value-type="float" office:value="0.736995579354405">
            <text:p>0.7369955794</text:p>
          </table:table-cell>
          <table:table-cell office:value-type="float" office:value="0.689787101365248">
            <text:p>0.6897871014</text:p>
          </table:table-cell>
          <table:table-cell office:value-type="float" office:value="0.703195649218831">
            <text:p>0.7031956492</text:p>
          </table:table-cell>
          <table:table-cell office:value-type="float" office:value="0.658310593956777">
            <text:p>0.658310594</text:p>
          </table:table-cell>
          <table:table-cell office:value-type="float" office:value="0.766294743966549">
            <text:p>0.766294744</text:p>
          </table:table-cell>
          <table:table-cell office:value-type="float" office:value="0.697504518997251">
            <text:p>0.697504519</text:p>
          </table:table-cell>
          <table:table-cell office:value-type="float" office:value="0.648856351202549">
            <text:p>0.6488563512</text:p>
          </table:table-cell>
          <table:table-cell office:value-type="float" office:value="0.676893079214386">
            <text:p>0.6768930792</text:p>
          </table:table-cell>
          <table:table-cell office:value-type="float" office:value="0.727504239893846">
            <text:p>0.7275042399</text:p>
          </table:table-cell>
          <table:table-cell office:value-type="float" office:value="0.636972494659038">
            <text:p>0.6369724947</text:p>
          </table:table-cell>
          <table:table-cell table:number-columns-repeated="2"/>
        </table:table-row>
        <table:table-row table:style-name="ro1">
          <table:table-cell office:value-type="float" office:value="0.792503772547976">
            <text:p>0.7925037725</text:p>
          </table:table-cell>
          <table:table-cell office:value-type="float" office:value="0.797244721276436">
            <text:p>0.7972447213</text:p>
          </table:table-cell>
          <table:table-cell office:value-type="float" office:value="0.722109128933879">
            <text:p>0.7221091289</text:p>
          </table:table-cell>
          <table:table-cell office:value-type="float" office:value="0.738103074503615">
            <text:p>0.7381030745</text:p>
          </table:table-cell>
          <table:table-cell office:value-type="float" office:value="0.799689248234367">
            <text:p>0.7996892482</text:p>
          </table:table-cell>
          <table:table-cell office:value-type="float" office:value="0.754042410091841">
            <text:p>0.7540424101</text:p>
          </table:table-cell>
          <table:table-cell office:value-type="float" office:value="0.804589195699797">
            <text:p>0.8045891957</text:p>
          </table:table-cell>
          <table:table-cell office:value-type="float" office:value="0.767616549139466">
            <text:p>0.7676165491</text:p>
          </table:table-cell>
          <table:table-cell office:value-type="float" office:value="0.820776472961032">
            <text:p>0.820776473</text:p>
          </table:table-cell>
          <table:table-cell office:value-type="float" office:value="0.709997295527291">
            <text:p>0.7099972955</text:p>
          </table:table-cell>
          <table:table-cell table:number-columns-repeated="2"/>
        </table:table-row>
        <table:table-row table:style-name="ro1">
          <table:table-cell office:value-type="float" office:value="0.832399669670728">
            <text:p>0.8323996697</text:p>
          </table:table-cell>
          <table:table-cell office:value-type="float" office:value="0.781655619065354">
            <text:p>0.7816556191</text:p>
          </table:table-cell>
          <table:table-cell office:value-type="float" office:value="0.873937047814983">
            <text:p>0.8739370478</text:p>
          </table:table-cell>
          <table:table-cell office:value-type="float" office:value="0.781097079207371">
            <text:p>0.7810970792</text:p>
          </table:table-cell>
          <table:table-cell office:value-type="float" office:value="0.809884941311428">
            <text:p>0.8098849413</text:p>
          </table:table-cell>
          <table:table-cell office:value-type="float" office:value="0.791665004662065">
            <text:p>0.7916650047</text:p>
          </table:table-cell>
          <table:table-cell office:value-type="float" office:value="0.803631412430423">
            <text:p>0.8036314124</text:p>
          </table:table-cell>
          <table:table-cell office:value-type="float" office:value="0.833721758711665">
            <text:p>0.8337217587</text:p>
          </table:table-cell>
          <table:table-cell office:value-type="float" office:value="0.846111878857042">
            <text:p>0.8461118789</text:p>
          </table:table-cell>
          <table:table-cell office:value-type="float" office:value="0.772107340884387">
            <text:p>0.7721073409</text:p>
          </table:table-cell>
          <table:table-cell table:number-columns-repeated="2"/>
        </table:table-row>
        <table:table-row table:style-name="ro1">
          <table:table-cell office:value-type="float" office:value="0.734654504093809">
            <text:p>0.7346545041</text:p>
          </table:table-cell>
          <table:table-cell office:value-type="float" office:value="0.555377182062459">
            <text:p>0.5553771821</text:p>
          </table:table-cell>
          <table:table-cell office:value-type="float" office:value="0.854638577483653">
            <text:p>0.8546385775</text:p>
          </table:table-cell>
          <table:table-cell office:value-type="float" office:value="0.889400147332229">
            <text:p>0.8894001473</text:p>
          </table:table-cell>
          <table:table-cell office:value-type="float" office:value="0.79627274005067">
            <text:p>0.7962727401</text:p>
          </table:table-cell>
          <table:table-cell office:value-type="float" office:value="0.787884370378354">
            <text:p>0.7878843704</text:p>
          </table:table-cell>
          <table:table-cell office:value-type="float" office:value="0.593785100474457">
            <text:p>0.5937851005</text:p>
          </table:table-cell>
          <table:table-cell office:value-type="float" office:value="0.82956222004621">
            <text:p>0.82956222</text:p>
          </table:table-cell>
          <table:table-cell office:value-type="float" office:value="0.547335002238569">
            <text:p>0.5473350022</text:p>
          </table:table-cell>
          <table:table-cell office:value-type="float" office:value="0.568631435658211">
            <text:p>0.5686314357</text:p>
          </table:table-cell>
          <table:table-cell table:number-columns-repeated="2"/>
        </table:table-row>
        <table:table-row table:style-name="ro1">
          <table:table-cell office:value-type="float" office:value="0.714224156400651">
            <text:p>0.7142241564</text:p>
          </table:table-cell>
          <table:table-cell office:value-type="float" office:value="0.813031406328326">
            <text:p>0.8130314063</text:p>
          </table:table-cell>
          <table:table-cell office:value-type="float" office:value="0.823919580811856">
            <text:p>0.8239195808</text:p>
          </table:table-cell>
          <table:table-cell office:value-type="float" office:value="0.762063275373393">
            <text:p>0.7620632754</text:p>
          </table:table-cell>
          <table:table-cell office:value-type="float" office:value="0.808690974225121">
            <text:p>0.8086909742</text:p>
          </table:table-cell>
          <table:table-cell office:value-type="float" office:value="0.800864449819629">
            <text:p>0.8008644498</text:p>
          </table:table-cell>
          <table:table-cell office:value-type="float" office:value="0.791334761019938">
            <text:p>0.791334761</text:p>
          </table:table-cell>
          <table:table-cell office:value-type="float" office:value="0.777118703152793">
            <text:p>0.7771187032</text:p>
          </table:table-cell>
          <table:table-cell office:value-type="float" office:value="0.740660929011821">
            <text:p>0.740660929</text:p>
          </table:table-cell>
          <table:table-cell office:value-type="float" office:value="0.836375073419373">
            <text:p>0.8363750734</text:p>
          </table:table-cell>
          <table:table-cell table:number-columns-repeated="2"/>
        </table:table-row>
        <table:table-row table:style-name="ro1">
          <table:table-cell office:value-type="float" office:value="0.889290075710397">
            <text:p>0.8892900757</text:p>
          </table:table-cell>
          <table:table-cell office:value-type="float" office:value="0.895736958353027">
            <text:p>0.8957369584</text:p>
          </table:table-cell>
          <table:table-cell office:value-type="float" office:value="0.699974082658067">
            <text:p>0.6999740827</text:p>
          </table:table-cell>
          <table:table-cell office:value-type="float" office:value="0.835021054521429">
            <text:p>0.8350210545</text:p>
          </table:table-cell>
          <table:table-cell office:value-type="float" office:value="0.88763315470774">
            <text:p>0.8876331547</text:p>
          </table:table-cell>
          <table:table-cell office:value-type="float" office:value="0.810749196960301">
            <text:p>0.810749197</text:p>
          </table:table-cell>
          <table:table-cell office:value-type="float" office:value="0.847579891477214">
            <text:p>0.8475798915</text:p>
          </table:table-cell>
          <table:table-cell office:value-type="float" office:value="0.736399781508232">
            <text:p>0.7363997815</text:p>
          </table:table-cell>
          <table:table-cell office:value-type="float" office:value="0.902607588528921">
            <text:p>0.9026075885</text:p>
          </table:table-cell>
          <table:table-cell office:value-type="float" office:value="0.72990283235463">
            <text:p>0.7299028324</text:p>
          </table:table-cell>
          <table:table-cell table:number-columns-repeated="2"/>
        </table:table-row>
        <table:table-row table:style-name="ro1">
          <table:table-cell office:value-type="float" office:value="1.05633043879037">
            <text:p>1.0563304388</text:p>
          </table:table-cell>
          <table:table-cell office:value-type="float" office:value="0.952389993627429">
            <text:p>0.9523899936</text:p>
          </table:table-cell>
          <table:table-cell office:value-type="float" office:value="0.55466212402412">
            <text:p>0.554662124</text:p>
          </table:table-cell>
          <table:table-cell office:value-type="float" office:value="0.502917628153676">
            <text:p>0.5029176282</text:p>
          </table:table-cell>
          <table:table-cell office:value-type="float" office:value="0.899861875736303">
            <text:p>0.8998618757</text:p>
          </table:table-cell>
          <table:table-cell office:value-type="float" office:value="0.739823003176838">
            <text:p>0.7398230032</text:p>
          </table:table-cell>
          <table:table-cell office:value-type="float" office:value="0.793879344276604">
            <text:p>0.7938793443</text:p>
          </table:table-cell>
          <table:table-cell office:value-type="float" office:value="0.529144977249764">
            <text:p>0.5291449772</text:p>
          </table:table-cell>
          <table:table-cell office:value-type="float" office:value="0.900995739175733">
            <text:p>0.9009957392</text:p>
          </table:table-cell>
          <table:table-cell office:value-type="float" office:value="0.847760972808035">
            <text:p>0.8477609728</text:p>
          </table:table-cell>
          <table:table-cell table:number-columns-repeated="2"/>
        </table:table-row>
        <table:table-row table:style-name="ro1">
          <table:table-cell office:value-type="float" office:value="0.913474897084688">
            <text:p>0.9134748971</text:p>
          </table:table-cell>
          <table:table-cell office:value-type="float" office:value="0.896240415095905">
            <text:p>0.8962404151</text:p>
          </table:table-cell>
          <table:table-cell office:value-type="float" office:value="0.858125831137385">
            <text:p>0.8581258311</text:p>
          </table:table-cell>
          <table:table-cell office:value-type="float" office:value="0.805659009400028">
            <text:p>0.8056590094</text:p>
          </table:table-cell>
          <table:table-cell office:value-type="float" office:value="0.872492674088384">
            <text:p>0.8724926741</text:p>
          </table:table-cell>
          <table:table-cell office:value-type="float" office:value="0.797733604533287">
            <text:p>0.7977336045</text:p>
          </table:table-cell>
          <table:table-cell office:value-type="float" office:value="0.936406765001795">
            <text:p>0.936406765</text:p>
          </table:table-cell>
          <table:table-cell office:value-type="float" office:value="0.812749522770791">
            <text:p>0.8127495228</text:p>
          </table:table-cell>
          <table:table-cell office:value-type="float" office:value="0.798740979849673">
            <text:p>0.7987409798</text:p>
          </table:table-cell>
          <table:table-cell office:value-type="float" office:value="0.752253272606566">
            <text:p>0.7522532726</text:p>
          </table:table-cell>
          <table:table-cell table:number-columns-repeated="2"/>
        </table:table-row>
        <table:table-row table:style-name="ro1">
          <table:table-cell office:value-type="float" office:value="0.789340442111041">
            <text:p>0.7893404421</text:p>
          </table:table-cell>
          <table:table-cell office:value-type="float" office:value="0.820794742734887">
            <text:p>0.8207947427</text:p>
          </table:table-cell>
          <table:table-cell office:value-type="float" office:value="0.827562092067085">
            <text:p>0.8275620921</text:p>
          </table:table-cell>
          <table:table-cell office:value-type="float" office:value="0.782820957845297">
            <text:p>0.7828209578</text:p>
          </table:table-cell>
          <table:table-cell office:value-type="float" office:value="0.726184524981806">
            <text:p>0.726184525</text:p>
          </table:table-cell>
          <table:table-cell office:value-type="float" office:value="0.817653270892823">
            <text:p>0.8176532709</text:p>
          </table:table-cell>
          <table:table-cell office:value-type="float" office:value="0.773415298525906">
            <text:p>0.7734152985</text:p>
          </table:table-cell>
          <table:table-cell office:value-type="float" office:value="0.88167873676336">
            <text:p>0.8816787368</text:p>
          </table:table-cell>
          <table:table-cell office:value-type="float" office:value="0.81202777585219">
            <text:p>0.8120277759</text:p>
          </table:table-cell>
          <table:table-cell office:value-type="float" office:value="0.684926932278377">
            <text:p>0.6849269323</text:p>
          </table:table-cell>
          <table:table-cell table:number-columns-repeated="2"/>
        </table:table-row>
        <table:table-row table:style-name="ro1">
          <table:table-cell office:value-type="float" office:value="1.08181495217529">
            <text:p>1.0818149522</text:p>
          </table:table-cell>
          <table:table-cell office:value-type="float" office:value="0.648682945521991">
            <text:p>0.6486829455</text:p>
          </table:table-cell>
          <table:table-cell office:value-type="float" office:value="0.974476580474834">
            <text:p>0.9744765805</text:p>
          </table:table-cell>
          <table:table-cell office:value-type="float" office:value="1.08240232943373">
            <text:p>1.0824023294</text:p>
          </table:table-cell>
          <table:table-cell office:value-type="float" office:value="0.540513769071776">
            <text:p>0.5405137691</text:p>
          </table:table-cell>
          <table:table-cell office:value-type="float" office:value="0.43317662860123">
            <text:p>0.4331766286</text:p>
          </table:table-cell>
          <table:table-cell office:value-type="float" office:value="0.8645626640041">
            <text:p>0.864562664</text:p>
          </table:table-cell>
          <table:table-cell office:value-type="float" office:value="0.973411657965391">
            <text:p>0.973411658</text:p>
          </table:table-cell>
          <table:table-cell office:value-type="float" office:value="0.865662848722091">
            <text:p>0.8656628487</text:p>
          </table:table-cell>
          <table:table-cell office:value-type="float" office:value="0.757471051059493">
            <text:p>0.7574710511</text:p>
          </table:table-cell>
          <table:table-cell table:number-columns-repeated="2"/>
        </table:table-row>
        <table:table-row table:style-name="ro1">
          <table:table-cell office:value-type="float" office:value="0.827043281996427">
            <text:p>0.827043282</text:p>
          </table:table-cell>
          <table:table-cell office:value-type="float" office:value="0.945191258273644">
            <text:p>0.9451912583</text:p>
          </table:table-cell>
          <table:table-cell office:value-type="float" office:value="0.879243841555254">
            <text:p>0.8792438416</text:p>
          </table:table-cell>
          <table:table-cell office:value-type="float" office:value="0.723467140674547">
            <text:p>0.7234671407</text:p>
          </table:table-cell>
          <table:table-cell office:value-type="float" office:value="0.571571508480114">
            <text:p>0.5715715085</text:p>
          </table:table-cell>
          <table:table-cell office:value-type="float" office:value="0.771479910246511">
            <text:p>0.7714799102</text:p>
          </table:table-cell>
          <table:table-cell office:value-type="float" office:value="0.817464779293311">
            <text:p>0.8174647793</text:p>
          </table:table-cell>
          <table:table-cell office:value-type="float" office:value="0.791934906207053">
            <text:p>0.7919349062</text:p>
          </table:table-cell>
          <table:table-cell office:value-type="float" office:value="0.680600012585221">
            <text:p>0.6806000126</text:p>
          </table:table-cell>
          <table:table-cell office:value-type="float" office:value="0.77177856456906">
            <text:p>0.7717785646</text:p>
          </table:table-cell>
          <table:table-cell table:number-columns-repeated="2"/>
        </table:table-row>
        <table:table-row table:style-name="ro1">
          <table:table-cell office:value-type="float" office:value="0.754413056800721">
            <text:p>0.7544130568</text:p>
          </table:table-cell>
          <table:table-cell office:value-type="float" office:value="0.856483015797243">
            <text:p>0.8564830158</text:p>
          </table:table-cell>
          <table:table-cell office:value-type="float" office:value="0.710519312694396">
            <text:p>0.7105193127</text:p>
          </table:table-cell>
          <table:table-cell office:value-type="float" office:value="0.784205723805173">
            <text:p>0.7842057238</text:p>
          </table:table-cell>
          <table:table-cell office:value-type="float" office:value="0.855246708480033">
            <text:p>0.8552467085</text:p>
          </table:table-cell>
          <table:table-cell office:value-type="float" office:value="0.778780886647111">
            <text:p>0.7787808866</text:p>
          </table:table-cell>
          <table:table-cell office:value-type="float" office:value="0.873518409574935">
            <text:p>0.8735184096</text:p>
          </table:table-cell>
          <table:table-cell office:value-type="float" office:value="0.751410849057653">
            <text:p>0.7514108491</text:p>
          </table:table-cell>
          <table:table-cell office:value-type="float" office:value="0.821322091133873">
            <text:p>0.8213220911</text:p>
          </table:table-cell>
          <table:table-cell office:value-type="float" office:value="0.803919245263049">
            <text:p>0.8039192453</text:p>
          </table:table-cell>
          <table:table-cell table:number-columns-repeated="2"/>
        </table:table-row>
        <table:table-row table:style-name="ro1">
          <table:table-cell office:value-type="float" office:value="0.769870406161146">
            <text:p>0.7698704062</text:p>
          </table:table-cell>
          <table:table-cell office:value-type="float" office:value="0.743589553573081">
            <text:p>0.7435895536</text:p>
          </table:table-cell>
          <table:table-cell office:value-type="float" office:value="0.678916686083323">
            <text:p>0.6789166861</text:p>
          </table:table-cell>
          <table:table-cell office:value-type="float" office:value="0.845122983922199">
            <text:p>0.8451229839</text:p>
          </table:table-cell>
          <table:table-cell office:value-type="float" office:value="0.72157572314353">
            <text:p>0.7215757231</text:p>
          </table:table-cell>
          <table:table-cell office:value-type="float" office:value="0.79877908931531">
            <text:p>0.7987790893</text:p>
          </table:table-cell>
          <table:table-cell office:value-type="float" office:value="0.772626363718871">
            <text:p>0.7726263637</text:p>
          </table:table-cell>
          <table:table-cell office:value-type="float" office:value="0.85327785927086">
            <text:p>0.8532778593</text:p>
          </table:table-cell>
          <table:table-cell office:value-type="float" office:value="0.833699888278285">
            <text:p>0.8336998883</text:p>
          </table:table-cell>
          <table:table-cell office:value-type="float" office:value="0.855956784836302">
            <text:p>0.8559567848</text:p>
          </table:table-cell>
          <table:table-cell table:number-columns-repeated="2"/>
        </table:table-row>
        <table:table-row table:style-name="ro1">
          <table:table-cell office:value-type="float" office:value="0.634063974438779">
            <text:p>0.6340639744</text:p>
          </table:table-cell>
          <table:table-cell office:value-type="float" office:value="0.808153963405585">
            <text:p>0.8081539634</text:p>
          </table:table-cell>
          <table:table-cell office:value-type="float" office:value="0.767719686867365">
            <text:p>0.7677196869</text:p>
          </table:table-cell>
          <table:table-cell office:value-type="float" office:value="0.776064730754357">
            <text:p>0.7760647308</text:p>
          </table:table-cell>
          <table:table-cell office:value-type="float" office:value="0.581618379186479">
            <text:p>0.5816183792</text:p>
          </table:table-cell>
          <table:table-cell office:value-type="float" office:value="0.77613911710779">
            <text:p>0.7761391171</text:p>
          </table:table-cell>
          <table:table-cell office:value-type="float" office:value="0.892631070341744">
            <text:p>0.8926310703</text:p>
          </table:table-cell>
          <table:table-cell office:value-type="float" office:value="0.679297194300253">
            <text:p>0.6792971943</text:p>
          </table:table-cell>
          <table:table-cell office:value-type="float" office:value="0.636716245142005">
            <text:p>0.6367162451</text:p>
          </table:table-cell>
          <table:table-cell office:value-type="float" office:value="0.751625847171366">
            <text:p>0.7516258472</text:p>
          </table:table-cell>
          <table:table-cell table:number-columns-repeated="2"/>
        </table:table-row>
        <table:table-row table:style-name="ro1">
          <table:table-cell office:value-type="float" office:value="0.582476910995747">
            <text:p>0.582476911</text:p>
          </table:table-cell>
          <table:table-cell office:value-type="float" office:value="0.777660077473155">
            <text:p>0.7776600775</text:p>
          </table:table-cell>
          <table:table-cell office:value-type="float" office:value="0.972240815785463">
            <text:p>0.9722408158</text:p>
          </table:table-cell>
          <table:table-cell office:value-type="float" office:value="0.466096204162841">
            <text:p>0.4660962042</text:p>
          </table:table-cell>
          <table:table-cell office:value-type="float" office:value="0.389920278753784">
            <text:p>0.3899202788</text:p>
          </table:table-cell>
          <table:table-cell office:value-type="float" office:value="0.349753148546869">
            <text:p>0.3497531485</text:p>
          </table:table-cell>
          <table:table-cell office:value-type="float" office:value="0.582495157619864">
            <text:p>0.5824951576</text:p>
          </table:table-cell>
          <table:table-cell office:value-type="float" office:value="0.842681848585637">
            <text:p>0.8426818486</text:p>
          </table:table-cell>
          <table:table-cell office:value-type="float" office:value="0.647815081792041">
            <text:p>0.6478150818</text:p>
          </table:table-cell>
          <table:table-cell office:value-type="float" office:value="0.842070444021434">
            <text:p>0.842070444</text:p>
          </table:table-cell>
          <table:table-cell table:number-columns-repeated="2"/>
        </table:table-row>
        <table:table-row table:style-name="ro1">
          <table:table-cell office:value-type="float" office:value="0.890155567943773">
            <text:p>0.8901555679</text:p>
          </table:table-cell>
          <table:table-cell office:value-type="float" office:value="0.879026924001187">
            <text:p>0.879026924</text:p>
          </table:table-cell>
          <table:table-cell office:value-type="float" office:value="0.910205650535186">
            <text:p>0.9102056505</text:p>
          </table:table-cell>
          <table:table-cell office:value-type="float" office:value="0.869799765450331">
            <text:p>0.8697997655</text:p>
          </table:table-cell>
          <table:table-cell office:value-type="float" office:value="0.853570972117252">
            <text:p>0.8535709721</text:p>
          </table:table-cell>
          <table:table-cell office:value-type="float" office:value="0.768135622810221">
            <text:p>0.7681356228</text:p>
          </table:table-cell>
          <table:table-cell office:value-type="float" office:value="0.64827687071964">
            <text:p>0.6482768707</text:p>
          </table:table-cell>
          <table:table-cell office:value-type="float" office:value="0.772735093375015">
            <text:p>0.7727350934</text:p>
          </table:table-cell>
          <table:table-cell office:value-type="float" office:value="0.768595377294677">
            <text:p>0.7685953773</text:p>
          </table:table-cell>
          <table:table-cell office:value-type="float" office:value="0.778754526378324">
            <text:p>0.7787545264</text:p>
          </table:table-cell>
          <table:table-cell table:number-columns-repeated="2"/>
        </table:table-row>
        <table:table-row table:style-name="ro1">
          <table:table-cell office:value-type="float" office:value="0.830227270669215">
            <text:p>0.8302272707</text:p>
          </table:table-cell>
          <table:table-cell office:value-type="float" office:value="0.819596704253084">
            <text:p>0.8195967043</text:p>
          </table:table-cell>
          <table:table-cell office:value-type="float" office:value="0.83215486212011">
            <text:p>0.8321548621</text:p>
          </table:table-cell>
          <table:table-cell office:value-type="float" office:value="0.774912446060358">
            <text:p>0.7749124461</text:p>
          </table:table-cell>
          <table:table-cell office:value-type="float" office:value="0.79722553675264">
            <text:p>0.7972255368</text:p>
          </table:table-cell>
          <table:table-cell office:value-type="float" office:value="0.782093746089046">
            <text:p>0.7820937461</text:p>
          </table:table-cell>
          <table:table-cell office:value-type="float" office:value="0.840272641734245">
            <text:p>0.8402726417</text:p>
          </table:table-cell>
          <table:table-cell office:value-type="float" office:value="0.704547207827749">
            <text:p>0.7045472078</text:p>
          </table:table-cell>
          <table:table-cell office:value-type="float" office:value="0.813583338368139">
            <text:p>0.8135833384</text:p>
          </table:table-cell>
          <table:table-cell office:value-type="float" office:value="0.669819833611982">
            <text:p>0.6698198336</text:p>
          </table:table-cell>
          <table:table-cell table:number-columns-repeated="2"/>
        </table:table-row>
        <table:table-row table:style-name="ro1">
          <table:table-cell office:value-type="float" office:value="0.864945094522307">
            <text:p>0.8649450945</text:p>
          </table:table-cell>
          <table:table-cell office:value-type="float" office:value="0.758037751871683">
            <text:p>0.7580377519</text:p>
          </table:table-cell>
          <table:table-cell office:value-type="float" office:value="0.67963451121885">
            <text:p>0.6796345112</text:p>
          </table:table-cell>
          <table:table-cell office:value-type="float" office:value="0.783421967471774">
            <text:p>0.7834219675</text:p>
          </table:table-cell>
          <table:table-cell office:value-type="float" office:value="1.10670895807359">
            <text:p>1.1067089581</text:p>
          </table:table-cell>
          <table:table-cell office:value-type="float" office:value="0.743748229661155">
            <text:p>0.7437482297</text:p>
          </table:table-cell>
          <table:table-cell office:value-type="float" office:value="0.762427783516173">
            <text:p>0.7624277835</text:p>
          </table:table-cell>
          <table:table-cell office:value-type="float" office:value="0.573904233004213">
            <text:p>0.573904233</text:p>
          </table:table-cell>
          <table:table-cell office:value-type="float" office:value="0.434290649920199">
            <text:p>0.4342906499</text:p>
          </table:table-cell>
          <table:table-cell office:value-type="float" office:value="0.730745872461844">
            <text:p>0.7307458725</text:p>
          </table:table-cell>
          <table:table-cell table:number-columns-repeated="2"/>
        </table:table-row>
        <table:table-row table:style-name="ro1">
          <table:table-cell office:value-type="float" office:value="0.71480586073677">
            <text:p>0.7148058607</text:p>
          </table:table-cell>
          <table:table-cell office:value-type="float" office:value="0.529024092640969">
            <text:p>0.5290240926</text:p>
          </table:table-cell>
          <table:table-cell office:value-type="float" office:value="0.833752354814118">
            <text:p>0.8337523548</text:p>
          </table:table-cell>
          <table:table-cell office:value-type="float" office:value="0.741330356783213">
            <text:p>0.7413303568</text:p>
          </table:table-cell>
          <table:table-cell office:value-type="float" office:value="0.886423411014467">
            <text:p>0.886423411</text:p>
          </table:table-cell>
          <table:table-cell office:value-type="float" office:value="0.819511673760475">
            <text:p>0.8195116738</text:p>
          </table:table-cell>
          <table:table-cell office:value-type="float" office:value="0.727574761638028">
            <text:p>0.7275747616</text:p>
          </table:table-cell>
          <table:table-cell office:value-type="float" office:value="0.700238954049296">
            <text:p>0.700238954</text:p>
          </table:table-cell>
          <table:table-cell office:value-type="float" office:value="0.787089426369071">
            <text:p>0.7870894264</text:p>
          </table:table-cell>
          <table:table-cell office:value-type="float" office:value="0.700663096119349">
            <text:p>0.7006630961</text:p>
          </table:table-cell>
          <table:table-cell table:number-columns-repeated="2"/>
        </table:table-row>
        <table:table-row table:style-name="ro1">
          <table:table-cell office:value-type="float" office:value="0.792821798945185">
            <text:p>0.7928217989</text:p>
          </table:table-cell>
          <table:table-cell office:value-type="float" office:value="0.886643702101973">
            <text:p>0.8866437021</text:p>
          </table:table-cell>
          <table:table-cell office:value-type="float" office:value="0.903974245706258">
            <text:p>0.9039742457</text:p>
          </table:table-cell>
          <table:table-cell office:value-type="float" office:value="0.874380511179641">
            <text:p>0.8743805112</text:p>
          </table:table-cell>
          <table:table-cell office:value-type="float" office:value="0.617605165905444">
            <text:p>0.6176051659</text:p>
          </table:table-cell>
          <table:table-cell office:value-type="float" office:value="0.783094575084393">
            <text:p>0.7830945751</text:p>
          </table:table-cell>
          <table:table-cell office:value-type="float" office:value="0.993808505500685">
            <text:p>0.9938085055</text:p>
          </table:table-cell>
          <table:table-cell office:value-type="float" office:value="0.722411530668901">
            <text:p>0.7224115307</text:p>
          </table:table-cell>
          <table:table-cell office:value-type="float" office:value="0.934809544978125">
            <text:p>0.934809545</text:p>
          </table:table-cell>
          <table:table-cell office:value-type="float" office:value="0.828779018329602">
            <text:p>0.8287790183</text:p>
          </table:table-cell>
          <table:table-cell table:number-columns-repeated="2"/>
        </table:table-row>
        <table:table-row table:style-name="ro1">
          <table:table-cell office:value-type="float" office:value="0.31161057694536">
            <text:p>0.3116105769</text:p>
          </table:table-cell>
          <table:table-cell office:value-type="float" office:value="0.728386625653304">
            <text:p>0.7283866257</text:p>
          </table:table-cell>
          <table:table-cell office:value-type="float" office:value="0.520512692651978">
            <text:p>0.5205126927</text:p>
          </table:table-cell>
          <table:table-cell office:value-type="float" office:value="0.675371714782973">
            <text:p>0.6753717148</text:p>
          </table:table-cell>
          <table:table-cell office:value-type="float" office:value="0.935651036953132">
            <text:p>0.935651037</text:p>
          </table:table-cell>
          <table:table-cell office:value-type="float" office:value="1.09108499932214">
            <text:p>1.0910849993</text:p>
          </table:table-cell>
          <table:table-cell office:value-type="float" office:value="1.09133010913839">
            <text:p>1.0913301091</text:p>
          </table:table-cell>
          <table:table-cell office:value-type="float" office:value="0.622485744126219">
            <text:p>0.6224857441</text:p>
          </table:table-cell>
          <table:table-cell office:value-type="float" office:value="0.727946371622317">
            <text:p>0.7279463716</text:p>
          </table:table-cell>
          <table:table-cell office:value-type="float" office:value="0.468114099131117">
            <text:p>0.4681140991</text:p>
          </table:table-cell>
          <table:table-cell table:number-columns-repeated="2"/>
        </table:table-row>
        <table:table-row table:style-name="ro1">
          <table:table-cell office:value-type="float" office:value="0.715225223480387">
            <text:p>0.7152252235</text:p>
          </table:table-cell>
          <table:table-cell office:value-type="float" office:value="0.778019712178575">
            <text:p>0.7780197122</text:p>
          </table:table-cell>
          <table:table-cell office:value-type="float" office:value="0.756495975167361">
            <text:p>0.7564959752</text:p>
          </table:table-cell>
          <table:table-cell office:value-type="float" office:value="0.761012306253324">
            <text:p>0.7610123063</text:p>
          </table:table-cell>
          <table:table-cell office:value-type="float" office:value="0.818214377567061">
            <text:p>0.8182143776</text:p>
          </table:table-cell>
          <table:table-cell office:value-type="float" office:value="0.723632210893128">
            <text:p>0.7236322109</text:p>
          </table:table-cell>
          <table:table-cell office:value-type="float" office:value="0.717886643639607">
            <text:p>0.7178866436</text:p>
          </table:table-cell>
          <table:table-cell office:value-type="float" office:value="0.74937015083148">
            <text:p>0.7493701508</text:p>
          </table:table-cell>
          <table:table-cell office:value-type="float" office:value="0.839984615812313">
            <text:p>0.8399846158</text:p>
          </table:table-cell>
          <table:table-cell office:value-type="float" office:value="0.776358956786915">
            <text:p>0.7763589568</text:p>
          </table:table-cell>
          <table:table-cell table:number-columns-repeated="2"/>
        </table:table-row>
        <table:table-row table:style-name="ro1">
          <table:table-cell office:value-type="float" office:value="0.739978728769403">
            <text:p>0.7399787288</text:p>
          </table:table-cell>
          <table:table-cell office:value-type="float" office:value="0.654479552578603">
            <text:p>0.6544795526</text:p>
          </table:table-cell>
          <table:table-cell office:value-type="float" office:value="0.791933185153442">
            <text:p>0.7919331852</text:p>
          </table:table-cell>
          <table:table-cell office:value-type="float" office:value="0.835974137812242">
            <text:p>0.8359741378</text:p>
          </table:table-cell>
          <table:table-cell office:value-type="float" office:value="0.669680396565845">
            <text:p>0.6696803966</text:p>
          </table:table-cell>
          <table:table-cell office:value-type="float" office:value="0.501848636447402">
            <text:p>0.5018486364</text:p>
          </table:table-cell>
          <table:table-cell office:value-type="float" office:value="0.651596902565809">
            <text:p>0.6515969026</text:p>
          </table:table-cell>
          <table:table-cell office:value-type="float" office:value="0.663513129176283">
            <text:p>0.6635131292</text:p>
          </table:table-cell>
          <table:table-cell office:value-type="float" office:value="0.527911877016189">
            <text:p>0.527911877</text:p>
          </table:table-cell>
          <table:table-cell office:value-type="float" office:value="0.719517831034187">
            <text:p>0.719517831</text:p>
          </table:table-cell>
          <table:table-cell table:number-columns-repeated="2"/>
        </table:table-row>
        <table:table-row table:style-name="ro1">
          <table:table-cell office:value-type="float" office:value="0.67220856792615">
            <text:p>0.6722085679</text:p>
          </table:table-cell>
          <table:table-cell office:value-type="float" office:value="0.725246761808841">
            <text:p>0.7252467618</text:p>
          </table:table-cell>
          <table:table-cell office:value-type="float" office:value="0.810871899574364">
            <text:p>0.8108718996</text:p>
          </table:table-cell>
          <table:table-cell office:value-type="float" office:value="0.63218407257638">
            <text:p>0.6321840726</text:p>
          </table:table-cell>
          <table:table-cell office:value-type="float" office:value="0.412223204797896">
            <text:p>0.4122232048</text:p>
          </table:table-cell>
          <table:table-cell office:value-type="float" office:value="0.586609935245419">
            <text:p>0.5866099352</text:p>
          </table:table-cell>
          <table:table-cell office:value-type="float" office:value="0.698671254929956">
            <text:p>0.6986712549</text:p>
          </table:table-cell>
          <table:table-cell office:value-type="float" office:value="0.648517187151622">
            <text:p>0.6485171872</text:p>
          </table:table-cell>
          <table:table-cell office:value-type="float" office:value="0.72951300673411">
            <text:p>0.7295130067</text:p>
          </table:table-cell>
          <table:table-cell office:value-type="float" office:value="0.59159282711448">
            <text:p>0.5915928271</text:p>
          </table:table-cell>
          <table:table-cell table:number-columns-repeated="2"/>
        </table:table-row>
        <table:table-row table:style-name="ro1">
          <table:table-cell office:value-type="float" office:value="0.867013723776141">
            <text:p>0.8670137238</text:p>
          </table:table-cell>
          <table:table-cell office:value-type="float" office:value="0.685290271160431">
            <text:p>0.6852902712</text:p>
          </table:table-cell>
          <table:table-cell office:value-type="float" office:value="0.80243203186547">
            <text:p>0.8024320319</text:p>
          </table:table-cell>
          <table:table-cell office:value-type="float" office:value="0.782304009215952">
            <text:p>0.7823040092</text:p>
          </table:table-cell>
          <table:table-cell office:value-type="float" office:value="0.995868172691118">
            <text:p>0.9958681727</text:p>
          </table:table-cell>
          <table:table-cell office:value-type="float" office:value="0.663538813143931">
            <text:p>0.6635388131</text:p>
          </table:table-cell>
          <table:table-cell office:value-type="float" office:value="0.737912691508423">
            <text:p>0.7379126915</text:p>
          </table:table-cell>
          <table:table-cell office:value-type="float" office:value="0.684416641983773">
            <text:p>0.684416642</text:p>
          </table:table-cell>
          <table:table-cell office:value-type="float" office:value="0.67482099502006">
            <text:p>0.674820995</text:p>
          </table:table-cell>
          <table:table-cell office:value-type="float" office:value="0.846449295303696">
            <text:p>0.8464492953</text:p>
          </table:table-cell>
          <table:table-cell table:number-columns-repeated="2"/>
        </table:table-row>
        <table:table-row table:style-name="ro1">
          <table:table-cell office:value-type="float" office:value="0.76357652191626">
            <text:p>0.7635765219</text:p>
          </table:table-cell>
          <table:table-cell office:value-type="float" office:value="0.742053043791956">
            <text:p>0.7420530438</text:p>
          </table:table-cell>
          <table:table-cell office:value-type="float" office:value="0.828181611907469">
            <text:p>0.8281816119</text:p>
          </table:table-cell>
          <table:table-cell office:value-type="float" office:value="0.758757726099204">
            <text:p>0.7587577261</text:p>
          </table:table-cell>
          <table:table-cell office:value-type="float" office:value="0.769097214375646">
            <text:p>0.7690972144</text:p>
          </table:table-cell>
          <table:table-cell office:value-type="float" office:value="0.950390501731722">
            <text:p>0.9503905017</text:p>
          </table:table-cell>
          <table:table-cell office:value-type="float" office:value="0.883713795344336">
            <text:p>0.8837137953</text:p>
          </table:table-cell>
          <table:table-cell office:value-type="float" office:value="0.701757499512768">
            <text:p>0.7017574995</text:p>
          </table:table-cell>
          <table:table-cell office:value-type="float" office:value="0.732683198719054">
            <text:p>0.7326831987</text:p>
          </table:table-cell>
          <table:table-cell office:value-type="float" office:value="0.826171745657547">
            <text:p>0.8261717457</text:p>
          </table:table-cell>
          <table:table-cell table:number-columns-repeated="2"/>
        </table:table-row>
        <table:table-row table:style-name="ro1">
          <table:table-cell office:value-type="float" office:value="0.921339100234949">
            <text:p>0.9213391002</text:p>
          </table:table-cell>
          <table:table-cell office:value-type="float" office:value="0.790657445549018">
            <text:p>0.7906574455</text:p>
          </table:table-cell>
          <table:table-cell office:value-type="float" office:value="0.752271789811938">
            <text:p>0.7522717898</text:p>
          </table:table-cell>
          <table:table-cell office:value-type="float" office:value="0.86227133497907">
            <text:p>0.862271335</text:p>
          </table:table-cell>
          <table:table-cell office:value-type="float" office:value="0.783399564975254">
            <text:p>0.783399565</text:p>
          </table:table-cell>
          <table:table-cell office:value-type="float" office:value="0.808372493355189">
            <text:p>0.8083724934</text:p>
          </table:table-cell>
          <table:table-cell office:value-type="float" office:value="0.845298123879284">
            <text:p>0.8452981239</text:p>
          </table:table-cell>
          <table:table-cell office:value-type="float" office:value="0.995599513253023">
            <text:p>0.9955995133</text:p>
          </table:table-cell>
          <table:table-cell office:value-type="float" office:value="0.867959183352861">
            <text:p>0.8679591834</text:p>
          </table:table-cell>
          <table:table-cell office:value-type="float" office:value="0.82957669768557">
            <text:p>0.8295766977</text:p>
          </table:table-cell>
          <table:table-cell table:number-columns-repeated="2"/>
        </table:table-row>
        <table:table-row table:style-name="ro1">
          <table:table-cell office:value-type="float" office:value="0.823006551707202">
            <text:p>0.8230065517</text:p>
          </table:table-cell>
          <table:table-cell office:value-type="float" office:value="0.939095398427937">
            <text:p>0.9390953984</text:p>
          </table:table-cell>
          <table:table-cell office:value-type="float" office:value="0.788734725419027">
            <text:p>0.7887347254</text:p>
          </table:table-cell>
          <table:table-cell office:value-type="float" office:value="0.818732187565694">
            <text:p>0.8187321876</text:p>
          </table:table-cell>
          <table:table-cell office:value-type="float" office:value="0.700567322774811">
            <text:p>0.7005673228</text:p>
          </table:table-cell>
          <table:table-cell office:value-type="float" office:value="1.05504885884472">
            <text:p>1.0550488588</text:p>
          </table:table-cell>
          <table:table-cell office:value-type="float" office:value="0.892349619899784">
            <text:p>0.8923496199</text:p>
          </table:table-cell>
          <table:table-cell office:value-type="float" office:value="0.858430403053489">
            <text:p>0.8584304031</text:p>
          </table:table-cell>
          <table:table-cell office:value-type="float" office:value="0.755817062147709">
            <text:p>0.7558170621</text:p>
          </table:table-cell>
          <table:table-cell office:value-type="float" office:value="0.864283858005721">
            <text:p>0.864283858</text:p>
          </table:table-cell>
          <table:table-cell table:number-columns-repeated="2"/>
        </table:table-row>
        <table:table-row table:style-name="ro1">
          <table:table-cell office:value-type="float" office:value="1.21529749434703">
            <text:p>1.2152974943</text:p>
          </table:table-cell>
          <table:table-cell office:value-type="float" office:value="0.811164249420084">
            <text:p>0.8111642494</text:p>
          </table:table-cell>
          <table:table-cell office:value-type="float" office:value="1.21562926196392">
            <text:p>1.215629262</text:p>
          </table:table-cell>
          <table:table-cell office:value-type="float" office:value="0.971572117736436">
            <text:p>0.9715721177</text:p>
          </table:table-cell>
          <table:table-cell office:value-type="float" office:value="0.790628793048312">
            <text:p>0.790628793</text:p>
          </table:table-cell>
          <table:table-cell office:value-type="float" office:value="1.01345283719203">
            <text:p>1.0134528372</text:p>
          </table:table-cell>
          <table:table-cell office:value-type="float" office:value="0.648584326570366">
            <text:p>0.6485843266</text:p>
          </table:table-cell>
          <table:table-cell office:value-type="float" office:value="0.911579137758732">
            <text:p>0.9115791378</text:p>
          </table:table-cell>
          <table:table-cell office:value-type="float" office:value="0.790988752568646">
            <text:p>0.7909887526</text:p>
          </table:table-cell>
          <table:table-cell office:value-type="float" office:value="0.971898829790671">
            <text:p>0.9718988298</text:p>
          </table:table-cell>
          <table:table-cell table:number-columns-repeated="2"/>
        </table:table-row>
        <table:table-row table:style-name="ro1">
          <table:table-cell office:value-type="float" office:value="0.745279059204237">
            <text:p>0.7452790592</text:p>
          </table:table-cell>
          <table:table-cell office:value-type="float" office:value="0.876846152957524">
            <text:p>0.876846153</text:p>
          </table:table-cell>
          <table:table-cell office:value-type="float" office:value="0.788035478229853">
            <text:p>0.7880354782</text:p>
          </table:table-cell>
          <table:table-cell office:value-type="float" office:value="1.01647712704117">
            <text:p>1.016477127</text:p>
          </table:table-cell>
          <table:table-cell office:value-type="float" office:value="0.689935300758169">
            <text:p>0.6899353008</text:p>
          </table:table-cell>
          <table:table-cell office:value-type="float" office:value="0.758341994740578">
            <text:p>0.7583419947</text:p>
          </table:table-cell>
          <table:table-cell office:value-type="float" office:value="0.676706034051528">
            <text:p>0.6767060341</text:p>
          </table:table-cell>
          <table:table-cell office:value-type="float" office:value="1.01920465516255">
            <text:p>1.0192046552</text:p>
          </table:table-cell>
          <table:table-cell office:value-type="float" office:value="0.738512701057481">
            <text:p>0.7385127011</text:p>
          </table:table-cell>
          <table:table-cell office:value-type="float" office:value="0.730072214924631">
            <text:p>0.7300722149</text:p>
          </table:table-cell>
          <table:table-cell table:number-columns-repeated="2"/>
        </table:table-row>
        <table:table-row table:style-name="ro1">
          <table:table-cell office:value-type="float" office:value="0.836086202870205">
            <text:p>0.8360862029</text:p>
          </table:table-cell>
          <table:table-cell office:value-type="float" office:value="0.803536700206925">
            <text:p>0.8035367002</text:p>
          </table:table-cell>
          <table:table-cell office:value-type="float" office:value="0.98523447203092">
            <text:p>0.985234472</text:p>
          </table:table-cell>
          <table:table-cell office:value-type="float" office:value="0.534616771045034">
            <text:p>0.534616771</text:p>
          </table:table-cell>
          <table:table-cell office:value-type="float" office:value="0.888390296228583">
            <text:p>0.8883902962</text:p>
          </table:table-cell>
          <table:table-cell office:value-type="float" office:value="0.727242866940654">
            <text:p>0.7272428669</text:p>
          </table:table-cell>
          <table:table-cell office:value-type="float" office:value="0.77022218967081">
            <text:p>0.7702221897</text:p>
          </table:table-cell>
          <table:table-cell office:value-type="float" office:value="0.611250657248347">
            <text:p>0.6112506572</text:p>
          </table:table-cell>
          <table:table-cell office:value-type="float" office:value="0.804266510359805">
            <text:p>0.8042665104</text:p>
          </table:table-cell>
          <table:table-cell office:value-type="float" office:value="0.813804753394755">
            <text:p>0.8138047534</text:p>
          </table:table-cell>
          <table:table-cell table:number-columns-repeated="2"/>
        </table:table-row>
        <table:table-row table:style-name="ro1">
          <table:table-cell office:value-type="float" office:value="0.779654488216971">
            <text:p>0.7796544882</text:p>
          </table:table-cell>
          <table:table-cell office:value-type="float" office:value="0.832633257066302">
            <text:p>0.8326332571</text:p>
          </table:table-cell>
          <table:table-cell office:value-type="float" office:value="1.14331206435395">
            <text:p>1.1433120644</text:p>
          </table:table-cell>
          <table:table-cell office:value-type="float" office:value="0.20749979646274">
            <text:p>0.2074997965</text:p>
          </table:table-cell>
          <table:table-cell office:value-type="float" office:value="0.729052192025103">
            <text:p>0.729052192</text:p>
          </table:table-cell>
          <table:table-cell office:value-type="float" office:value="0.88337126180894">
            <text:p>0.8833712618</text:p>
          </table:table-cell>
          <table:table-cell office:value-type="float" office:value="0.467735010136393">
            <text:p>0.4677350101</text:p>
          </table:table-cell>
          <table:table-cell office:value-type="float" office:value="0.935279637913817">
            <text:p>0.9352796379</text:p>
          </table:table-cell>
          <table:table-cell office:value-type="float" office:value="0.675129485145524">
            <text:p>0.6751294851</text:p>
          </table:table-cell>
          <table:table-cell office:value-type="float" office:value="0.311593795493406">
            <text:p>0.3115937955</text:p>
          </table:table-cell>
          <table:table-cell table:number-columns-repeated="2"/>
        </table:table-row>
        <table:table-row table:style-name="ro1">
          <table:table-cell office:value-type="float" office:value="0.755002672228678">
            <text:p>0.7550026722</text:p>
          </table:table-cell>
          <table:table-cell office:value-type="float" office:value="0.689710246000632">
            <text:p>0.689710246</text:p>
          </table:table-cell>
          <table:table-cell office:value-type="float" office:value="0.791161318612117">
            <text:p>0.7911613186</text:p>
          </table:table-cell>
          <table:table-cell office:value-type="float" office:value="0.698360484482605">
            <text:p>0.6983604845</text:p>
          </table:table-cell>
          <table:table-cell office:value-type="float" office:value="0.736976335652375">
            <text:p>0.7369763357</text:p>
          </table:table-cell>
          <table:table-cell office:value-type="float" office:value="0.798552894849065">
            <text:p>0.7985528948</text:p>
          </table:table-cell>
          <table:table-cell office:value-type="float" office:value="0.763219490460238">
            <text:p>0.7632194905</text:p>
          </table:table-cell>
          <table:table-cell office:value-type="float" office:value="0.778409574522548">
            <text:p>0.7784095745</text:p>
          </table:table-cell>
          <table:table-cell office:value-type="float" office:value="0.676583438048129">
            <text:p>0.676583438</text:p>
          </table:table-cell>
          <table:table-cell office:value-type="float" office:value="0.753143152114779">
            <text:p>0.7531431521</text:p>
          </table:table-cell>
          <table:table-cell table:number-columns-repeated="2"/>
        </table:table-row>
        <table:table-row table:style-name="ro1">
          <table:table-cell office:value-type="float" office:value="0.713958168601678">
            <text:p>0.7139581686</text:p>
          </table:table-cell>
          <table:table-cell office:value-type="float" office:value="0.808086322723259">
            <text:p>0.8080863227</text:p>
          </table:table-cell>
          <table:table-cell office:value-type="float" office:value="0.835802171773599">
            <text:p>0.8358021718</text:p>
          </table:table-cell>
          <table:table-cell office:value-type="float" office:value="0.698891365448883">
            <text:p>0.6988913654</text:p>
          </table:table-cell>
          <table:table-cell office:value-type="float" office:value="0.758631943506987">
            <text:p>0.7586319435</text:p>
          </table:table-cell>
          <table:table-cell office:value-type="float" office:value="0.635181878912599">
            <text:p>0.6351818789</text:p>
          </table:table-cell>
          <table:table-cell office:value-type="float" office:value="0.731450867331194">
            <text:p>0.7314508673</text:p>
          </table:table-cell>
          <table:table-cell office:value-type="float" office:value="0.702048283573358">
            <text:p>0.7020482836</text:p>
          </table:table-cell>
          <table:table-cell office:value-type="float" office:value="0.879535527920029">
            <text:p>0.8795355279</text:p>
          </table:table-cell>
          <table:table-cell office:value-type="float" office:value="0.730843727667866">
            <text:p>0.7308437277</text:p>
          </table:table-cell>
          <table:table-cell table:number-columns-repeated="2"/>
        </table:table-row>
        <table:table-row table:style-name="ro1">
          <table:table-cell office:value-type="float" office:value="0.887509080030151">
            <text:p>0.88750908</text:p>
          </table:table-cell>
          <table:table-cell office:value-type="float" office:value="0.84786709035537">
            <text:p>0.8478670904</text:p>
          </table:table-cell>
          <table:table-cell office:value-type="float" office:value="0.832504336544904">
            <text:p>0.8325043365</text:p>
          </table:table-cell>
          <table:table-cell office:value-type="float" office:value="0.691538542495405">
            <text:p>0.6915385425</text:p>
          </table:table-cell>
          <table:table-cell office:value-type="float" office:value="0.871218594414754">
            <text:p>0.8712185944</text:p>
          </table:table-cell>
          <table:table-cell office:value-type="float" office:value="0.692569070789891">
            <text:p>0.6925690708</text:p>
          </table:table-cell>
          <table:table-cell office:value-type="float" office:value="0.812945492918463">
            <text:p>0.8129454929</text:p>
          </table:table-cell>
          <table:table-cell office:value-type="float" office:value="0.60883595803281">
            <text:p>0.608835958</text:p>
          </table:table-cell>
          <table:table-cell office:value-type="float" office:value="0.711723216594605">
            <text:p>0.7117232166</text:p>
          </table:table-cell>
          <table:table-cell office:value-type="float" office:value="0.755712551234614">
            <text:p>0.7557125512</text:p>
          </table:table-cell>
          <table:table-cell table:number-columns-repeated="2"/>
        </table:table-row>
        <table:table-row table:style-name="ro1">
          <table:table-cell office:value-type="float" office:value="0.784757784609564">
            <text:p>0.7847577846</text:p>
          </table:table-cell>
          <table:table-cell office:value-type="float" office:value="0.789650987986075">
            <text:p>0.789650988</text:p>
          </table:table-cell>
          <table:table-cell office:value-type="float" office:value="0.927909988198978">
            <text:p>0.9279099882</text:p>
          </table:table-cell>
          <table:table-cell office:value-type="float" office:value="0.87061827105749">
            <text:p>0.8706182711</text:p>
          </table:table-cell>
          <table:table-cell office:value-type="float" office:value="0.89847161068443">
            <text:p>0.8984716107</text:p>
          </table:table-cell>
          <table:table-cell office:value-type="float" office:value="0.815903065887286">
            <text:p>0.8159030659</text:p>
          </table:table-cell>
          <table:table-cell office:value-type="float" office:value="0.743773374160244">
            <text:p>0.7437733742</text:p>
          </table:table-cell>
          <table:table-cell office:value-type="float" office:value="0.811863660509088">
            <text:p>0.8118636605</text:p>
          </table:table-cell>
          <table:table-cell office:value-type="float" office:value="0.782183822757202">
            <text:p>0.7821838228</text:p>
          </table:table-cell>
          <table:table-cell office:value-type="float" office:value="0.83806413385172">
            <text:p>0.8380641339</text:p>
          </table:table-cell>
          <table:table-cell table:number-columns-repeated="2"/>
        </table:table-row>
        <table:table-row table:style-name="ro1">
          <table:table-cell office:value-type="float" office:value="0.770263369484622">
            <text:p>0.7702633695</text:p>
          </table:table-cell>
          <table:table-cell office:value-type="float" office:value="0.84457448265354">
            <text:p>0.8445744827</text:p>
          </table:table-cell>
          <table:table-cell office:value-type="float" office:value="0.763697326634959">
            <text:p>0.7636973266</text:p>
          </table:table-cell>
          <table:table-cell office:value-type="float" office:value="0.875688951723215">
            <text:p>0.8756889517</text:p>
          </table:table-cell>
          <table:table-cell office:value-type="float" office:value="0.791327471438245">
            <text:p>0.7913274714</text:p>
          </table:table-cell>
          <table:table-cell office:value-type="float" office:value="0.762298678846201">
            <text:p>0.7622986788</text:p>
          </table:table-cell>
          <table:table-cell office:value-type="float" office:value="0.792612798429882">
            <text:p>0.7926127984</text:p>
          </table:table-cell>
          <table:table-cell office:value-type="float" office:value="0.931955641736765">
            <text:p>0.9319556417</text:p>
          </table:table-cell>
          <table:table-cell office:value-type="float" office:value="0.86451088149146">
            <text:p>0.8645108815</text:p>
          </table:table-cell>
          <table:table-cell office:value-type="float" office:value="0.904524499267044">
            <text:p>0.9045244993</text:p>
          </table:table-cell>
          <table:table-cell table:number-columns-repeated="2"/>
        </table:table-row>
        <table:table-row table:style-name="ro1">
          <table:table-cell office:value-type="float" office:value="0.863250586516482">
            <text:p>0.8632505865</text:p>
          </table:table-cell>
          <table:table-cell office:value-type="float" office:value="0.799702180717929">
            <text:p>0.7997021807</text:p>
          </table:table-cell>
          <table:table-cell office:value-type="float" office:value="0.704175201097077">
            <text:p>0.7041752011</text:p>
          </table:table-cell>
          <table:table-cell office:value-type="float" office:value="0.52809248550024">
            <text:p>0.5280924855</text:p>
          </table:table-cell>
          <table:table-cell office:value-type="float" office:value="0.81622528522439">
            <text:p>0.8162252852</text:p>
          </table:table-cell>
          <table:table-cell office:value-type="float" office:value="0.510296890792703">
            <text:p>0.5102968908</text:p>
          </table:table-cell>
          <table:table-cell office:value-type="float" office:value="0.894880646938537">
            <text:p>0.8948806469</text:p>
          </table:table-cell>
          <table:table-cell office:value-type="float" office:value="0.752439801721774">
            <text:p>0.7524398017</text:p>
          </table:table-cell>
          <table:table-cell office:value-type="float" office:value="0.800703680333904">
            <text:p>0.8007036803</text:p>
          </table:table-cell>
          <table:table-cell office:value-type="float" office:value="0.865108092280528">
            <text:p>0.8651080923</text:p>
          </table:table-cell>
          <table:table-cell table:number-columns-repeated="2"/>
        </table:table-row>
        <table:table-row table:style-name="ro1">
          <table:table-cell office:value-type="float" office:value="0.749029630354308">
            <text:p>0.7490296304</text:p>
          </table:table-cell>
          <table:table-cell office:value-type="float" office:value="0.821506301770511">
            <text:p>0.8215063018</text:p>
          </table:table-cell>
          <table:table-cell office:value-type="float" office:value="0.863020902517003">
            <text:p>0.8630209025</text:p>
          </table:table-cell>
          <table:table-cell office:value-type="float" office:value="0.78740101239879">
            <text:p>0.7874010124</text:p>
          </table:table-cell>
          <table:table-cell office:value-type="float" office:value="0.771555608185659">
            <text:p>0.7715556082</text:p>
          </table:table-cell>
          <table:table-cell office:value-type="float" office:value="0.785718276243666">
            <text:p>0.7857182762</text:p>
          </table:table-cell>
          <table:table-cell office:value-type="float" office:value="0.91540318990327">
            <text:p>0.9154031899</text:p>
          </table:table-cell>
          <table:table-cell office:value-type="float" office:value="0.767987789634732">
            <text:p>0.7679877896</text:p>
          </table:table-cell>
          <table:table-cell office:value-type="float" office:value="0.678303112309557">
            <text:p>0.6783031123</text:p>
          </table:table-cell>
          <table:table-cell office:value-type="float" office:value="0.955737555775266">
            <text:p>0.9557375558</text:p>
          </table:table-cell>
          <table:table-cell table:number-columns-repeated="2"/>
        </table:table-row>
        <table:table-row table:style-name="ro1">
          <table:table-cell office:value-type="float" office:value="0.620386724261224">
            <text:p>0.6203867243</text:p>
          </table:table-cell>
          <table:table-cell office:value-type="float" office:value="0.622058822301781">
            <text:p>0.6220588223</text:p>
          </table:table-cell>
          <table:table-cell office:value-type="float" office:value="0.805772596013705">
            <text:p>0.805772596</text:p>
          </table:table-cell>
          <table:table-cell office:value-type="float" office:value="0.661946259378466">
            <text:p>0.6619462594</text:p>
          </table:table-cell>
          <table:table-cell office:value-type="float" office:value="0.724702554585011">
            <text:p>0.7247025546</text:p>
          </table:table-cell>
          <table:table-cell office:value-type="float" office:value="0.638647003933686">
            <text:p>0.6386470039</text:p>
          </table:table-cell>
          <table:table-cell office:value-type="float" office:value="0.678453551868064">
            <text:p>0.6784535519</text:p>
          </table:table-cell>
          <table:table-cell office:value-type="float" office:value="0.632410858398061">
            <text:p>0.6324108584</text:p>
          </table:table-cell>
          <table:table-cell office:value-type="float" office:value="0.742743761763852">
            <text:p>0.7427437618</text:p>
          </table:table-cell>
          <table:table-cell office:value-type="float" office:value="0.938034705119806">
            <text:p>0.9380347051</text:p>
          </table:table-cell>
          <table:table-cell table:number-columns-repeated="2"/>
        </table:table-row>
        <table:table-row table:style-name="ro1">
          <table:table-cell office:value-type="float" office:value="0.943337742125">
            <text:p>0.9433377421</text:p>
          </table:table-cell>
          <table:table-cell office:value-type="float" office:value="0.944169770311357">
            <text:p>0.9441697703</text:p>
          </table:table-cell>
          <table:table-cell office:value-type="float" office:value="0.971068473858832">
            <text:p>0.9710684739</text:p>
          </table:table-cell>
          <table:table-cell office:value-type="float" office:value="0.839238852305316">
            <text:p>0.8392388523</text:p>
          </table:table-cell>
          <table:table-cell office:value-type="float" office:value="0.86292647900948">
            <text:p>0.862926479</text:p>
          </table:table-cell>
          <table:table-cell office:value-type="float" office:value="1.01487847708784">
            <text:p>1.0148784771</text:p>
          </table:table-cell>
          <table:table-cell office:value-type="float" office:value="0.759418558603654">
            <text:p>0.7594185586</text:p>
          </table:table-cell>
          <table:table-cell office:value-type="float" office:value="0.990018998552896">
            <text:p>0.9900189986</text:p>
          </table:table-cell>
          <table:table-cell office:value-type="float" office:value="0.861733624200167">
            <text:p>0.8617336242</text:p>
          </table:table-cell>
          <table:table-cell office:value-type="float" office:value="0.754691524667419">
            <text:p>0.7546915247</text:p>
          </table:table-cell>
          <table:table-cell table:number-columns-repeated="2"/>
        </table:table-row>
        <table:table-row table:style-name="ro1">
          <table:table-cell office:value-type="float" office:value="0.816132443428875">
            <text:p>0.8161324434</text:p>
          </table:table-cell>
          <table:table-cell office:value-type="float" office:value="0.832263871040938">
            <text:p>0.832263871</text:p>
          </table:table-cell>
          <table:table-cell office:value-type="float" office:value="0.846736906109902">
            <text:p>0.8467369061</text:p>
          </table:table-cell>
          <table:table-cell office:value-type="float" office:value="0.807082334637443">
            <text:p>0.8070823346</text:p>
          </table:table-cell>
          <table:table-cell office:value-type="float" office:value="0.869899510531444">
            <text:p>0.8698995105</text:p>
          </table:table-cell>
          <table:table-cell office:value-type="float" office:value="0.818463039559018">
            <text:p>0.8184630396</text:p>
          </table:table-cell>
          <table:table-cell office:value-type="float" office:value="0.818113655758767">
            <text:p>0.8181136558</text:p>
          </table:table-cell>
          <table:table-cell office:value-type="float" office:value="0.740664983505446">
            <text:p>0.7406649835</text:p>
          </table:table-cell>
          <table:table-cell office:value-type="float" office:value="0.9273106629298">
            <text:p>0.9273106629</text:p>
          </table:table-cell>
          <table:table-cell office:value-type="float" office:value="0.766934749237846">
            <text:p>0.7669347492</text:p>
          </table:table-cell>
          <table:table-cell table:number-columns-repeated="2"/>
        </table:table-row>
        <table:table-row table:style-name="ro1">
          <table:table-cell office:value-type="float" office:value="0.742136665411581">
            <text:p>0.7421366654</text:p>
          </table:table-cell>
          <table:table-cell office:value-type="float" office:value="0.760535594349476">
            <text:p>0.7605355943</text:p>
          </table:table-cell>
          <table:table-cell office:value-type="float" office:value="0.781150942067189">
            <text:p>0.7811509421</text:p>
          </table:table-cell>
          <table:table-cell office:value-type="float" office:value="0.768538161079036">
            <text:p>0.7685381611</text:p>
          </table:table-cell>
          <table:table-cell office:value-type="float" office:value="0.767125453910673">
            <text:p>0.7671254539</text:p>
          </table:table-cell>
          <table:table-cell office:value-type="float" office:value="0.967632803454221">
            <text:p>0.9676328035</text:p>
          </table:table-cell>
          <table:table-cell office:value-type="float" office:value="0.838957091647896">
            <text:p>0.8389570916</text:p>
          </table:table-cell>
          <table:table-cell office:value-type="float" office:value="0.666035263617502">
            <text:p>0.6660352636</text:p>
          </table:table-cell>
          <table:table-cell office:value-type="float" office:value="0.802857879437901">
            <text:p>0.8028578794</text:p>
          </table:table-cell>
          <table:table-cell office:value-type="float" office:value="0.602418292183622">
            <text:p>0.6024182922</text:p>
          </table:table-cell>
          <table:table-cell table:number-columns-repeated="2"/>
        </table:table-row>
        <table:table-row table:style-name="ro1">
          <table:table-cell office:value-type="float" office:value="0.646096756095159">
            <text:p>0.6460967561</text:p>
          </table:table-cell>
          <table:table-cell office:value-type="float" office:value="0.722949794320347">
            <text:p>0.7229497943</text:p>
          </table:table-cell>
          <table:table-cell office:value-type="float" office:value="1.05947696194074">
            <text:p>1.0594769619</text:p>
          </table:table-cell>
          <table:table-cell office:value-type="float" office:value="0.969582944793129">
            <text:p>0.9695829448</text:p>
          </table:table-cell>
          <table:table-cell office:value-type="float" office:value="0.849114778902293">
            <text:p>0.8491147789</text:p>
          </table:table-cell>
          <table:table-cell office:value-type="float" office:value="0.780771024650588">
            <text:p>0.7807710247</text:p>
          </table:table-cell>
          <table:table-cell office:value-type="float" office:value="0.969115548870578">
            <text:p>0.9691155489</text:p>
          </table:table-cell>
          <table:table-cell office:value-type="float" office:value="0.87029870696006">
            <text:p>0.870298707</text:p>
          </table:table-cell>
          <table:table-cell office:value-type="float" office:value="0.626830038848942">
            <text:p>0.6268300388</text:p>
          </table:table-cell>
          <table:table-cell office:value-type="float" office:value="0.99518373525126">
            <text:p>0.9951837353</text:p>
          </table:table-cell>
          <table:table-cell table:number-columns-repeated="2"/>
        </table:table-row>
        <table:table-row table:style-name="ro1">
          <table:table-cell office:value-type="float" office:value="0.890696910238294">
            <text:p>0.8906969102</text:p>
          </table:table-cell>
          <table:table-cell office:value-type="float" office:value="0.889927106190757">
            <text:p>0.8899271062</text:p>
          </table:table-cell>
          <table:table-cell office:value-type="float" office:value="0.627250001749447">
            <text:p>0.6272500017</text:p>
          </table:table-cell>
          <table:table-cell office:value-type="float" office:value="0.850160253093009">
            <text:p>0.8501602531</text:p>
          </table:table-cell>
          <table:table-cell office:value-type="float" office:value="0.608904792917019">
            <text:p>0.6089047929</text:p>
          </table:table-cell>
          <table:table-cell office:value-type="float" office:value="0.729423509172161">
            <text:p>0.7294235092</text:p>
          </table:table-cell>
          <table:table-cell office:value-type="float" office:value="0.486591671042985">
            <text:p>0.486591671</text:p>
          </table:table-cell>
          <table:table-cell office:value-type="float" office:value="0.365072943120466">
            <text:p>0.3650729431</text:p>
          </table:table-cell>
          <table:table-cell office:value-type="float" office:value="0.689155527702686">
            <text:p>0.6891555277</text:p>
          </table:table-cell>
          <table:table-cell office:value-type="float" office:value="0.728926050879845">
            <text:p>0.7289260509</text:p>
          </table:table-cell>
          <table:table-cell table:number-columns-repeated="2"/>
        </table:table-row>
        <table:table-row table:style-name="ro1">
          <table:table-cell office:value-type="float" office:value="0.791385945763965">
            <text:p>0.7913859458</text:p>
          </table:table-cell>
          <table:table-cell office:value-type="float" office:value="0.816350490768699">
            <text:p>0.8163504908</text:p>
          </table:table-cell>
          <table:table-cell office:value-type="float" office:value="0.764369182788891">
            <text:p>0.7643691828</text:p>
          </table:table-cell>
          <table:table-cell office:value-type="float" office:value="0.74077457837004">
            <text:p>0.7407745784</text:p>
          </table:table-cell>
          <table:table-cell office:value-type="float" office:value="0.645500127938591">
            <text:p>0.6455001279</text:p>
          </table:table-cell>
          <table:table-cell office:value-type="float" office:value="0.740102727571798">
            <text:p>0.7401027276</text:p>
          </table:table-cell>
          <table:table-cell office:value-type="float" office:value="0.787553868072498">
            <text:p>0.7875538681</text:p>
          </table:table-cell>
          <table:table-cell office:value-type="float" office:value="0.704933714113207">
            <text:p>0.7049337141</text:p>
          </table:table-cell>
          <table:table-cell office:value-type="float" office:value="0.852933255019646">
            <text:p>0.852933255</text:p>
          </table:table-cell>
          <table:table-cell office:value-type="float" office:value="0.868562045368357">
            <text:p>0.8685620454</text:p>
          </table:table-cell>
          <table:table-cell table:number-columns-repeated="2"/>
        </table:table-row>
        <table:table-row table:style-name="ro1">
          <table:table-cell office:value-type="float" office:value="0.761746297276711">
            <text:p>0.7617462973</text:p>
          </table:table-cell>
          <table:table-cell office:value-type="float" office:value="0.796824282523459">
            <text:p>0.7968242825</text:p>
          </table:table-cell>
          <table:table-cell office:value-type="float" office:value="0.768184771118119">
            <text:p>0.7681847711</text:p>
          </table:table-cell>
          <table:table-cell office:value-type="float" office:value="0.76087790181561">
            <text:p>0.7608779018</text:p>
          </table:table-cell>
          <table:table-cell office:value-type="float" office:value="0.77403666695935">
            <text:p>0.774036667</text:p>
          </table:table-cell>
          <table:table-cell office:value-type="float" office:value="0.791368261788134">
            <text:p>0.7913682618</text:p>
          </table:table-cell>
          <table:table-cell office:value-type="float" office:value="0.770164209111312">
            <text:p>0.7701642091</text:p>
          </table:table-cell>
          <table:table-cell office:value-type="float" office:value="0.777121591631467">
            <text:p>0.7771215916</text:p>
          </table:table-cell>
          <table:table-cell office:value-type="float" office:value="0.781384765028454">
            <text:p>0.781384765</text:p>
          </table:table-cell>
          <table:table-cell office:value-type="float" office:value="0.929687415218464">
            <text:p>0.9296874152</text:p>
          </table:table-cell>
          <table:table-cell table:number-columns-repeated="2"/>
        </table:table-row>
        <table:table-row table:style-name="ro1">
          <table:table-cell office:value-type="float" office:value="0.778339789406586">
            <text:p>0.7783397894</text:p>
          </table:table-cell>
          <table:table-cell office:value-type="float" office:value="0.971154598488662">
            <text:p>0.9711545985</text:p>
          </table:table-cell>
          <table:table-cell office:value-type="float" office:value="0.773230525144425">
            <text:p>0.7732305251</text:p>
          </table:table-cell>
          <table:table-cell office:value-type="float" office:value="0.768605174217475">
            <text:p>0.7686051742</text:p>
          </table:table-cell>
          <table:table-cell office:value-type="float" office:value="0.719289731082974">
            <text:p>0.7192897311</text:p>
          </table:table-cell>
          <table:table-cell office:value-type="float" office:value="0.733346086671836">
            <text:p>0.7333460867</text:p>
          </table:table-cell>
          <table:table-cell office:value-type="float" office:value="0.849531467803912">
            <text:p>0.8495314678</text:p>
          </table:table-cell>
          <table:table-cell office:value-type="float" office:value="0.889229927612997">
            <text:p>0.8892299276</text:p>
          </table:table-cell>
          <table:table-cell office:value-type="float" office:value="0.773695223904493">
            <text:p>0.7736952239</text:p>
          </table:table-cell>
          <table:table-cell office:value-type="float" office:value="0.798593608273904">
            <text:p>0.7985936083</text:p>
          </table:table-cell>
          <table:table-cell table:number-columns-repeated="2"/>
        </table:table-row>
        <table:table-row table:style-name="ro1">
          <table:table-cell office:value-type="float" office:value="0.77115938043706">
            <text:p>0.7711593804</text:p>
          </table:table-cell>
          <table:table-cell office:value-type="float" office:value="0.942176163035338">
            <text:p>0.942176163</text:p>
          </table:table-cell>
          <table:table-cell office:value-type="float" office:value="0.749181351398954">
            <text:p>0.7491813514</text:p>
          </table:table-cell>
          <table:table-cell office:value-type="float" office:value="1.12382932857576">
            <text:p>1.1238293286</text:p>
          </table:table-cell>
          <table:table-cell office:value-type="float" office:value="0.664099182017276">
            <text:p>0.664099182</text:p>
          </table:table-cell>
          <table:table-cell office:value-type="float" office:value="0.578941118312121">
            <text:p>0.5789411183</text:p>
          </table:table-cell>
          <table:table-cell office:value-type="float" office:value="0.770605733016483">
            <text:p>0.770605733</text:p>
          </table:table-cell>
          <table:table-cell office:value-type="float" office:value="0.664743868769844">
            <text:p>0.6647438688</text:p>
          </table:table-cell>
          <table:table-cell office:value-type="float" office:value="1.02836809979668">
            <text:p>1.0283680998</text:p>
          </table:table-cell>
          <table:table-cell office:value-type="float" office:value="0.610990611851866">
            <text:p>0.6109906119</text:p>
          </table:table-cell>
          <table:table-cell table:number-columns-repeated="2"/>
        </table:table-row>
        <table:table-row table:style-name="ro1">
          <table:table-cell office:value-type="float" office:value="0.7328991102991">
            <text:p>0.7328991103</text:p>
          </table:table-cell>
          <table:table-cell office:value-type="float" office:value="0.700345968252939">
            <text:p>0.7003459683</text:p>
          </table:table-cell>
          <table:table-cell office:value-type="float" office:value="0.700662400669739">
            <text:p>0.7006624007</text:p>
          </table:table-cell>
          <table:table-cell office:value-type="float" office:value="0.700791839807076">
            <text:p>0.7007918398</text:p>
          </table:table-cell>
          <table:table-cell office:value-type="float" office:value="0.685297276525926">
            <text:p>0.6852972765</text:p>
          </table:table-cell>
          <table:table-cell office:value-type="float" office:value="0.720737894249567">
            <text:p>0.7207378942</text:p>
          </table:table-cell>
          <table:table-cell office:value-type="float" office:value="0.744308694058751">
            <text:p>0.7443086941</text:p>
          </table:table-cell>
          <table:table-cell office:value-type="float" office:value="0.65350556316956">
            <text:p>0.6535055632</text:p>
          </table:table-cell>
          <table:table-cell office:value-type="float" office:value="0.864466737600143">
            <text:p>0.8644667376</text:p>
          </table:table-cell>
          <table:table-cell office:value-type="float" office:value="0.751269742803696">
            <text:p>0.7512697428</text:p>
          </table:table-cell>
          <table:table-cell table:number-columns-repeated="2"/>
        </table:table-row>
        <table:table-row table:style-name="ro1">
          <table:table-cell office:value-type="float" office:value="0.74780383628408">
            <text:p>0.7478038363</text:p>
          </table:table-cell>
          <table:table-cell office:value-type="float" office:value="0.763613744492887">
            <text:p>0.7636137445</text:p>
          </table:table-cell>
          <table:table-cell office:value-type="float" office:value="0.675255982001847">
            <text:p>0.675255982</text:p>
          </table:table-cell>
          <table:table-cell office:value-type="float" office:value="0.751253631241004">
            <text:p>0.7512536312</text:p>
          </table:table-cell>
          <table:table-cell office:value-type="float" office:value="0.815433375716946">
            <text:p>0.8154333757</text:p>
          </table:table-cell>
          <table:table-cell office:value-type="float" office:value="0.851676402720165">
            <text:p>0.8516764027</text:p>
          </table:table-cell>
          <table:table-cell office:value-type="float" office:value="0.6542338303372">
            <text:p>0.6542338303</text:p>
          </table:table-cell>
          <table:table-cell office:value-type="float" office:value="0.793436052949161">
            <text:p>0.7934360529</text:p>
          </table:table-cell>
          <table:table-cell office:value-type="float" office:value="0.857088059561926">
            <text:p>0.8570880596</text:p>
          </table:table-cell>
          <table:table-cell office:value-type="float" office:value="0.774181037627754">
            <text:p>0.7741810376</text:p>
          </table:table-cell>
          <table:table-cell table:number-columns-repeated="2"/>
        </table:table-row>
        <table:table-row table:style-name="ro1">
          <table:table-cell office:value-type="float" office:value="0.74214254180788">
            <text:p>0.7421425418</text:p>
          </table:table-cell>
          <table:table-cell office:value-type="float" office:value="0.827795058042069">
            <text:p>0.827795058</text:p>
          </table:table-cell>
          <table:table-cell office:value-type="float" office:value="0.870312759294031">
            <text:p>0.8703127593</text:p>
          </table:table-cell>
          <table:table-cell office:value-type="float" office:value="0.720470196011412">
            <text:p>0.720470196</text:p>
          </table:table-cell>
          <table:table-cell office:value-type="float" office:value="0.836965344865392">
            <text:p>0.8369653449</text:p>
          </table:table-cell>
          <table:table-cell office:value-type="float" office:value="0.858793758757586">
            <text:p>0.8587937588</text:p>
          </table:table-cell>
          <table:table-cell office:value-type="float" office:value="0.74690914790365">
            <text:p>0.7469091479</text:p>
          </table:table-cell>
          <table:table-cell office:value-type="float" office:value="0.846255072695458">
            <text:p>0.8462550727</text:p>
          </table:table-cell>
          <table:table-cell office:value-type="float" office:value="0.737965801224896">
            <text:p>0.7379658012</text:p>
          </table:table-cell>
          <table:table-cell office:value-type="float" office:value="0.800760699034557">
            <text:p>0.800760699</text:p>
          </table:table-cell>
          <table:table-cell table:number-columns-repeated="2"/>
        </table:table-row>
        <table:table-row table:style-name="ro1">
          <table:table-cell office:value-type="float" office:value="0.887407687969369">
            <text:p>0.887407688</text:p>
          </table:table-cell>
          <table:table-cell office:value-type="float" office:value="0.647226243419145">
            <text:p>0.6472262434</text:p>
          </table:table-cell>
          <table:table-cell office:value-type="float" office:value="0.791629999767147">
            <text:p>0.7916299998</text:p>
          </table:table-cell>
          <table:table-cell office:value-type="float" office:value="0.846585826276782">
            <text:p>0.8465858263</text:p>
          </table:table-cell>
          <table:table-cell office:value-type="float" office:value="0.815839948237547">
            <text:p>0.8158399482</text:p>
          </table:table-cell>
          <table:table-cell office:value-type="float" office:value="0.697237342109523">
            <text:p>0.6972373421</text:p>
          </table:table-cell>
          <table:table-cell office:value-type="float" office:value="0.789070876341063">
            <text:p>0.7890708763</text:p>
          </table:table-cell>
          <table:table-cell office:value-type="float" office:value="0.819203650683042">
            <text:p>0.8192036507</text:p>
          </table:table-cell>
          <table:table-cell office:value-type="float" office:value="0.69716375700605">
            <text:p>0.697163757</text:p>
          </table:table-cell>
          <table:table-cell office:value-type="float" office:value="0.878035788598808">
            <text:p>0.8780357886</text:p>
          </table:table-cell>
          <table:table-cell table:number-columns-repeated="2"/>
        </table:table-row>
        <table:table-row table:style-name="ro1">
          <table:table-cell office:value-type="float" office:value="0.663337024361206">
            <text:p>0.6633370244</text:p>
          </table:table-cell>
          <table:table-cell office:value-type="float" office:value="0.574398648416475">
            <text:p>0.5743986484</text:p>
          </table:table-cell>
          <table:table-cell office:value-type="float" office:value="0.679861185084117">
            <text:p>0.6798611851</text:p>
          </table:table-cell>
          <table:table-cell office:value-type="float" office:value="0.598848896298968">
            <text:p>0.5988488963</text:p>
          </table:table-cell>
          <table:table-cell office:value-type="float" office:value="0.704785413999557">
            <text:p>0.704785414</text:p>
          </table:table-cell>
          <table:table-cell office:value-type="float" office:value="0.714239875330316">
            <text:p>0.7142398753</text:p>
          </table:table-cell>
          <table:table-cell office:value-type="float" office:value="0.687887671143995">
            <text:p>0.6878876711</text:p>
          </table:table-cell>
          <table:table-cell office:value-type="float" office:value="0.687290061098904">
            <text:p>0.6872900611</text:p>
          </table:table-cell>
          <table:table-cell office:value-type="float" office:value="0.775157794725342">
            <text:p>0.7751577947</text:p>
          </table:table-cell>
          <table:table-cell office:value-type="float" office:value="0.802495087700122">
            <text:p>0.8024950877</text:p>
          </table:table-cell>
          <table:table-cell table:number-columns-repeated="2"/>
        </table:table-row>
        <table:table-row table:style-name="ro1">
          <table:table-cell office:value-type="float" office:value="0.768282951544296">
            <text:p>0.7682829515</text:p>
          </table:table-cell>
          <table:table-cell office:value-type="float" office:value="0.774478106051429">
            <text:p>0.7744781061</text:p>
          </table:table-cell>
          <table:table-cell office:value-type="float" office:value="0.7387180828792">
            <text:p>0.7387180829</text:p>
          </table:table-cell>
          <table:table-cell office:value-type="float" office:value="0.747619620163604">
            <text:p>0.7476196202</text:p>
          </table:table-cell>
          <table:table-cell office:value-type="float" office:value="0.71041380327155">
            <text:p>0.7104138033</text:p>
          </table:table-cell>
          <table:table-cell office:value-type="float" office:value="0.72268583574703">
            <text:p>0.7226858357</text:p>
          </table:table-cell>
          <table:table-cell office:value-type="float" office:value="0.740007468363137">
            <text:p>0.7400074684</text:p>
          </table:table-cell>
          <table:table-cell office:value-type="float" office:value="0.7142999459578">
            <text:p>0.714299946</text:p>
          </table:table-cell>
          <table:table-cell office:value-type="float" office:value="0.741617591865745">
            <text:p>0.7416175919</text:p>
          </table:table-cell>
          <table:table-cell office:value-type="float" office:value="0.832591087965693">
            <text:p>0.832591088</text:p>
          </table:table-cell>
          <table:table-cell table:number-columns-repeated="2"/>
        </table:table-row>
        <table:table-row table:style-name="ro1">
          <table:table-cell office:value-type="float" office:value="0.729302228609153">
            <text:p>0.7293022286</text:p>
          </table:table-cell>
          <table:table-cell office:value-type="float" office:value="1.05520327148958">
            <text:p>1.0552032715</text:p>
          </table:table-cell>
          <table:table-cell office:value-type="float" office:value="0.648278316222664">
            <text:p>0.6482783162</text:p>
          </table:table-cell>
          <table:table-cell office:value-type="float" office:value="0.729386835140202">
            <text:p>0.7293868351</text:p>
          </table:table-cell>
          <table:table-cell office:value-type="float" office:value="1.01220177005785">
            <text:p>1.0122017701</text:p>
          </table:table-cell>
          <table:table-cell office:value-type="float" office:value="0.972508411024639">
            <text:p>0.972508411</text:p>
          </table:table-cell>
          <table:table-cell office:value-type="float" office:value="0.99363544540531">
            <text:p>0.9936354454</text:p>
          </table:table-cell>
          <table:table-cell office:value-type="float" office:value="1.09222675421112">
            <text:p>1.0922267542</text:p>
          </table:table-cell>
          <table:table-cell office:value-type="float" office:value="0.587968178687552">
            <text:p>0.5879681787</text:p>
          </table:table-cell>
          <table:table-cell office:value-type="float" office:value="0.89183907036531">
            <text:p>0.8918390704</text:p>
          </table:table-cell>
          <table:table-cell table:number-columns-repeated="2"/>
        </table:table-row>
        <table:table-row table:style-name="ro1">
          <table:table-cell office:value-type="float" office:value="0.63495492207019">
            <text:p>0.6349549221</text:p>
          </table:table-cell>
          <table:table-cell office:value-type="float" office:value="0.264990828608521">
            <text:p>0.2649908286</text:p>
          </table:table-cell>
          <table:table-cell office:value-type="float" office:value="0.503316949021563">
            <text:p>0.503316949</text:p>
          </table:table-cell>
          <table:table-cell office:value-type="float" office:value="0.900621268660575">
            <text:p>0.9006212687</text:p>
          </table:table-cell>
          <table:table-cell office:value-type="float" office:value="0.396945916899315">
            <text:p>0.3969459169</text:p>
          </table:table-cell>
          <table:table-cell office:value-type="float" office:value="0.739087217354659">
            <text:p>0.7390872174</text:p>
          </table:table-cell>
          <table:table-cell office:value-type="float" office:value="0.715839026601443">
            <text:p>0.7158390266</text:p>
          </table:table-cell>
          <table:table-cell office:value-type="float" office:value="0.661768192273267">
            <text:p>0.6617681923</text:p>
          </table:table-cell>
          <table:table-cell office:value-type="float" office:value="0.66077509158868">
            <text:p>0.6607750916</text:p>
          </table:table-cell>
          <table:table-cell office:value-type="float" office:value="0.979928123221818">
            <text:p>0.9799281232</text:p>
          </table:table-cell>
          <table:table-cell table:number-columns-repeated="2"/>
        </table:table-row>
        <table:table-row table:style-name="ro1">
          <table:table-cell office:value-type="float" office:value="0.725251122122992">
            <text:p>0.7252511221</text:p>
          </table:table-cell>
          <table:table-cell office:value-type="float" office:value="0.678226746304807">
            <text:p>0.6782267463</text:p>
          </table:table-cell>
          <table:table-cell office:value-type="float" office:value="0.65160968861481">
            <text:p>0.6516096886</text:p>
          </table:table-cell>
          <table:table-cell office:value-type="float" office:value="0.764695909079066">
            <text:p>0.7646959091</text:p>
          </table:table-cell>
          <table:table-cell office:value-type="float" office:value="0.763570155781119">
            <text:p>0.7635701558</text:p>
          </table:table-cell>
          <table:table-cell office:value-type="float" office:value="0.621015147681404">
            <text:p>0.6210151477</text:p>
          </table:table-cell>
          <table:table-cell office:value-type="float" office:value="0.686338024884469">
            <text:p>0.6863380249</text:p>
          </table:table-cell>
          <table:table-cell office:value-type="float" office:value="0.778518355362243">
            <text:p>0.7785183554</text:p>
          </table:table-cell>
          <table:table-cell office:value-type="float" office:value="0.656555314772081">
            <text:p>0.6565553148</text:p>
          </table:table-cell>
          <table:table-cell office:value-type="float" office:value="0.720959672715424">
            <text:p>0.7209596727</text:p>
          </table:table-cell>
          <table:table-cell table:number-columns-repeated="2"/>
        </table:table-row>
        <table:table-row table:style-name="ro1">
          <table:table-cell office:value-type="float" office:value="0.875068450985095">
            <text:p>0.875068451</text:p>
          </table:table-cell>
          <table:table-cell office:value-type="float" office:value="0.675129986308863">
            <text:p>0.6751299863</text:p>
          </table:table-cell>
          <table:table-cell office:value-type="float" office:value="0.695735770012363">
            <text:p>0.69573577</text:p>
          </table:table-cell>
          <table:table-cell office:value-type="float" office:value="0.932924633586309">
            <text:p>0.9329246336</text:p>
          </table:table-cell>
          <table:table-cell office:value-type="float" office:value="0.854416471023176">
            <text:p>0.854416471</text:p>
          </table:table-cell>
          <table:table-cell office:value-type="float" office:value="0.772214946157426">
            <text:p>0.7722149462</text:p>
          </table:table-cell>
          <table:table-cell office:value-type="float" office:value="0.702891755379526">
            <text:p>0.7028917554</text:p>
          </table:table-cell>
          <table:table-cell office:value-type="float" office:value="0.906631175896524">
            <text:p>0.9066311759</text:p>
          </table:table-cell>
          <table:table-cell office:value-type="float" office:value="0.85086524770683">
            <text:p>0.8508652477</text:p>
          </table:table-cell>
          <table:table-cell office:value-type="float" office:value="0.880147605792128">
            <text:p>0.8801476058</text:p>
          </table:table-cell>
          <table:table-cell table:number-columns-repeated="2"/>
        </table:table-row>
        <table:table-row table:style-name="ro1">
          <table:table-cell office:value-type="float" office:value="0.835699372575125">
            <text:p>0.8356993726</text:p>
          </table:table-cell>
          <table:table-cell office:value-type="float" office:value="0.674737331642537">
            <text:p>0.6747373316</text:p>
          </table:table-cell>
          <table:table-cell office:value-type="float" office:value="0.697158829574873">
            <text:p>0.6971588296</text:p>
          </table:table-cell>
          <table:table-cell office:value-type="float" office:value="0.931695723516056">
            <text:p>0.9316957235</text:p>
          </table:table-cell>
          <table:table-cell office:value-type="float" office:value="0.589236187999917">
            <text:p>0.589236188</text:p>
          </table:table-cell>
          <table:table-cell office:value-type="float" office:value="0.685595710671505">
            <text:p>0.6855957107</text:p>
          </table:table-cell>
          <table:table-cell office:value-type="float" office:value="0.663474931000547">
            <text:p>0.663474931</text:p>
          </table:table-cell>
          <table:table-cell office:value-type="float" office:value="0.899746970273279">
            <text:p>0.8997469703</text:p>
          </table:table-cell>
          <table:table-cell office:value-type="float" office:value="0.804428801655752">
            <text:p>0.8044288017</text:p>
          </table:table-cell>
          <table:table-cell office:value-type="float" office:value="0.728529402806119">
            <text:p>0.7285294028</text:p>
          </table:table-cell>
          <table:table-cell table:number-columns-repeated="2"/>
        </table:table-row>
        <table:table-row table:style-name="ro1">
          <table:table-cell office:value-type="float" office:value="0.369504374684182">
            <text:p>0.3695043747</text:p>
          </table:table-cell>
          <table:table-cell office:value-type="float" office:value="0.874085035869603">
            <text:p>0.8740850359</text:p>
          </table:table-cell>
          <table:table-cell office:value-type="float" office:value="0.555122169871292">
            <text:p>0.5551221699</text:p>
          </table:table-cell>
          <table:table-cell office:value-type="float" office:value="0.97733971988152">
            <text:p>0.9773397199</text:p>
          </table:table-cell>
          <table:table-cell office:value-type="float" office:value="0.766667492106607">
            <text:p>0.7666674921</text:p>
          </table:table-cell>
          <table:table-cell office:value-type="float" office:value="0.501285780850347">
            <text:p>0.5012857809</text:p>
          </table:table-cell>
          <table:table-cell office:value-type="float" office:value="0.581372207419063">
            <text:p>0.5813722074</text:p>
          </table:table-cell>
          <table:table-cell office:value-type="float" office:value="0.634762202010944">
            <text:p>0.634762202</text:p>
          </table:table-cell>
          <table:table-cell office:value-type="float" office:value="0.526772227380643">
            <text:p>0.5267722274</text:p>
          </table:table-cell>
          <table:table-cell office:value-type="float" office:value="0.662368864068335">
            <text:p>0.6623688641</text:p>
          </table:table-cell>
          <table:table-cell table:number-columns-repeated="2"/>
        </table:table-row>
        <table:table-row table:style-name="ro1">
          <table:table-cell office:value-type="float" office:value="0.781217264560534">
            <text:p>0.7812172646</text:p>
          </table:table-cell>
          <table:table-cell office:value-type="float" office:value="0.898732883280957">
            <text:p>0.8987328833</text:p>
          </table:table-cell>
          <table:table-cell office:value-type="float" office:value="0.989781981520804">
            <text:p>0.9897819815</text:p>
          </table:table-cell>
          <table:table-cell office:value-type="float" office:value="0.807646830609641">
            <text:p>0.8076468306</text:p>
          </table:table-cell>
          <table:table-cell office:value-type="float" office:value="0.926789761396177">
            <text:p>0.9267897614</text:p>
          </table:table-cell>
          <table:table-cell office:value-type="float" office:value="0.909813556721454">
            <text:p>0.9098135567</text:p>
          </table:table-cell>
          <table:table-cell office:value-type="float" office:value="0.902995807847575">
            <text:p>0.9029958078</text:p>
          </table:table-cell>
          <table:table-cell office:value-type="float" office:value="0.789794953897595">
            <text:p>0.7897949539</text:p>
          </table:table-cell>
          <table:table-cell office:value-type="float" office:value="0.992691306219512">
            <text:p>0.9926913062</text:p>
          </table:table-cell>
          <table:table-cell office:value-type="float" office:value="0.904763861489153">
            <text:p>0.9047638615</text:p>
          </table:table-cell>
          <table:table-cell table:number-columns-repeated="2"/>
        </table:table-row>
        <table:table-row table:style-name="ro1">
          <table:table-cell office:value-type="float" office:value="0.987240053283735">
            <text:p>0.9872400533</text:p>
          </table:table-cell>
          <table:table-cell office:value-type="float" office:value="0.72637310194125">
            <text:p>0.7263731019</text:p>
          </table:table-cell>
          <table:table-cell office:value-type="float" office:value="0.675508093742829">
            <text:p>0.6755080937</text:p>
          </table:table-cell>
          <table:table-cell office:value-type="float" office:value="0.675120135700632">
            <text:p>0.6751201357</text:p>
          </table:table-cell>
          <table:table-cell office:value-type="float" office:value="0.727537708730828">
            <text:p>0.7275377087</text:p>
          </table:table-cell>
          <table:table-cell office:value-type="float" office:value="0.67575613099681">
            <text:p>0.675756131</text:p>
          </table:table-cell>
          <table:table-cell office:value-type="float" office:value="0.519438175744905">
            <text:p>0.5194381757</text:p>
          </table:table-cell>
          <table:table-cell office:value-type="float" office:value="0.781021158236359">
            <text:p>0.7810211582</text:p>
          </table:table-cell>
          <table:table-cell office:value-type="float" office:value="0.728704164604712">
            <text:p>0.7287041646</text:p>
          </table:table-cell>
          <table:table-cell office:value-type="float" office:value="0.987380077995134">
            <text:p>0.987380078</text:p>
          </table:table-cell>
          <table:table-cell table:number-columns-repeated="2"/>
        </table:table-row>
        <table:table-row table:style-name="ro1">
          <table:table-cell office:value-type="float" office:value="0.808991517402606">
            <text:p>0.8089915174</text:p>
          </table:table-cell>
          <table:table-cell office:value-type="float" office:value="0.810534823949377">
            <text:p>0.8105348239</text:p>
          </table:table-cell>
          <table:table-cell office:value-type="float" office:value="0.918184015073675">
            <text:p>0.9181840151</text:p>
          </table:table-cell>
          <table:table-cell office:value-type="float" office:value="1.02610661634638">
            <text:p>1.0261066163</text:p>
          </table:table-cell>
          <table:table-cell office:value-type="float" office:value="0.745994021691401">
            <text:p>0.7459940217</text:p>
          </table:table-cell>
          <table:table-cell office:value-type="float" office:value="0.791657807085416">
            <text:p>0.7916578071</text:p>
          </table:table-cell>
          <table:table-cell office:value-type="float" office:value="0.86340714580071">
            <text:p>0.8634071458</text:p>
          </table:table-cell>
          <table:table-cell office:value-type="float" office:value="0.95256857663334">
            <text:p>0.9525685766</text:p>
          </table:table-cell>
          <table:table-cell office:value-type="float" office:value="0.80973624840713">
            <text:p>0.8097362484</text:p>
          </table:table-cell>
          <table:table-cell office:value-type="float" office:value="0.75594282613586">
            <text:p>0.7559428261</text:p>
          </table:table-cell>
          <table:table-cell table:number-columns-repeated="2"/>
        </table:table-row>
        <table:table-row table:style-name="ro1">
          <table:table-cell office:value-type="float" office:value="0.971200924151457">
            <text:p>0.9712009242</text:p>
          </table:table-cell>
          <table:table-cell office:value-type="float" office:value="0.837157619836405">
            <text:p>0.8371576198</text:p>
          </table:table-cell>
          <table:table-cell office:value-type="float" office:value="0.864313645719168">
            <text:p>0.8643136457</text:p>
          </table:table-cell>
          <table:table-cell office:value-type="float" office:value="0.647921697638895">
            <text:p>0.6479216976</text:p>
          </table:table-cell>
          <table:table-cell office:value-type="float" office:value="0.97201541343778">
            <text:p>0.9720154134</text:p>
          </table:table-cell>
          <table:table-cell office:value-type="float" office:value="0.304507802363864">
            <text:p>0.3045078024</text:p>
          </table:table-cell>
          <table:table-cell office:value-type="float" office:value="0.972465996747448">
            <text:p>0.9724659967</text:p>
          </table:table-cell>
          <table:table-cell office:value-type="float" office:value="0.97278599982304">
            <text:p>0.9727859998</text:p>
          </table:table-cell>
          <table:table-cell office:value-type="float" office:value="0.918499633718176">
            <text:p>0.9184996337</text:p>
          </table:table-cell>
          <table:table-cell office:value-type="float" office:value="0.827802143719172">
            <text:p>0.8278021437</text:p>
          </table:table-cell>
          <table:table-cell table:number-columns-repeated="2"/>
        </table:table-row>
        <table:table-row table:style-name="ro1">
          <table:table-cell office:value-type="float" office:value="0.770222051102167">
            <text:p>0.7702220511</text:p>
          </table:table-cell>
          <table:table-cell office:value-type="float" office:value="0.842464691185583">
            <text:p>0.8424646912</text:p>
          </table:table-cell>
          <table:table-cell office:value-type="float" office:value="0.727040699704612">
            <text:p>0.7270406997</text:p>
          </table:table-cell>
          <table:table-cell office:value-type="float" office:value="0.861615022339216">
            <text:p>0.8616150223</text:p>
          </table:table-cell>
          <table:table-cell office:value-type="float" office:value="0.983409706379818">
            <text:p>0.9834097064</text:p>
          </table:table-cell>
          <table:table-cell office:value-type="float" office:value="0.929319382845955">
            <text:p>0.9293193828</text:p>
          </table:table-cell>
          <table:table-cell office:value-type="float" office:value="0.824981292471675">
            <text:p>0.8249812925</text:p>
          </table:table-cell>
          <table:table-cell office:value-type="float" office:value="0.750385517786073">
            <text:p>0.7503855178</text:p>
          </table:table-cell>
          <table:table-cell office:value-type="float" office:value="0.887833098751163">
            <text:p>0.8878330988</text:p>
          </table:table-cell>
          <table:table-cell office:value-type="float" office:value="0.747171427643866">
            <text:p>0.7471714276</text:p>
          </table:table-cell>
          <table:table-cell table:number-columns-repeated="2"/>
        </table:table-row>
        <table:table-row table:style-name="ro1">
          <table:table-cell office:value-type="float" office:value="0.934509914056752">
            <text:p>0.9345099141</text:p>
          </table:table-cell>
          <table:table-cell office:value-type="float" office:value="0.713173021551401">
            <text:p>0.7131730216</text:p>
          </table:table-cell>
          <table:table-cell office:value-type="float" office:value="0.736247403119297">
            <text:p>0.7362474031</text:p>
          </table:table-cell>
          <table:table-cell office:value-type="float" office:value="0.620527939039566">
            <text:p>0.620527939</text:p>
          </table:table-cell>
          <table:table-cell office:value-type="float" office:value="0.881808288975742">
            <text:p>0.881808289</text:p>
          </table:table-cell>
          <table:table-cell office:value-type="float" office:value="0.881688806726789">
            <text:p>0.8816888067</text:p>
          </table:table-cell>
          <table:table-cell office:value-type="float" office:value="0.698347900332582">
            <text:p>0.6983479003</text:p>
          </table:table-cell>
          <table:table-cell office:value-type="float" office:value="0.811553140601959">
            <text:p>0.8115531406</text:p>
          </table:table-cell>
          <table:table-cell office:value-type="float" office:value="0.817650025131758">
            <text:p>0.8176500251</text:p>
          </table:table-cell>
          <table:table-cell office:value-type="float" office:value="0.843144561749277">
            <text:p>0.8431445617</text:p>
          </table:table-cell>
          <table:table-cell table:number-columns-repeated="2"/>
        </table:table-row>
        <table:table-row table:style-name="ro1">
          <table:table-cell office:value-type="float" office:value="0.845112661088186">
            <text:p>0.8451126611</text:p>
          </table:table-cell>
          <table:table-cell office:value-type="float" office:value="0.728456559105895">
            <text:p>0.7284565591</text:p>
          </table:table-cell>
          <table:table-cell office:value-type="float" office:value="0.787369311442258">
            <text:p>0.7873693114</text:p>
          </table:table-cell>
          <table:table-cell office:value-type="float" office:value="0.757541689790189">
            <text:p>0.7575416898</text:p>
          </table:table-cell>
          <table:table-cell office:value-type="float" office:value="0.762345591884378">
            <text:p>0.7623455919</text:p>
          </table:table-cell>
          <table:table-cell office:value-type="float" office:value="0.828809920885982">
            <text:p>0.8288099209</text:p>
          </table:table-cell>
          <table:table-cell office:value-type="float" office:value="0.806923555632804">
            <text:p>0.8069235556</text:p>
          </table:table-cell>
          <table:table-cell office:value-type="float" office:value="0.723795907107092">
            <text:p>0.7237959071</text:p>
          </table:table-cell>
          <table:table-cell office:value-type="float" office:value="0.749550546413621">
            <text:p>0.7495505464</text:p>
          </table:table-cell>
          <table:table-cell office:value-type="float" office:value="0.801766576057219">
            <text:p>0.8017665761</text:p>
          </table:table-cell>
          <table:table-cell table:number-columns-repeated="2"/>
        </table:table-row>
        <table:table-row table:style-name="ro1">
          <table:table-cell office:value-type="float" office:value="0.862605987611419">
            <text:p>0.8626059876</text:p>
          </table:table-cell>
          <table:table-cell office:value-type="float" office:value="0.566987986453108">
            <text:p>0.5669879865</text:p>
          </table:table-cell>
          <table:table-cell office:value-type="float" office:value="0.695443519610095">
            <text:p>0.6954435196</text:p>
          </table:table-cell>
          <table:table-cell office:value-type="float" office:value="0.723286658059094">
            <text:p>0.7232866581</text:p>
          </table:table-cell>
          <table:table-cell office:value-type="float" office:value="0.758778938197747">
            <text:p>0.7587789382</text:p>
          </table:table-cell>
          <table:table-cell office:value-type="float" office:value="0.790830213266005">
            <text:p>0.7908302133</text:p>
          </table:table-cell>
          <table:table-cell office:value-type="float" office:value="0.87060055177304">
            <text:p>0.8706005518</text:p>
          </table:table-cell>
          <table:table-cell office:value-type="float" office:value="0.766130145566971">
            <text:p>0.7661301456</text:p>
          </table:table-cell>
          <table:table-cell office:value-type="float" office:value="0.791271305366685">
            <text:p>0.7912713054</text:p>
          </table:table-cell>
          <table:table-cell office:value-type="float" office:value="1.03078708527484">
            <text:p>1.0307870853</text:p>
          </table:table-cell>
          <table:table-cell table:number-columns-repeated="2"/>
        </table:table-row>
        <table:table-row table:style-name="ro1">
          <table:table-cell office:value-type="float" office:value="0.689001874090484">
            <text:p>0.6890018741</text:p>
          </table:table-cell>
          <table:table-cell office:value-type="float" office:value="0.73927026090341">
            <text:p>0.7392702609</text:p>
          </table:table-cell>
          <table:table-cell office:value-type="float" office:value="0.674936793297735">
            <text:p>0.6749367933</text:p>
          </table:table-cell>
          <table:table-cell office:value-type="float" office:value="0.748014289386214">
            <text:p>0.7480142894</text:p>
          </table:table-cell>
          <table:table-cell office:value-type="float" office:value="0.716612369869715">
            <text:p>0.7166123699</text:p>
          </table:table-cell>
          <table:table-cell office:value-type="float" office:value="0.79565229510234">
            <text:p>0.7956522951</text:p>
          </table:table-cell>
          <table:table-cell office:value-type="float" office:value="0.618032168400684">
            <text:p>0.6180321684</text:p>
          </table:table-cell>
          <table:table-cell office:value-type="float" office:value="0.729044175714879">
            <text:p>0.7290441757</text:p>
          </table:table-cell>
          <table:table-cell office:value-type="float" office:value="0.69838420249004">
            <text:p>0.6983842025</text:p>
          </table:table-cell>
          <table:table-cell office:value-type="float" office:value="0.6802378347576">
            <text:p>0.6802378348</text:p>
          </table:table-cell>
          <table:table-cell table:number-columns-repeated="2"/>
        </table:table-row>
        <table:table-row table:style-name="ro1">
          <table:table-cell office:value-type="float" office:value="0.91628063506174">
            <text:p>0.9162806351</text:p>
          </table:table-cell>
          <table:table-cell office:value-type="float" office:value="0.892361532810308">
            <text:p>0.8923615328</text:p>
          </table:table-cell>
          <table:table-cell office:value-type="float" office:value="0.867961728174964">
            <text:p>0.8679617282</text:p>
          </table:table-cell>
          <table:table-cell office:value-type="float" office:value="0.877676399895124">
            <text:p>0.8776763999</text:p>
          </table:table-cell>
          <table:table-cell office:value-type="float" office:value="0.852028543095977">
            <text:p>0.8520285431</text:p>
          </table:table-cell>
          <table:table-cell office:value-type="float" office:value="0.907108635618935">
            <text:p>0.9071086356</text:p>
          </table:table-cell>
          <table:table-cell office:value-type="float" office:value="0.919320867014846">
            <text:p>0.919320867</text:p>
          </table:table-cell>
          <table:table-cell office:value-type="float" office:value="0.872936686078087">
            <text:p>0.8729366861</text:p>
          </table:table-cell>
          <table:table-cell office:value-type="float" office:value="0.865786935115849">
            <text:p>0.8657869351</text:p>
          </table:table-cell>
          <table:table-cell office:value-type="float" office:value="0.897456734014015">
            <text:p>0.897456734</text:p>
          </table:table-cell>
          <table:table-cell table:number-columns-repeated="2"/>
        </table:table-row>
        <table:table-row table:style-name="ro1">
          <table:table-cell office:value-type="float" office:value="0.827836239481101">
            <text:p>0.8278362395</text:p>
          </table:table-cell>
          <table:table-cell office:value-type="float" office:value="0.749564250693378">
            <text:p>0.7495642507</text:p>
          </table:table-cell>
          <table:table-cell office:value-type="float" office:value="0.853941118115134">
            <text:p>0.8539411181</text:p>
          </table:table-cell>
          <table:table-cell office:value-type="float" office:value="0.737180565298044">
            <text:p>0.7371805653</text:p>
          </table:table-cell>
          <table:table-cell office:value-type="float" office:value="0.79705285528249">
            <text:p>0.7970528553</text:p>
          </table:table-cell>
          <table:table-cell office:value-type="float" office:value="0.874336560259421">
            <text:p>0.8743365603</text:p>
          </table:table-cell>
          <table:table-cell office:value-type="float" office:value="0.92342675021615">
            <text:p>0.9234267502</text:p>
          </table:table-cell>
          <table:table-cell office:value-type="float" office:value="0.818916046949756">
            <text:p>0.8189160469</text:p>
          </table:table-cell>
          <table:table-cell office:value-type="float" office:value="0.630993626610069">
            <text:p>0.6309936266</text:p>
          </table:table-cell>
          <table:table-cell office:value-type="float" office:value="0.753274236124137">
            <text:p>0.7532742361</text:p>
          </table:table-cell>
          <table:table-cell table:number-columns-repeated="2"/>
        </table:table-row>
        <table:table-row table:style-name="ro1">
          <table:table-cell office:value-type="float" office:value="0.655241732262837">
            <text:p>0.6552417323</text:p>
          </table:table-cell>
          <table:table-cell office:value-type="float" office:value="0.543304570398058">
            <text:p>0.5433045704</text:p>
          </table:table-cell>
          <table:table-cell office:value-type="float" office:value="0.751227548392142">
            <text:p>0.7512275484</text:p>
          </table:table-cell>
          <table:table-cell office:value-type="float" office:value="0.911914757635372">
            <text:p>0.9119147576</text:p>
          </table:table-cell>
          <table:table-cell office:value-type="float" office:value="0.688066884349686">
            <text:p>0.6880668843</text:p>
          </table:table-cell>
          <table:table-cell office:value-type="float" office:value="0.736159260521107">
            <text:p>0.7361592605</text:p>
          </table:table-cell>
          <table:table-cell office:value-type="float" office:value="0.799656905918684">
            <text:p>0.7996569059</text:p>
          </table:table-cell>
          <table:table-cell office:value-type="float" office:value="0.817036112290999">
            <text:p>0.8170361123</text:p>
          </table:table-cell>
          <table:table-cell office:value-type="float" office:value="1.05669590912308">
            <text:p>1.0566959091</text:p>
          </table:table-cell>
          <table:table-cell office:value-type="float" office:value="0.767246946252897">
            <text:p>0.7672469463</text:p>
          </table:table-cell>
          <table:table-cell table:number-columns-repeated="2"/>
        </table:table-row>
        <table:table-row table:style-name="ro1">
          <table:table-cell office:value-type="float" office:value="0.926818260531974">
            <text:p>0.9268182605</text:p>
          </table:table-cell>
          <table:table-cell office:value-type="float" office:value="0.779437950888393">
            <text:p>0.7794379509</text:p>
          </table:table-cell>
          <table:table-cell office:value-type="float" office:value="0.806355460549459">
            <text:p>0.8063554605</text:p>
          </table:table-cell>
          <table:table-cell office:value-type="float" office:value="0.759258521493276">
            <text:p>0.7592585215</text:p>
          </table:table-cell>
          <table:table-cell office:value-type="float" office:value="0.945383769765085">
            <text:p>0.9453837698</text:p>
          </table:table-cell>
          <table:table-cell office:value-type="float" office:value="0.81459801040441">
            <text:p>0.8145980104</text:p>
          </table:table-cell>
          <table:table-cell office:value-type="float" office:value="0.836452459974525">
            <text:p>0.83645246</text:p>
          </table:table-cell>
          <table:table-cell office:value-type="float" office:value="0.772685046367464">
            <text:p>0.7726850464</text:p>
          </table:table-cell>
          <table:table-cell office:value-type="float" office:value="0.745236242094219">
            <text:p>0.7452362421</text:p>
          </table:table-cell>
          <table:table-cell office:value-type="float" office:value="0.945320025687703">
            <text:p>0.9453200257</text:p>
          </table:table-cell>
          <table:table-cell table:number-columns-repeated="2"/>
        </table:table-row>
        <table:table-row table:style-name="ro1">
          <table:table-cell office:value-type="float" office:value="0.73724767106759">
            <text:p>0.7372476711</text:p>
          </table:table-cell>
          <table:table-cell office:value-type="float" office:value="0.801065547335096">
            <text:p>0.8010655473</text:p>
          </table:table-cell>
          <table:table-cell office:value-type="float" office:value="0.729642735858343">
            <text:p>0.7296427359</text:p>
          </table:table-cell>
          <table:table-cell office:value-type="float" office:value="0.689219512346693">
            <text:p>0.6892195123</text:p>
          </table:table-cell>
          <table:table-cell office:value-type="float" office:value="0.735952989114437">
            <text:p>0.7359529891</text:p>
          </table:table-cell>
          <table:table-cell office:value-type="float" office:value="0.657176437470749">
            <text:p>0.6571764375</text:p>
          </table:table-cell>
          <table:table-cell office:value-type="float" office:value="0.828012918125046">
            <text:p>0.8280129181</text:p>
          </table:table-cell>
          <table:table-cell office:value-type="float" office:value="0.73161639737134">
            <text:p>0.7316163974</text:p>
          </table:table-cell>
          <table:table-cell office:value-type="float" office:value="0.721080816970196">
            <text:p>0.721080817</text:p>
          </table:table-cell>
          <table:table-cell office:value-type="float" office:value="0.771874378801952">
            <text:p>0.7718743788</text:p>
          </table:table-cell>
          <table:table-cell table:number-columns-repeated="2"/>
        </table:table-row>
        <table:table-row table:style-name="ro1">
          <table:table-cell office:value-type="float" office:value="0.576670645214426">
            <text:p>0.5766706452</text:p>
          </table:table-cell>
          <table:table-cell office:value-type="float" office:value="0.503248683004157">
            <text:p>0.503248683</text:p>
          </table:table-cell>
          <table:table-cell office:value-type="float" office:value="0.756003324303606">
            <text:p>0.7560033243</text:p>
          </table:table-cell>
          <table:table-cell office:value-type="float" office:value="0.792408205968413">
            <text:p>0.792408206</text:p>
          </table:table-cell>
          <table:table-cell office:value-type="float" office:value="0.794348346741754">
            <text:p>0.7943483467</text:p>
          </table:table-cell>
          <table:table-cell office:value-type="float" office:value="0.360481277110102">
            <text:p>0.3604812771</text:p>
          </table:table-cell>
          <table:table-cell office:value-type="float" office:value="0.540532993329951">
            <text:p>0.5405329933</text:p>
          </table:table-cell>
          <table:table-cell office:value-type="float" office:value="0.541190827933949">
            <text:p>0.5411908279</text:p>
          </table:table-cell>
          <table:table-cell office:value-type="float" office:value="0.649355381661519">
            <text:p>0.6493553817</text:p>
          </table:table-cell>
          <table:table-cell office:value-type="float" office:value="0.576808060626009">
            <text:p>0.5768080606</text:p>
          </table:table-cell>
          <table:table-cell table:number-columns-repeated="2"/>
        </table:table-row>
        <table:table-row table:style-name="ro1">
          <table:table-cell office:value-type="float" office:value="0.934155679143915">
            <text:p>0.9341556791</text:p>
          </table:table-cell>
          <table:table-cell office:value-type="float" office:value="0.863302573044154">
            <text:p>0.863302573</text:p>
          </table:table-cell>
          <table:table-cell office:value-type="float" office:value="0.774802411857887">
            <text:p>0.7748024119</text:p>
          </table:table-cell>
          <table:table-cell office:value-type="float" office:value="0.836349884591791">
            <text:p>0.8363498846</text:p>
          </table:table-cell>
          <table:table-cell office:value-type="float" office:value="0.862595750308334">
            <text:p>0.8625957503</text:p>
          </table:table-cell>
          <table:table-cell office:value-type="float" office:value="0.754500749334408">
            <text:p>0.7545007493</text:p>
          </table:table-cell>
          <table:table-cell office:value-type="float" office:value="0.766420079716829">
            <text:p>0.7664200797</text:p>
          </table:table-cell>
          <table:table-cell office:value-type="float" office:value="0.655323525717257">
            <text:p>0.6553235257</text:p>
          </table:table-cell>
          <table:table-cell office:value-type="float" office:value="0.623082509841823">
            <text:p>0.6230825098</text:p>
          </table:table-cell>
          <table:table-cell office:value-type="float" office:value="0.755614233778294">
            <text:p>0.7556142338</text:p>
          </table:table-cell>
          <table:table-cell table:number-columns-repeated="2"/>
        </table:table-row>
        <table:table-row table:style-name="ro1">
          <table:table-cell office:value-type="float" office:value="0.747017688693605">
            <text:p>0.7470176887</text:p>
          </table:table-cell>
          <table:table-cell office:value-type="float" office:value="0.762317784090949">
            <text:p>0.7623177841</text:p>
          </table:table-cell>
          <table:table-cell office:value-type="float" office:value="0.734389507324514">
            <text:p>0.7343895073</text:p>
          </table:table-cell>
          <table:table-cell office:value-type="float" office:value="0.783210901362191">
            <text:p>0.7832109014</text:p>
          </table:table-cell>
          <table:table-cell office:value-type="float" office:value="0.71640960066131">
            <text:p>0.7164096007</text:p>
          </table:table-cell>
          <table:table-cell office:value-type="float" office:value="0.864328096922836">
            <text:p>0.8643280969</text:p>
          </table:table-cell>
          <table:table-cell office:value-type="float" office:value="0.811891260847516">
            <text:p>0.8118912608</text:p>
          </table:table-cell>
          <table:table-cell office:value-type="float" office:value="0.703698660940645">
            <text:p>0.7036986609</text:p>
          </table:table-cell>
          <table:table-cell office:value-type="float" office:value="0.721635943464451">
            <text:p>0.7216359435</text:p>
          </table:table-cell>
          <table:table-cell office:value-type="float" office:value="0.543158517017023">
            <text:p>0.543158517</text:p>
          </table:table-cell>
          <table:table-cell table:number-columns-repeated="2"/>
        </table:table-row>
        <table:table-row table:style-name="ro1">
          <table:table-cell office:value-type="float" office:value="0.863932763342529">
            <text:p>0.8639327633</text:p>
          </table:table-cell>
          <table:table-cell office:value-type="float" office:value="0.57642798572538">
            <text:p>0.5764279857</text:p>
          </table:table-cell>
          <table:table-cell office:value-type="float" office:value="0.574623905803641">
            <text:p>0.5746239058</text:p>
          </table:table-cell>
          <table:table-cell office:value-type="float" office:value="0.701096920688116">
            <text:p>0.7010969207</text:p>
          </table:table-cell>
          <table:table-cell office:value-type="float" office:value="0.649405080265831">
            <text:p>0.6494050803</text:p>
          </table:table-cell>
          <table:table-cell office:value-type="float" office:value="0.558311217222893">
            <text:p>0.5583112172</text:p>
          </table:table-cell>
          <table:table-cell office:value-type="float" office:value="0.684829257138472">
            <text:p>0.6848292571</text:p>
          </table:table-cell>
          <table:table-cell office:value-type="float" office:value="0.558364601256486">
            <text:p>0.5583646013</text:p>
          </table:table-cell>
          <table:table-cell office:value-type="float" office:value="0.494935907805136">
            <text:p>0.4949359078</text:p>
          </table:table-cell>
          <table:table-cell office:value-type="float" office:value="0.468004503132545">
            <text:p>0.4680045031</text:p>
          </table:table-cell>
          <table:table-cell table:number-columns-repeated="2"/>
        </table:table-row>
        <table:table-row table:style-name="ro1">
          <table:table-cell office:value-type="float" office:value="0.85259046416795">
            <text:p>0.8525904642</text:p>
          </table:table-cell>
          <table:table-cell office:value-type="float" office:value="0.771455283251084">
            <text:p>0.7714552833</text:p>
          </table:table-cell>
          <table:table-cell office:value-type="float" office:value="0.845589632947334">
            <text:p>0.8455896329</text:p>
          </table:table-cell>
          <table:table-cell office:value-type="float" office:value="0.73861785702323">
            <text:p>0.738617857</text:p>
          </table:table-cell>
          <table:table-cell office:value-type="float" office:value="0.81446715527652">
            <text:p>0.8144671553</text:p>
          </table:table-cell>
          <table:table-cell office:value-type="float" office:value="0.751575793894181">
            <text:p>0.7515757939</text:p>
          </table:table-cell>
          <table:table-cell office:value-type="float" office:value="0.821728723766053">
            <text:p>0.8217287238</text:p>
          </table:table-cell>
          <table:table-cell office:value-type="float" office:value="0.720554874554284">
            <text:p>0.7205548746</text:p>
          </table:table-cell>
          <table:table-cell office:value-type="float" office:value="0.89126712169225">
            <text:p>0.8912671217</text:p>
          </table:table-cell>
          <table:table-cell office:value-type="float" office:value="0.842672247601663">
            <text:p>0.8426722476</text:p>
          </table:table-cell>
          <table:table-cell table:number-columns-repeated="2"/>
        </table:table-row>
        <table:table-row table:style-name="ro1">
          <table:table-cell office:value-type="float" office:value="0.837248500889474">
            <text:p>0.8372485009</text:p>
          </table:table-cell>
          <table:table-cell office:value-type="float" office:value="0.860315699412579">
            <text:p>0.8603156994</text:p>
          </table:table-cell>
          <table:table-cell office:value-type="float" office:value="0.830079020534867">
            <text:p>0.8300790205</text:p>
          </table:table-cell>
          <table:table-cell office:value-type="float" office:value="0.861009313609967">
            <text:p>0.8610093136</text:p>
          </table:table-cell>
          <table:table-cell office:value-type="float" office:value="0.82713930546134">
            <text:p>0.8271393055</text:p>
          </table:table-cell>
          <table:table-cell office:value-type="float" office:value="0.77562534885733">
            <text:p>0.7756253489</text:p>
          </table:table-cell>
          <table:table-cell office:value-type="float" office:value="0.795340558108905">
            <text:p>0.7953405581</text:p>
          </table:table-cell>
          <table:table-cell office:value-type="float" office:value="0.879184729210475">
            <text:p>0.8791847292</text:p>
          </table:table-cell>
          <table:table-cell office:value-type="float" office:value="0.795057490763295">
            <text:p>0.7950574908</text:p>
          </table:table-cell>
          <table:table-cell office:value-type="float" office:value="0.843829454348954">
            <text:p>0.8438294543</text:p>
          </table:table-cell>
          <table:table-cell table:number-columns-repeated="2"/>
        </table:table-row>
        <table:table-row table:style-name="ro1">
          <table:table-cell office:value-type="float" office:value="0.795305001163966">
            <text:p>0.7953050012</text:p>
          </table:table-cell>
          <table:table-cell office:value-type="float" office:value="0.832873138034525">
            <text:p>0.832873138</text:p>
          </table:table-cell>
          <table:table-cell office:value-type="float" office:value="0.756942715757577">
            <text:p>0.7569427158</text:p>
          </table:table-cell>
          <table:table-cell office:value-type="float" office:value="0.762442979944408">
            <text:p>0.7624429799</text:p>
          </table:table-cell>
          <table:table-cell office:value-type="float" office:value="0.800890957353418">
            <text:p>0.8008909574</text:p>
          </table:table-cell>
          <table:table-cell office:value-type="float" office:value="0.825043012236781">
            <text:p>0.8250430122</text:p>
          </table:table-cell>
          <table:table-cell office:value-type="float" office:value="0.792301809685407">
            <text:p>0.7923018097</text:p>
          </table:table-cell>
          <table:table-cell office:value-type="float" office:value="0.782555652696372">
            <text:p>0.7825556527</text:p>
          </table:table-cell>
          <table:table-cell office:value-type="float" office:value="0.822626735461353">
            <text:p>0.8226267355</text:p>
          </table:table-cell>
          <table:table-cell office:value-type="float" office:value="0.823808400892563">
            <text:p>0.8238084009</text:p>
          </table:table-cell>
          <table:table-cell table:number-columns-repeated="2"/>
        </table:table-row>
        <table:table-row table:style-name="ro1">
          <table:table-cell office:value-type="float" office:value="0.876377882819454">
            <text:p>0.8763778828</text:p>
          </table:table-cell>
          <table:table-cell office:value-type="float" office:value="0.72474948789298">
            <text:p>0.7247494879</text:p>
          </table:table-cell>
          <table:table-cell office:value-type="float" office:value="0.779109638808242">
            <text:p>0.7791096388</text:p>
          </table:table-cell>
          <table:table-cell office:value-type="float" office:value="0.76342272789017">
            <text:p>0.7634227279</text:p>
          </table:table-cell>
          <table:table-cell office:value-type="float" office:value="0.932051573791541">
            <text:p>0.9320515738</text:p>
          </table:table-cell>
          <table:table-cell office:value-type="float" office:value="0.796715012563856">
            <text:p>0.7967150126</text:p>
          </table:table-cell>
          <table:table-cell office:value-type="float" office:value="0.849706809260128">
            <text:p>0.8497068093</text:p>
          </table:table-cell>
          <table:table-cell office:value-type="float" office:value="0.783475917770217">
            <text:p>0.7834759178</text:p>
          </table:table-cell>
          <table:table-cell office:value-type="float" office:value="0.785544725397252">
            <text:p>0.7855447254</text:p>
          </table:table-cell>
          <table:table-cell office:value-type="float" office:value="0.927874170356839">
            <text:p>0.9278741704</text:p>
          </table:table-cell>
          <table:table-cell table:number-columns-repeated="2"/>
        </table:table-row>
        <table:table-row table:style-name="ro1">
          <table:table-cell office:value-type="float" office:value="0.487440459133293">
            <text:p>0.4874404591</text:p>
          </table:table-cell>
          <table:table-cell office:value-type="float" office:value="0.649169356282703">
            <text:p>0.6491693563</text:p>
          </table:table-cell>
          <table:table-cell office:value-type="float" office:value="0.32485515930816">
            <text:p>0.3248551593</text:p>
          </table:table-cell>
          <table:table-cell office:value-type="float" office:value="0.812250532548592">
            <text:p>0.8122505325</text:p>
          </table:table-cell>
          <table:table-cell table:number-columns-repeated="2" office:value-type="float" office:value="0.812099954935512">
            <text:p>0.8120999549</text:p>
          </table:table-cell>
          <table:table-cell office:value-type="float" office:value="0.89166530826514">
            <text:p>0.8916653083</text:p>
          </table:table-cell>
          <table:table-cell office:value-type="float" office:value="0.569353737301147">
            <text:p>0.5693537373</text:p>
          </table:table-cell>
          <table:table-cell office:value-type="float" office:value="0.64984607594168">
            <text:p>0.6498460759</text:p>
          </table:table-cell>
          <table:table-cell office:value-type="float" office:value="0.975031537673971">
            <text:p>0.9750315377</text:p>
          </table:table-cell>
          <table:table-cell table:number-columns-repeated="2"/>
        </table:table-row>
        <table:table-row table:style-name="ro1">
          <table:table-cell office:value-type="float" office:value="0.885722312136822">
            <text:p>0.8857223121</text:p>
          </table:table-cell>
          <table:table-cell office:value-type="float" office:value="0.71505538732457">
            <text:p>0.7150553873</text:p>
          </table:table-cell>
          <table:table-cell office:value-type="float" office:value="0.785963570631764">
            <text:p>0.7859635706</text:p>
          </table:table-cell>
          <table:table-cell office:value-type="float" office:value="0.668966426372208">
            <text:p>0.6689664264</text:p>
          </table:table-cell>
          <table:table-cell office:value-type="float" office:value="0.630054486493752">
            <text:p>0.6300544865</text:p>
          </table:table-cell>
          <table:table-cell office:value-type="float" office:value="0.667676563832224">
            <text:p>0.6676765638</text:p>
          </table:table-cell>
          <table:table-cell office:value-type="float" office:value="1.01112413147971">
            <text:p>1.0111241315</text:p>
          </table:table-cell>
          <table:table-cell office:value-type="float" office:value="0.879184285989905">
            <text:p>0.879184286</text:p>
          </table:table-cell>
          <table:table-cell office:value-type="float" office:value="0.905791963042642">
            <text:p>0.905791963</text:p>
          </table:table-cell>
          <table:table-cell office:value-type="float" office:value="0.661839380615484">
            <text:p>0.6618393806</text:p>
          </table:table-cell>
          <table:table-cell table:number-columns-repeated="2"/>
        </table:table-row>
        <table:table-row table:style-name="ro1">
          <table:table-cell office:value-type="float" office:value="0.769841843786286">
            <text:p>0.7698418438</text:p>
          </table:table-cell>
          <table:table-cell office:value-type="float" office:value="0.664311864184399">
            <text:p>0.6643118642</text:p>
          </table:table-cell>
          <table:table-cell office:value-type="float" office:value="0.748711400881223">
            <text:p>0.7487114009</text:p>
          </table:table-cell>
          <table:table-cell office:value-type="float" office:value="0.760066563258597">
            <text:p>0.7600665633</text:p>
          </table:table-cell>
          <table:table-cell office:value-type="float" office:value="0.599252254067075">
            <text:p>0.5992522541</text:p>
          </table:table-cell>
          <table:table-cell office:value-type="float" office:value="0.866572481559166">
            <text:p>0.8665724816</text:p>
          </table:table-cell>
          <table:table-cell office:value-type="float" office:value="0.610535847302091">
            <text:p>0.6105358473</text:p>
          </table:table-cell>
          <table:table-cell office:value-type="float" office:value="0.782566188697287">
            <text:p>0.7825661887</text:p>
          </table:table-cell>
          <table:table-cell office:value-type="float" office:value="0.941076683910949">
            <text:p>0.9410766839</text:p>
          </table:table-cell>
          <table:table-cell office:value-type="float" office:value="0.621572199314056">
            <text:p>0.6215721993</text:p>
          </table:table-cell>
          <table:table-cell table:number-columns-repeated="2"/>
        </table:table-row>
        <table:table-row table:style-name="ro1">
          <table:table-cell office:value-type="float" office:value="0.774506438322277">
            <text:p>0.7745064383</text:p>
          </table:table-cell>
          <table:table-cell office:value-type="float" office:value="0.846832292210298">
            <text:p>0.8468322922</text:p>
          </table:table-cell>
          <table:table-cell office:value-type="float" office:value="0.893340817686696">
            <text:p>0.8933408177</text:p>
          </table:table-cell>
          <table:table-cell office:value-type="float" office:value="0.826433723201411">
            <text:p>0.8264337232</text:p>
          </table:table-cell>
          <table:table-cell office:value-type="float" office:value="0.864079870929238">
            <text:p>0.8640798709</text:p>
          </table:table-cell>
          <table:table-cell office:value-type="float" office:value="0.771640101843886">
            <text:p>0.7716401018</text:p>
          </table:table-cell>
          <table:table-cell office:value-type="float" office:value="0.852313104323992">
            <text:p>0.8523131043</text:p>
          </table:table-cell>
          <table:table-cell office:value-type="float" office:value="0.822223731337684">
            <text:p>0.8222237313</text:p>
          </table:table-cell>
          <table:table-cell office:value-type="float" office:value="0.808354252422959">
            <text:p>0.8083542524</text:p>
          </table:table-cell>
          <table:table-cell office:value-type="float" office:value="0.738135709850651">
            <text:p>0.7381357099</text:p>
          </table:table-cell>
          <table:table-cell table:number-columns-repeated="2"/>
        </table:table-row>
        <table:table-row table:style-name="ro1">
          <table:table-cell office:value-type="float" office:value="0.800703076071114">
            <text:p>0.8007030761</text:p>
          </table:table-cell>
          <table:table-cell office:value-type="float" office:value="0.979402953868432">
            <text:p>0.9794029539</text:p>
          </table:table-cell>
          <table:table-cell office:value-type="float" office:value="0.890879374733527">
            <text:p>0.8908793747</text:p>
          </table:table-cell>
          <table:table-cell office:value-type="float" office:value="0.600443151690012">
            <text:p>0.6004431517</text:p>
          </table:table-cell>
          <table:table-cell office:value-type="float" office:value="0.773572948733238">
            <text:p>0.7735729487</text:p>
          </table:table-cell>
          <table:table-cell office:value-type="float" office:value="0.876459975960812">
            <text:p>0.876459976</text:p>
          </table:table-cell>
          <table:table-cell office:value-type="float" office:value="0.785503356723046">
            <text:p>0.7855033567</text:p>
          </table:table-cell>
          <table:table-cell office:value-type="float" office:value="0.816150217948719">
            <text:p>0.8161502179</text:p>
          </table:table-cell>
          <table:table-cell office:value-type="float" office:value="0.717665210463297">
            <text:p>0.7176652105</text:p>
          </table:table-cell>
          <table:table-cell office:value-type="float" office:value="0.690438798206139">
            <text:p>0.6904387982</text:p>
          </table:table-cell>
          <table:table-cell table:number-columns-repeated="2"/>
        </table:table-row>
        <table:table-row table:style-name="ro1">
          <table:table-cell office:value-type="float" office:value="0.727391636386538">
            <text:p>0.7273916364</text:p>
          </table:table-cell>
          <table:table-cell office:value-type="float" office:value="0.93230713295261">
            <text:p>0.932307133</text:p>
          </table:table-cell>
          <table:table-cell office:value-type="float" office:value="0.820388547333982">
            <text:p>0.8203885473</text:p>
          </table:table-cell>
          <table:table-cell office:value-type="float" office:value="0.960853408256999">
            <text:p>0.9608534083</text:p>
          </table:table-cell>
          <table:table-cell office:value-type="float" office:value="0.761383720727696">
            <text:p>0.7613837207</text:p>
          </table:table-cell>
          <table:table-cell office:value-type="float" office:value="0.776345453362028">
            <text:p>0.7763454534</text:p>
          </table:table-cell>
          <table:table-cell office:value-type="float" office:value="0.739103301710184">
            <text:p>0.7391033017</text:p>
          </table:table-cell>
          <table:table-cell office:value-type="float" office:value="0.920686605440265">
            <text:p>0.9206866054</text:p>
          </table:table-cell>
          <table:table-cell office:value-type="float" office:value="0.781169758206737">
            <text:p>0.7811697582</text:p>
          </table:table-cell>
          <table:table-cell office:value-type="float" office:value="0.724532570863041">
            <text:p>0.7245325709</text:p>
          </table:table-cell>
          <table:table-cell table:number-columns-repeated="2"/>
        </table:table-row>
        <table:table-row table:style-name="ro1">
          <table:table-cell office:value-type="float" office:value="0.853564563750054">
            <text:p>0.8535645638</text:p>
          </table:table-cell>
          <table:table-cell office:value-type="float" office:value="0.820460084204641">
            <text:p>0.8204600842</text:p>
          </table:table-cell>
          <table:table-cell office:value-type="float" office:value="0.85964673333718">
            <text:p>0.8596467333</text:p>
          </table:table-cell>
          <table:table-cell office:value-type="float" office:value="0.899665255512278">
            <text:p>0.8996652555</text:p>
          </table:table-cell>
          <table:table-cell office:value-type="float" office:value="0.766308912881484">
            <text:p>0.7663089129</text:p>
          </table:table-cell>
          <table:table-cell office:value-type="float" office:value="0.764837105712415">
            <text:p>0.7648371057</text:p>
          </table:table-cell>
          <table:table-cell office:value-type="float" office:value="0.855932199884711">
            <text:p>0.8559321999</text:p>
          </table:table-cell>
          <table:table-cell office:value-type="float" office:value="0.863123681437952">
            <text:p>0.8631236814</text:p>
          </table:table-cell>
          <table:table-cell office:value-type="float" office:value="0.885910024889942">
            <text:p>0.8859100249</text:p>
          </table:table-cell>
          <table:table-cell office:value-type="float" office:value="0.877884222985371">
            <text:p>0.877884223</text:p>
          </table:table-cell>
          <table:table-cell table:number-columns-repeated="2"/>
        </table:table-row>
        <table:table-row table:style-name="ro1">
          <table:table-cell office:value-type="float" office:value="0.243994337458789">
            <text:p>0.2439943375</text:p>
          </table:table-cell>
          <table:table-cell office:value-type="float" office:value="0.649402064502487">
            <text:p>0.6494020645</text:p>
          </table:table-cell>
          <table:table-cell office:value-type="float" office:value="0.649256610410534">
            <text:p>0.6492566104</text:p>
          </table:table-cell>
          <table:table-cell office:value-type="float" office:value="0.97410309675373">
            <text:p>0.9741030968</text:p>
          </table:table-cell>
          <table:table-cell office:value-type="float" office:value="0.487398496297715">
            <text:p>0.4873984963</text:p>
          </table:table-cell>
          <table:table-cell office:value-type="float" office:value="0.649495790190223">
            <text:p>0.6494957902</text:p>
          </table:table-cell>
          <table:table-cell office:value-type="float" office:value="0.974416491525294">
            <text:p>0.9744164915</text:p>
          </table:table-cell>
          <table:table-cell office:value-type="float" office:value="0.649256610410533">
            <text:p>0.6492566104</text:p>
          </table:table-cell>
          <table:table-cell office:value-type="float" office:value="0.567407053918035">
            <text:p>0.5674070539</text:p>
          </table:table-cell>
          <table:table-cell office:value-type="float" office:value="0.813450625627891">
            <text:p>0.8134506256</text:p>
          </table:table-cell>
          <table:table-cell table:number-columns-repeated="2"/>
        </table:table-row>
        <table:table-row table:style-name="ro1">
          <table:table-cell office:value-type="float" office:value="0.735944675990276">
            <text:p>0.735944676</text:p>
          </table:table-cell>
          <table:table-cell office:value-type="float" office:value="0.853881402864415">
            <text:p>0.8538814029</text:p>
          </table:table-cell>
          <table:table-cell office:value-type="float" office:value="0.7489494795693">
            <text:p>0.7489494796</text:p>
          </table:table-cell>
          <table:table-cell office:value-type="float" office:value="0.808242111275015">
            <text:p>0.8082421113</text:p>
          </table:table-cell>
          <table:table-cell office:value-type="float" office:value="0.777796105994489">
            <text:p>0.777796106</text:p>
          </table:table-cell>
          <table:table-cell office:value-type="float" office:value="0.807739569919654">
            <text:p>0.8077395699</text:p>
          </table:table-cell>
          <table:table-cell office:value-type="float" office:value="0.843957495945774">
            <text:p>0.8439574959</text:p>
          </table:table-cell>
          <table:table-cell office:value-type="float" office:value="0.722648949758703">
            <text:p>0.7226489498</text:p>
          </table:table-cell>
          <table:table-cell office:value-type="float" office:value="0.838198834785723">
            <text:p>0.8381988348</text:p>
          </table:table-cell>
          <table:table-cell office:value-type="float" office:value="0.788272881276636">
            <text:p>0.7882728813</text:p>
          </table:table-cell>
          <table:table-cell table:number-columns-repeated="2"/>
        </table:table-row>
        <table:table-row table:style-name="ro1">
          <table:table-cell office:value-type="float" office:value="0.669235586545155">
            <text:p>0.6692355865</text:p>
          </table:table-cell>
          <table:table-cell office:value-type="float" office:value="0.621835030274447">
            <text:p>0.6218350303</text:p>
          </table:table-cell>
          <table:table-cell office:value-type="float" office:value="0.784131708098343">
            <text:p>0.7841317081</text:p>
          </table:table-cell>
          <table:table-cell office:value-type="float" office:value="0.681725867294384">
            <text:p>0.6817258673</text:p>
          </table:table-cell>
          <table:table-cell office:value-type="float" office:value="0.754747102706033">
            <text:p>0.7547471027</text:p>
          </table:table-cell>
          <table:table-cell office:value-type="float" office:value="0.907087850772219">
            <text:p>0.9070878508</text:p>
          </table:table-cell>
          <table:table-cell office:value-type="float" office:value="0.692115115683723">
            <text:p>0.6921151157</text:p>
          </table:table-cell>
          <table:table-cell office:value-type="float" office:value="0.675812116340565">
            <text:p>0.6758121163</text:p>
          </table:table-cell>
          <table:table-cell office:value-type="float" office:value="0.779295726017119">
            <text:p>0.779295726</text:p>
          </table:table-cell>
          <table:table-cell office:value-type="float" office:value="0.766905521702109">
            <text:p>0.7669055217</text:p>
          </table:table-cell>
          <table:table-cell table:number-columns-repeated="2"/>
        </table:table-row>
        <table:table-row table:style-name="ro1">
          <table:table-cell office:value-type="float" office:value="0.865046977476619">
            <text:p>0.8650469775</text:p>
          </table:table-cell>
          <table:table-cell office:value-type="float" office:value="0.939620218267659">
            <text:p>0.9396202183</text:p>
          </table:table-cell>
          <table:table-cell office:value-type="float" office:value="0.432341862146417">
            <text:p>0.4323418621</text:p>
          </table:table-cell>
          <table:table-cell office:value-type="float" office:value="0.432454710863802">
            <text:p>0.4324547109</text:p>
          </table:table-cell>
          <table:table-cell office:value-type="float" office:value="0.794349239609106">
            <text:p>0.7943492396</text:p>
          </table:table-cell>
          <table:table-cell office:value-type="float" office:value="0.864882763651162">
            <text:p>0.8648827637</text:p>
          </table:table-cell>
          <table:table-cell office:value-type="float" office:value="0.431947901403027">
            <text:p>0.4319479014</text:p>
          </table:table-cell>
          <table:table-cell office:value-type="float" office:value="0.865083813409699">
            <text:p>0.8650838134</text:p>
          </table:table-cell>
          <table:table-cell office:value-type="float" office:value="0.648038858224243">
            <text:p>0.6480388582</text:p>
          </table:table-cell>
          <table:table-cell office:value-type="float" office:value="0.64930945305167">
            <text:p>0.6493094531</text:p>
          </table:table-cell>
          <table:table-cell table:number-columns-repeated="2"/>
        </table:table-row>
        <table:table-row table:style-name="ro1">
          <table:table-cell office:value-type="float" office:value="0.693953716814178">
            <text:p>0.6939537168</text:p>
          </table:table-cell>
          <table:table-cell office:value-type="float" office:value="0.575058683875324">
            <text:p>0.5750586839</text:p>
          </table:table-cell>
          <table:table-cell office:value-type="float" office:value="0.720954044229922">
            <text:p>0.7209540442</text:p>
          </table:table-cell>
          <table:table-cell office:value-type="float" office:value="0.676877045106268">
            <text:p>0.6768770451</text:p>
          </table:table-cell>
          <table:table-cell office:value-type="float" office:value="0.718828478370159">
            <text:p>0.7188284784</text:p>
          </table:table-cell>
          <table:table-cell office:value-type="float" office:value="0.642239170199734">
            <text:p>0.6422391702</text:p>
          </table:table-cell>
          <table:table-cell office:value-type="float" office:value="0.51031711893584">
            <text:p>0.5103171189</text:p>
          </table:table-cell>
          <table:table-cell office:value-type="float" office:value="0.745592943567783">
            <text:p>0.7455929436</text:p>
          </table:table-cell>
          <table:table-cell office:value-type="float" office:value="0.656633172418853">
            <text:p>0.6566331724</text:p>
          </table:table-cell>
          <table:table-cell office:value-type="float" office:value="0.615278033705663">
            <text:p>0.6152780337</text:p>
          </table:table-cell>
          <table:table-cell table:number-columns-repeated="2"/>
        </table:table-row>
        <table:table-row table:style-name="ro1">
          <table:table-cell office:value-type="float" office:value="0.207500459573062">
            <text:p>0.2075004596</text:p>
          </table:table-cell>
          <table:table-cell office:value-type="float" office:value="0.259806400395896">
            <text:p>0.2598064004</text:p>
          </table:table-cell>
          <table:table-cell office:value-type="float" office:value="0.572284356803667">
            <text:p>0.5722843568</text:p>
          </table:table-cell>
          <table:table-cell office:value-type="float" office:value="0.77975534135369">
            <text:p>0.7797553414</text:p>
          </table:table-cell>
          <table:table-cell office:value-type="float" office:value="0.623841589850243">
            <text:p>0.6238415899</text:p>
          </table:table-cell>
          <table:table-cell office:value-type="float" office:value="0.5714636500361">
            <text:p>0.57146365</text:p>
          </table:table-cell>
          <table:table-cell office:value-type="float" office:value="0.676253140988007">
            <text:p>0.676253141</text:p>
          </table:table-cell>
          <table:table-cell office:value-type="float" office:value="0.728398892020298">
            <text:p>0.728398892</text:p>
          </table:table-cell>
          <table:table-cell office:value-type="float" office:value="0.571332187811415">
            <text:p>0.5713321878</text:p>
          </table:table-cell>
          <table:table-cell office:value-type="float" office:value="0.415000919146123">
            <text:p>0.4150009191</text:p>
          </table:table-cell>
          <table:table-cell table:number-columns-repeated="2"/>
        </table:table-row>
        <table:table-row table:style-name="ro1">
          <table:table-cell office:value-type="float" office:value="0.9076050538294">
            <text:p>0.9076050538</text:p>
          </table:table-cell>
          <table:table-cell office:value-type="float" office:value="0.777243083361644">
            <text:p>0.7772430834</text:p>
          </table:table-cell>
          <table:table-cell office:value-type="float" office:value="0.907488954801014">
            <text:p>0.9074889548</text:p>
          </table:table-cell>
          <table:table-cell office:value-type="float" office:value="0.971561466635194">
            <text:p>0.9715614666</text:p>
          </table:table-cell>
          <table:table-cell office:value-type="float" office:value="1.14142431876705">
            <text:p>1.1414243188</text:p>
          </table:table-cell>
          <table:table-cell office:value-type="float" office:value="0.972651446753784">
            <text:p>0.9726514468</text:p>
          </table:table-cell>
          <table:table-cell office:value-type="float" office:value="0.842508610171747">
            <text:p>0.8425086102</text:p>
          </table:table-cell>
          <table:table-cell office:value-type="float" office:value="0.777530565854031">
            <text:p>0.7775305659</text:p>
          </table:table-cell>
          <table:table-cell office:value-type="float" office:value="0.609511425213672">
            <text:p>0.6095114252</text:p>
          </table:table-cell>
          <table:table-cell office:value-type="float" office:value="0.751348760671171">
            <text:p>0.7513487607</text:p>
          </table:table-cell>
          <table:table-cell table:number-columns-repeated="2"/>
        </table:table-row>
        <table:table-row table:style-name="ro1">
          <table:table-cell office:value-type="float" office:value="0.687241383548504">
            <text:p>0.6872413835</text:p>
          </table:table-cell>
          <table:table-cell office:value-type="float" office:value="0.736820555279228">
            <text:p>0.7368205553</text:p>
          </table:table-cell>
          <table:table-cell office:value-type="float" office:value="0.816553808266735">
            <text:p>0.8165538083</text:p>
          </table:table-cell>
          <table:table-cell office:value-type="float" office:value="0.819718524928391">
            <text:p>0.8197185249</text:p>
          </table:table-cell>
          <table:table-cell office:value-type="float" office:value="0.509863969120663">
            <text:p>0.5098639691</text:p>
          </table:table-cell>
          <table:table-cell office:value-type="float" office:value="0.819647072455459">
            <text:p>0.8196470725</text:p>
          </table:table-cell>
          <table:table-cell office:value-type="float" office:value="0.895493111421897">
            <text:p>0.8954931114</text:p>
          </table:table-cell>
          <table:table-cell office:value-type="float" office:value="0.853872324298452">
            <text:p>0.8538723243</text:p>
          </table:table-cell>
          <table:table-cell office:value-type="float" office:value="0.764024698961796">
            <text:p>0.764024699</text:p>
          </table:table-cell>
          <table:table-cell office:value-type="float" office:value="0.781826291847173">
            <text:p>0.7818262918</text:p>
          </table:table-cell>
          <table:table-cell table:number-columns-repeated="2"/>
        </table:table-row>
        <table:table-row table:style-name="ro1">
          <table:table-cell office:value-type="float" office:value="0.745049079484415">
            <text:p>0.7450490795</text:p>
          </table:table-cell>
          <table:table-cell office:value-type="float" office:value="0.744995445485151">
            <text:p>0.7449954455</text:p>
          </table:table-cell>
          <table:table-cell office:value-type="float" office:value="0.784064907204909">
            <text:p>0.7840649072</text:p>
          </table:table-cell>
          <table:table-cell office:value-type="float" office:value="0.778401676399481">
            <text:p>0.7784016764</text:p>
          </table:table-cell>
          <table:table-cell office:value-type="float" office:value="0.85967754211012">
            <text:p>0.8596775421</text:p>
          </table:table-cell>
          <table:table-cell office:value-type="float" office:value="0.903685068364932">
            <text:p>0.9036850684</text:p>
          </table:table-cell>
          <table:table-cell office:value-type="float" office:value="0.898699596075602">
            <text:p>0.8986995961</text:p>
          </table:table-cell>
          <table:table-cell office:value-type="float" office:value="0.698974763991517">
            <text:p>0.698974764</text:p>
          </table:table-cell>
          <table:table-cell office:value-type="float" office:value="0.665429619127454">
            <text:p>0.6654296191</text:p>
          </table:table-cell>
          <table:table-cell office:value-type="float" office:value="0.699292568360854">
            <text:p>0.6992925684</text:p>
          </table:table-cell>
          <table:table-cell table:number-columns-repeated="2"/>
        </table:table-row>
        <table:table-row table:style-name="ro1">
          <table:table-cell office:value-type="float" office:value="1.04826743044816">
            <text:p>1.0482674304</text:p>
          </table:table-cell>
          <table:table-cell office:value-type="float" office:value="0.681100071486654">
            <text:p>0.6811000715</text:p>
          </table:table-cell>
          <table:table-cell office:value-type="float" office:value="0.839086555260911">
            <text:p>0.8390865553</text:p>
          </table:table-cell>
          <table:table-cell office:value-type="float" office:value="0.998944211352888">
            <text:p>0.9989442114</text:p>
          </table:table-cell>
          <table:table-cell office:value-type="float" office:value="0.660969414640154">
            <text:p>0.6609694146</text:p>
          </table:table-cell>
          <table:table-cell office:value-type="float" office:value="0.77025751329524">
            <text:p>0.7702575133</text:p>
          </table:table-cell>
          <table:table-cell office:value-type="float" office:value="0.826149939664376">
            <text:p>0.8261499397</text:p>
          </table:table-cell>
          <table:table-cell office:value-type="float" office:value="0.761219506185347">
            <text:p>0.7612195062</text:p>
          </table:table-cell>
          <table:table-cell office:value-type="float" office:value="0.994124467579908">
            <text:p>0.9941244676</text:p>
          </table:table-cell>
          <table:table-cell office:value-type="float" office:value="0.845015032295813">
            <text:p>0.8450150323</text:p>
          </table:table-cell>
          <table:table-cell table:number-columns-repeated="2"/>
        </table:table-row>
        <table:table-row table:style-name="ro1">
          <table:table-cell office:value-type="float" office:value="0.725104497789038">
            <text:p>0.7251044978</text:p>
          </table:table-cell>
          <table:table-cell office:value-type="float" office:value="0.784013405551876">
            <text:p>0.7840134056</text:p>
          </table:table-cell>
          <table:table-cell office:value-type="float" office:value="0.744322691889101">
            <text:p>0.7443226919</text:p>
          </table:table-cell>
          <table:table-cell office:value-type="float" office:value="0.775874921190599">
            <text:p>0.7758749212</text:p>
          </table:table-cell>
          <table:table-cell office:value-type="float" office:value="0.797756243866578">
            <text:p>0.7977562439</text:p>
          </table:table-cell>
          <table:table-cell office:value-type="float" office:value="0.874052415564229">
            <text:p>0.8740524156</text:p>
          </table:table-cell>
          <table:table-cell office:value-type="float" office:value="0.721680345063072">
            <text:p>0.7216803451</text:p>
          </table:table-cell>
          <table:table-cell office:value-type="float" office:value="0.765238180049132">
            <text:p>0.76523818</text:p>
          </table:table-cell>
          <table:table-cell office:value-type="float" office:value="0.842846028015795">
            <text:p>0.842846028</text:p>
          </table:table-cell>
          <table:table-cell office:value-type="float" office:value="0.777568900784234">
            <text:p>0.7775689008</text:p>
          </table:table-cell>
          <table:table-cell table:number-columns-repeated="2"/>
        </table:table-row>
        <table:table-row table:style-name="ro1">
          <table:table-cell office:value-type="float" office:value="0.709198750087998">
            <text:p>0.7091987501</text:p>
          </table:table-cell>
          <table:table-cell office:value-type="float" office:value="0.767266377655976">
            <text:p>0.7672663777</text:p>
          </table:table-cell>
          <table:table-cell office:value-type="float" office:value="0.758121507767629">
            <text:p>0.7581215078</text:p>
          </table:table-cell>
          <table:table-cell office:value-type="float" office:value="0.776762561470355">
            <text:p>0.7767625615</text:p>
          </table:table-cell>
          <table:table-cell office:value-type="float" office:value="0.738744074568236">
            <text:p>0.7387440746</text:p>
          </table:table-cell>
          <table:table-cell office:value-type="float" office:value="0.770815294296277">
            <text:p>0.7708152943</text:p>
          </table:table-cell>
          <table:table-cell office:value-type="float" office:value="0.818292110716471">
            <text:p>0.8182921107</text:p>
          </table:table-cell>
          <table:table-cell office:value-type="float" office:value="0.739256038102762">
            <text:p>0.7392560381</text:p>
          </table:table-cell>
          <table:table-cell office:value-type="float" office:value="0.790866143676805">
            <text:p>0.7908661437</text:p>
          </table:table-cell>
          <table:table-cell office:value-type="float" office:value="0.798966811583564">
            <text:p>0.7989668116</text:p>
          </table:table-cell>
          <table:table-cell table:number-columns-repeated="2"/>
        </table:table-row>
        <table:table-row table:style-name="ro1">
          <table:table-cell office:value-type="float" office:value="0.875835125473013">
            <text:p>0.8758351255</text:p>
          </table:table-cell>
          <table:table-cell office:value-type="float" office:value="0.563030230965259">
            <text:p>0.563030231</text:p>
          </table:table-cell>
          <table:table-cell office:value-type="float" office:value="0.682841587943877">
            <text:p>0.6828415879</text:p>
          </table:table-cell>
          <table:table-cell office:value-type="float" office:value="0.933908947574536">
            <text:p>0.9339089476</text:p>
          </table:table-cell>
          <table:table-cell office:value-type="float" office:value="0.875649150446702">
            <text:p>0.8756491504</text:p>
          </table:table-cell>
          <table:table-cell office:value-type="float" office:value="0.851375376413951">
            <text:p>0.8513753764</text:p>
          </table:table-cell>
          <table:table-cell office:value-type="float" office:value="0.781437807017185">
            <text:p>0.781437807</text:p>
          </table:table-cell>
          <table:table-cell office:value-type="float" office:value="0.768567416386634">
            <text:p>0.7685674164</text:p>
          </table:table-cell>
          <table:table-cell office:value-type="float" office:value="0.917907517535286">
            <text:p>0.9179075175</text:p>
          </table:table-cell>
          <table:table-cell office:value-type="float" office:value="0.872586761857034">
            <text:p>0.8725867619</text:p>
          </table:table-cell>
          <table:table-cell table:number-columns-repeated="2"/>
        </table:table-row>
        <table:table-row table:style-name="ro1">
          <table:table-cell office:value-type="float" office:value="0.791503438865545">
            <text:p>0.7915034389</text:p>
          </table:table-cell>
          <table:table-cell office:value-type="float" office:value="0.795994743628646">
            <text:p>0.7959947436</text:p>
          </table:table-cell>
          <table:table-cell office:value-type="float" office:value="0.844839724271026">
            <text:p>0.8448397243</text:p>
          </table:table-cell>
          <table:table-cell office:value-type="float" office:value="0.762726039193974">
            <text:p>0.7627260392</text:p>
          </table:table-cell>
          <table:table-cell office:value-type="float" office:value="0.862366289838821">
            <text:p>0.8623662898</text:p>
          </table:table-cell>
          <table:table-cell office:value-type="float" office:value="0.807104097844873">
            <text:p>0.8071040978</text:p>
          </table:table-cell>
          <table:table-cell office:value-type="float" office:value="0.817805904822333">
            <text:p>0.8178059048</text:p>
          </table:table-cell>
          <table:table-cell office:value-type="float" office:value="0.825911928177458">
            <text:p>0.8259119282</text:p>
          </table:table-cell>
          <table:table-cell office:value-type="float" office:value="0.803695706033322">
            <text:p>0.803695706</text:p>
          </table:table-cell>
          <table:table-cell office:value-type="float" office:value="0.76022431549137">
            <text:p>0.7602243155</text:p>
          </table:table-cell>
          <table:table-cell table:number-columns-repeated="2"/>
        </table:table-row>
        <table:table-row table:style-name="ro1">
          <table:table-cell office:value-type="float" office:value="0.738402268028916">
            <text:p>0.738402268</text:p>
          </table:table-cell>
          <table:table-cell office:value-type="float" office:value="0.733844624265251">
            <text:p>0.7338446243</text:p>
          </table:table-cell>
          <table:table-cell office:value-type="float" office:value="0.680388110820585">
            <text:p>0.6803881108</text:p>
          </table:table-cell>
          <table:table-cell office:value-type="float" office:value="0.781712998719962">
            <text:p>0.7817129987</text:p>
          </table:table-cell>
          <table:table-cell office:value-type="float" office:value="0.808665018788711">
            <text:p>0.8086650188</text:p>
          </table:table-cell>
          <table:table-cell office:value-type="float" office:value="0.785109378801697">
            <text:p>0.7851093788</text:p>
          </table:table-cell>
          <table:table-cell office:value-type="float" office:value="0.895002923307627">
            <text:p>0.8950029233</text:p>
          </table:table-cell>
          <table:table-cell office:value-type="float" office:value="0.792275833077935">
            <text:p>0.7922758331</text:p>
          </table:table-cell>
          <table:table-cell office:value-type="float" office:value="0.806525097931428">
            <text:p>0.8065250979</text:p>
          </table:table-cell>
          <table:table-cell office:value-type="float" office:value="0.661887167023207">
            <text:p>0.661887167</text:p>
          </table:table-cell>
          <table:table-cell table:number-columns-repeated="2"/>
        </table:table-row>
        <table:table-row table:style-name="ro1">
          <table:table-cell office:value-type="float" office:value="0.971941866085204">
            <text:p>0.9719418661</text:p>
          </table:table-cell>
          <table:table-cell office:value-type="float" office:value="0.517912945383669">
            <text:p>0.5179129454</text:p>
          </table:table-cell>
          <table:table-cell office:value-type="float" office:value="0.971427088661762">
            <text:p>0.9714270887</text:p>
          </table:table-cell>
          <table:table-cell office:value-type="float" office:value="0.971171096281712">
            <text:p>0.9711710963</text:p>
          </table:table-cell>
          <table:table-cell office:value-type="float" office:value="0.726132783700362">
            <text:p>0.7261327837</text:p>
          </table:table-cell>
          <table:table-cell office:value-type="float" office:value="0.751540180893321">
            <text:p>0.7515401809</text:p>
          </table:table-cell>
          <table:table-cell office:value-type="float" office:value="0.906545732361023">
            <text:p>0.9065457324</text:p>
          </table:table-cell>
          <table:table-cell office:value-type="float" office:value="0.583147470571214">
            <text:p>0.5831474706</text:p>
          </table:table-cell>
          <table:table-cell office:value-type="float" office:value="0.971890205698367">
            <text:p>0.9718902057</text:p>
          </table:table-cell>
          <table:table-cell office:value-type="float" office:value="0.842336165698564">
            <text:p>0.8423361657</text:p>
          </table:table-cell>
          <table:table-cell table:number-columns-repeated="2"/>
        </table:table-row>
        <table:table-row table:style-name="ro1">
          <table:table-cell office:value-type="float" office:value="0.756100328867124">
            <text:p>0.7561003289</text:p>
          </table:table-cell>
          <table:table-cell office:value-type="float" office:value="0.791071501818641">
            <text:p>0.7910715018</text:p>
          </table:table-cell>
          <table:table-cell office:value-type="float" office:value="0.790249343862983">
            <text:p>0.7902493439</text:p>
          </table:table-cell>
          <table:table-cell office:value-type="float" office:value="0.769183398007609">
            <text:p>0.769183398</text:p>
          </table:table-cell>
          <table:table-cell office:value-type="float" office:value="0.740399533520583">
            <text:p>0.7403995335</text:p>
          </table:table-cell>
          <table:table-cell office:value-type="float" office:value="0.766424798146246">
            <text:p>0.7664247981</text:p>
          </table:table-cell>
          <table:table-cell office:value-type="float" office:value="0.812638526244547">
            <text:p>0.8126385262</text:p>
          </table:table-cell>
          <table:table-cell office:value-type="float" office:value="0.683094636513643">
            <text:p>0.6830946365</text:p>
          </table:table-cell>
          <table:table-cell office:value-type="float" office:value="0.784506911100852">
            <text:p>0.7845069111</text:p>
          </table:table-cell>
          <table:table-cell office:value-type="float" office:value="0.753979856543399">
            <text:p>0.7539798565</text:p>
          </table:table-cell>
          <table:table-cell table:number-columns-repeated="2"/>
        </table:table-row>
        <table:table-row table:style-name="ro1">
          <table:table-cell office:value-type="float" office:value="0.416282670404824">
            <text:p>0.4162826704</text:p>
          </table:table-cell>
          <table:table-cell office:value-type="float" office:value="0.519467752640839">
            <text:p>0.5194677526</text:p>
          </table:table-cell>
          <table:table-cell office:value-type="float" office:value="0.467187029142619">
            <text:p>0.4671870291</text:p>
          </table:table-cell>
          <table:table-cell office:value-type="float" office:value="0.415005979565501">
            <text:p>0.4150059796</text:p>
          </table:table-cell>
          <table:table-cell office:value-type="float" office:value="0.311807984865982">
            <text:p>0.3118079849</text:p>
          </table:table-cell>
          <table:table-cell office:value-type="float" office:value="0.519985182259153">
            <text:p>0.5199851823</text:p>
          </table:table-cell>
          <table:table-cell office:value-type="float" office:value="0.831129030538766">
            <text:p>0.8311290305</text:p>
          </table:table-cell>
          <table:table-cell office:value-type="float" office:value="0.675568757215788">
            <text:p>0.6755687572</text:p>
          </table:table-cell>
          <table:table-cell office:value-type="float" office:value="0.830793033994197">
            <text:p>0.830793034</text:p>
          </table:table-cell>
          <table:table-cell office:value-type="float" office:value="0.72815419768127">
            <text:p>0.7281541977</text:p>
          </table:table-cell>
          <table:table-cell table:number-columns-repeated="2"/>
        </table:table-row>
        <table:table-row table:style-name="ro1">
          <table:table-cell office:value-type="float" office:value="0.861041286480946">
            <text:p>0.8610412865</text:p>
          </table:table-cell>
          <table:table-cell office:value-type="float" office:value="0.905951913845025">
            <text:p>0.9059519138</text:p>
          </table:table-cell>
          <table:table-cell office:value-type="float" office:value="0.886299364519946">
            <text:p>0.8862993645</text:p>
          </table:table-cell>
          <table:table-cell office:value-type="float" office:value="0.95122894944726">
            <text:p>0.9512289494</text:p>
          </table:table-cell>
          <table:table-cell office:value-type="float" office:value="0.914023867707474">
            <text:p>0.9140238677</text:p>
          </table:table-cell>
          <table:table-cell office:value-type="float" office:value="0.945441852504311">
            <text:p>0.9454418525</text:p>
          </table:table-cell>
          <table:table-cell office:value-type="float" office:value="0.957464845574525">
            <text:p>0.9574648456</text:p>
          </table:table-cell>
          <table:table-cell office:value-type="float" office:value="0.921760923997243">
            <text:p>0.921760924</text:p>
          </table:table-cell>
          <table:table-cell office:value-type="float" office:value="0.908043069728419">
            <text:p>0.9080430697</text:p>
          </table:table-cell>
          <table:table-cell office:value-type="float" office:value="0.961278650756443">
            <text:p>0.9612786508</text:p>
          </table:table-cell>
          <table:table-cell table:number-columns-repeated="2"/>
        </table:table-row>
        <table:table-row table:style-name="ro1">
          <table:table-cell office:value-type="float" office:value="0.81060551412938">
            <text:p>0.8106055141</text:p>
          </table:table-cell>
          <table:table-cell office:value-type="float" office:value="0.835322132455997">
            <text:p>0.8353221325</text:p>
          </table:table-cell>
          <table:table-cell office:value-type="float" office:value="0.722599171059503">
            <text:p>0.7225991711</text:p>
          </table:table-cell>
          <table:table-cell office:value-type="float" office:value="0.722406910944466">
            <text:p>0.7224069109</text:p>
          </table:table-cell>
          <table:table-cell office:value-type="float" office:value="0.732237029200877">
            <text:p>0.7322370292</text:p>
          </table:table-cell>
          <table:table-cell office:value-type="float" office:value="0.717909824190818">
            <text:p>0.7179098242</text:p>
          </table:table-cell>
          <table:table-cell office:value-type="float" office:value="0.75376505154049">
            <text:p>0.7537650515</text:p>
          </table:table-cell>
          <table:table-cell office:value-type="float" office:value="0.787072498245927">
            <text:p>0.7870724982</text:p>
          </table:table-cell>
          <table:table-cell office:value-type="float" office:value="0.717666058635576">
            <text:p>0.7176660586</text:p>
          </table:table-cell>
          <table:table-cell office:value-type="float" office:value="0.748452223878837">
            <text:p>0.7484522239</text:p>
          </table:table-cell>
          <table:table-cell table:number-columns-repeated="2"/>
        </table:table-row>
        <table:table-row table:style-name="ro1">
          <table:table-cell office:value-type="float" office:value="0.678498844822442">
            <text:p>0.6784988448</text:p>
          </table:table-cell>
          <table:table-cell office:value-type="float" office:value="0.636026227457371">
            <text:p>0.6360262275</text:p>
          </table:table-cell>
          <table:table-cell office:value-type="float" office:value="0.863289785284977">
            <text:p>0.8632897853</text:p>
          </table:table-cell>
          <table:table-cell office:value-type="float" office:value="0.924451787581456">
            <text:p>0.9244517876</text:p>
          </table:table-cell>
          <table:table-cell office:value-type="float" office:value="0.84850997881331">
            <text:p>0.8485099788</text:p>
          </table:table-cell>
          <table:table-cell office:value-type="float" office:value="0.63616588633715">
            <text:p>0.6361658863</text:p>
          </table:table-cell>
          <table:table-cell office:value-type="float" office:value="0.751275037206848">
            <text:p>0.7512750372</text:p>
          </table:table-cell>
          <table:table-cell office:value-type="float" office:value="0.738486750487375">
            <text:p>0.7384867505</text:p>
          </table:table-cell>
          <table:table-cell office:value-type="float" office:value="0.597405513761576">
            <text:p>0.5974055138</text:p>
          </table:table-cell>
          <table:table-cell office:value-type="float" office:value="0.707131015071074">
            <text:p>0.7071310151</text:p>
          </table:table-cell>
          <table:table-cell table:number-columns-repeated="2"/>
        </table:table-row>
        <table:table-row table:style-name="ro1">
          <table:table-cell office:value-type="float" office:value="0.735165887940839">
            <text:p>0.7351658879</text:p>
          </table:table-cell>
          <table:table-cell office:value-type="float" office:value="0.654449430418212">
            <text:p>0.6544494304</text:p>
          </table:table-cell>
          <table:table-cell office:value-type="float" office:value="0.720373592479209">
            <text:p>0.7203735925</text:p>
          </table:table-cell>
          <table:table-cell office:value-type="float" office:value="0.668302173415665">
            <text:p>0.6683021734</text:p>
          </table:table-cell>
          <table:table-cell office:value-type="float" office:value="0.745661844606263">
            <text:p>0.7456618446</text:p>
          </table:table-cell>
          <table:table-cell office:value-type="float" office:value="0.670281010016234">
            <text:p>0.67028101</text:p>
          </table:table-cell>
          <table:table-cell office:value-type="float" office:value="0.633097519517076">
            <text:p>0.6330975195</text:p>
          </table:table-cell>
          <table:table-cell office:value-type="float" office:value="0.697331817772017">
            <text:p>0.6973318178</text:p>
          </table:table-cell>
          <table:table-cell office:value-type="float" office:value="0.790885141134361">
            <text:p>0.7908851411</text:p>
          </table:table-cell>
          <table:table-cell office:value-type="float" office:value="0.736039958115589">
            <text:p>0.7360399581</text:p>
          </table:table-cell>
          <table:table-cell table:number-columns-repeated="2"/>
        </table:table-row>
        <table:table-row table:style-name="ro1">
          <table:table-cell office:value-type="float" office:value="0.57529356088224">
            <text:p>0.5752935609</text:p>
          </table:table-cell>
          <table:table-cell office:value-type="float" office:value="0.647257143005763">
            <text:p>0.647257143</text:p>
          </table:table-cell>
          <table:table-cell office:value-type="float" office:value="0.540512088369438">
            <text:p>0.5405120884</text:p>
          </table:table-cell>
          <table:table-cell office:value-type="float" office:value="0.57782777482901">
            <text:p>0.5778277748</text:p>
          </table:table-cell>
          <table:table-cell office:value-type="float" office:value="0.542334655898732">
            <text:p>0.5423346559</text:p>
          </table:table-cell>
          <table:table-cell office:value-type="float" office:value="1.08181778088329">
            <text:p>1.0818177809</text:p>
          </table:table-cell>
          <table:table-cell office:value-type="float" office:value="0.938682315249566">
            <text:p>0.9386823152</text:p>
          </table:table-cell>
          <table:table-cell office:value-type="float" office:value="1.08193789525638">
            <text:p>1.0819378953</text:p>
          </table:table-cell>
          <table:table-cell office:value-type="float" office:value="0.865692376997481">
            <text:p>0.865692377</text:p>
          </table:table-cell>
          <table:table-cell office:value-type="float" office:value="0.431420169540501">
            <text:p>0.4314201695</text:p>
          </table:table-cell>
          <table:table-cell table:number-columns-repeated="2"/>
        </table:table-row>
        <table:table-row table:style-name="ro1">
          <table:table-cell office:value-type="float" office:value="0.892399395456568">
            <text:p>0.8923993955</text:p>
          </table:table-cell>
          <table:table-cell office:value-type="float" office:value="0.649280448453094">
            <text:p>0.6492804485</text:p>
          </table:table-cell>
          <table:table-cell office:value-type="float" office:value="0.487328190378676">
            <text:p>0.4873281904</text:p>
          </table:table-cell>
          <table:table-cell office:value-type="float" office:value="0.729666894574078">
            <text:p>0.7296668946</text:p>
          </table:table-cell>
          <table:table-cell office:value-type="float" office:value="0.688333014286741">
            <text:p>0.6883330143</text:p>
          </table:table-cell>
          <table:table-cell office:value-type="float" office:value="0.890736529130052">
            <text:p>0.8907365291</text:p>
          </table:table-cell>
          <table:table-cell office:value-type="float" office:value="0.891788195424006">
            <text:p>0.8917881954</text:p>
          </table:table-cell>
          <table:table-cell office:value-type="float" office:value="0.48587417724512">
            <text:p>0.4858741772</text:p>
          </table:table-cell>
          <table:table-cell office:value-type="float" office:value="0.811251161347466">
            <text:p>0.8112511613</text:p>
          </table:table-cell>
          <table:table-cell office:value-type="float" office:value="0.648113308361822">
            <text:p>0.6481133084</text:p>
          </table:table-cell>
          <table:table-cell table:number-columns-repeated="2"/>
        </table:table-row>
        <table:table-row table:style-name="ro1">
          <table:table-cell office:value-type="float" office:value="0.685940940859668">
            <text:p>0.6859409409</text:p>
          </table:table-cell>
          <table:table-cell office:value-type="float" office:value="0.886814009476867">
            <text:p>0.8868140095</text:p>
          </table:table-cell>
          <table:table-cell office:value-type="float" office:value="0.66642747536311">
            <text:p>0.6664274754</text:p>
          </table:table-cell>
          <table:table-cell office:value-type="float" office:value="0.748307943163873">
            <text:p>0.7483079432</text:p>
          </table:table-cell>
          <table:table-cell office:value-type="float" office:value="0.772760495143328">
            <text:p>0.7727604951</text:p>
          </table:table-cell>
          <table:table-cell office:value-type="float" office:value="0.789503823764738">
            <text:p>0.7895038238</text:p>
          </table:table-cell>
          <table:table-cell office:value-type="float" office:value="0.847834495885694">
            <text:p>0.8478344959</text:p>
          </table:table-cell>
          <table:table-cell office:value-type="float" office:value="0.729092638950912">
            <text:p>0.729092639</text:p>
          </table:table-cell>
          <table:table-cell office:value-type="float" office:value="0.763909824254568">
            <text:p>0.7639098243</text:p>
          </table:table-cell>
          <table:table-cell office:value-type="float" office:value="0.876488294697244">
            <text:p>0.8764882947</text:p>
          </table:table-cell>
          <table:table-cell table:number-columns-repeated="2"/>
        </table:table-row>
        <table:table-row table:style-name="ro1">
          <table:table-cell office:value-type="float" office:value="0.987628443471413">
            <text:p>0.9876284435</text:p>
          </table:table-cell>
          <table:table-cell office:value-type="float" office:value="1.14368305921982">
            <text:p>1.1436830592</text:p>
          </table:table-cell>
          <table:table-cell office:value-type="float" office:value="0.883464081777502">
            <text:p>0.8834640818</text:p>
          </table:table-cell>
          <table:table-cell office:value-type="float" office:value="0.778917584037319">
            <text:p>0.778917584</text:p>
          </table:table-cell>
          <table:table-cell office:value-type="float" office:value="1.03949328411379">
            <text:p>1.0394932841</text:p>
          </table:table-cell>
          <table:table-cell office:value-type="float" office:value="0.676875797278915">
            <text:p>0.6768757973</text:p>
          </table:table-cell>
          <table:table-cell office:value-type="float" office:value="0.831029945942822">
            <text:p>0.8310299459</text:p>
          </table:table-cell>
          <table:table-cell office:value-type="float" office:value="0.77974731323354">
            <text:p>0.7797473132</text:p>
          </table:table-cell>
          <table:table-cell office:value-type="float" office:value="0.882821102371791">
            <text:p>0.8828211024</text:p>
          </table:table-cell>
          <table:table-cell office:value-type="float" office:value="0.884091971409745">
            <text:p>0.8840919714</text:p>
          </table:table-cell>
          <table:table-cell table:number-columns-repeated="2"/>
        </table:table-row>
        <table:table-row table:style-name="ro1">
          <table:table-cell office:value-type="float" office:value="0.874745915694907">
            <text:p>0.8747459157</text:p>
          </table:table-cell>
          <table:table-cell office:value-type="float" office:value="0.787816153047569">
            <text:p>0.787816153</text:p>
          </table:table-cell>
          <table:table-cell office:value-type="float" office:value="0.830713780228065">
            <text:p>0.8307137802</text:p>
          </table:table-cell>
          <table:table-cell office:value-type="float" office:value="0.804624592358944">
            <text:p>0.8046245924</text:p>
          </table:table-cell>
          <table:table-cell office:value-type="float" office:value="0.856971368531843">
            <text:p>0.8569713685</text:p>
          </table:table-cell>
          <table:table-cell office:value-type="float" office:value="0.838980207149015">
            <text:p>0.8389802071</text:p>
          </table:table-cell>
          <table:table-cell office:value-type="float" office:value="0.820900445692528">
            <text:p>0.8209004457</text:p>
          </table:table-cell>
          <table:table-cell office:value-type="float" office:value="0.830417069163398">
            <text:p>0.8304170692</text:p>
          </table:table-cell>
          <table:table-cell office:value-type="float" office:value="0.81749975091712">
            <text:p>0.8174997509</text:p>
          </table:table-cell>
          <table:table-cell office:value-type="float" office:value="0.849600839015085">
            <text:p>0.849600839</text:p>
          </table:table-cell>
          <table:table-cell table:number-columns-repeated="2"/>
        </table:table-row>
        <table:table-row table:style-name="ro1">
          <table:table-cell office:value-type="float" office:value="0.854468172487072">
            <text:p>0.8544681725</text:p>
          </table:table-cell>
          <table:table-cell office:value-type="float" office:value="0.984569567873137">
            <text:p>0.9845695679</text:p>
          </table:table-cell>
          <table:table-cell office:value-type="float" office:value="0.778319285914019">
            <text:p>0.7783192859</text:p>
          </table:table-cell>
          <table:table-cell office:value-type="float" office:value="0.71364901178984">
            <text:p>0.7136490118</text:p>
          </table:table-cell>
          <table:table-cell office:value-type="float" office:value="0.465425798052036">
            <text:p>0.4654257981</text:p>
          </table:table-cell>
          <table:table-cell office:value-type="float" office:value="0.609833336896936">
            <text:p>0.6098333369</text:p>
          </table:table-cell>
          <table:table-cell office:value-type="float" office:value="0.776868705148073">
            <text:p>0.7768687051</text:p>
          </table:table-cell>
          <table:table-cell office:value-type="float" office:value="0.570153538274941">
            <text:p>0.5701535383</text:p>
          </table:table-cell>
          <table:table-cell office:value-type="float" office:value="0.971780610802577">
            <text:p>0.9717806108</text:p>
          </table:table-cell>
          <table:table-cell office:value-type="float" office:value="0.623251072228103">
            <text:p>0.6232510722</text:p>
          </table:table-cell>
          <table:table-cell table:number-columns-repeated="2"/>
        </table:table-row>
        <table:table-row table:style-name="ro1">
          <table:table-cell office:value-type="float" office:value="0.754730327744926">
            <text:p>0.7547303277</text:p>
          </table:table-cell>
          <table:table-cell office:value-type="float" office:value="0.808012077721138">
            <text:p>0.8080120777</text:p>
          </table:table-cell>
          <table:table-cell office:value-type="float" office:value="0.84207668879498">
            <text:p>0.8420766888</text:p>
          </table:table-cell>
          <table:table-cell office:value-type="float" office:value="0.822473763285829">
            <text:p>0.8224737633</text:p>
          </table:table-cell>
          <table:table-cell office:value-type="float" office:value="0.727052355246151">
            <text:p>0.7270523552</text:p>
          </table:table-cell>
          <table:table-cell office:value-type="float" office:value="0.794515314954581">
            <text:p>0.794515315</text:p>
          </table:table-cell>
          <table:table-cell office:value-type="float" office:value="0.667093426697843">
            <text:p>0.6670934267</text:p>
          </table:table-cell>
          <table:table-cell office:value-type="float" office:value="0.708818789432244">
            <text:p>0.7088187894</text:p>
          </table:table-cell>
          <table:table-cell office:value-type="float" office:value="0.943557296061212">
            <text:p>0.9435572961</text:p>
          </table:table-cell>
          <table:table-cell office:value-type="float" office:value="0.850840136757321">
            <text:p>0.8508401368</text:p>
          </table:table-cell>
          <table:table-cell table:number-columns-repeated="2"/>
        </table:table-row>
        <table:table-row table:style-name="ro1">
          <table:table-cell office:value-type="float" office:value="0.932632185798098">
            <text:p>0.9326321858</text:p>
          </table:table-cell>
          <table:table-cell office:value-type="float" office:value="1.13435966824831">
            <text:p>1.1343596682</text:p>
          </table:table-cell>
          <table:table-cell office:value-type="float" office:value="0.485690840220738">
            <text:p>0.4856908402</text:p>
          </table:table-cell>
          <table:table-cell office:value-type="float" office:value="0.891498440287722">
            <text:p>0.8914984403</text:p>
          </table:table-cell>
          <table:table-cell office:value-type="float" office:value="0.647832678371571">
            <text:p>0.6478326784</text:p>
          </table:table-cell>
          <table:table-cell office:value-type="float" office:value="0.749757465919052">
            <text:p>0.7497574659</text:p>
          </table:table-cell>
          <table:table-cell office:value-type="float" office:value="0.668867553827798">
            <text:p>0.6688675538</text:p>
          </table:table-cell>
          <table:table-cell office:value-type="float" office:value="0.567182120120729">
            <text:p>0.5671821201</text:p>
          </table:table-cell>
          <table:table-cell office:value-type="float" office:value="0.971578209488771">
            <text:p>0.9715782095</text:p>
          </table:table-cell>
          <table:table-cell office:value-type="float" office:value="0.891204862804815">
            <text:p>0.8912048628</text:p>
          </table:table-cell>
          <table:table-cell table:number-columns-repeated="2"/>
        </table:table-row>
        <table:table-row table:style-name="ro1">
          <table:table-cell office:value-type="float" office:value="0.867520669132447">
            <text:p>0.8675206691</text:p>
          </table:table-cell>
          <table:table-cell office:value-type="float" office:value="0.848502363790863">
            <text:p>0.8485023638</text:p>
          </table:table-cell>
          <table:table-cell office:value-type="float" office:value="0.827216495552518">
            <text:p>0.8272164956</text:p>
          </table:table-cell>
          <table:table-cell office:value-type="float" office:value="0.806625010601463">
            <text:p>0.8066250106</text:p>
          </table:table-cell>
          <table:table-cell office:value-type="float" office:value="0.865850192100896">
            <text:p>0.8658501921</text:p>
          </table:table-cell>
          <table:table-cell office:value-type="float" office:value="0.899615704621589">
            <text:p>0.8996157046</text:p>
          </table:table-cell>
          <table:table-cell office:value-type="float" office:value="0.846125257976225">
            <text:p>0.846125258</text:p>
          </table:table-cell>
          <table:table-cell office:value-type="float" office:value="0.846478493051106">
            <text:p>0.8464784931</text:p>
          </table:table-cell>
          <table:table-cell office:value-type="float" office:value="0.801715151170988">
            <text:p>0.8017151512</text:p>
          </table:table-cell>
          <table:table-cell office:value-type="float" office:value="0.84605950532607">
            <text:p>0.8460595053</text:p>
          </table:table-cell>
          <table:table-cell table:number-columns-repeated="2"/>
        </table:table-row>
        <table:table-row table:style-name="ro1">
          <table:table-cell office:value-type="float" office:value="0.91148840648838">
            <text:p>0.9114884065</text:p>
          </table:table-cell>
          <table:table-cell office:value-type="float" office:value="0.84088116744042">
            <text:p>0.8408811674</text:p>
          </table:table-cell>
          <table:table-cell office:value-type="float" office:value="0.841652935803785">
            <text:p>0.8416529358</text:p>
          </table:table-cell>
          <table:table-cell office:value-type="float" office:value="0.779515124974244">
            <text:p>0.779515125</text:p>
          </table:table-cell>
          <table:table-cell office:value-type="float" office:value="0.711562805719762">
            <text:p>0.7115628057</text:p>
          </table:table-cell>
          <table:table-cell office:value-type="float" office:value="0.815565920793596">
            <text:p>0.8155659208</text:p>
          </table:table-cell>
          <table:table-cell office:value-type="float" office:value="0.707999502681078">
            <text:p>0.7079995027</text:p>
          </table:table-cell>
          <table:table-cell office:value-type="float" office:value="0.786042070416025">
            <text:p>0.7860420704</text:p>
          </table:table-cell>
          <table:table-cell office:value-type="float" office:value="0.636982681857099">
            <text:p>0.6369826819</text:p>
          </table:table-cell>
          <table:table-cell office:value-type="float" office:value="0.814310754185347">
            <text:p>0.8143107542</text:p>
          </table:table-cell>
          <table:table-cell table:number-columns-repeated="2"/>
        </table:table-row>
        <table:table-row table:style-name="ro1">
          <table:table-cell office:value-type="float" office:value="0.854568617756194">
            <text:p>0.8545686178</text:p>
          </table:table-cell>
          <table:table-cell office:value-type="float" office:value="0.833122610176664">
            <text:p>0.8331226102</text:p>
          </table:table-cell>
          <table:table-cell office:value-type="float" office:value="0.884606710141996">
            <text:p>0.8846067101</text:p>
          </table:table-cell>
          <table:table-cell office:value-type="float" office:value="0.818357227108945">
            <text:p>0.8183572271</text:p>
          </table:table-cell>
          <table:table-cell office:value-type="float" office:value="0.930178983694576">
            <text:p>0.9301789837</text:p>
          </table:table-cell>
          <table:table-cell office:value-type="float" office:value="0.923404428350441">
            <text:p>0.9234044284</text:p>
          </table:table-cell>
          <table:table-cell office:value-type="float" office:value="0.919076009532101">
            <text:p>0.9190760095</text:p>
          </table:table-cell>
          <table:table-cell office:value-type="float" office:value="0.921064385644954">
            <text:p>0.9210643856</text:p>
          </table:table-cell>
          <table:table-cell office:value-type="float" office:value="0.885669802000613">
            <text:p>0.885669802</text:p>
          </table:table-cell>
          <table:table-cell office:value-type="float" office:value="0.801482925902196">
            <text:p>0.8014829259</text:p>
          </table:table-cell>
          <table:table-cell table:number-columns-repeated="2"/>
        </table:table-row>
        <table:table-row table:style-name="ro1">
          <table:table-cell office:value-type="float" office:value="0.28900523972048">
            <text:p>0.2890052397</text:p>
          </table:table-cell>
          <table:table-cell table:style-name="ce1" office:value-type="float" office:value="3.50732573773577E-016">
            <text:p>3.51E-16</text:p>
          </table:table-cell>
          <table:table-cell office:value-type="float" office:value="0.721020493298283">
            <text:p>0.7210204933</text:p>
          </table:table-cell>
          <table:table-cell office:value-type="float" office:value="0.433552740760217">
            <text:p>0.4335527408</text:p>
          </table:table-cell>
          <table:table-cell office:value-type="float" office:value="0.578010479440962">
            <text:p>0.5780104794</text:p>
          </table:table-cell>
          <table:table-cell office:value-type="float" office:value="0.722557980480698">
            <text:p>0.7225579805</text:p>
          </table:table-cell>
          <table:table-cell office:value-type="float" office:value="1.00966092004301">
            <text:p>1.00966092</text:p>
          </table:table-cell>
          <table:table-cell table:style-name="ce1" office:value-type="float" office:value="7.01465147531863E-016">
            <text:p>7.01E-16</text:p>
          </table:table-cell>
          <table:table-cell office:value-type="float" office:value="1.01156322020118">
            <text:p>1.0115632202</text:p>
          </table:table-cell>
          <table:table-cell office:value-type="float" office:value="1.00930187060705">
            <text:p>1.0093018706</text:p>
          </table:table-cell>
          <table:table-cell table:number-columns-repeated="2"/>
        </table:table-row>
        <table:table-row table:style-name="ro1">
          <table:table-cell office:value-type="float" office:value="0.801273778313653">
            <text:p>0.8012737783</text:p>
          </table:table-cell>
          <table:table-cell office:value-type="float" office:value="0.760149222465246">
            <text:p>0.7601492225</text:p>
          </table:table-cell>
          <table:table-cell office:value-type="float" office:value="0.843882127586751">
            <text:p>0.8438821276</text:p>
          </table:table-cell>
          <table:table-cell office:value-type="float" office:value="0.846767535201356">
            <text:p>0.8467675352</text:p>
          </table:table-cell>
          <table:table-cell office:value-type="float" office:value="0.896891969933079">
            <text:p>0.8968919699</text:p>
          </table:table-cell>
          <table:table-cell office:value-type="float" office:value="0.842407529990699">
            <text:p>0.84240753</text:p>
          </table:table-cell>
          <table:table-cell office:value-type="float" office:value="0.811430629886398">
            <text:p>0.8114306299</text:p>
          </table:table-cell>
          <table:table-cell office:value-type="float" office:value="0.850306995658321">
            <text:p>0.8503069957</text:p>
          </table:table-cell>
          <table:table-cell office:value-type="float" office:value="0.837115638061694">
            <text:p>0.8371156381</text:p>
          </table:table-cell>
          <table:table-cell office:value-type="float" office:value="0.910918835226506">
            <text:p>0.9109188352</text:p>
          </table:table-cell>
          <table:table-cell table:number-columns-repeated="2"/>
        </table:table-row>
        <table:table-row table:style-name="ro1">
          <table:table-cell office:value-type="float" office:value="0.948324830698278">
            <text:p>0.9483248307</text:p>
          </table:table-cell>
          <table:table-cell office:value-type="float" office:value="0.622731680096061">
            <text:p>0.6227316801</text:p>
          </table:table-cell>
          <table:table-cell office:value-type="float" office:value="0.866579727950668">
            <text:p>0.866579728</text:p>
          </table:table-cell>
          <table:table-cell office:value-type="float" office:value="0.892395485171227">
            <text:p>0.8923954852</text:p>
          </table:table-cell>
          <table:table-cell office:value-type="float" office:value="0.892008852618469">
            <text:p>0.8920088526</text:p>
          </table:table-cell>
          <table:table-cell office:value-type="float" office:value="0.917870813311374">
            <text:p>0.9178708133</text:p>
          </table:table-cell>
          <table:table-cell office:value-type="float" office:value="0.822680357465691">
            <text:p>0.8226803575</text:p>
          </table:table-cell>
          <table:table-cell office:value-type="float" office:value="0.850490613204249">
            <text:p>0.8504906132</text:p>
          </table:table-cell>
          <table:table-cell office:value-type="float" office:value="0.855109945612574">
            <text:p>0.8551099456</text:p>
          </table:table-cell>
          <table:table-cell office:value-type="float" office:value="0.701176783715775">
            <text:p>0.7011767837</text:p>
          </table:table-cell>
          <table:table-cell table:number-columns-repeated="2"/>
        </table:table-row>
        <table:table-row table:style-name="ro1">
          <table:table-cell office:value-type="float" office:value="0.725448794628148">
            <text:p>0.7254487946</text:p>
          </table:table-cell>
          <table:table-cell office:value-type="float" office:value="0.674963119149676">
            <text:p>0.6749631191</text:p>
          </table:table-cell>
          <table:table-cell office:value-type="float" office:value="0.907857940024831">
            <text:p>0.90785794</text:p>
          </table:table-cell>
          <table:table-cell office:value-type="float" office:value="0.493885389106192">
            <text:p>0.4938853891</text:p>
          </table:table-cell>
          <table:table-cell office:value-type="float" office:value="0.958167884813549">
            <text:p>0.9581678848</text:p>
          </table:table-cell>
          <table:table-cell office:value-type="float" office:value="0.972331104329063">
            <text:p>0.9723311043</text:p>
          </table:table-cell>
          <table:table-cell office:value-type="float" office:value="0.879678305755719">
            <text:p>0.8796783058</text:p>
          </table:table-cell>
          <table:table-cell office:value-type="float" office:value="0.713132954843553">
            <text:p>0.7131329548</text:p>
          </table:table-cell>
          <table:table-cell office:value-type="float" office:value="0.907400549936172">
            <text:p>0.9074005499</text:p>
          </table:table-cell>
          <table:table-cell office:value-type="float" office:value="0.907157571294064">
            <text:p>0.9071575713</text:p>
          </table:table-cell>
          <table:table-cell table:number-columns-repeated="2"/>
        </table:table-row>
        <table:table-row table:style-name="ro1">
          <table:table-cell office:value-type="float" office:value="0.910258530728445">
            <text:p>0.9102585307</text:p>
          </table:table-cell>
          <table:table-cell office:value-type="float" office:value="0.527250848246106">
            <text:p>0.5272508482</text:p>
          </table:table-cell>
          <table:table-cell office:value-type="float" office:value="0.970158720301717">
            <text:p>0.9701587203</text:p>
          </table:table-cell>
          <table:table-cell office:value-type="float" office:value="0.902221366588874">
            <text:p>0.9022213666</text:p>
          </table:table-cell>
          <table:table-cell office:value-type="float" office:value="0.790603184602265">
            <text:p>0.7906031846</text:p>
          </table:table-cell>
          <table:table-cell office:value-type="float" office:value="0.870139900443236">
            <text:p>0.8701399004</text:p>
          </table:table-cell>
          <table:table-cell office:value-type="float" office:value="0.82613297327279">
            <text:p>0.8261329733</text:p>
          </table:table-cell>
          <table:table-cell office:value-type="float" office:value="0.783999283799598">
            <text:p>0.7839992838</text:p>
          </table:table-cell>
          <table:table-cell office:value-type="float" office:value="0.751441842436764">
            <text:p>0.7514418424</text:p>
          </table:table-cell>
          <table:table-cell office:value-type="float" office:value="0.694820354485459">
            <text:p>0.6948203545</text:p>
          </table:table-cell>
          <table:table-cell table:number-columns-repeated="2"/>
        </table:table-row>
        <table:table-row table:style-name="ro1">
          <table:table-cell office:value-type="float" office:value="0.815436503429835">
            <text:p>0.8154365034</text:p>
          </table:table-cell>
          <table:table-cell office:value-type="float" office:value="0.880441136227006">
            <text:p>0.8804411362</text:p>
          </table:table-cell>
          <table:table-cell office:value-type="float" office:value="0.768698020702905">
            <text:p>0.7686980207</text:p>
          </table:table-cell>
          <table:table-cell office:value-type="float" office:value="0.688882968754504">
            <text:p>0.6888829688</text:p>
          </table:table-cell>
          <table:table-cell office:value-type="float" office:value="0.529171901638189">
            <text:p>0.5291719016</text:p>
          </table:table-cell>
          <table:table-cell office:value-type="float" office:value="0.721022498731844">
            <text:p>0.7210224987</text:p>
          </table:table-cell>
          <table:table-cell office:value-type="float" office:value="0.878686860576701">
            <text:p>0.8786868606</text:p>
          </table:table-cell>
          <table:table-cell office:value-type="float" office:value="0.671542717431221">
            <text:p>0.6715427174</text:p>
          </table:table-cell>
          <table:table-cell office:value-type="float" office:value="0.975280381506873">
            <text:p>0.9752803815</text:p>
          </table:table-cell>
          <table:table-cell office:value-type="float" office:value="1.11991025881388">
            <text:p>1.1199102588</text:p>
          </table:table-cell>
          <table:table-cell table:number-columns-repeated="2"/>
        </table:table-row>
        <table:table-row table:style-name="ro1">
          <table:table-cell office:value-type="float" office:value="0.920690269575993">
            <text:p>0.9206902696</text:p>
          </table:table-cell>
          <table:table-cell office:value-type="float" office:value="0.786884087423023">
            <text:p>0.7868840874</text:p>
          </table:table-cell>
          <table:table-cell office:value-type="float" office:value="0.806975298005936">
            <text:p>0.806975298</text:p>
          </table:table-cell>
          <table:table-cell office:value-type="float" office:value="0.768995194110879">
            <text:p>0.7689951941</text:p>
          </table:table-cell>
          <table:table-cell office:value-type="float" office:value="0.896810779099975">
            <text:p>0.8968107791</text:p>
          </table:table-cell>
          <table:table-cell office:value-type="float" office:value="0.754407960174562">
            <text:p>0.7544079602</text:p>
          </table:table-cell>
          <table:table-cell office:value-type="float" office:value="0.821844587794648">
            <text:p>0.8218445878</text:p>
          </table:table-cell>
          <table:table-cell office:value-type="float" office:value="0.797962524778605">
            <text:p>0.7979625248</text:p>
          </table:table-cell>
          <table:table-cell office:value-type="float" office:value="0.62275929081482">
            <text:p>0.6227592908</text:p>
          </table:table-cell>
          <table:table-cell office:value-type="float" office:value="0.931635088032315">
            <text:p>0.931635088</text:p>
          </table:table-cell>
          <table:table-cell table:number-columns-repeated="2"/>
        </table:table-row>
        <table:table-row table:style-name="ro1">
          <table:table-cell office:value-type="float" office:value="0.687808789289195">
            <text:p>0.6878087893</text:p>
          </table:table-cell>
          <table:table-cell office:value-type="float" office:value="0.742529471676738">
            <text:p>0.7425294717</text:p>
          </table:table-cell>
          <table:table-cell office:value-type="float" office:value="0.728074688013002">
            <text:p>0.728074688</text:p>
          </table:table-cell>
          <table:table-cell office:value-type="float" office:value="0.774666197656349">
            <text:p>0.7746661977</text:p>
          </table:table-cell>
          <table:table-cell office:value-type="float" office:value="0.831394017081316">
            <text:p>0.8313940171</text:p>
          </table:table-cell>
          <table:table-cell office:value-type="float" office:value="0.733745208485235">
            <text:p>0.7337452085</text:p>
          </table:table-cell>
          <table:table-cell office:value-type="float" office:value="0.789001863734498">
            <text:p>0.7890018637</text:p>
          </table:table-cell>
          <table:table-cell office:value-type="float" office:value="0.766170140091339">
            <text:p>0.7661701401</text:p>
          </table:table-cell>
          <table:table-cell office:value-type="float" office:value="0.737538635594374">
            <text:p>0.7375386356</text:p>
          </table:table-cell>
          <table:table-cell office:value-type="float" office:value="0.723988772799758">
            <text:p>0.7239887728</text:p>
          </table:table-cell>
          <table:table-cell table:number-columns-repeated="2"/>
        </table:table-row>
        <table:table-row table:style-name="ro1">
          <table:table-cell office:value-type="float" office:value="0.848968342726537">
            <text:p>0.8489683427</text:p>
          </table:table-cell>
          <table:table-cell office:value-type="float" office:value="0.782563215892245">
            <text:p>0.7825632159</text:p>
          </table:table-cell>
          <table:table-cell office:value-type="float" office:value="0.783935584616856">
            <text:p>0.7839355846</text:p>
          </table:table-cell>
          <table:table-cell office:value-type="float" office:value="0.774858478432092">
            <text:p>0.7748584784</text:p>
          </table:table-cell>
          <table:table-cell office:value-type="float" office:value="0.72828565710304">
            <text:p>0.7282856571</text:p>
          </table:table-cell>
          <table:table-cell office:value-type="float" office:value="0.835793644293311">
            <text:p>0.8357936443</text:p>
          </table:table-cell>
          <table:table-cell office:value-type="float" office:value="0.81162373832238">
            <text:p>0.8116237383</text:p>
          </table:table-cell>
          <table:table-cell office:value-type="float" office:value="0.780178556788074">
            <text:p>0.7801785568</text:p>
          </table:table-cell>
          <table:table-cell office:value-type="float" office:value="0.785116357603753">
            <text:p>0.7851163576</text:p>
          </table:table-cell>
          <table:table-cell office:value-type="float" office:value="0.737649833588992">
            <text:p>0.7376498336</text:p>
          </table:table-cell>
          <table:table-cell table:number-columns-repeated="2"/>
        </table:table-row>
        <table:table-row table:style-name="ro1">
          <table:table-cell office:value-type="float" office:value="0.415638271923608">
            <text:p>0.4156382719</text:p>
          </table:table-cell>
          <table:table-cell office:value-type="float" office:value="0.624243905779602">
            <text:p>0.6242439058</text:p>
          </table:table-cell>
          <table:table-cell office:value-type="float" office:value="0.832321586456991">
            <text:p>0.8323215865</text:p>
          </table:table-cell>
          <table:table-cell office:value-type="float" office:value="0.207962652230748">
            <text:p>0.2079626522</text:p>
          </table:table-cell>
          <table:table-cell office:value-type="float" office:value="0.520781446823677">
            <text:p>0.5207814468</text:p>
          </table:table-cell>
          <table:table-cell office:value-type="float" office:value="0.311806254621195">
            <text:p>0.3118062546</text:p>
          </table:table-cell>
          <table:table-cell office:value-type="float" office:value="0.41540072817018">
            <text:p>0.4154007282</text:p>
          </table:table-cell>
          <table:table-cell office:value-type="float" office:value="0.467440354959824">
            <text:p>0.467440355</text:p>
          </table:table-cell>
          <table:table-cell office:value-type="float" office:value="0.468309075202606">
            <text:p>0.4683090752</text:p>
          </table:table-cell>
          <table:table-cell office:value-type="float" office:value="0.312039685122803">
            <text:p>0.3120396851</text:p>
          </table:table-cell>
          <table:table-cell table:number-columns-repeated="2"/>
        </table:table-row>
        <table:table-row table:style-name="ro1">
          <table:table-cell office:value-type="float" office:value="0.621694881545172">
            <text:p>0.6216948815</text:p>
          </table:table-cell>
          <table:table-cell office:value-type="float" office:value="0.780664508532745">
            <text:p>0.7806645085</text:p>
          </table:table-cell>
          <table:table-cell office:value-type="float" office:value="0.54575706430187">
            <text:p>0.5457570643</text:p>
          </table:table-cell>
          <table:table-cell office:value-type="float" office:value="0.696236110763348">
            <text:p>0.6962361108</text:p>
          </table:table-cell>
          <table:table-cell office:value-type="float" office:value="0.502352833592847">
            <text:p>0.5023528336</text:p>
          </table:table-cell>
          <table:table-cell office:value-type="float" office:value="0.857032209009232">
            <text:p>0.857032209</text:p>
          </table:table-cell>
          <table:table-cell office:value-type="float" office:value="0.567698848070686">
            <text:p>0.5676988481</text:p>
          </table:table-cell>
          <table:table-cell office:value-type="float" office:value="0.791744328332512">
            <text:p>0.7917443283</text:p>
          </table:table-cell>
          <table:table-cell office:value-type="float" office:value="0.589053098040247">
            <text:p>0.589053098</text:p>
          </table:table-cell>
          <table:table-cell office:value-type="float" office:value="0.739949393100767">
            <text:p>0.7399493931</text:p>
          </table:table-cell>
          <table:table-cell table:number-columns-repeated="2"/>
        </table:table-row>
        <table:table-row table:style-name="ro1">
          <table:table-cell office:value-type="float" office:value="0.83822462101781">
            <text:p>0.838224621</text:p>
          </table:table-cell>
          <table:table-cell office:value-type="float" office:value="0.782332764534506">
            <text:p>0.7823327645</text:p>
          </table:table-cell>
          <table:table-cell office:value-type="float" office:value="0.772617766571335">
            <text:p>0.7726177666</text:p>
          </table:table-cell>
          <table:table-cell office:value-type="float" office:value="0.787221472448747">
            <text:p>0.7872214724</text:p>
          </table:table-cell>
          <table:table-cell office:value-type="float" office:value="0.812305726780799">
            <text:p>0.8123057268</text:p>
          </table:table-cell>
          <table:table-cell office:value-type="float" office:value="0.797740231007318">
            <text:p>0.797740231</text:p>
          </table:table-cell>
          <table:table-cell office:value-type="float" office:value="0.756915982131332">
            <text:p>0.7569159821</text:p>
          </table:table-cell>
          <table:table-cell office:value-type="float" office:value="0.748281171436516">
            <text:p>0.7482811714</text:p>
          </table:table-cell>
          <table:table-cell office:value-type="float" office:value="0.723676601332216">
            <text:p>0.7236766013</text:p>
          </table:table-cell>
          <table:table-cell office:value-type="float" office:value="0.778349112987811">
            <text:p>0.778349113</text:p>
          </table:table-cell>
          <table:table-cell table:number-columns-repeated="2"/>
        </table:table-row>
        <table:table-row table:style-name="ro1">
          <table:table-cell office:value-type="float" office:value="0.84416674127945">
            <text:p>0.8441667413</text:p>
          </table:table-cell>
          <table:table-cell office:value-type="float" office:value="0.77235271897644">
            <text:p>0.772352719</text:p>
          </table:table-cell>
          <table:table-cell office:value-type="float" office:value="0.628972798584485">
            <text:p>0.6289727986</text:p>
          </table:table-cell>
          <table:table-cell office:value-type="float" office:value="0.727979921617764">
            <text:p>0.7279799216</text:p>
          </table:table-cell>
          <table:table-cell office:value-type="float" office:value="0.71196933589439">
            <text:p>0.7119693359</text:p>
          </table:table-cell>
          <table:table-cell office:value-type="float" office:value="0.71002915639223">
            <text:p>0.7100291564</text:p>
          </table:table-cell>
          <table:table-cell office:value-type="float" office:value="0.645778252321318">
            <text:p>0.6457782523</text:p>
          </table:table-cell>
          <table:table-cell office:value-type="float" office:value="0.754267808779288">
            <text:p>0.7542678088</text:p>
          </table:table-cell>
          <table:table-cell office:value-type="float" office:value="0.631636090703754">
            <text:p>0.6316360907</text:p>
          </table:table-cell>
          <table:table-cell office:value-type="float" office:value="0.767521720605156">
            <text:p>0.7675217206</text:p>
          </table:table-cell>
          <table:table-cell table:number-columns-repeated="2"/>
        </table:table-row>
        <table:table-row table:style-name="ro1">
          <table:table-cell office:value-type="float" office:value="0.783237184982433">
            <text:p>0.783237185</text:p>
          </table:table-cell>
          <table:table-cell office:value-type="float" office:value="0.713833891716009">
            <text:p>0.7138338917</text:p>
          </table:table-cell>
          <table:table-cell office:value-type="float" office:value="0.655806672625756">
            <text:p>0.6558066726</text:p>
          </table:table-cell>
          <table:table-cell office:value-type="float" office:value="0.71440590360349">
            <text:p>0.7144059036</text:p>
          </table:table-cell>
          <table:table-cell office:value-type="float" office:value="0.729763652060153">
            <text:p>0.7297636521</text:p>
          </table:table-cell>
          <table:table-cell office:value-type="float" office:value="0.855565040940715">
            <text:p>0.8555650409</text:p>
          </table:table-cell>
          <table:table-cell office:value-type="float" office:value="0.791456684540185">
            <text:p>0.7914566845</text:p>
          </table:table-cell>
          <table:table-cell office:value-type="float" office:value="0.97842762542594">
            <text:p>0.9784276254</text:p>
          </table:table-cell>
          <table:table-cell office:value-type="float" office:value="0.900493549245735">
            <text:p>0.9004935492</text:p>
          </table:table-cell>
          <table:table-cell office:value-type="float" office:value="0.852800725338954">
            <text:p>0.8528007253</text:p>
          </table:table-cell>
          <table:table-cell table:number-columns-repeated="2"/>
        </table:table-row>
        <table:table-row table:style-name="ro1">
          <table:table-cell office:value-type="float" office:value="0.63475847775383">
            <text:p>0.6347584778</text:p>
          </table:table-cell>
          <table:table-cell office:value-type="float" office:value="0.772304989014301">
            <text:p>0.772304989</text:p>
          </table:table-cell>
          <table:table-cell office:value-type="float" office:value="0.863582350002928">
            <text:p>0.86358235</text:p>
          </table:table-cell>
          <table:table-cell office:value-type="float" office:value="0.850659945515643">
            <text:p>0.8506599455</text:p>
          </table:table-cell>
          <table:table-cell office:value-type="float" office:value="0.583554552811616">
            <text:p>0.5835545528</text:p>
          </table:table-cell>
          <table:table-cell office:value-type="float" office:value="0.739463135278858">
            <text:p>0.7394631353</text:p>
          </table:table-cell>
          <table:table-cell office:value-type="float" office:value="0.730873506785276">
            <text:p>0.7308735068</text:p>
          </table:table-cell>
          <table:table-cell office:value-type="float" office:value="0.787421287802841">
            <text:p>0.7874212878</text:p>
          </table:table-cell>
          <table:table-cell office:value-type="float" office:value="0.755491982887466">
            <text:p>0.7554919829</text:p>
          </table:table-cell>
          <table:table-cell office:value-type="float" office:value="0.638923395075335">
            <text:p>0.6389233951</text:p>
          </table:table-cell>
          <table:table-cell table:number-columns-repeated="2"/>
        </table:table-row>
        <table:table-row table:style-name="ro1">
          <table:table-cell office:value-type="float" office:value="0.934787620837298">
            <text:p>0.9347876208</text:p>
          </table:table-cell>
          <table:table-cell office:value-type="float" office:value="0.758354328548462">
            <text:p>0.7583543285</text:p>
          </table:table-cell>
          <table:table-cell office:value-type="float" office:value="0.674918460499799">
            <text:p>0.6749184605</text:p>
          </table:table-cell>
          <table:table-cell office:value-type="float" office:value="0.903283591516025">
            <text:p>0.9032835915</text:p>
          </table:table-cell>
          <table:table-cell office:value-type="float" office:value="0.790322978769854">
            <text:p>0.7903229788</text:p>
          </table:table-cell>
          <table:table-cell office:value-type="float" office:value="1.03421116054318">
            <text:p>1.0342111605</text:p>
          </table:table-cell>
          <table:table-cell office:value-type="float" office:value="0.665946589718395">
            <text:p>0.6659465897</text:p>
          </table:table-cell>
          <table:table-cell office:value-type="float" office:value="0.498472060097892">
            <text:p>0.4984720601</text:p>
          </table:table-cell>
          <table:table-cell office:value-type="float" office:value="0.658649076351103">
            <text:p>0.6586490764</text:p>
          </table:table-cell>
          <table:table-cell office:value-type="float" office:value="0.851280164571947">
            <text:p>0.8512801646</text:p>
          </table:table-cell>
          <table:table-cell table:number-columns-repeated="2"/>
        </table:table-row>
        <table:table-row table:style-name="ro1">
          <table:table-cell office:value-type="float" office:value="0.89381229814643">
            <text:p>0.8938122981</text:p>
          </table:table-cell>
          <table:table-cell office:value-type="float" office:value="0.814077070009259">
            <text:p>0.81407707</text:p>
          </table:table-cell>
          <table:table-cell office:value-type="float" office:value="0.745038177914783">
            <text:p>0.7450381779</text:p>
          </table:table-cell>
          <table:table-cell office:value-type="float" office:value="0.839591748361963">
            <text:p>0.8395917484</text:p>
          </table:table-cell>
          <table:table-cell office:value-type="float" office:value="0.763599019452441">
            <text:p>0.7635990195</text:p>
          </table:table-cell>
          <table:table-cell office:value-type="float" office:value="0.717352326041616">
            <text:p>0.717352326</text:p>
          </table:table-cell>
          <table:table-cell office:value-type="float" office:value="0.808811819601756">
            <text:p>0.8088118196</text:p>
          </table:table-cell>
          <table:table-cell office:value-type="float" office:value="0.754718439536437">
            <text:p>0.7547184395</text:p>
          </table:table-cell>
          <table:table-cell office:value-type="float" office:value="0.82564232581022">
            <text:p>0.8256423258</text:p>
          </table:table-cell>
          <table:table-cell office:value-type="float" office:value="0.707159323949131">
            <text:p>0.7071593239</text:p>
          </table:table-cell>
          <table:table-cell table:number-columns-repeated="2"/>
        </table:table-row>
        <table:table-row table:style-name="ro1">
          <table:table-cell office:value-type="float" office:value="0.779823563871883">
            <text:p>0.7798235639</text:p>
          </table:table-cell>
          <table:table-cell office:value-type="float" office:value="0.739578149445843">
            <text:p>0.7395781494</text:p>
          </table:table-cell>
          <table:table-cell office:value-type="float" office:value="0.859315680544272">
            <text:p>0.8593156805</text:p>
          </table:table-cell>
          <table:table-cell office:value-type="float" office:value="0.650043413049158">
            <text:p>0.650043413</text:p>
          </table:table-cell>
          <table:table-cell office:value-type="float" office:value="0.577446089299066">
            <text:p>0.5774460893</text:p>
          </table:table-cell>
          <table:table-cell office:value-type="float" office:value="0.886270952056473">
            <text:p>0.8862709521</text:p>
          </table:table-cell>
          <table:table-cell office:value-type="float" office:value="0.77082456582082">
            <text:p>0.7708245658</text:p>
          </table:table-cell>
          <table:table-cell office:value-type="float" office:value="0.698520443406555">
            <text:p>0.6985204434</text:p>
          </table:table-cell>
          <table:table-cell office:value-type="float" office:value="0.761795094387991">
            <text:p>0.7617950944</text:p>
          </table:table-cell>
          <table:table-cell office:value-type="float" office:value="0.877538265821618">
            <text:p>0.8775382658</text:p>
          </table:table-cell>
          <table:table-cell table:number-columns-repeated="2"/>
        </table:table-row>
        <table:table-row table:style-name="ro1">
          <table:table-cell office:value-type="float" office:value="0.932951641666263">
            <text:p>0.9329516417</text:p>
          </table:table-cell>
          <table:table-cell office:value-type="float" office:value="0.906735771181125">
            <text:p>0.9067357712</text:p>
          </table:table-cell>
          <table:table-cell office:value-type="float" office:value="0.907654542049036">
            <text:p>0.907654542</text:p>
          </table:table-cell>
          <table:table-cell office:value-type="float" office:value="0.713184564108644">
            <text:p>0.7131845641</text:p>
          </table:table-cell>
          <table:table-cell office:value-type="float" office:value="0.543730647671284">
            <text:p>0.5437306477</text:p>
          </table:table-cell>
          <table:table-cell office:value-type="float" office:value="1.14045178588512">
            <text:p>1.1404517859</text:p>
          </table:table-cell>
          <table:table-cell office:value-type="float" office:value="0.908479298189006">
            <text:p>0.9084792982</text:p>
          </table:table-cell>
          <table:table-cell office:value-type="float" office:value="0.752227768968923">
            <text:p>0.752227769</text:p>
          </table:table-cell>
          <table:table-cell office:value-type="float" office:value="0.623675764649647">
            <text:p>0.6236757646</text:p>
          </table:table-cell>
          <table:table-cell office:value-type="float" office:value="0.803622219579179">
            <text:p>0.8036222196</text:p>
          </table:table-cell>
          <table:table-cell table:number-columns-repeated="2"/>
        </table:table-row>
        <table:table-row table:style-name="ro1">
          <table:table-cell office:value-type="float" office:value="0.879886212417948">
            <text:p>0.8798862124</text:p>
          </table:table-cell>
          <table:table-cell office:value-type="float" office:value="0.816288611297703">
            <text:p>0.8162886113</text:p>
          </table:table-cell>
          <table:table-cell office:value-type="float" office:value="0.759500039084415">
            <text:p>0.7595000391</text:p>
          </table:table-cell>
          <table:table-cell office:value-type="float" office:value="0.74410849294436">
            <text:p>0.7441084929</text:p>
          </table:table-cell>
          <table:table-cell office:value-type="float" office:value="0.763394382203234">
            <text:p>0.7633943822</text:p>
          </table:table-cell>
          <table:table-cell office:value-type="float" office:value="0.707034186194201">
            <text:p>0.7070341862</text:p>
          </table:table-cell>
          <table:table-cell office:value-type="float" office:value="0.743763372394785">
            <text:p>0.7437633724</text:p>
          </table:table-cell>
          <table:table-cell office:value-type="float" office:value="0.744212954074517">
            <text:p>0.7442129541</text:p>
          </table:table-cell>
          <table:table-cell office:value-type="float" office:value="0.747343785664014">
            <text:p>0.7473437857</text:p>
          </table:table-cell>
          <table:table-cell office:value-type="float" office:value="0.881255735469779">
            <text:p>0.8812557355</text:p>
          </table:table-cell>
          <table:table-cell table:number-columns-repeated="2"/>
        </table:table-row>
        <table:table-row table:style-name="ro1">
          <table:table-cell office:value-type="float" office:value="0.880931238717773">
            <text:p>0.8809312387</text:p>
          </table:table-cell>
          <table:table-cell office:value-type="float" office:value="0.673525537003493">
            <text:p>0.673525537</text:p>
          </table:table-cell>
          <table:table-cell office:value-type="float" office:value="0.841758183493105">
            <text:p>0.8417581835</text:p>
          </table:table-cell>
          <table:table-cell office:value-type="float" office:value="0.77823754379159">
            <text:p>0.7782375438</text:p>
          </table:table-cell>
          <table:table-cell office:value-type="float" office:value="0.971633369559536">
            <text:p>0.9716333696</text:p>
          </table:table-cell>
          <table:table-cell office:value-type="float" office:value="0.583193982798052">
            <text:p>0.5831939828</text:p>
          </table:table-cell>
          <table:table-cell office:value-type="float" office:value="0.80313400683615">
            <text:p>0.8031340068</text:p>
          </table:table-cell>
          <table:table-cell office:value-type="float" office:value="0.907304466645102">
            <text:p>0.9073044666</text:p>
          </table:table-cell>
          <table:table-cell office:value-type="float" office:value="0.737952347818837">
            <text:p>0.7379523478</text:p>
          </table:table-cell>
          <table:table-cell office:value-type="float" office:value="1.03598018936169">
            <text:p>1.0359801894</text:p>
          </table:table-cell>
          <table:table-cell table:number-columns-repeated="2"/>
        </table:table-row>
        <table:table-row table:style-name="ro1">
          <table:table-cell office:value-type="float" office:value="0.643331806707976">
            <text:p>0.6433318067</text:p>
          </table:table-cell>
          <table:table-cell office:value-type="float" office:value="0.652636992776758">
            <text:p>0.6526369928</text:p>
          </table:table-cell>
          <table:table-cell office:value-type="float" office:value="0.695271968025738">
            <text:p>0.695271968</text:p>
          </table:table-cell>
          <table:table-cell office:value-type="float" office:value="0.749112055280974">
            <text:p>0.7491120553</text:p>
          </table:table-cell>
          <table:table-cell office:value-type="float" office:value="0.831175715406655">
            <text:p>0.8311757154</text:p>
          </table:table-cell>
          <table:table-cell office:value-type="float" office:value="0.751736995006469">
            <text:p>0.751736995</text:p>
          </table:table-cell>
          <table:table-cell office:value-type="float" office:value="0.798046006567666">
            <text:p>0.7980460066</text:p>
          </table:table-cell>
          <table:table-cell office:value-type="float" office:value="0.818166689125188">
            <text:p>0.8181666891</text:p>
          </table:table-cell>
          <table:table-cell office:value-type="float" office:value="0.69379821208054">
            <text:p>0.6937982121</text:p>
          </table:table-cell>
          <table:table-cell office:value-type="float" office:value="0.727084371190705">
            <text:p>0.7270843712</text:p>
          </table:table-cell>
          <table:table-cell table:number-columns-repeated="2"/>
        </table:table-row>
        <table:table-row table:style-name="ro1">
          <table:table-cell office:value-type="float" office:value="0.817589416313863">
            <text:p>0.8175894163</text:p>
          </table:table-cell>
          <table:table-cell office:value-type="float" office:value="0.910928775343492">
            <text:p>0.9109287753</text:p>
          </table:table-cell>
          <table:table-cell office:value-type="float" office:value="0.851669856830199">
            <text:p>0.8516698568</text:p>
          </table:table-cell>
          <table:table-cell office:value-type="float" office:value="0.848953939335719">
            <text:p>0.8489539393</text:p>
          </table:table-cell>
          <table:table-cell office:value-type="float" office:value="0.817228379502473">
            <text:p>0.8172283795</text:p>
          </table:table-cell>
          <table:table-cell office:value-type="float" office:value="0.78355447704382">
            <text:p>0.783554477</text:p>
          </table:table-cell>
          <table:table-cell office:value-type="float" office:value="0.752115638932756">
            <text:p>0.7521156389</text:p>
          </table:table-cell>
          <table:table-cell office:value-type="float" office:value="0.932175250229335">
            <text:p>0.9321752502</text:p>
          </table:table-cell>
          <table:table-cell office:value-type="float" office:value="0.81812375934989">
            <text:p>0.8181237593</text:p>
          </table:table-cell>
          <table:table-cell office:value-type="float" office:value="0.8580321230686">
            <text:p>0.8580321231</text:p>
          </table:table-cell>
          <table:table-cell table:number-columns-repeated="2"/>
        </table:table-row>
        <table:table-row table:style-name="ro1">
          <table:table-cell office:value-type="float" office:value="0.757089358526881">
            <text:p>0.7570893585</text:p>
          </table:table-cell>
          <table:table-cell office:value-type="float" office:value="0.734825357624759">
            <text:p>0.7348253576</text:p>
          </table:table-cell>
          <table:table-cell office:value-type="float" office:value="0.789842568912467">
            <text:p>0.7898425689</text:p>
          </table:table-cell>
          <table:table-cell office:value-type="float" office:value="0.657714689313776">
            <text:p>0.6577146893</text:p>
          </table:table-cell>
          <table:table-cell office:value-type="float" office:value="0.661246587859588">
            <text:p>0.6612465879</text:p>
          </table:table-cell>
          <table:table-cell office:value-type="float" office:value="0.67794381412626">
            <text:p>0.6779438141</text:p>
          </table:table-cell>
          <table:table-cell office:value-type="float" office:value="0.695364928021218">
            <text:p>0.695364928</text:p>
          </table:table-cell>
          <table:table-cell office:value-type="float" office:value="0.6707146732168">
            <text:p>0.6707146732</text:p>
          </table:table-cell>
          <table:table-cell office:value-type="float" office:value="0.728637552295019">
            <text:p>0.7286375523</text:p>
          </table:table-cell>
          <table:table-cell office:value-type="float" office:value="0.681161073826138">
            <text:p>0.6811610738</text:p>
          </table:table-cell>
          <table:table-cell table:number-columns-repeated="2"/>
        </table:table-row>
        <table:table-row table:style-name="ro1">
          <table:table-cell office:value-type="float" office:value="0.945938194116008">
            <text:p>0.9459381941</text:p>
          </table:table-cell>
          <table:table-cell office:value-type="float" office:value="0.729339536158203">
            <text:p>0.7293395362</text:p>
          </table:table-cell>
          <table:table-cell office:value-type="float" office:value="0.688501205448609">
            <text:p>0.6885012054</text:p>
          </table:table-cell>
          <table:table-cell office:value-type="float" office:value="0.732472496651761">
            <text:p>0.7324724967</text:p>
          </table:table-cell>
          <table:table-cell office:value-type="float" office:value="0.732242688195691">
            <text:p>0.7322426882</text:p>
          </table:table-cell>
          <table:table-cell office:value-type="float" office:value="0.647283602472216">
            <text:p>0.6472836025</text:p>
          </table:table-cell>
          <table:table-cell office:value-type="float" office:value="0.603924520182689">
            <text:p>0.6039245202</text:p>
          </table:table-cell>
          <table:table-cell office:value-type="float" office:value="0.588621970874942">
            <text:p>0.5886219709</text:p>
          </table:table-cell>
          <table:table-cell office:value-type="float" office:value="0.710235381126537">
            <text:p>0.7102353811</text:p>
          </table:table-cell>
          <table:table-cell office:value-type="float" office:value="0.643679744646933">
            <text:p>0.6436797446</text:p>
          </table:table-cell>
          <table:table-cell table:number-columns-repeated="2"/>
        </table:table-row>
        <table:table-row table:style-name="ro1">
          <table:table-cell office:value-type="float" office:value="0.713786287598988">
            <text:p>0.7137862876</text:p>
          </table:table-cell>
          <table:table-cell office:value-type="float" office:value="0.814176959364144">
            <text:p>0.8141769594</text:p>
          </table:table-cell>
          <table:table-cell office:value-type="float" office:value="0.772607685408209">
            <text:p>0.7726076854</text:p>
          </table:table-cell>
          <table:table-cell office:value-type="float" office:value="0.769581886112329">
            <text:p>0.7695818861</text:p>
          </table:table-cell>
          <table:table-cell office:value-type="float" office:value="0.821754977961827">
            <text:p>0.821754978</text:p>
          </table:table-cell>
          <table:table-cell office:value-type="float" office:value="0.794514701670067">
            <text:p>0.7945147017</text:p>
          </table:table-cell>
          <table:table-cell office:value-type="float" office:value="0.827502285920535">
            <text:p>0.8275022859</text:p>
          </table:table-cell>
          <table:table-cell office:value-type="float" office:value="0.707567658514799">
            <text:p>0.7075676585</text:p>
          </table:table-cell>
          <table:table-cell office:value-type="float" office:value="0.828890251511614">
            <text:p>0.8288902515</text:p>
          </table:table-cell>
          <table:table-cell office:value-type="float" office:value="0.819824812640531">
            <text:p>0.8198248126</text:p>
          </table:table-cell>
          <table:table-cell table:number-columns-repeated="2"/>
        </table:table-row>
        <table:table-row table:style-name="ro1">
          <table:table-cell office:value-type="float" office:value="0.757501166686869">
            <text:p>0.7575011667</text:p>
          </table:table-cell>
          <table:table-cell office:value-type="float" office:value="0.764566666290972">
            <text:p>0.7645666663</text:p>
          </table:table-cell>
          <table:table-cell office:value-type="float" office:value="0.852629096649704">
            <text:p>0.8526290966</text:p>
          </table:table-cell>
          <table:table-cell office:value-type="float" office:value="0.840554393264492">
            <text:p>0.8405543933</text:p>
          </table:table-cell>
          <table:table-cell office:value-type="float" office:value="0.785636446137282">
            <text:p>0.7856364461</text:p>
          </table:table-cell>
          <table:table-cell office:value-type="float" office:value="0.834060754428667">
            <text:p>0.8340607544</text:p>
          </table:table-cell>
          <table:table-cell office:value-type="float" office:value="0.88857574824494">
            <text:p>0.8885757482</text:p>
          </table:table-cell>
          <table:table-cell office:value-type="float" office:value="0.834007742270972">
            <text:p>0.8340077423</text:p>
          </table:table-cell>
          <table:table-cell office:value-type="float" office:value="0.968904713658476">
            <text:p>0.9689047137</text:p>
          </table:table-cell>
          <table:table-cell office:value-type="float" office:value="0.874277352000894">
            <text:p>0.874277352</text:p>
          </table:table-cell>
          <table:table-cell table:number-columns-repeated="2"/>
        </table:table-row>
        <table:table-row table:style-name="ro1">
          <table:table-cell office:value-type="float" office:value="0.770696771969325">
            <text:p>0.770696772</text:p>
          </table:table-cell>
          <table:table-cell office:value-type="float" office:value="0.587604637897381">
            <text:p>0.5876046379</text:p>
          </table:table-cell>
          <table:table-cell office:value-type="float" office:value="0.759224706914854">
            <text:p>0.7592247069</text:p>
          </table:table-cell>
          <table:table-cell office:value-type="float" office:value="0.705919470631217">
            <text:p>0.7059194706</text:p>
          </table:table-cell>
          <table:table-cell office:value-type="float" office:value="0.637817124866442">
            <text:p>0.6378171249</text:p>
          </table:table-cell>
          <table:table-cell office:value-type="float" office:value="0.707161289157539">
            <text:p>0.7071612892</text:p>
          </table:table-cell>
          <table:table-cell office:value-type="float" office:value="0.893423144165566">
            <text:p>0.8934231442</text:p>
          </table:table-cell>
          <table:table-cell office:value-type="float" office:value="0.733838090360387">
            <text:p>0.7338380904</text:p>
          </table:table-cell>
          <table:table-cell office:value-type="float" office:value="0.670574804124585">
            <text:p>0.6705748041</text:p>
          </table:table-cell>
          <table:table-cell office:value-type="float" office:value="0.817266733930225">
            <text:p>0.8172667339</text:p>
          </table:table-cell>
          <table:table-cell table:number-columns-repeated="2"/>
        </table:table-row>
        <table:table-row table:style-name="ro1">
          <table:table-cell office:value-type="float" office:value="0.802213384356551">
            <text:p>0.8022133844</text:p>
          </table:table-cell>
          <table:table-cell office:value-type="float" office:value="0.874688445849642">
            <text:p>0.8746884458</text:p>
          </table:table-cell>
          <table:table-cell office:value-type="float" office:value="0.732194589551711">
            <text:p>0.7321945896</text:p>
          </table:table-cell>
          <table:table-cell office:value-type="float" office:value="0.769132992540046">
            <text:p>0.7691329925</text:p>
          </table:table-cell>
          <table:table-cell office:value-type="float" office:value="0.634510576084513">
            <text:p>0.6345105761</text:p>
          </table:table-cell>
          <table:table-cell office:value-type="float" office:value="0.700395599096553">
            <text:p>0.7003955991</text:p>
          </table:table-cell>
          <table:table-cell office:value-type="float" office:value="0.709098163040437">
            <text:p>0.709098163</text:p>
          </table:table-cell>
          <table:table-cell office:value-type="float" office:value="0.650872276958433">
            <text:p>0.650872277</text:p>
          </table:table-cell>
          <table:table-cell office:value-type="float" office:value="0.61929980336669">
            <text:p>0.6192998034</text:p>
          </table:table-cell>
          <table:table-cell office:value-type="float" office:value="0.912850467088782">
            <text:p>0.9128504671</text:p>
          </table:table-cell>
          <table:table-cell table:number-columns-repeated="2"/>
        </table:table-row>
        <table:table-row table:style-name="ro1">
          <table:table-cell office:value-type="float" office:value="0.701207371231996">
            <text:p>0.7012073712</text:p>
          </table:table-cell>
          <table:table-cell office:value-type="float" office:value="0.878776908664129">
            <text:p>0.8787769087</text:p>
          </table:table-cell>
          <table:table-cell office:value-type="float" office:value="0.783158022442099">
            <text:p>0.7831580224</text:p>
          </table:table-cell>
          <table:table-cell office:value-type="float" office:value="0.895192884191341">
            <text:p>0.8951928842</text:p>
          </table:table-cell>
          <table:table-cell office:value-type="float" office:value="0.718045321040411">
            <text:p>0.718045321</text:p>
          </table:table-cell>
          <table:table-cell office:value-type="float" office:value="0.631024740784349">
            <text:p>0.6310247408</text:p>
          </table:table-cell>
          <table:table-cell office:value-type="float" office:value="0.659172680776921">
            <text:p>0.6591726808</text:p>
          </table:table-cell>
          <table:table-cell office:value-type="float" office:value="0.726793499109893">
            <text:p>0.7267934991</text:p>
          </table:table-cell>
          <table:table-cell office:value-type="float" office:value="0.759061010480091">
            <text:p>0.7590610105</text:p>
          </table:table-cell>
          <table:table-cell office:value-type="float" office:value="0.834703892565279">
            <text:p>0.8347038926</text:p>
          </table:table-cell>
          <table:table-cell table:number-columns-repeated="2"/>
        </table:table-row>
        <table:table-row table:style-name="ro1">
          <table:table-cell office:value-type="float" office:value="0.888736007574553">
            <text:p>0.8887360076</text:p>
          </table:table-cell>
          <table:table-cell office:value-type="float" office:value="0.470675308787386">
            <text:p>0.4706753088</text:p>
          </table:table-cell>
          <table:table-cell office:value-type="float" office:value="0.781480690570038">
            <text:p>0.7814806906</text:p>
          </table:table-cell>
          <table:table-cell office:value-type="float" office:value="0.707616261257545">
            <text:p>0.7076162613</text:p>
          </table:table-cell>
          <table:table-cell office:value-type="float" office:value="0.996738624517629">
            <text:p>0.9967386245</text:p>
          </table:table-cell>
          <table:table-cell office:value-type="float" office:value="0.750001427738116">
            <text:p>0.7500014277</text:p>
          </table:table-cell>
          <table:table-cell office:value-type="float" office:value="0.727671863208657">
            <text:p>0.7276718632</text:p>
          </table:table-cell>
          <table:table-cell office:value-type="float" office:value="0.783562871268167">
            <text:p>0.7835628713</text:p>
          </table:table-cell>
          <table:table-cell office:value-type="float" office:value="0.855428164136305">
            <text:p>0.8554281641</text:p>
          </table:table-cell>
          <table:table-cell office:value-type="float" office:value="0.823617028763592">
            <text:p>0.8236170288</text:p>
          </table:table-cell>
          <table:table-cell table:number-columns-repeated="2"/>
        </table:table-row>
        <table:table-row table:style-name="ro1">
          <table:table-cell office:value-type="float" office:value="0.931493896184566">
            <text:p>0.9314938962</text:p>
          </table:table-cell>
          <table:table-cell office:value-type="float" office:value="0.766485758465759">
            <text:p>0.7664857585</text:p>
          </table:table-cell>
          <table:table-cell office:value-type="float" office:value="0.782978338324104">
            <text:p>0.7829783383</text:p>
          </table:table-cell>
          <table:table-cell office:value-type="float" office:value="0.689147037115778">
            <text:p>0.6891470371</text:p>
          </table:table-cell>
          <table:table-cell office:value-type="float" office:value="0.743887006173874">
            <text:p>0.7438870062</text:p>
          </table:table-cell>
          <table:table-cell office:value-type="float" office:value="0.790115249508874">
            <text:p>0.7901152495</text:p>
          </table:table-cell>
          <table:table-cell office:value-type="float" office:value="0.650912857166967">
            <text:p>0.6509128572</text:p>
          </table:table-cell>
          <table:table-cell office:value-type="float" office:value="0.750600074373328">
            <text:p>0.7506000744</text:p>
          </table:table-cell>
          <table:table-cell office:value-type="float" office:value="0.624401244919415">
            <text:p>0.6244012449</text:p>
          </table:table-cell>
          <table:table-cell office:value-type="float" office:value="0.746517363063469">
            <text:p>0.7465173631</text:p>
          </table:table-cell>
          <table:table-cell table:number-columns-repeated="2"/>
        </table:table-row>
        <table:table-row table:style-name="ro1">
          <table:table-cell office:value-type="float" office:value="0.85863309037915">
            <text:p>0.8586330904</text:p>
          </table:table-cell>
          <table:table-cell office:value-type="float" office:value="0.9784324565528">
            <text:p>0.9784324566</text:p>
          </table:table-cell>
          <table:table-cell office:value-type="float" office:value="0.795031988437106">
            <text:p>0.7950319884</text:p>
          </table:table-cell>
          <table:table-cell office:value-type="float" office:value="0.917748867679202">
            <text:p>0.9177488677</text:p>
          </table:table-cell>
          <table:table-cell office:value-type="float" office:value="0.83864586160312">
            <text:p>0.8386458616</text:p>
          </table:table-cell>
          <table:table-cell office:value-type="float" office:value="0.721222350546765">
            <text:p>0.7212223505</text:p>
          </table:table-cell>
          <table:table-cell office:value-type="float" office:value="0.831567893794455">
            <text:p>0.8315678938</text:p>
          </table:table-cell>
          <table:table-cell office:value-type="float" office:value="1.03464652996727">
            <text:p>1.03464653</text:p>
          </table:table-cell>
          <table:table-cell office:value-type="float" office:value="0.863578036596817">
            <text:p>0.8635780366</text:p>
          </table:table-cell>
          <table:table-cell office:value-type="float" office:value="0.806573536397287">
            <text:p>0.8065735364</text:p>
          </table:table-cell>
          <table:table-cell table:number-columns-repeated="2"/>
        </table:table-row>
        <table:table-row table:style-name="ro1">
          <table:table-cell office:value-type="float" office:value="0.862899892144178">
            <text:p>0.8628998921</text:p>
          </table:table-cell>
          <table:table-cell office:value-type="float" office:value="0.673751796761186">
            <text:p>0.6737517968</text:p>
          </table:table-cell>
          <table:table-cell office:value-type="float" office:value="0.816714889466546">
            <text:p>0.8167148895</text:p>
          </table:table-cell>
          <table:table-cell office:value-type="float" office:value="0.926803321591198">
            <text:p>0.9268033216</text:p>
          </table:table-cell>
          <table:table-cell office:value-type="float" office:value="0.811212111562186">
            <text:p>0.8112121116</text:p>
          </table:table-cell>
          <table:table-cell office:value-type="float" office:value="0.678995187342405">
            <text:p>0.6789951873</text:p>
          </table:table-cell>
          <table:table-cell office:value-type="float" office:value="0.874487448169128">
            <text:p>0.8744874482</text:p>
          </table:table-cell>
          <table:table-cell office:value-type="float" office:value="0.724127884362565">
            <text:p>0.7241278844</text:p>
          </table:table-cell>
          <table:table-cell office:value-type="float" office:value="0.793976526051949">
            <text:p>0.7939765261</text:p>
          </table:table-cell>
          <table:table-cell office:value-type="float" office:value="0.741896474103809">
            <text:p>0.7418964741</text:p>
          </table:table-cell>
          <table:table-cell table:number-columns-repeated="2"/>
        </table:table-row>
        <table:table-row table:style-name="ro1">
          <table:table-cell office:value-type="float" office:value="0.878837034561826">
            <text:p>0.8788370346</text:p>
          </table:table-cell>
          <table:table-cell office:value-type="float" office:value="0.757134455226697">
            <text:p>0.7571344552</text:p>
          </table:table-cell>
          <table:table-cell office:value-type="float" office:value="0.775406565416816">
            <text:p>0.7754065654</text:p>
          </table:table-cell>
          <table:table-cell office:value-type="float" office:value="0.818555129478568">
            <text:p>0.8185551295</text:p>
          </table:table-cell>
          <table:table-cell office:value-type="float" office:value="0.614065977635781">
            <text:p>0.6140659776</text:p>
          </table:table-cell>
          <table:table-cell office:value-type="float" office:value="0.781808011095282">
            <text:p>0.7818080111</text:p>
          </table:table-cell>
          <table:table-cell office:value-type="float" office:value="0.857357480363445">
            <text:p>0.8573574804</text:p>
          </table:table-cell>
          <table:table-cell office:value-type="float" office:value="0.806420411748447">
            <text:p>0.8064204117</text:p>
          </table:table-cell>
          <table:table-cell office:value-type="float" office:value="0.754026058175556">
            <text:p>0.7540260582</text:p>
          </table:table-cell>
          <table:table-cell office:value-type="float" office:value="0.825406979044968">
            <text:p>0.825406979</text:p>
          </table:table-cell>
          <table:table-cell table:number-columns-repeated="2"/>
        </table:table-row>
        <table:table-row table:style-name="ro1">
          <table:table-cell office:value-type="float" office:value="0.880263509448342">
            <text:p>0.8802635094</text:p>
          </table:table-cell>
          <table:table-cell office:value-type="float" office:value="0.969570026846256">
            <text:p>0.9695700268</text:p>
          </table:table-cell>
          <table:table-cell office:value-type="float" office:value="0.830320571391642">
            <text:p>0.8303205714</text:p>
          </table:table-cell>
          <table:table-cell office:value-type="float" office:value="0.938781676087727">
            <text:p>0.9387816761</text:p>
          </table:table-cell>
          <table:table-cell office:value-type="float" office:value="0.85063538499452">
            <text:p>0.850635385</text:p>
          </table:table-cell>
          <table:table-cell office:value-type="float" office:value="0.970300383009418">
            <text:p>0.970300383</text:p>
          </table:table-cell>
          <table:table-cell office:value-type="float" office:value="0.92627872705032">
            <text:p>0.9262787271</text:p>
          </table:table-cell>
          <table:table-cell office:value-type="float" office:value="0.7966925149439">
            <text:p>0.7966925149</text:p>
          </table:table-cell>
          <table:table-cell office:value-type="float" office:value="0.876963987594789">
            <text:p>0.8769639876</text:p>
          </table:table-cell>
          <table:table-cell office:value-type="float" office:value="0.796761918385535">
            <text:p>0.7967619184</text:p>
          </table:table-cell>
          <table:table-cell table:number-columns-repeated="2"/>
        </table:table-row>
        <table:table-row table:style-name="ro1">
          <table:table-cell office:value-type="float" office:value="0.859742922885523">
            <text:p>0.8597429229</text:p>
          </table:table-cell>
          <table:table-cell office:value-type="float" office:value="0.828685367655211">
            <text:p>0.8286853677</text:p>
          </table:table-cell>
          <table:table-cell office:value-type="float" office:value="0.772849221874517">
            <text:p>0.7728492219</text:p>
          </table:table-cell>
          <table:table-cell office:value-type="float" office:value="0.791823352126842">
            <text:p>0.7918233521</text:p>
          </table:table-cell>
          <table:table-cell office:value-type="float" office:value="0.724984976162987">
            <text:p>0.7249849762</text:p>
          </table:table-cell>
          <table:table-cell office:value-type="float" office:value="0.776210375277577">
            <text:p>0.7762103753</text:p>
          </table:table-cell>
          <table:table-cell office:value-type="float" office:value="0.841627115166617">
            <text:p>0.8416271152</text:p>
          </table:table-cell>
          <table:table-cell office:value-type="float" office:value="0.767083778138552">
            <text:p>0.7670837781</text:p>
          </table:table-cell>
          <table:table-cell office:value-type="float" office:value="0.81495449850235">
            <text:p>0.8149544985</text:p>
          </table:table-cell>
          <table:table-cell office:value-type="float" office:value="0.819469576105098">
            <text:p>0.8194695761</text:p>
          </table:table-cell>
          <table:table-cell table:number-columns-repeated="2"/>
        </table:table-row>
        <table:table-row table:style-name="ro1">
          <table:table-cell office:value-type="float" office:value="0.841361735452193">
            <text:p>0.8413617355</text:p>
          </table:table-cell>
          <table:table-cell office:value-type="float" office:value="0.732914832944494">
            <text:p>0.7329148329</text:p>
          </table:table-cell>
          <table:table-cell office:value-type="float" office:value="0.705728721270234">
            <text:p>0.7057287213</text:p>
          </table:table-cell>
          <table:table-cell office:value-type="float" office:value="0.734968997347803">
            <text:p>0.7349689973</text:p>
          </table:table-cell>
          <table:table-cell office:value-type="float" office:value="0.673682041043621">
            <text:p>0.673682041</text:p>
          </table:table-cell>
          <table:table-cell office:value-type="float" office:value="0.706944156234033">
            <text:p>0.7069441562</text:p>
          </table:table-cell>
          <table:table-cell office:value-type="float" office:value="0.638610692715644">
            <text:p>0.6386106927</text:p>
          </table:table-cell>
          <table:table-cell office:value-type="float" office:value="0.712685100690712">
            <text:p>0.7126851007</text:p>
          </table:table-cell>
          <table:table-cell office:value-type="float" office:value="0.713743924712165">
            <text:p>0.7137439247</text:p>
          </table:table-cell>
          <table:table-cell office:value-type="float" office:value="0.684649368710714">
            <text:p>0.6846493687</text:p>
          </table:table-cell>
          <table:table-cell table:number-columns-repeated="2"/>
        </table:table-row>
        <table:table-row table:style-name="ro1">
          <table:table-cell office:value-type="float" office:value="0.75557050549421">
            <text:p>0.7555705055</text:p>
          </table:table-cell>
          <table:table-cell office:value-type="float" office:value="0.808965233099737">
            <text:p>0.8089652331</text:p>
          </table:table-cell>
          <table:table-cell office:value-type="float" office:value="0.702023459886351">
            <text:p>0.7020234599</text:p>
          </table:table-cell>
          <table:table-cell office:value-type="float" office:value="1.04426700374619">
            <text:p>1.0442670037</text:p>
          </table:table-cell>
          <table:table-cell office:value-type="float" office:value="0.819411869451522">
            <text:p>0.8194118695</text:p>
          </table:table-cell>
          <table:table-cell office:value-type="float" office:value="0.917845184834872">
            <text:p>0.9178451848</text:p>
          </table:table-cell>
          <table:table-cell office:value-type="float" office:value="0.683137344842875">
            <text:p>0.6831373448</text:p>
          </table:table-cell>
          <table:table-cell office:value-type="float" office:value="0.918036859762771">
            <text:p>0.9180368598</text:p>
          </table:table-cell>
          <table:table-cell office:value-type="float" office:value="0.540240808983749">
            <text:p>0.540240809</text:p>
          </table:table-cell>
          <table:table-cell office:value-type="float" office:value="0.970571130998436">
            <text:p>0.970571131</text:p>
          </table:table-cell>
          <table:table-cell table:number-columns-repeated="2"/>
        </table:table-row>
        <table:table-row table:style-name="ro1">
          <table:table-cell office:value-type="float" office:value="0.654204668348294">
            <text:p>0.6542046683</text:p>
          </table:table-cell>
          <table:table-cell office:value-type="float" office:value="0.882897558823765">
            <text:p>0.8828975588</text:p>
          </table:table-cell>
          <table:table-cell office:value-type="float" office:value="0.654933546667367">
            <text:p>0.6549335467</text:p>
          </table:table-cell>
          <table:table-cell office:value-type="float" office:value="0.659237214974354">
            <text:p>0.659237215</text:p>
          </table:table-cell>
          <table:table-cell office:value-type="float" office:value="0.811363991326641">
            <text:p>0.8113639913</text:p>
          </table:table-cell>
          <table:table-cell office:value-type="float" office:value="0.958208726196058">
            <text:p>0.9582087262</text:p>
          </table:table-cell>
          <table:table-cell office:value-type="float" office:value="0.725628166099958">
            <text:p>0.7256281661</text:p>
          </table:table-cell>
          <table:table-cell office:value-type="float" office:value="0.726119765110381">
            <text:p>0.7261197651</text:p>
          </table:table-cell>
          <table:table-cell office:value-type="float" office:value="0.610346012379997">
            <text:p>0.6103460124</text:p>
          </table:table-cell>
          <table:table-cell office:value-type="float" office:value="0.873314754158976">
            <text:p>0.8733147542</text:p>
          </table:table-cell>
          <table:table-cell table:number-columns-repeated="2"/>
        </table:table-row>
        <table:table-row table:style-name="ro1">
          <table:table-cell office:value-type="float" office:value="0.687634505316364">
            <text:p>0.6876345053</text:p>
          </table:table-cell>
          <table:table-cell office:value-type="float" office:value="0.701656603123363">
            <text:p>0.7016566031</text:p>
          </table:table-cell>
          <table:table-cell office:value-type="float" office:value="0.693793084076859">
            <text:p>0.6937930841</text:p>
          </table:table-cell>
          <table:table-cell office:value-type="float" office:value="0.641440822921935">
            <text:p>0.6414408229</text:p>
          </table:table-cell>
          <table:table-cell office:value-type="float" office:value="0.58161182962889">
            <text:p>0.5816118296</text:p>
          </table:table-cell>
          <table:table-cell office:value-type="float" office:value="0.674292739400801">
            <text:p>0.6742927394</text:p>
          </table:table-cell>
          <table:table-cell office:value-type="float" office:value="0.938511227258182">
            <text:p>0.9385112273</text:p>
          </table:table-cell>
          <table:table-cell office:value-type="float" office:value="0.694038061583929">
            <text:p>0.6940380616</text:p>
          </table:table-cell>
          <table:table-cell office:value-type="float" office:value="0.786489027582024">
            <text:p>0.7864890276</text:p>
          </table:table-cell>
          <table:table-cell office:value-type="float" office:value="0.80704034527506">
            <text:p>0.8070403453</text:p>
          </table:table-cell>
          <table:table-cell table:number-columns-repeated="2"/>
        </table:table-row>
        <table:table-row table:style-name="ro1">
          <table:table-cell office:value-type="float" office:value="0.406442249899556">
            <text:p>0.4064422499</text:p>
          </table:table-cell>
          <table:table-cell office:value-type="float" office:value="0.648036647884603">
            <text:p>0.6480366479</text:p>
          </table:table-cell>
          <table:table-cell office:value-type="float" office:value="0.993018526974088">
            <text:p>0.993018527</text:p>
          </table:table-cell>
          <table:table-cell office:value-type="float" office:value="1.0947127768528">
            <text:p>1.0947127769</text:p>
          </table:table-cell>
          <table:table-cell office:value-type="float" office:value="0.303663590415879">
            <text:p>0.3036635904</text:p>
          </table:table-cell>
          <table:table-cell office:value-type="float" office:value="0.729434396519">
            <text:p>0.7294343965</text:p>
          </table:table-cell>
          <table:table-cell office:value-type="float" office:value="0.790167097120205">
            <text:p>0.7901670971</text:p>
          </table:table-cell>
          <table:table-cell office:value-type="float" office:value="0.729948557969209">
            <text:p>0.729948558</text:p>
          </table:table-cell>
          <table:table-cell office:value-type="float" office:value="0.730482196722615">
            <text:p>0.7304821967</text:p>
          </table:table-cell>
          <table:table-cell office:value-type="float" office:value="0.648057703331725">
            <text:p>0.6480577033</text:p>
          </table:table-cell>
          <table:table-cell table:number-columns-repeated="2"/>
        </table:table-row>
        <table:table-row table:style-name="ro1">
          <table:table-cell office:value-type="float" office:value="0.623730922022178">
            <text:p>0.623730922</text:p>
          </table:table-cell>
          <table:table-cell office:value-type="float" office:value="0.832628990642863">
            <text:p>0.8326289906</text:p>
          </table:table-cell>
          <table:table-cell office:value-type="float" office:value="0.527191809611904">
            <text:p>0.5271918096</text:p>
          </table:table-cell>
          <table:table-cell office:value-type="float" office:value="0.751594144220684">
            <text:p>0.7515941442</text:p>
          </table:table-cell>
          <table:table-cell office:value-type="float" office:value="0.767073480332047">
            <text:p>0.7670734803</text:p>
          </table:table-cell>
          <table:table-cell office:value-type="float" office:value="0.943852745571943">
            <text:p>0.9438527456</text:p>
          </table:table-cell>
          <table:table-cell office:value-type="float" office:value="0.624339096627822">
            <text:p>0.6243390966</text:p>
          </table:table-cell>
          <table:table-cell office:value-type="float" office:value="0.880188648060188">
            <text:p>0.8801886481</text:p>
          </table:table-cell>
          <table:table-cell office:value-type="float" office:value="0.847459669276177">
            <text:p>0.8474596693</text:p>
          </table:table-cell>
          <table:table-cell office:value-type="float" office:value="0.975481324257493">
            <text:p>0.9754813243</text:p>
          </table:table-cell>
          <table:table-cell table:number-columns-repeated="2"/>
        </table:table-row>
        <table:table-row table:style-name="ro1">
          <table:table-cell office:value-type="float" office:value="0.831398714414529">
            <text:p>0.8313987144</text:p>
          </table:table-cell>
          <table:table-cell office:value-type="float" office:value="0.889220561005258">
            <text:p>0.889220561</text:p>
          </table:table-cell>
          <table:table-cell office:value-type="float" office:value="0.797545121433519">
            <text:p>0.7975451214</text:p>
          </table:table-cell>
          <table:table-cell office:value-type="float" office:value="0.891012816089209">
            <text:p>0.8910128161</text:p>
          </table:table-cell>
          <table:table-cell office:value-type="float" office:value="0.909385826680338">
            <text:p>0.9093858267</text:p>
          </table:table-cell>
          <table:table-cell office:value-type="float" office:value="0.835632434676846">
            <text:p>0.8356324347</text:p>
          </table:table-cell>
          <table:table-cell office:value-type="float" office:value="0.6517679627128">
            <text:p>0.6517679627</text:p>
          </table:table-cell>
          <table:table-cell office:value-type="float" office:value="0.808550864500374">
            <text:p>0.8085508645</text:p>
          </table:table-cell>
          <table:table-cell office:value-type="float" office:value="0.597238139271208">
            <text:p>0.5972381393</text:p>
          </table:table-cell>
          <table:table-cell office:value-type="float" office:value="0.646607279156785">
            <text:p>0.6466072792</text:p>
          </table:table-cell>
          <table:table-cell table:number-columns-repeated="2"/>
        </table:table-row>
        <table:table-row table:style-name="ro1">
          <table:table-cell office:value-type="float" office:value="0.706997495481415">
            <text:p>0.7069974955</text:p>
          </table:table-cell>
          <table:table-cell office:value-type="float" office:value="0.796213154377657">
            <text:p>0.7962131544</text:p>
          </table:table-cell>
          <table:table-cell office:value-type="float" office:value="0.858304356595101">
            <text:p>0.8583043566</text:p>
          </table:table-cell>
          <table:table-cell office:value-type="float" office:value="0.797652071898851">
            <text:p>0.7976520719</text:p>
          </table:table-cell>
          <table:table-cell office:value-type="float" office:value="0.728613462338521">
            <text:p>0.7286134623</text:p>
          </table:table-cell>
          <table:table-cell office:value-type="float" office:value="0.823227453185319">
            <text:p>0.8232274532</text:p>
          </table:table-cell>
          <table:table-cell office:value-type="float" office:value="0.833130003313177">
            <text:p>0.8331300033</text:p>
          </table:table-cell>
          <table:table-cell office:value-type="float" office:value="0.72885611908794">
            <text:p>0.7288561191</text:p>
          </table:table-cell>
          <table:table-cell office:value-type="float" office:value="0.927871753718316">
            <text:p>0.9278717537</text:p>
          </table:table-cell>
          <table:table-cell office:value-type="float" office:value="0.84137875305787">
            <text:p>0.8413787531</text:p>
          </table:table-cell>
          <table:table-cell table:number-columns-repeated="2"/>
        </table:table-row>
        <table:table-row table:style-name="ro1">
          <table:table-cell office:value-type="float" office:value="0.9708922977985">
            <text:p>0.9708922978</text:p>
          </table:table-cell>
          <table:table-cell office:value-type="float" office:value="1.06286821360064">
            <text:p>1.0628682136</text:p>
          </table:table-cell>
          <table:table-cell office:value-type="float" office:value="0.622302328506626">
            <text:p>0.6223023285</text:p>
          </table:table-cell>
          <table:table-cell office:value-type="float" office:value="0.608485264178376">
            <text:p>0.6084852642</text:p>
          </table:table-cell>
          <table:table-cell office:value-type="float" office:value="0.621033269764058">
            <text:p>0.6210332698</text:p>
          </table:table-cell>
          <table:table-cell office:value-type="float" office:value="0.583199080113438">
            <text:p>0.5831990801</text:p>
          </table:table-cell>
          <table:table-cell office:value-type="float" office:value="0.696343897330043">
            <text:p>0.6963438973</text:p>
          </table:table-cell>
          <table:table-cell office:value-type="float" office:value="0.881104180254747">
            <text:p>0.8811041803</text:p>
          </table:table-cell>
          <table:table-cell office:value-type="float" office:value="0.971655562262148">
            <text:p>0.9716555623</text:p>
          </table:table-cell>
          <table:table-cell office:value-type="float" office:value="0.73818995069551">
            <text:p>0.7381899507</text:p>
          </table:table-cell>
          <table:table-cell table:number-columns-repeated="2"/>
        </table:table-row>
        <table:table-row table:style-name="ro1">
          <table:table-cell office:value-type="float" office:value="0.784500324151812">
            <text:p>0.7845003242</text:p>
          </table:table-cell>
          <table:table-cell office:value-type="float" office:value="0.809465282236885">
            <text:p>0.8094652822</text:p>
          </table:table-cell>
          <table:table-cell office:value-type="float" office:value="0.81308853103974">
            <text:p>0.813088531</text:p>
          </table:table-cell>
          <table:table-cell office:value-type="float" office:value="0.750559711096453">
            <text:p>0.7505597111</text:p>
          </table:table-cell>
          <table:table-cell office:value-type="float" office:value="0.739351355415668">
            <text:p>0.7393513554</text:p>
          </table:table-cell>
          <table:table-cell office:value-type="float" office:value="0.804898983077739">
            <text:p>0.8048989831</text:p>
          </table:table-cell>
          <table:table-cell office:value-type="float" office:value="0.854728362841516">
            <text:p>0.8547283628</text:p>
          </table:table-cell>
          <table:table-cell office:value-type="float" office:value="0.803782383053666">
            <text:p>0.8037823831</text:p>
          </table:table-cell>
          <table:table-cell office:value-type="float" office:value="0.827672717888813">
            <text:p>0.8276727179</text:p>
          </table:table-cell>
          <table:table-cell office:value-type="float" office:value="0.738167723923349">
            <text:p>0.7381677239</text:p>
          </table:table-cell>
          <table:table-cell table:number-columns-repeated="2"/>
        </table:table-row>
        <table:table-row table:style-name="ro1">
          <table:table-cell office:value-type="float" office:value="0.741903670563812">
            <text:p>0.7419036706</text:p>
          </table:table-cell>
          <table:table-cell office:value-type="float" office:value="0.851272146721854">
            <text:p>0.8512721467</text:p>
          </table:table-cell>
          <table:table-cell office:value-type="float" office:value="0.811839978651785">
            <text:p>0.8118399787</text:p>
          </table:table-cell>
          <table:table-cell office:value-type="float" office:value="0.661429126012201">
            <text:p>0.661429126</text:p>
          </table:table-cell>
          <table:table-cell office:value-type="float" office:value="1.10510002906228">
            <text:p>1.1051000291</text:p>
          </table:table-cell>
          <table:table-cell office:value-type="float" office:value="0.760117606155432">
            <text:p>0.7601176062</text:p>
          </table:table-cell>
          <table:table-cell office:value-type="float" office:value="0.886280841801883">
            <text:p>0.8862808418</text:p>
          </table:table-cell>
          <table:table-cell office:value-type="float" office:value="0.656238100214459">
            <text:p>0.6562381002</text:p>
          </table:table-cell>
          <table:table-cell office:value-type="float" office:value="0.760446470371973">
            <text:p>0.7604464704</text:p>
          </table:table-cell>
          <table:table-cell office:value-type="float" office:value="0.765300324939624">
            <text:p>0.7653003249</text:p>
          </table:table-cell>
          <table:table-cell table:number-columns-repeated="2"/>
        </table:table-row>
        <table:table-row table:style-name="ro1">
          <table:table-cell office:value-type="float" office:value="0.803554092282432">
            <text:p>0.8035540923</text:p>
          </table:table-cell>
          <table:table-cell office:value-type="float" office:value="0.745996610658482">
            <text:p>0.7459966107</text:p>
          </table:table-cell>
          <table:table-cell office:value-type="float" office:value="0.80229748793051">
            <text:p>0.8022974879</text:p>
          </table:table-cell>
          <table:table-cell office:value-type="float" office:value="0.688353828931166">
            <text:p>0.6883538289</text:p>
          </table:table-cell>
          <table:table-cell office:value-type="float" office:value="0.926709469724564">
            <text:p>0.9267094697</text:p>
          </table:table-cell>
          <table:table-cell office:value-type="float" office:value="0.717940256028673">
            <text:p>0.717940256</text:p>
          </table:table-cell>
          <table:table-cell office:value-type="float" office:value="0.735648843237562">
            <text:p>0.7356488432</text:p>
          </table:table-cell>
          <table:table-cell office:value-type="float" office:value="0.816668303435733">
            <text:p>0.8166683034</text:p>
          </table:table-cell>
          <table:table-cell office:value-type="float" office:value="0.68005595966101">
            <text:p>0.6800559597</text:p>
          </table:table-cell>
          <table:table-cell office:value-type="float" office:value="0.831509596516315">
            <text:p>0.8315095965</text:p>
          </table:table-cell>
          <table:table-cell table:number-columns-repeated="2"/>
        </table:table-row>
        <table:table-row table:style-name="ro1">
          <table:table-cell office:value-type="float" office:value="0.814979675611543">
            <text:p>0.8149796756</text:p>
          </table:table-cell>
          <table:table-cell office:value-type="float" office:value="0.832949663729377">
            <text:p>0.8329496637</text:p>
          </table:table-cell>
          <table:table-cell office:value-type="float" office:value="0.778883740764266">
            <text:p>0.7788837408</text:p>
          </table:table-cell>
          <table:table-cell office:value-type="float" office:value="0.778595460097918">
            <text:p>0.7785954601</text:p>
          </table:table-cell>
          <table:table-cell office:value-type="float" office:value="0.827099449856227">
            <text:p>0.8270994499</text:p>
          </table:table-cell>
          <table:table-cell office:value-type="float" office:value="0.824232035000743">
            <text:p>0.824232035</text:p>
          </table:table-cell>
          <table:table-cell office:value-type="float" office:value="0.76392146405239">
            <text:p>0.7639214641</text:p>
          </table:table-cell>
          <table:table-cell office:value-type="float" office:value="0.855760122553887">
            <text:p>0.8557601226</text:p>
          </table:table-cell>
          <table:table-cell office:value-type="float" office:value="0.745779789950075">
            <text:p>0.74577979</text:p>
          </table:table-cell>
          <table:table-cell office:value-type="float" office:value="0.846824146641035">
            <text:p>0.8468241466</text:p>
          </table:table-cell>
          <table:table-cell table:number-columns-repeated="2"/>
        </table:table-row>
        <table:table-row table:style-name="ro1">
          <table:table-cell office:value-type="float" office:value="0.824103604745349">
            <text:p>0.8241036047</text:p>
          </table:table-cell>
          <table:table-cell office:value-type="float" office:value="0.813238544380526">
            <text:p>0.8132385444</text:p>
          </table:table-cell>
          <table:table-cell office:value-type="float" office:value="0.58162121072937">
            <text:p>0.5816212107</text:p>
          </table:table-cell>
          <table:table-cell office:value-type="float" office:value="0.762362192236347">
            <text:p>0.7623621922</text:p>
          </table:table-cell>
          <table:table-cell office:value-type="float" office:value="0.82975093980236">
            <text:p>0.8297509398</text:p>
          </table:table-cell>
          <table:table-cell office:value-type="float" office:value="0.576462601099886">
            <text:p>0.5764626011</text:p>
          </table:table-cell>
          <table:table-cell office:value-type="float" office:value="0.828024274550736">
            <text:p>0.8280242746</text:p>
          </table:table-cell>
          <table:table-cell office:value-type="float" office:value="0.743705930584192">
            <text:p>0.7437059306</text:p>
          </table:table-cell>
          <table:table-cell office:value-type="float" office:value="0.725960837763215">
            <text:p>0.7259608378</text:p>
          </table:table-cell>
          <table:table-cell office:value-type="float" office:value="0.67748155456784">
            <text:p>0.6774815546</text:p>
          </table:table-cell>
          <table:table-cell table:number-columns-repeated="2"/>
        </table:table-row>
        <table:table-row table:style-name="ro1">
          <table:table-cell office:value-type="float" office:value="0.729354993376615">
            <text:p>0.7293549934</text:p>
          </table:table-cell>
          <table:table-cell office:value-type="float" office:value="0.833110820137065">
            <text:p>0.8331108201</text:p>
          </table:table-cell>
          <table:table-cell office:value-type="float" office:value="0.798316290926386">
            <text:p>0.7983162909</text:p>
          </table:table-cell>
          <table:table-cell office:value-type="float" office:value="0.796763066205969">
            <text:p>0.7967630662</text:p>
          </table:table-cell>
          <table:table-cell office:value-type="float" office:value="0.800659335554968">
            <text:p>0.8006593356</text:p>
          </table:table-cell>
          <table:table-cell office:value-type="float" office:value="0.830180545318745">
            <text:p>0.8301805453</text:p>
          </table:table-cell>
          <table:table-cell office:value-type="float" office:value="0.772831623707554">
            <text:p>0.7728316237</text:p>
          </table:table-cell>
          <table:table-cell office:value-type="float" office:value="0.769466837416686">
            <text:p>0.7694668374</text:p>
          </table:table-cell>
          <table:table-cell office:value-type="float" office:value="0.79143155484969">
            <text:p>0.7914315548</text:p>
          </table:table-cell>
          <table:table-cell office:value-type="float" office:value="0.726580641345732">
            <text:p>0.7265806413</text:p>
          </table:table-cell>
          <table:table-cell table:number-columns-repeated="2"/>
        </table:table-row>
        <table:table-row table:style-name="ro1">
          <table:table-cell office:value-type="float" office:value="0.749695768834394">
            <text:p>0.7496957688</text:p>
          </table:table-cell>
          <table:table-cell office:value-type="float" office:value="0.617300650301165">
            <text:p>0.6173006503</text:p>
          </table:table-cell>
          <table:table-cell office:value-type="float" office:value="0.689626984009047">
            <text:p>0.689626984</text:p>
          </table:table-cell>
          <table:table-cell office:value-type="float" office:value="0.749765310588477">
            <text:p>0.7497653106</text:p>
          </table:table-cell>
          <table:table-cell office:value-type="float" office:value="0.656401560309204">
            <text:p>0.6564015603</text:p>
          </table:table-cell>
          <table:table-cell office:value-type="float" office:value="0.73871562588963">
            <text:p>0.7387156259</text:p>
          </table:table-cell>
          <table:table-cell office:value-type="float" office:value="0.766470865227921">
            <text:p>0.7664708652</text:p>
          </table:table-cell>
          <table:table-cell office:value-type="float" office:value="0.674087551185259">
            <text:p>0.6740875512</text:p>
          </table:table-cell>
          <table:table-cell office:value-type="float" office:value="0.659750284825642">
            <text:p>0.6597502848</text:p>
          </table:table-cell>
          <table:table-cell office:value-type="float" office:value="0.779381244742864">
            <text:p>0.7793812447</text:p>
          </table:table-cell>
          <table:table-cell table:number-columns-repeated="2"/>
        </table:table-row>
        <table:table-row table:style-name="ro1">
          <table:table-cell office:value-type="float" office:value="0.7387613017693">
            <text:p>0.7387613018</text:p>
          </table:table-cell>
          <table:table-cell office:value-type="float" office:value="0.771369899101618">
            <text:p>0.7713698991</text:p>
          </table:table-cell>
          <table:table-cell office:value-type="float" office:value="0.762223726839042">
            <text:p>0.7622237268</text:p>
          </table:table-cell>
          <table:table-cell office:value-type="float" office:value="0.676394143063112">
            <text:p>0.6763941431</text:p>
          </table:table-cell>
          <table:table-cell office:value-type="float" office:value="0.813966188212202">
            <text:p>0.8139661882</text:p>
          </table:table-cell>
          <table:table-cell office:value-type="float" office:value="0.843970435869215">
            <text:p>0.8439704359</text:p>
          </table:table-cell>
          <table:table-cell office:value-type="float" office:value="0.875455633257738">
            <text:p>0.8754556333</text:p>
          </table:table-cell>
          <table:table-cell office:value-type="float" office:value="0.810098710279582">
            <text:p>0.8100987103</text:p>
          </table:table-cell>
          <table:table-cell office:value-type="float" office:value="0.746163493402168">
            <text:p>0.7461634934</text:p>
          </table:table-cell>
          <table:table-cell office:value-type="float" office:value="0.798690795118094">
            <text:p>0.7986907951</text:p>
          </table:table-cell>
          <table:table-cell table:number-columns-repeated="2"/>
        </table:table-row>
        <table:table-row table:style-name="ro1">
          <table:table-cell office:value-type="float" office:value="0.643084541787337">
            <text:p>0.6430845418</text:p>
          </table:table-cell>
          <table:table-cell office:value-type="float" office:value="0.669010564079853">
            <text:p>0.6690105641</text:p>
          </table:table-cell>
          <table:table-cell office:value-type="float" office:value="0.930581793124021">
            <text:p>0.9305817931</text:p>
          </table:table-cell>
          <table:table-cell office:value-type="float" office:value="0.781064365452716">
            <text:p>0.7810643655</text:p>
          </table:table-cell>
          <table:table-cell office:value-type="float" office:value="0.871455403041558">
            <text:p>0.871455403</text:p>
          </table:table-cell>
          <table:table-cell office:value-type="float" office:value="0.72087570355015">
            <text:p>0.7208757036</text:p>
          </table:table-cell>
          <table:table-cell office:value-type="float" office:value="0.747970098189206">
            <text:p>0.7479700982</text:p>
          </table:table-cell>
          <table:table-cell office:value-type="float" office:value="0.783176113764949">
            <text:p>0.7831761138</text:p>
          </table:table-cell>
          <table:table-cell office:value-type="float" office:value="0.666698140067277">
            <text:p>0.6666981401</text:p>
          </table:table-cell>
          <table:table-cell office:value-type="float" office:value="0.81827708278321">
            <text:p>0.8182770828</text:p>
          </table:table-cell>
          <table:table-cell table:number-columns-repeated="2"/>
        </table:table-row>
        <table:table-row table:style-name="ro1">
          <table:table-cell office:value-type="float" office:value="0.791672958399439">
            <text:p>0.7916729584</text:p>
          </table:table-cell>
          <table:table-cell office:value-type="float" office:value="0.996557780056415">
            <text:p>0.9965577801</text:p>
          </table:table-cell>
          <table:table-cell office:value-type="float" office:value="0.861157858548507">
            <text:p>0.8611578585</text:p>
          </table:table-cell>
          <table:table-cell office:value-type="float" office:value="0.72393631571367">
            <text:p>0.7239363157</text:p>
          </table:table-cell>
          <table:table-cell office:value-type="float" office:value="0.892728921528304">
            <text:p>0.8927289215</text:p>
          </table:table-cell>
          <table:table-cell office:value-type="float" office:value="0.810343841332967">
            <text:p>0.8103438413</text:p>
          </table:table-cell>
          <table:table-cell office:value-type="float" office:value="0.96814892489525">
            <text:p>0.9681489249</text:p>
          </table:table-cell>
          <table:table-cell office:value-type="float" office:value="0.839437089390244">
            <text:p>0.8394370894</text:p>
          </table:table-cell>
          <table:table-cell office:value-type="float" office:value="0.83471621501276">
            <text:p>0.834716215</text:p>
          </table:table-cell>
          <table:table-cell office:value-type="float" office:value="0.77633421477162">
            <text:p>0.7763342148</text:p>
          </table:table-cell>
          <table:table-cell table:number-columns-repeated="2"/>
        </table:table-row>
        <table:table-row table:style-name="ro1">
          <table:table-cell office:value-type="float" office:value="0.744715928430823">
            <text:p>0.7447159284</text:p>
          </table:table-cell>
          <table:table-cell office:value-type="float" office:value="0.690879501038785">
            <text:p>0.690879501</text:p>
          </table:table-cell>
          <table:table-cell office:value-type="float" office:value="0.852179607379132">
            <text:p>0.8521796074</text:p>
          </table:table-cell>
          <table:table-cell office:value-type="float" office:value="0.811006005366924">
            <text:p>0.8110060054</text:p>
          </table:table-cell>
          <table:table-cell office:value-type="float" office:value="0.755334671518999">
            <text:p>0.7553346715</text:p>
          </table:table-cell>
          <table:table-cell office:value-type="float" office:value="0.798624420168654">
            <text:p>0.7986244202</text:p>
          </table:table-cell>
          <table:table-cell office:value-type="float" office:value="0.824765452188813">
            <text:p>0.8247654522</text:p>
          </table:table-cell>
          <table:table-cell office:value-type="float" office:value="0.845725940567166">
            <text:p>0.8457259406</text:p>
          </table:table-cell>
          <table:table-cell office:value-type="float" office:value="0.911648011532345">
            <text:p>0.9116480115</text:p>
          </table:table-cell>
          <table:table-cell office:value-type="float" office:value="0.903626002972439">
            <text:p>0.903626003</text:p>
          </table:table-cell>
          <table:table-cell table:number-columns-repeated="2"/>
        </table:table-row>
        <table:table-row table:style-name="ro1">
          <table:table-cell office:value-type="float" office:value="0.798069582430907">
            <text:p>0.7980695824</text:p>
          </table:table-cell>
          <table:table-cell office:value-type="float" office:value="0.757715584164989">
            <text:p>0.7577155842</text:p>
          </table:table-cell>
          <table:table-cell office:value-type="float" office:value="0.864781749255907">
            <text:p>0.8647817493</text:p>
          </table:table-cell>
          <table:table-cell office:value-type="float" office:value="0.814345664785182">
            <text:p>0.8143456648</text:p>
          </table:table-cell>
          <table:table-cell office:value-type="float" office:value="0.805753663572629">
            <text:p>0.8057536636</text:p>
          </table:table-cell>
          <table:table-cell office:value-type="float" office:value="0.81421282572511">
            <text:p>0.8142128257</text:p>
          </table:table-cell>
          <table:table-cell office:value-type="float" office:value="0.791972548499099">
            <text:p>0.7919725485</text:p>
          </table:table-cell>
          <table:table-cell office:value-type="float" office:value="0.757554763885554">
            <text:p>0.7575547639</text:p>
          </table:table-cell>
          <table:table-cell office:value-type="float" office:value="0.858066312990852">
            <text:p>0.858066313</text:p>
          </table:table-cell>
          <table:table-cell office:value-type="float" office:value="0.873907312055508">
            <text:p>0.8739073121</text:p>
          </table:table-cell>
          <table:table-cell table:number-columns-repeated="2"/>
        </table:table-row>
        <table:table-row table:style-name="ro1">
          <table:table-cell office:value-type="float" office:value="0.719860959704906">
            <text:p>0.7198609597</text:p>
          </table:table-cell>
          <table:table-cell office:value-type="float" office:value="0.727706269257369">
            <text:p>0.7277062693</text:p>
          </table:table-cell>
          <table:table-cell office:value-type="float" office:value="0.783686833990586">
            <text:p>0.783686834</text:p>
          </table:table-cell>
          <table:table-cell office:value-type="float" office:value="0.855809737540334">
            <text:p>0.8558097375</text:p>
          </table:table-cell>
          <table:table-cell office:value-type="float" office:value="0.83532926581212">
            <text:p>0.8353292658</text:p>
          </table:table-cell>
          <table:table-cell office:value-type="float" office:value="0.668093921247527">
            <text:p>0.6680939212</text:p>
          </table:table-cell>
          <table:table-cell office:value-type="float" office:value="0.611158081618701">
            <text:p>0.6111580816</text:p>
          </table:table-cell>
          <table:table-cell office:value-type="float" office:value="0.472611325834561">
            <text:p>0.4726113258</text:p>
          </table:table-cell>
          <table:table-cell office:value-type="float" office:value="0.719041458948568">
            <text:p>0.7190414589</text:p>
          </table:table-cell>
          <table:table-cell office:value-type="float" office:value="0.764104766641891">
            <text:p>0.7641047666</text:p>
          </table:table-cell>
          <table:table-cell table:number-columns-repeated="2"/>
        </table:table-row>
        <table:table-row table:style-name="ro1">
          <table:table-cell office:value-type="float" office:value="0.71722179652949">
            <text:p>0.7172217965</text:p>
          </table:table-cell>
          <table:table-cell office:value-type="float" office:value="0.793475917715484">
            <text:p>0.7934759177</text:p>
          </table:table-cell>
          <table:table-cell office:value-type="float" office:value="0.67199766903341">
            <text:p>0.671997669</text:p>
          </table:table-cell>
          <table:table-cell office:value-type="float" office:value="0.721971334782992">
            <text:p>0.7219713348</text:p>
          </table:table-cell>
          <table:table-cell office:value-type="float" office:value="0.640064211509814">
            <text:p>0.6400642115</text:p>
          </table:table-cell>
          <table:table-cell office:value-type="float" office:value="0.674699767095511">
            <text:p>0.6746997671</text:p>
          </table:table-cell>
          <table:table-cell office:value-type="float" office:value="0.682277411676101">
            <text:p>0.6822774117</text:p>
          </table:table-cell>
          <table:table-cell office:value-type="float" office:value="0.655544830390905">
            <text:p>0.6555448304</text:p>
          </table:table-cell>
          <table:table-cell office:value-type="float" office:value="0.691117025401595">
            <text:p>0.6911170254</text:p>
          </table:table-cell>
          <table:table-cell office:value-type="float" office:value="0.712993332401182">
            <text:p>0.7129933324</text:p>
          </table:table-cell>
          <table:table-cell table:number-columns-repeated="2"/>
        </table:table-row>
        <table:table-row table:style-name="ro1">
          <table:table-cell office:value-type="float" office:value="0.724187355813599">
            <text:p>0.7241873558</text:p>
          </table:table-cell>
          <table:table-cell office:value-type="float" office:value="0.915557341573207">
            <text:p>0.9155573416</text:p>
          </table:table-cell>
          <table:table-cell office:value-type="float" office:value="0.727101002107806">
            <text:p>0.7271010021</text:p>
          </table:table-cell>
          <table:table-cell office:value-type="float" office:value="0.872076301252227">
            <text:p>0.8720763013</text:p>
          </table:table-cell>
          <table:table-cell office:value-type="float" office:value="0.875906845799832">
            <text:p>0.8759068458</text:p>
          </table:table-cell>
          <table:table-cell office:value-type="float" office:value="0.781060616822615">
            <text:p>0.7810606168</text:p>
          </table:table-cell>
          <table:table-cell office:value-type="float" office:value="0.849909478430145">
            <text:p>0.8499094784</text:p>
          </table:table-cell>
          <table:table-cell office:value-type="float" office:value="0.819949772611477">
            <text:p>0.8199497726</text:p>
          </table:table-cell>
          <table:table-cell office:value-type="float" office:value="0.757734083176209">
            <text:p>0.7577340832</text:p>
          </table:table-cell>
          <table:table-cell office:value-type="float" office:value="0.652984560782089">
            <text:p>0.6529845608</text:p>
          </table:table-cell>
          <table:table-cell table:number-columns-repeated="2"/>
        </table:table-row>
        <table:table-row table:style-name="ro1">
          <table:table-cell office:value-type="float" office:value="0.884319238453293">
            <text:p>0.8843192385</text:p>
          </table:table-cell>
          <table:table-cell office:value-type="float" office:value="0.723619193416694">
            <text:p>0.7236191934</text:p>
          </table:table-cell>
          <table:table-cell office:value-type="float" office:value="0.699339174991157">
            <text:p>0.699339175</text:p>
          </table:table-cell>
          <table:table-cell office:value-type="float" office:value="0.928805981602826">
            <text:p>0.9288059816</text:p>
          </table:table-cell>
          <table:table-cell office:value-type="float" office:value="0.866672965951966">
            <text:p>0.866672966</text:p>
          </table:table-cell>
          <table:table-cell office:value-type="float" office:value="0.81730322388167">
            <text:p>0.8173032239</text:p>
          </table:table-cell>
          <table:table-cell office:value-type="float" office:value="0.895298698202676">
            <text:p>0.8952986982</text:p>
          </table:table-cell>
          <table:table-cell office:value-type="float" office:value="0.807615054160009">
            <text:p>0.8076150542</text:p>
          </table:table-cell>
          <table:table-cell office:value-type="float" office:value="0.699645257115844">
            <text:p>0.6996452571</text:p>
          </table:table-cell>
          <table:table-cell office:value-type="float" office:value="0.857614798061049">
            <text:p>0.8576147981</text:p>
          </table:table-cell>
          <table:table-cell table:number-columns-repeated="2"/>
        </table:table-row>
        <table:table-row table:style-name="ro1">
          <table:table-cell office:value-type="float" office:value="0.83990550038488">
            <text:p>0.8399055004</text:p>
          </table:table-cell>
          <table:table-cell office:value-type="float" office:value="0.781377734673427">
            <text:p>0.7813777347</text:p>
          </table:table-cell>
          <table:table-cell office:value-type="float" office:value="0.810125557033613">
            <text:p>0.810125557</text:p>
          </table:table-cell>
          <table:table-cell office:value-type="float" office:value="0.804877848514272">
            <text:p>0.8048778485</text:p>
          </table:table-cell>
          <table:table-cell office:value-type="float" office:value="0.749289206153006">
            <text:p>0.7492892062</text:p>
          </table:table-cell>
          <table:table-cell office:value-type="float" office:value="0.735457005699396">
            <text:p>0.7354570057</text:p>
          </table:table-cell>
          <table:table-cell office:value-type="float" office:value="0.737416382161415">
            <text:p>0.7374163822</text:p>
          </table:table-cell>
          <table:table-cell office:value-type="float" office:value="0.842717896598443">
            <text:p>0.8427178966</text:p>
          </table:table-cell>
          <table:table-cell office:value-type="float" office:value="0.751517453228344">
            <text:p>0.7515174532</text:p>
          </table:table-cell>
          <table:table-cell office:value-type="float" office:value="0.824973359109096">
            <text:p>0.8249733591</text:p>
          </table:table-cell>
          <table:table-cell table:number-columns-repeated="2"/>
        </table:table-row>
        <table:table-row table:style-name="ro1">
          <table:table-cell office:value-type="float" office:value="0.833808090415542">
            <text:p>0.8338080904</text:p>
          </table:table-cell>
          <table:table-cell office:value-type="float" office:value="0.813627762267994">
            <text:p>0.8136277623</text:p>
          </table:table-cell>
          <table:table-cell office:value-type="float" office:value="0.835735312530834">
            <text:p>0.8357353125</text:p>
          </table:table-cell>
          <table:table-cell office:value-type="float" office:value="0.821696524464005">
            <text:p>0.8216965245</text:p>
          </table:table-cell>
          <table:table-cell office:value-type="float" office:value="0.786594296137488">
            <text:p>0.7865942961</text:p>
          </table:table-cell>
          <table:table-cell office:value-type="float" office:value="0.751941259716226">
            <text:p>0.7519412597</text:p>
          </table:table-cell>
          <table:table-cell office:value-type="float" office:value="0.787305247839713">
            <text:p>0.7873052478</text:p>
          </table:table-cell>
          <table:table-cell office:value-type="float" office:value="0.766093695024623">
            <text:p>0.766093695</text:p>
          </table:table-cell>
          <table:table-cell office:value-type="float" office:value="0.715449607970863">
            <text:p>0.715449608</text:p>
          </table:table-cell>
          <table:table-cell office:value-type="float" office:value="0.844083329199927">
            <text:p>0.8440833292</text:p>
          </table:table-cell>
          <table:table-cell table:number-columns-repeated="2"/>
        </table:table-row>
        <table:table-row table:style-name="ro1">
          <table:table-cell office:value-type="float" office:value="0.648689429185398">
            <text:p>0.6486894292</text:p>
          </table:table-cell>
          <table:table-cell office:value-type="float" office:value="0.972708798454618">
            <text:p>0.9727087985</text:p>
          </table:table-cell>
          <table:table-cell office:value-type="float" office:value="0.811767172469115">
            <text:p>0.8117671725</text:p>
          </table:table-cell>
          <table:table-cell office:value-type="float" office:value="0.791841453682629">
            <text:p>0.7918414537</text:p>
          </table:table-cell>
          <table:table-cell office:value-type="float" office:value="0.646499481990773">
            <text:p>0.646499482</text:p>
          </table:table-cell>
          <table:table-cell office:value-type="float" office:value="0.811608801052577">
            <text:p>0.8116088011</text:p>
          </table:table-cell>
          <table:table-cell office:value-type="float" office:value="0.971757116062457">
            <text:p>0.9717571161</text:p>
          </table:table-cell>
          <table:table-cell office:value-type="float" office:value="0.809943644925134">
            <text:p>0.8099436449</text:p>
          </table:table-cell>
          <table:table-cell office:value-type="float" office:value="0.567154521182929">
            <text:p>0.5671545212</text:p>
          </table:table-cell>
          <table:table-cell office:value-type="float" office:value="0.952111683917897">
            <text:p>0.9521116839</text:p>
          </table:table-cell>
          <table:table-cell table:number-columns-repeated="2"/>
        </table:table-row>
        <table:table-row table:style-name="ro1">
          <table:table-cell office:value-type="float" office:value="0.738401812394288">
            <text:p>0.7384018124</text:p>
          </table:table-cell>
          <table:table-cell office:value-type="float" office:value="0.670956152983002">
            <text:p>0.670956153</text:p>
          </table:table-cell>
          <table:table-cell office:value-type="float" office:value="0.71006046168681">
            <text:p>0.7100604617</text:p>
          </table:table-cell>
          <table:table-cell office:value-type="float" office:value="0.721712318841638">
            <text:p>0.7217123188</text:p>
          </table:table-cell>
          <table:table-cell office:value-type="float" office:value="0.694663463904627">
            <text:p>0.6946634639</text:p>
          </table:table-cell>
          <table:table-cell office:value-type="float" office:value="0.741842357885578">
            <text:p>0.7418423579</text:p>
          </table:table-cell>
          <table:table-cell office:value-type="float" office:value="0.627057070224492">
            <text:p>0.6270570702</text:p>
          </table:table-cell>
          <table:table-cell office:value-type="float" office:value="0.736673701189564">
            <text:p>0.7366737012</text:p>
          </table:table-cell>
          <table:table-cell office:value-type="float" office:value="0.716315071733577">
            <text:p>0.7163150717</text:p>
          </table:table-cell>
          <table:table-cell office:value-type="float" office:value="0.674157601394277">
            <text:p>0.6741576014</text:p>
          </table:table-cell>
          <table:table-cell table:number-columns-repeated="2"/>
        </table:table-row>
        <table:table-row table:style-name="ro1">
          <table:table-cell office:value-type="float" office:value="0.676876169965484">
            <text:p>0.67687617</text:p>
          </table:table-cell>
          <table:table-cell office:value-type="float" office:value="0.573780955014383">
            <text:p>0.573780955</text:p>
          </table:table-cell>
          <table:table-cell office:value-type="float" office:value="0.58408536810049">
            <text:p>0.5840853681</text:p>
          </table:table-cell>
          <table:table-cell office:value-type="float" office:value="0.619664691586962">
            <text:p>0.6196646916</text:p>
          </table:table-cell>
          <table:table-cell office:value-type="float" office:value="0.703044836075964">
            <text:p>0.7030448361</text:p>
          </table:table-cell>
          <table:table-cell office:value-type="float" office:value="0.687259056504139">
            <text:p>0.6872590565</text:p>
          </table:table-cell>
          <table:table-cell office:value-type="float" office:value="0.676366273731183">
            <text:p>0.6763662737</text:p>
          </table:table-cell>
          <table:table-cell office:value-type="float" office:value="0.637382663447662">
            <text:p>0.6373826634</text:p>
          </table:table-cell>
          <table:table-cell office:value-type="float" office:value="0.638256550933876">
            <text:p>0.6382565509</text:p>
          </table:table-cell>
          <table:table-cell office:value-type="float" office:value="0.59518542111242">
            <text:p>0.5951854211</text:p>
          </table:table-cell>
          <table:table-cell table:number-columns-repeated="2"/>
        </table:table-row>
        <table:table-row table:style-name="ro1">
          <table:table-cell office:value-type="float" office:value="0.824390431650345">
            <text:p>0.8243904317</text:p>
          </table:table-cell>
          <table:table-cell office:value-type="float" office:value="0.735041077280164">
            <text:p>0.7350410773</text:p>
          </table:table-cell>
          <table:table-cell office:value-type="float" office:value="0.907500070672434">
            <text:p>0.9075000707</text:p>
          </table:table-cell>
          <table:table-cell office:value-type="float" office:value="0.843542833614147">
            <text:p>0.8435428336</text:p>
          </table:table-cell>
          <table:table-cell office:value-type="float" office:value="0.942826072090808">
            <text:p>0.9428260721</text:p>
          </table:table-cell>
          <table:table-cell office:value-type="float" office:value="0.916956629347765">
            <text:p>0.9169566293</text:p>
          </table:table-cell>
          <table:table-cell office:value-type="float" office:value="0.809268086304545">
            <text:p>0.8092680863</text:p>
          </table:table-cell>
          <table:table-cell office:value-type="float" office:value="0.899348718285012">
            <text:p>0.8993487183</text:p>
          </table:table-cell>
          <table:table-cell office:value-type="float" office:value="0.934296370554016">
            <text:p>0.9342963706</text:p>
          </table:table-cell>
          <table:table-cell office:value-type="float" office:value="0.871675673003875">
            <text:p>0.871675673</text:p>
          </table:table-cell>
          <table:table-cell table:number-columns-repeated="2"/>
        </table:table-row>
        <table:table-row table:style-name="ro1">
          <table:table-cell office:value-type="float" office:value="0.588866702816027">
            <text:p>0.5888667028</text:p>
          </table:table-cell>
          <table:table-cell office:value-type="float" office:value="0.704788078277078">
            <text:p>0.7047880783</text:p>
          </table:table-cell>
          <table:table-cell office:value-type="float" office:value="0.709446218806114">
            <text:p>0.7094462188</text:p>
          </table:table-cell>
          <table:table-cell office:value-type="float" office:value="0.804980446277303">
            <text:p>0.8049804463</text:p>
          </table:table-cell>
          <table:table-cell office:value-type="float" office:value="0.721292701791289">
            <text:p>0.7212927018</text:p>
          </table:table-cell>
          <table:table-cell office:value-type="float" office:value="0.914321399740654">
            <text:p>0.9143213997</text:p>
          </table:table-cell>
          <table:table-cell office:value-type="float" office:value="0.826402040544248">
            <text:p>0.8264020405</text:p>
          </table:table-cell>
          <table:table-cell office:value-type="float" office:value="0.752759148957301">
            <text:p>0.752759149</text:p>
          </table:table-cell>
          <table:table-cell office:value-type="float" office:value="0.488583209376744">
            <text:p>0.4885832094</text:p>
          </table:table-cell>
          <table:table-cell office:value-type="float" office:value="0.763060177843325">
            <text:p>0.7630601778</text:p>
          </table:table-cell>
          <table:table-cell table:number-columns-repeated="2"/>
        </table:table-row>
        <table:table-row table:style-name="ro1">
          <table:table-cell office:value-type="float" office:value="0.834178669917139">
            <text:p>0.8341786699</text:p>
          </table:table-cell>
          <table:table-cell office:value-type="float" office:value="0.853585224678077">
            <text:p>0.8535852247</text:p>
          </table:table-cell>
          <table:table-cell office:value-type="float" office:value="0.862651011221558">
            <text:p>0.8626510112</text:p>
          </table:table-cell>
          <table:table-cell office:value-type="float" office:value="0.749274318582113">
            <text:p>0.7492743186</text:p>
          </table:table-cell>
          <table:table-cell office:value-type="float" office:value="0.849170278962514">
            <text:p>0.849170279</text:p>
          </table:table-cell>
          <table:table-cell office:value-type="float" office:value="0.827979323178741">
            <text:p>0.8279793232</text:p>
          </table:table-cell>
          <table:table-cell office:value-type="float" office:value="0.77185242702361">
            <text:p>0.771852427</text:p>
          </table:table-cell>
          <table:table-cell office:value-type="float" office:value="0.781758281619555">
            <text:p>0.7817582816</text:p>
          </table:table-cell>
          <table:table-cell office:value-type="float" office:value="0.868864620913072">
            <text:p>0.8688646209</text:p>
          </table:table-cell>
          <table:table-cell office:value-type="float" office:value="0.845506867704336">
            <text:p>0.8455068677</text:p>
          </table:table-cell>
          <table:table-cell table:number-columns-repeated="2"/>
        </table:table-row>
        <table:table-row table:style-name="ro1">
          <table:table-cell office:value-type="float" office:value="0.647236387491293">
            <text:p>0.6472363875</text:p>
          </table:table-cell>
          <table:table-cell office:value-type="float" office:value="0.819223923091778">
            <text:p>0.8192239231</text:p>
          </table:table-cell>
          <table:table-cell office:value-type="float" office:value="0.793928287311641">
            <text:p>0.7939282873</text:p>
          </table:table-cell>
          <table:table-cell office:value-type="float" office:value="0.581338485072724">
            <text:p>0.5813384851</text:p>
          </table:table-cell>
          <table:table-cell office:value-type="float" office:value="0.9775589922035">
            <text:p>0.9775589922</text:p>
          </table:table-cell>
          <table:table-cell office:value-type="float" office:value="0.925515850229334">
            <text:p>0.9255158502</text:p>
          </table:table-cell>
          <table:table-cell office:value-type="float" office:value="0.831986603410743">
            <text:p>0.8319866034</text:p>
          </table:table-cell>
          <table:table-cell office:value-type="float" office:value="0.844943180266503">
            <text:p>0.8449431803</text:p>
          </table:table-cell>
          <table:table-cell office:value-type="float" office:value="0.898540293514953">
            <text:p>0.8985402935</text:p>
          </table:table-cell>
          <table:table-cell office:value-type="float" office:value="0.786126078570348">
            <text:p>0.7861260786</text:p>
          </table:table-cell>
          <table:table-cell table:number-columns-repeated="2"/>
        </table:table-row>
        <table:table-row table:style-name="ro1">
          <table:table-cell office:value-type="float" office:value="0.887205650036807">
            <text:p>0.88720565</text:p>
          </table:table-cell>
          <table:table-cell office:value-type="float" office:value="0.830906070506327">
            <text:p>0.8309060705</text:p>
          </table:table-cell>
          <table:table-cell office:value-type="float" office:value="0.780914602803937">
            <text:p>0.7809146028</text:p>
          </table:table-cell>
          <table:table-cell office:value-type="float" office:value="0.873606639867636">
            <text:p>0.8736066399</text:p>
          </table:table-cell>
          <table:table-cell office:value-type="float" office:value="0.76334710145689">
            <text:p>0.7633471015</text:p>
          </table:table-cell>
          <table:table-cell office:value-type="float" office:value="0.819369439825654">
            <text:p>0.8193694398</text:p>
          </table:table-cell>
          <table:table-cell office:value-type="float" office:value="0.881791177538114">
            <text:p>0.8817911775</text:p>
          </table:table-cell>
          <table:table-cell office:value-type="float" office:value="0.856631807844741">
            <text:p>0.8566318078</text:p>
          </table:table-cell>
          <table:table-cell office:value-type="float" office:value="0.795531805282264">
            <text:p>0.7955318053</text:p>
          </table:table-cell>
          <table:table-cell office:value-type="float" office:value="0.820579758580005">
            <text:p>0.8205797586</text:p>
          </table:table-cell>
          <table:table-cell table:number-columns-repeated="2"/>
        </table:table-row>
        <table:table-row table:style-name="ro1">
          <table:table-cell office:value-type="float" office:value="0.907510254644071">
            <text:p>0.9075102546</text:p>
          </table:table-cell>
          <table:table-cell office:value-type="float" office:value="0.766231750966716">
            <text:p>0.766231751</text:p>
          </table:table-cell>
          <table:table-cell office:value-type="float" office:value="0.789668774858664">
            <text:p>0.7896687749</text:p>
          </table:table-cell>
          <table:table-cell office:value-type="float" office:value="0.789865087511413">
            <text:p>0.7898650875</text:p>
          </table:table-cell>
          <table:table-cell office:value-type="float" office:value="0.748900553473456">
            <text:p>0.7489005535</text:p>
          </table:table-cell>
          <table:table-cell office:value-type="float" office:value="0.948752678923603">
            <text:p>0.9487526789</text:p>
          </table:table-cell>
          <table:table-cell office:value-type="float" office:value="0.984374862181456">
            <text:p>0.9843748622</text:p>
          </table:table-cell>
          <table:table-cell office:value-type="float" office:value="0.808210798414294">
            <text:p>0.8082107984</text:p>
          </table:table-cell>
          <table:table-cell office:value-type="float" office:value="0.657001943740284">
            <text:p>0.6570019437</text:p>
          </table:table-cell>
          <table:table-cell office:value-type="float" office:value="0.758490880756112">
            <text:p>0.7584908808</text:p>
          </table:table-cell>
          <table:table-cell table:number-columns-repeated="2"/>
        </table:table-row>
        <table:table-row table:style-name="ro1">
          <table:table-cell office:value-type="float" office:value="0.798342799035643">
            <text:p>0.798342799</text:p>
          </table:table-cell>
          <table:table-cell office:value-type="float" office:value="0.775970064951151">
            <text:p>0.775970065</text:p>
          </table:table-cell>
          <table:table-cell office:value-type="float" office:value="0.790108468617684">
            <text:p>0.7901084686</text:p>
          </table:table-cell>
          <table:table-cell office:value-type="float" office:value="0.832395426909586">
            <text:p>0.8323954269</text:p>
          </table:table-cell>
          <table:table-cell office:value-type="float" office:value="0.794953912598688">
            <text:p>0.7949539126</text:p>
          </table:table-cell>
          <table:table-cell office:value-type="float" office:value="0.781348000053286">
            <text:p>0.7813480001</text:p>
          </table:table-cell>
          <table:table-cell office:value-type="float" office:value="0.750391658168931">
            <text:p>0.7503916582</text:p>
          </table:table-cell>
          <table:table-cell office:value-type="float" office:value="0.696452948392456">
            <text:p>0.6964529484</text:p>
          </table:table-cell>
          <table:table-cell office:value-type="float" office:value="0.830209343472933">
            <text:p>0.8302093435</text:p>
          </table:table-cell>
          <table:table-cell office:value-type="float" office:value="0.898118801764772">
            <text:p>0.8981188018</text:p>
          </table:table-cell>
          <table:table-cell table:number-columns-repeated="2"/>
        </table:table-row>
        <table:table-row table:style-name="ro1">
          <table:table-cell office:value-type="float" office:value="0.872709195920579">
            <text:p>0.8727091959</text:p>
          </table:table-cell>
          <table:table-cell office:value-type="float" office:value="0.863315420073215">
            <text:p>0.8633154201</text:p>
          </table:table-cell>
          <table:table-cell office:value-type="float" office:value="0.891872089391542">
            <text:p>0.8918720894</text:p>
          </table:table-cell>
          <table:table-cell office:value-type="float" office:value="0.911081905612883">
            <text:p>0.9110819056</text:p>
          </table:table-cell>
          <table:table-cell office:value-type="float" office:value="0.834945312144672">
            <text:p>0.8349453121</text:p>
          </table:table-cell>
          <table:table-cell office:value-type="float" office:value="0.918188442872764">
            <text:p>0.9181884429</text:p>
          </table:table-cell>
          <table:table-cell office:value-type="float" office:value="0.919738010623865">
            <text:p>0.9197380106</text:p>
          </table:table-cell>
          <table:table-cell office:value-type="float" office:value="0.864119296885323">
            <text:p>0.8641192969</text:p>
          </table:table-cell>
          <table:table-cell office:value-type="float" office:value="0.834478681679854">
            <text:p>0.8344786817</text:p>
          </table:table-cell>
          <table:table-cell office:value-type="float" office:value="0.879095936199955">
            <text:p>0.8790959362</text:p>
          </table:table-cell>
          <table:table-cell table:number-columns-repeated="2"/>
        </table:table-row>
        <table:table-row table:style-name="ro1">
          <table:table-cell office:value-type="float" office:value="0.687505017776335">
            <text:p>0.6875050178</text:p>
          </table:table-cell>
          <table:table-cell office:value-type="float" office:value="0.800773831038919">
            <text:p>0.800773831</text:p>
          </table:table-cell>
          <table:table-cell office:value-type="float" office:value="0.912215896003944">
            <text:p>0.912215896</text:p>
          </table:table-cell>
          <table:table-cell office:value-type="float" office:value="0.959449508602387">
            <text:p>0.9594495086</text:p>
          </table:table-cell>
          <table:table-cell office:value-type="float" office:value="0.576052092922786">
            <text:p>0.5760520929</text:p>
          </table:table-cell>
          <table:table-cell office:value-type="float" office:value="0.68714950859959">
            <text:p>0.6871495086</text:p>
          </table:table-cell>
          <table:table-cell office:value-type="float" office:value="0.911978652246962">
            <text:p>0.9119786522</text:p>
          </table:table-cell>
          <table:table-cell office:value-type="float" office:value="0.623220805042905">
            <text:p>0.623220805</text:p>
          </table:table-cell>
          <table:table-cell office:value-type="float" office:value="0.753223986294311">
            <text:p>0.7532239863</text:p>
          </table:table-cell>
          <table:table-cell office:value-type="float" office:value="0.94309128310449">
            <text:p>0.9430912831</text:p>
          </table:table-cell>
          <table:table-cell table:number-columns-repeated="2"/>
        </table:table-row>
        <table:table-row table:style-name="ro1">
          <table:table-cell office:value-type="float" office:value="0.687442619064213">
            <text:p>0.6874426191</text:p>
          </table:table-cell>
          <table:table-cell office:value-type="float" office:value="0.476752941949763">
            <text:p>0.4767529419</text:p>
          </table:table-cell>
          <table:table-cell office:value-type="float" office:value="0.90005099271367">
            <text:p>0.9000509927</text:p>
          </table:table-cell>
          <table:table-cell office:value-type="float" office:value="0.688589583982727">
            <text:p>0.688589584</text:p>
          </table:table-cell>
          <table:table-cell office:value-type="float" office:value="0.7406915253812">
            <text:p>0.7406915254</text:p>
          </table:table-cell>
          <table:table-cell office:value-type="float" office:value="0.661343200635466">
            <text:p>0.6613432006</text:p>
          </table:table-cell>
          <table:table-cell office:value-type="float" office:value="0.371167628926721">
            <text:p>0.3711676289</text:p>
          </table:table-cell>
          <table:table-cell office:value-type="float" office:value="0.871504537138388">
            <text:p>0.8715045371</text:p>
          </table:table-cell>
          <table:table-cell office:value-type="float" office:value="0.978723597110621">
            <text:p>0.9787235971</text:p>
          </table:table-cell>
          <table:table-cell office:value-type="float" office:value="0.632932624622338">
            <text:p>0.6329326246</text:p>
          </table:table-cell>
          <table:table-cell table:number-columns-repeated="2"/>
        </table:table-row>
        <table:table-row table:style-name="ro1">
          <table:table-cell office:value-type="float" office:value="0.635645378261051">
            <text:p>0.6356453783</text:p>
          </table:table-cell>
          <table:table-cell office:value-type="float" office:value="0.643938980261984">
            <text:p>0.6439389803</text:p>
          </table:table-cell>
          <table:table-cell office:value-type="float" office:value="0.774259197568208">
            <text:p>0.7742591976</text:p>
          </table:table-cell>
          <table:table-cell office:value-type="float" office:value="0.666061677233813">
            <text:p>0.6660616772</text:p>
          </table:table-cell>
          <table:table-cell office:value-type="float" office:value="1.03397357383291">
            <text:p>1.0339735738</text:p>
          </table:table-cell>
          <table:table-cell office:value-type="float" office:value="0.805830858296862">
            <text:p>0.8058308583</text:p>
          </table:table-cell>
          <table:table-cell office:value-type="float" office:value="0.773301557207313">
            <text:p>0.7733015572</text:p>
          </table:table-cell>
          <table:table-cell office:value-type="float" office:value="0.551495011353013">
            <text:p>0.5514950114</text:p>
          </table:table-cell>
          <table:table-cell office:value-type="float" office:value="0.851565974172588">
            <text:p>0.8515659742</text:p>
          </table:table-cell>
          <table:table-cell office:value-type="float" office:value="0.659844991990574">
            <text:p>0.659844992</text:p>
          </table:table-cell>
          <table:table-cell table:number-columns-repeated="2"/>
        </table:table-row>
        <table:table-row table:style-name="ro1">
          <table:table-cell office:value-type="float" office:value="0.784086298621482">
            <text:p>0.7840862986</text:p>
          </table:table-cell>
          <table:table-cell office:value-type="float" office:value="0.825722572684867">
            <text:p>0.8257225727</text:p>
          </table:table-cell>
          <table:table-cell office:value-type="float" office:value="0.73134036311149">
            <text:p>0.7313403631</text:p>
          </table:table-cell>
          <table:table-cell office:value-type="float" office:value="0.728146792184625">
            <text:p>0.7281467922</text:p>
          </table:table-cell>
          <table:table-cell office:value-type="float" office:value="0.742973000514865">
            <text:p>0.7429730005</text:p>
          </table:table-cell>
          <table:table-cell office:value-type="float" office:value="0.779243970354305">
            <text:p>0.7792439704</text:p>
          </table:table-cell>
          <table:table-cell office:value-type="float" office:value="0.838602927744619">
            <text:p>0.8386029277</text:p>
          </table:table-cell>
          <table:table-cell office:value-type="float" office:value="0.805856579298409">
            <text:p>0.8058565793</text:p>
          </table:table-cell>
          <table:table-cell office:value-type="float" office:value="0.66917355044804">
            <text:p>0.6691735504</text:p>
          </table:table-cell>
          <table:table-cell office:value-type="float" office:value="0.740199953914125">
            <text:p>0.7401999539</text:p>
          </table:table-cell>
          <table:table-cell table:number-columns-repeated="2"/>
        </table:table-row>
        <table:table-row table:style-name="ro1">
          <table:table-cell office:value-type="float" office:value="0.90027079853814">
            <text:p>0.9002707985</text:p>
          </table:table-cell>
          <table:table-cell office:value-type="float" office:value="0.687794730549169">
            <text:p>0.6877947305</text:p>
          </table:table-cell>
          <table:table-cell office:value-type="float" office:value="0.714509330540303">
            <text:p>0.7145093305</text:p>
          </table:table-cell>
          <table:table-cell office:value-type="float" office:value="1.08404806330037">
            <text:p>1.0840480633</text:p>
          </table:table-cell>
          <table:table-cell office:value-type="float" office:value="0.899563345778853">
            <text:p>0.8995633458</text:p>
          </table:table-cell>
          <table:table-cell office:value-type="float" office:value="0.528283910982574">
            <text:p>0.528283911</text:p>
          </table:table-cell>
          <table:table-cell office:value-type="float" office:value="0.659609828800887">
            <text:p>0.6596098288</text:p>
          </table:table-cell>
          <table:table-cell office:value-type="float" office:value="0.68683554778472">
            <text:p>0.6868355478</text:p>
          </table:table-cell>
          <table:table-cell office:value-type="float" office:value="0.684802305571157">
            <text:p>0.6848023056</text:p>
          </table:table-cell>
          <table:table-cell office:value-type="float" office:value="0.739269624388538">
            <text:p>0.7392696244</text:p>
          </table:table-cell>
          <table:table-cell table:number-columns-repeated="2"/>
        </table:table-row>
        <table:table-row table:style-name="ro1">
          <table:table-cell office:value-type="float" office:value="0.954253511058204">
            <text:p>0.9542535111</text:p>
          </table:table-cell>
          <table:table-cell office:value-type="float" office:value="0.913820928024382">
            <text:p>0.913820928</text:p>
          </table:table-cell>
          <table:table-cell office:value-type="float" office:value="0.860190279109204">
            <text:p>0.8601902791</text:p>
          </table:table-cell>
          <table:table-cell office:value-type="float" office:value="0.851843809329482">
            <text:p>0.8518438093</text:p>
          </table:table-cell>
          <table:table-cell office:value-type="float" office:value="0.848501173720998">
            <text:p>0.8485011737</text:p>
          </table:table-cell>
          <table:table-cell office:value-type="float" office:value="0.76571601923906">
            <text:p>0.7657160192</text:p>
          </table:table-cell>
          <table:table-cell office:value-type="float" office:value="0.921787799768507">
            <text:p>0.9217877998</text:p>
          </table:table-cell>
          <table:table-cell office:value-type="float" office:value="0.784749439625152">
            <text:p>0.7847494396</text:p>
          </table:table-cell>
          <table:table-cell office:value-type="float" office:value="0.853874211296739">
            <text:p>0.8538742113</text:p>
          </table:table-cell>
          <table:table-cell office:value-type="float" office:value="0.821578339785371">
            <text:p>0.8215783398</text:p>
          </table:table-cell>
          <table:table-cell table:number-columns-repeated="2"/>
        </table:table-row>
        <table:table-row table:style-name="ro1">
          <table:table-cell office:value-type="float" office:value="0.873136083160899">
            <text:p>0.8731360832</text:p>
          </table:table-cell>
          <table:table-cell office:value-type="float" office:value="0.865831464349578">
            <text:p>0.8658314643</text:p>
          </table:table-cell>
          <table:table-cell office:value-type="float" office:value="0.681896931934416">
            <text:p>0.6818969319</text:p>
          </table:table-cell>
          <table:table-cell office:value-type="float" office:value="0.620884352010847">
            <text:p>0.620884352</text:p>
          </table:table-cell>
          <table:table-cell office:value-type="float" office:value="0.797133660890486">
            <text:p>0.7971336609</text:p>
          </table:table-cell>
          <table:table-cell office:value-type="float" office:value="0.597147575307288">
            <text:p>0.5971475753</text:p>
          </table:table-cell>
          <table:table-cell office:value-type="float" office:value="0.811224000650168">
            <text:p>0.8112240007</text:p>
          </table:table-cell>
          <table:table-cell office:value-type="float" office:value="0.826389252583917">
            <text:p>0.8263892526</text:p>
          </table:table-cell>
          <table:table-cell office:value-type="float" office:value="0.826856031863153">
            <text:p>0.8268560319</text:p>
          </table:table-cell>
          <table:table-cell office:value-type="float" office:value="0.743205605759333">
            <text:p>0.7432056058</text:p>
          </table:table-cell>
          <table:table-cell table:number-columns-repeated="2"/>
        </table:table-row>
        <table:table-row table:style-name="ro1">
          <table:table-cell office:value-type="float" office:value="0.668360057914201">
            <text:p>0.6683600579</text:p>
          </table:table-cell>
          <table:table-cell office:value-type="float" office:value="0.963437114766425">
            <text:p>0.9634371148</text:p>
          </table:table-cell>
          <table:table-cell office:value-type="float" office:value="0.806678760894632">
            <text:p>0.8066787609</text:p>
          </table:table-cell>
          <table:table-cell office:value-type="float" office:value="0.787296363329124">
            <text:p>0.7872963633</text:p>
          </table:table-cell>
          <table:table-cell office:value-type="float" office:value="0.882025810752931">
            <text:p>0.8820258108</text:p>
          </table:table-cell>
          <table:table-cell office:value-type="float" office:value="0.726011852281654">
            <text:p>0.7260118523</text:p>
          </table:table-cell>
          <table:table-cell office:value-type="float" office:value="0.959194184391811">
            <text:p>0.9591941844</text:p>
          </table:table-cell>
          <table:table-cell office:value-type="float" office:value="0.698322745060709">
            <text:p>0.6983227451</text:p>
          </table:table-cell>
          <table:table-cell office:value-type="float" office:value="0.708146764291709">
            <text:p>0.7081467643</text:p>
          </table:table-cell>
          <table:table-cell office:value-type="float" office:value="0.587820903095653">
            <text:p>0.5878209031</text:p>
          </table:table-cell>
          <table:table-cell table:number-columns-repeated="2"/>
        </table:table-row>
        <table:table-row table:style-name="ro1">
          <table:table-cell office:value-type="float" office:value="0.78564632669864">
            <text:p>0.7856463267</text:p>
          </table:table-cell>
          <table:table-cell office:value-type="float" office:value="0.754534957920433">
            <text:p>0.7545349579</text:p>
          </table:table-cell>
          <table:table-cell office:value-type="float" office:value="0.597099372993293">
            <text:p>0.597099373</text:p>
          </table:table-cell>
          <table:table-cell office:value-type="float" office:value="0.831694026228978">
            <text:p>0.8316940262</text:p>
          </table:table-cell>
          <table:table-cell office:value-type="float" office:value="0.826450034384325">
            <text:p>0.8264500344</text:p>
          </table:table-cell>
          <table:table-cell office:value-type="float" office:value="0.720953558369792">
            <text:p>0.7209535584</text:p>
          </table:table-cell>
          <table:table-cell office:value-type="float" office:value="0.864493382326418">
            <text:p>0.8644933823</text:p>
          </table:table-cell>
          <table:table-cell office:value-type="float" office:value="0.797438407995713">
            <text:p>0.797438408</text:p>
          </table:table-cell>
          <table:table-cell office:value-type="float" office:value="0.593997599704526">
            <text:p>0.5939975997</text:p>
          </table:table-cell>
          <table:table-cell office:value-type="float" office:value="0.855354104355996">
            <text:p>0.8553541044</text:p>
          </table:table-cell>
          <table:table-cell table:number-columns-repeated="2"/>
        </table:table-row>
        <table:table-row table:style-name="ro1">
          <table:table-cell office:value-type="float" office:value="0.893829862355077">
            <text:p>0.8938298624</text:p>
          </table:table-cell>
          <table:table-cell office:value-type="float" office:value="0.789446006891109">
            <text:p>0.7894460069</text:p>
          </table:table-cell>
          <table:table-cell office:value-type="float" office:value="0.726664094062902">
            <text:p>0.7266640941</text:p>
          </table:table-cell>
          <table:table-cell office:value-type="float" office:value="0.755153276279209">
            <text:p>0.7551532763</text:p>
          </table:table-cell>
          <table:table-cell office:value-type="float" office:value="0.870447536368732">
            <text:p>0.8704475364</text:p>
          </table:table-cell>
          <table:table-cell office:value-type="float" office:value="0.819779740802478">
            <text:p>0.8197797408</text:p>
          </table:table-cell>
          <table:table-cell office:value-type="float" office:value="0.819741039363565">
            <text:p>0.8197410394</text:p>
          </table:table-cell>
          <table:table-cell office:value-type="float" office:value="0.823449831845133">
            <text:p>0.8234498318</text:p>
          </table:table-cell>
          <table:table-cell office:value-type="float" office:value="0.748511384698625">
            <text:p>0.7485113847</text:p>
          </table:table-cell>
          <table:table-cell office:value-type="float" office:value="0.91704859972487">
            <text:p>0.9170485997</text:p>
          </table:table-cell>
          <table:table-cell table:number-columns-repeated="2"/>
        </table:table-row>
        <table:table-row table:style-name="ro1">
          <table:table-cell office:value-type="float" office:value="0.748113525232191">
            <text:p>0.7481135252</text:p>
          </table:table-cell>
          <table:table-cell office:value-type="float" office:value="0.819430106049244">
            <text:p>0.819430106</text:p>
          </table:table-cell>
          <table:table-cell office:value-type="float" office:value="0.852316435763073">
            <text:p>0.8523164358</text:p>
          </table:table-cell>
          <table:table-cell office:value-type="float" office:value="0.826075697842314">
            <text:p>0.8260756978</text:p>
          </table:table-cell>
          <table:table-cell office:value-type="float" office:value="0.933846528277355">
            <text:p>0.9338465283</text:p>
          </table:table-cell>
          <table:table-cell office:value-type="float" office:value="0.749280185716203">
            <text:p>0.7492801857</text:p>
          </table:table-cell>
          <table:table-cell office:value-type="float" office:value="0.759152563704059">
            <text:p>0.7591525637</text:p>
          </table:table-cell>
          <table:table-cell office:value-type="float" office:value="0.885733278656782">
            <text:p>0.8857332787</text:p>
          </table:table-cell>
          <table:table-cell office:value-type="float" office:value="0.795164600195091">
            <text:p>0.7951646002</text:p>
          </table:table-cell>
          <table:table-cell office:value-type="float" office:value="0.769271036640694">
            <text:p>0.7692710366</text:p>
          </table:table-cell>
          <table:table-cell table:number-columns-repeated="2"/>
        </table:table-row>
        <table:table-row table:style-name="ro1">
          <table:table-cell office:value-type="float" office:value="0.734055489363904">
            <text:p>0.7340554894</text:p>
          </table:table-cell>
          <table:table-cell office:value-type="float" office:value="0.769354133184862">
            <text:p>0.7693541332</text:p>
          </table:table-cell>
          <table:table-cell office:value-type="float" office:value="0.707872622602921">
            <text:p>0.7078726226</text:p>
          </table:table-cell>
          <table:table-cell office:value-type="float" office:value="0.653523559131995">
            <text:p>0.6535235591</text:p>
          </table:table-cell>
          <table:table-cell office:value-type="float" office:value="0.46605009619731">
            <text:p>0.4660500962</text:p>
          </table:table-cell>
          <table:table-cell office:value-type="float" office:value="0.690336418747884">
            <text:p>0.6903364187</text:p>
          </table:table-cell>
          <table:table-cell office:value-type="float" office:value="0.770166910072021">
            <text:p>0.7701669101</text:p>
          </table:table-cell>
          <table:table-cell office:value-type="float" office:value="0.80568893092908">
            <text:p>0.8056889309</text:p>
          </table:table-cell>
          <table:table-cell office:value-type="float" office:value="0.792686716248143">
            <text:p>0.7926867162</text:p>
          </table:table-cell>
          <table:table-cell office:value-type="float" office:value="0.85586069109329">
            <text:p>0.8558606911</text:p>
          </table:table-cell>
          <table:table-cell table:number-columns-repeated="2"/>
        </table:table-row>
        <table:table-row table:style-name="ro1">
          <table:table-cell office:value-type="float" office:value="0.685217212524283">
            <text:p>0.6852172125</text:p>
          </table:table-cell>
          <table:table-cell office:value-type="float" office:value="0.7632730916114">
            <text:p>0.7632730916</text:p>
          </table:table-cell>
          <table:table-cell office:value-type="float" office:value="0.737155255965929">
            <text:p>0.737155256</text:p>
          </table:table-cell>
          <table:table-cell office:value-type="float" office:value="0.725432603201183">
            <text:p>0.7254326032</text:p>
          </table:table-cell>
          <table:table-cell office:value-type="float" office:value="0.821423212864526">
            <text:p>0.8214232129</text:p>
          </table:table-cell>
          <table:table-cell office:value-type="float" office:value="0.678579299338777">
            <text:p>0.6785792993</text:p>
          </table:table-cell>
          <table:table-cell office:value-type="float" office:value="0.715603145724798">
            <text:p>0.7156031457</text:p>
          </table:table-cell>
          <table:table-cell office:value-type="float" office:value="0.874284743293307">
            <text:p>0.8742847433</text:p>
          </table:table-cell>
          <table:table-cell office:value-type="float" office:value="0.70241853114192">
            <text:p>0.7024185311</text:p>
          </table:table-cell>
          <table:table-cell office:value-type="float" office:value="0.728740809832714">
            <text:p>0.7287408098</text:p>
          </table:table-cell>
          <table:table-cell table:number-columns-repeated="2"/>
        </table:table-row>
        <table:table-row table:style-name="ro1">
          <table:table-cell office:value-type="float" office:value="0.888846994410791">
            <text:p>0.8888469944</text:p>
          </table:table-cell>
          <table:table-cell office:value-type="float" office:value="0.971860421506497">
            <text:p>0.9718604215</text:p>
          </table:table-cell>
          <table:table-cell office:value-type="float" office:value="0.92330087205568">
            <text:p>0.9233008721</text:p>
          </table:table-cell>
          <table:table-cell office:value-type="float" office:value="0.890923418899327">
            <text:p>0.8909234189</text:p>
          </table:table-cell>
          <table:table-cell office:value-type="float" office:value="0.621803824189011">
            <text:p>0.6218038242</text:p>
          </table:table-cell>
          <table:table-cell office:value-type="float" office:value="0.823797150593381">
            <text:p>0.8237971506</text:p>
          </table:table-cell>
          <table:table-cell office:value-type="float" office:value="0.874720113142851">
            <text:p>0.8747201131</text:p>
          </table:table-cell>
          <table:table-cell office:value-type="float" office:value="0.816664464758807">
            <text:p>0.8166644648</text:p>
          </table:table-cell>
          <table:table-cell office:value-type="float" office:value="0.789757167159381">
            <text:p>0.7897571672</text:p>
          </table:table-cell>
          <table:table-cell office:value-type="float" office:value="0.799918671196778">
            <text:p>0.7999186712</text:p>
          </table:table-cell>
          <table:table-cell table:number-columns-repeated="2"/>
        </table:table-row>
        <table:table-row table:style-name="ro1">
          <table:table-cell office:value-type="float" office:value="0.416226655948696">
            <text:p>0.4162266559</text:p>
          </table:table-cell>
          <table:table-cell office:value-type="float" office:value="0.416210418150724">
            <text:p>0.4162104182</text:p>
          </table:table-cell>
          <table:table-cell office:value-type="float" office:value="0.779579904033801">
            <text:p>0.779579904</text:p>
          </table:table-cell>
          <table:table-cell office:value-type="float" office:value="0.728125439757142">
            <text:p>0.7281254398</text:p>
          </table:table-cell>
          <table:table-cell office:value-type="float" office:value="0.831587986153551">
            <text:p>0.8315879862</text:p>
          </table:table-cell>
          <table:table-cell office:value-type="float" office:value="0.520132152579699">
            <text:p>0.5201321526</text:p>
          </table:table-cell>
          <table:table-cell office:value-type="float" office:value="0.936295381797515">
            <text:p>0.9362953818</text:p>
          </table:table-cell>
          <table:table-cell office:value-type="float" office:value="0.675431108648709">
            <text:p>0.6754311086</text:p>
          </table:table-cell>
          <table:table-cell office:value-type="float" office:value="0.831118542930702">
            <text:p>0.8311185429</text:p>
          </table:table-cell>
          <table:table-cell office:value-type="float" office:value="0.831007474805694">
            <text:p>0.8310074748</text:p>
          </table:table-cell>
          <table:table-cell table:number-columns-repeated="2"/>
        </table:table-row>
        <table:table-row table:style-name="ro1">
          <table:table-cell office:value-type="float" office:value="0.880539915794025">
            <text:p>0.8805399158</text:p>
          </table:table-cell>
          <table:table-cell office:value-type="float" office:value="0.720253883395459">
            <text:p>0.7202538834</text:p>
          </table:table-cell>
          <table:table-cell office:value-type="float" office:value="0.858377194915947">
            <text:p>0.8583771949</text:p>
          </table:table-cell>
          <table:table-cell office:value-type="float" office:value="0.698016054438738">
            <text:p>0.6980160544</text:p>
          </table:table-cell>
          <table:table-cell office:value-type="float" office:value="0.712072952337406">
            <text:p>0.7120729523</text:p>
          </table:table-cell>
          <table:table-cell office:value-type="float" office:value="0.849846832337462">
            <text:p>0.8498468323</text:p>
          </table:table-cell>
          <table:table-cell office:value-type="float" office:value="0.666158491031052">
            <text:p>0.666158491</text:p>
          </table:table-cell>
          <table:table-cell office:value-type="float" office:value="0.728326179464965">
            <text:p>0.7283261795</text:p>
          </table:table-cell>
          <table:table-cell office:value-type="float" office:value="1.03453477176613">
            <text:p>1.0345347718</text:p>
          </table:table-cell>
          <table:table-cell office:value-type="float" office:value="0.720225130179078">
            <text:p>0.7202251302</text:p>
          </table:table-cell>
          <table:table-cell table:number-columns-repeated="2"/>
        </table:table-row>
        <table:table-row table:style-name="ro1">
          <table:table-cell office:value-type="float" office:value="0.667175568733601">
            <text:p>0.6671755687</text:p>
          </table:table-cell>
          <table:table-cell office:value-type="float" office:value="0.765312958145346">
            <text:p>0.7653129581</text:p>
          </table:table-cell>
          <table:table-cell office:value-type="float" office:value="0.898253905340129">
            <text:p>0.8982539053</text:p>
          </table:table-cell>
          <table:table-cell office:value-type="float" office:value="0.752450394560019">
            <text:p>0.7524503946</text:p>
          </table:table-cell>
          <table:table-cell office:value-type="float" office:value="0.885449755589055">
            <text:p>0.8854497556</text:p>
          </table:table-cell>
          <table:table-cell office:value-type="float" office:value="0.785685663939807">
            <text:p>0.7856856639</text:p>
          </table:table-cell>
          <table:table-cell office:value-type="float" office:value="0.646686629432204">
            <text:p>0.6466866294</text:p>
          </table:table-cell>
          <table:table-cell office:value-type="float" office:value="0.963653099654736">
            <text:p>0.9636530997</text:p>
          </table:table-cell>
          <table:table-cell office:value-type="float" office:value="0.555418466374517">
            <text:p>0.5554184664</text:p>
          </table:table-cell>
          <table:table-cell office:value-type="float" office:value="0.79300527846978">
            <text:p>0.7930052785</text:p>
          </table:table-cell>
          <table:table-cell table:number-columns-repeated="2"/>
        </table:table-row>
        <table:table-row table:style-name="ro1">
          <table:table-cell office:value-type="float" office:value="0.848637000780261">
            <text:p>0.8486370008</text:p>
          </table:table-cell>
          <table:table-cell office:value-type="float" office:value="0.897547154792992">
            <text:p>0.8975471548</text:p>
          </table:table-cell>
          <table:table-cell office:value-type="float" office:value="0.806830192909552">
            <text:p>0.8068301929</text:p>
          </table:table-cell>
          <table:table-cell office:value-type="float" office:value="0.823946724212222">
            <text:p>0.8239467242</text:p>
          </table:table-cell>
          <table:table-cell office:value-type="float" office:value="0.857011666519951">
            <text:p>0.8570116665</text:p>
          </table:table-cell>
          <table:table-cell office:value-type="float" office:value="0.790449167728582">
            <text:p>0.7904491677</text:p>
          </table:table-cell>
          <table:table-cell office:value-type="float" office:value="0.860801683755679">
            <text:p>0.8608016838</text:p>
          </table:table-cell>
          <table:table-cell office:value-type="float" office:value="0.917650106307997">
            <text:p>0.9176501063</text:p>
          </table:table-cell>
          <table:table-cell office:value-type="float" office:value="0.90371265654725">
            <text:p>0.9037126565</text:p>
          </table:table-cell>
          <table:table-cell office:value-type="float" office:value="0.840568873702415">
            <text:p>0.8405688737</text:p>
          </table:table-cell>
          <table:table-cell table:number-columns-repeated="2"/>
        </table:table-row>
        <table:table-row table:style-name="ro1">
          <table:table-cell office:value-type="float" office:value="0.727954160444974">
            <text:p>0.7279541604</text:p>
          </table:table-cell>
          <table:table-cell office:value-type="float" office:value="0.520034285125045">
            <text:p>0.5200342851</text:p>
          </table:table-cell>
          <table:table-cell office:value-type="float" office:value="0.93623695477738">
            <text:p>0.9362369548</text:p>
          </table:table-cell>
          <table:table-cell office:value-type="float" office:value="0.207521529743938">
            <text:p>0.2075215297</text:p>
          </table:table-cell>
          <table:table-cell office:value-type="float" office:value="0.675555867065179">
            <text:p>0.6755558671</text:p>
          </table:table-cell>
          <table:table-cell office:value-type="float" office:value="0.727805957050633">
            <text:p>0.7278059571</text:p>
          </table:table-cell>
          <table:table-cell office:value-type="float" office:value="0.98777517155161">
            <text:p>0.9877751716</text:p>
          </table:table-cell>
          <table:table-cell office:value-type="float" office:value="0.208215230109059">
            <text:p>0.2082152301</text:p>
          </table:table-cell>
          <table:table-cell office:value-type="float" office:value="1.24750203522405">
            <text:p>1.2475020352</text:p>
          </table:table-cell>
          <table:table-cell office:value-type="float" office:value="0.726486078465545">
            <text:p>0.7264860785</text:p>
          </table:table-cell>
          <table:table-cell table:number-columns-repeated="2"/>
        </table:table-row>
        <table:table-row table:style-name="ro1">
          <table:table-cell office:value-type="float" office:value="0.468141373890566">
            <text:p>0.4681413739</text:p>
          </table:table-cell>
          <table:table-cell office:value-type="float" office:value="0.830730791067147">
            <text:p>0.8307307911</text:p>
          </table:table-cell>
          <table:table-cell office:value-type="float" office:value="1.09076914712872">
            <text:p>1.0907691471</text:p>
          </table:table-cell>
          <table:table-cell office:value-type="float" office:value="0.779059529101544">
            <text:p>0.7790595291</text:p>
          </table:table-cell>
          <table:table-cell office:value-type="float" office:value="0.467070957900844">
            <text:p>0.4670709579</text:p>
          </table:table-cell>
          <table:table-cell office:value-type="float" office:value="1.03879986469672">
            <text:p>1.0387998647</text:p>
          </table:table-cell>
          <table:table-cell office:value-type="float" office:value="0.987137548450373">
            <text:p>0.9871375485</text:p>
          </table:table-cell>
          <table:table-cell office:value-type="float" office:value="1.14341212178233">
            <text:p>1.1434121218</text:p>
          </table:table-cell>
          <table:table-cell office:value-type="float" office:value="0.832156595627825">
            <text:p>0.8321565956</text:p>
          </table:table-cell>
          <table:table-cell office:value-type="float" office:value="1.03908769985201">
            <text:p>1.0390876999</text:p>
          </table:table-cell>
          <table:table-cell table:number-columns-repeated="2"/>
        </table:table-row>
        <table:table-row table:style-name="ro1">
          <table:table-cell office:value-type="float" office:value="0.774922115416195">
            <text:p>0.7749221154</text:p>
          </table:table-cell>
          <table:table-cell office:value-type="float" office:value="0.916495194055047">
            <text:p>0.9164951941</text:p>
          </table:table-cell>
          <table:table-cell office:value-type="float" office:value="0.770825712598837">
            <text:p>0.7708257126</text:p>
          </table:table-cell>
          <table:table-cell office:value-type="float" office:value="0.875088989317213">
            <text:p>0.8750889893</text:p>
          </table:table-cell>
          <table:table-cell office:value-type="float" office:value="0.768558575902442">
            <text:p>0.7685585759</text:p>
          </table:table-cell>
          <table:table-cell office:value-type="float" office:value="0.811008585303962">
            <text:p>0.8110085853</text:p>
          </table:table-cell>
          <table:table-cell office:value-type="float" office:value="0.848852022019899">
            <text:p>0.848852022</text:p>
          </table:table-cell>
          <table:table-cell office:value-type="float" office:value="0.8612597825643">
            <text:p>0.8612597826</text:p>
          </table:table-cell>
          <table:table-cell office:value-type="float" office:value="0.906941043686556">
            <text:p>0.9069410437</text:p>
          </table:table-cell>
          <table:table-cell office:value-type="float" office:value="0.834272033132709">
            <text:p>0.8342720331</text:p>
          </table:table-cell>
          <table:table-cell table:number-columns-repeated="2"/>
        </table:table-row>
        <table:table-row table:style-name="ro1">
          <table:table-cell office:value-type="float" office:value="0.795181844247633">
            <text:p>0.7951818442</text:p>
          </table:table-cell>
          <table:table-cell office:value-type="float" office:value="0.811791273767267">
            <text:p>0.8117912738</text:p>
          </table:table-cell>
          <table:table-cell office:value-type="float" office:value="0.759179432566511">
            <text:p>0.7591794326</text:p>
          </table:table-cell>
          <table:table-cell office:value-type="float" office:value="0.822679269040353">
            <text:p>0.822679269</text:p>
          </table:table-cell>
          <table:table-cell office:value-type="float" office:value="0.785323248496966">
            <text:p>0.7853232485</text:p>
          </table:table-cell>
          <table:table-cell office:value-type="float" office:value="0.838627187074355">
            <text:p>0.8386271871</text:p>
          </table:table-cell>
          <table:table-cell office:value-type="float" office:value="0.793111957424699">
            <text:p>0.7931119574</text:p>
          </table:table-cell>
          <table:table-cell office:value-type="float" office:value="0.823409940916306">
            <text:p>0.8234099409</text:p>
          </table:table-cell>
          <table:table-cell office:value-type="float" office:value="0.736172457459278">
            <text:p>0.7361724575</text:p>
          </table:table-cell>
          <table:table-cell office:value-type="float" office:value="0.829998301834632">
            <text:p>0.8299983018</text:p>
          </table:table-cell>
          <table:table-cell table:number-columns-repeated="2"/>
        </table:table-row>
        <table:table-row table:style-name="ro1">
          <table:table-cell office:value-type="float" office:value="0.623201650440098">
            <text:p>0.6232016504</text:p>
          </table:table-cell>
          <table:table-cell office:value-type="float" office:value="0.803435875279106">
            <text:p>0.8034358753</text:p>
          </table:table-cell>
          <table:table-cell office:value-type="float" office:value="0.400904007793462">
            <text:p>0.4009040078</text:p>
          </table:table-cell>
          <table:table-cell office:value-type="float" office:value="1.03693918132749">
            <text:p>1.0369391813</text:p>
          </table:table-cell>
          <table:table-cell office:value-type="float" office:value="0.841506391841914">
            <text:p>0.8415063918</text:p>
          </table:table-cell>
          <table:table-cell office:value-type="float" office:value="0.725392908277553">
            <text:p>0.7253929083</text:p>
          </table:table-cell>
          <table:table-cell office:value-type="float" office:value="0.841499626057569">
            <text:p>0.8414996261</text:p>
          </table:table-cell>
          <table:table-cell office:value-type="float" office:value="0.920925377794606">
            <text:p>0.9209253778</text:p>
          </table:table-cell>
          <table:table-cell office:value-type="float" office:value="0.842573998884439">
            <text:p>0.8425739989</text:p>
          </table:table-cell>
          <table:table-cell office:value-type="float" office:value="0.906531456714874">
            <text:p>0.9065314567</text:p>
          </table:table-cell>
          <table:table-cell table:number-columns-repeated="2"/>
        </table:table-row>
        <table:table-row table:style-name="ro1">
          <table:table-cell office:value-type="float" office:value="0.747303753727257">
            <text:p>0.7473037537</text:p>
          </table:table-cell>
          <table:table-cell office:value-type="float" office:value="0.78698591652966">
            <text:p>0.7869859165</text:p>
          </table:table-cell>
          <table:table-cell office:value-type="float" office:value="0.764715355215474">
            <text:p>0.7647153552</text:p>
          </table:table-cell>
          <table:table-cell office:value-type="float" office:value="0.769629854387111">
            <text:p>0.7696298544</text:p>
          </table:table-cell>
          <table:table-cell office:value-type="float" office:value="0.716214988707878">
            <text:p>0.7162149887</text:p>
          </table:table-cell>
          <table:table-cell office:value-type="float" office:value="0.77775495123964">
            <text:p>0.7777549512</text:p>
          </table:table-cell>
          <table:table-cell office:value-type="float" office:value="0.830047068193606">
            <text:p>0.8300470682</text:p>
          </table:table-cell>
          <table:table-cell office:value-type="float" office:value="0.801080579705079">
            <text:p>0.8010805797</text:p>
          </table:table-cell>
          <table:table-cell office:value-type="float" office:value="0.729107360123996">
            <text:p>0.7291073601</text:p>
          </table:table-cell>
          <table:table-cell office:value-type="float" office:value="0.804454023944455">
            <text:p>0.8044540239</text:p>
          </table:table-cell>
          <table:table-cell table:number-columns-repeated="2"/>
        </table:table-row>
        <table:table-row table:style-name="ro1">
          <table:table-cell office:value-type="float" office:value="0.703070164056987">
            <text:p>0.7030701641</text:p>
          </table:table-cell>
          <table:table-cell office:value-type="float" office:value="0.623235669705502">
            <text:p>0.6232356697</text:p>
          </table:table-cell>
          <table:table-cell office:value-type="float" office:value="0.651383545086863">
            <text:p>0.6513835451</text:p>
          </table:table-cell>
          <table:table-cell office:value-type="float" office:value="0.722837217021187">
            <text:p>0.722837217</text:p>
          </table:table-cell>
          <table:table-cell office:value-type="float" office:value="0.682845660848489">
            <text:p>0.6828456608</text:p>
          </table:table-cell>
          <table:table-cell office:value-type="float" office:value="0.783098249892289">
            <text:p>0.7830982499</text:p>
          </table:table-cell>
          <table:table-cell office:value-type="float" office:value="0.727580333148036">
            <text:p>0.7275803331</text:p>
          </table:table-cell>
          <table:table-cell office:value-type="float" office:value="0.826297027218095">
            <text:p>0.8262970272</text:p>
          </table:table-cell>
          <table:table-cell office:value-type="float" office:value="0.667488236278234">
            <text:p>0.6674882363</text:p>
          </table:table-cell>
          <table:table-cell office:value-type="float" office:value="0.663377997238153">
            <text:p>0.6633779972</text:p>
          </table:table-cell>
          <table:table-cell table:number-columns-repeated="2"/>
        </table:table-row>
        <table:table-row table:style-name="ro1">
          <table:table-cell office:value-type="float" office:value="0.32409616723478">
            <text:p>0.3240961672</text:p>
          </table:table-cell>
          <table:table-cell office:value-type="float" office:value="0.649232668416968">
            <text:p>0.6492326684</text:p>
          </table:table-cell>
          <table:table-cell office:value-type="float" office:value="0.830911067394341">
            <text:p>0.8309110674</text:p>
          </table:table-cell>
          <table:table-cell office:value-type="float" office:value="0.812241642000737">
            <text:p>0.812241642</text:p>
          </table:table-cell>
          <table:table-cell office:value-type="float" office:value="0.812214786867133">
            <text:p>0.8122147869</text:p>
          </table:table-cell>
          <table:table-cell office:value-type="float" office:value="1.05413337674532">
            <text:p>1.0541333767</text:p>
          </table:table-cell>
          <table:table-cell office:value-type="float" office:value="0.649510817971892">
            <text:p>0.649510818</text:p>
          </table:table-cell>
          <table:table-cell office:value-type="float" office:value="0.810268734265795">
            <text:p>0.8102687343</text:p>
          </table:table-cell>
          <table:table-cell office:value-type="float" office:value="0.566485260434668">
            <text:p>0.5664852604</text:p>
          </table:table-cell>
          <table:table-cell office:value-type="float" office:value="0.910167045287174">
            <text:p>0.9101670453</text:p>
          </table:table-cell>
          <table:table-cell table:number-columns-repeated="2"/>
        </table:table-row>
        <table:table-row table:style-name="ro1">
          <table:table-cell office:value-type="float" office:value="0.729596816330823">
            <text:p>0.7295968163</text:p>
          </table:table-cell>
          <table:table-cell office:value-type="float" office:value="0.933353877060358">
            <text:p>0.9333538771</text:p>
          </table:table-cell>
          <table:table-cell office:value-type="float" office:value="0.567595018801134">
            <text:p>0.5675950188</text:p>
          </table:table-cell>
          <table:table-cell office:value-type="float" office:value="0.849555992244415">
            <text:p>0.8495559922</text:p>
          </table:table-cell>
          <table:table-cell office:value-type="float" office:value="0.5069256678323">
            <text:p>0.5069256678</text:p>
          </table:table-cell>
          <table:table-cell office:value-type="float" office:value="0.731174134872413">
            <text:p>0.7311741349</text:p>
          </table:table-cell>
          <table:table-cell office:value-type="float" office:value="0.892047675586606">
            <text:p>0.8920476756</text:p>
          </table:table-cell>
          <table:table-cell office:value-type="float" office:value="0.647868802632243">
            <text:p>0.6478688026</text:p>
          </table:table-cell>
          <table:table-cell office:value-type="float" office:value="0.788970369976599">
            <text:p>0.78897037</text:p>
          </table:table-cell>
          <table:table-cell office:value-type="float" office:value="0.811912161442371">
            <text:p>0.8119121614</text:p>
          </table:table-cell>
          <table:table-cell table:number-columns-repeated="2"/>
        </table:table-row>
        <table:table-row table:style-name="ro1">
          <table:table-cell office:value-type="float" office:value="0.737556249452454">
            <text:p>0.7375562495</text:p>
          </table:table-cell>
          <table:table-cell office:value-type="float" office:value="0.694270814249551">
            <text:p>0.6942708142</text:p>
          </table:table-cell>
          <table:table-cell office:value-type="float" office:value="0.706889789438636">
            <text:p>0.7068897894</text:p>
          </table:table-cell>
          <table:table-cell office:value-type="float" office:value="0.763861672517345">
            <text:p>0.7638616725</text:p>
          </table:table-cell>
          <table:table-cell office:value-type="float" office:value="0.742823728324046">
            <text:p>0.7428237283</text:p>
          </table:table-cell>
          <table:table-cell office:value-type="float" office:value="0.767149208407355">
            <text:p>0.7671492084</text:p>
          </table:table-cell>
          <table:table-cell office:value-type="float" office:value="0.819082694418351">
            <text:p>0.8190826944</text:p>
          </table:table-cell>
          <table:table-cell office:value-type="float" office:value="0.719147155936469">
            <text:p>0.7191471559</text:p>
          </table:table-cell>
          <table:table-cell office:value-type="float" office:value="0.797903580597841">
            <text:p>0.7979035806</text:p>
          </table:table-cell>
          <table:table-cell office:value-type="float" office:value="0.775434579519422">
            <text:p>0.7754345795</text:p>
          </table:table-cell>
          <table:table-cell table:number-columns-repeated="2"/>
        </table:table-row>
        <table:table-row table:style-name="ro1">
          <table:table-cell office:value-type="float" office:value="0.823847520330343">
            <text:p>0.8238475203</text:p>
          </table:table-cell>
          <table:table-cell office:value-type="float" office:value="0.630631230856822">
            <text:p>0.6306312309</text:p>
          </table:table-cell>
          <table:table-cell office:value-type="float" office:value="0.76456857926895">
            <text:p>0.7645685793</text:p>
          </table:table-cell>
          <table:table-cell office:value-type="float" office:value="0.73531775628704">
            <text:p>0.7353177563</text:p>
          </table:table-cell>
          <table:table-cell office:value-type="float" office:value="0.951544490889367">
            <text:p>0.9515444909</text:p>
          </table:table-cell>
          <table:table-cell office:value-type="float" office:value="0.898944648522552">
            <text:p>0.8989446485</text:p>
          </table:table-cell>
          <table:table-cell office:value-type="float" office:value="0.786786721010128">
            <text:p>0.786786721</text:p>
          </table:table-cell>
          <table:table-cell office:value-type="float" office:value="0.924454782413145">
            <text:p>0.9244547824</text:p>
          </table:table-cell>
          <table:table-cell office:value-type="float" office:value="0.818070079163276">
            <text:p>0.8180700792</text:p>
          </table:table-cell>
          <table:table-cell office:value-type="float" office:value="0.824254396557237">
            <text:p>0.8242543966</text:p>
          </table:table-cell>
          <table:table-cell table:number-columns-repeated="2"/>
        </table:table-row>
        <table:table-row table:style-name="ro1">
          <table:table-cell office:value-type="float" office:value="0.83287846112273">
            <text:p>0.8328784611</text:p>
          </table:table-cell>
          <table:table-cell office:value-type="float" office:value="0.744127073737571">
            <text:p>0.7441270737</text:p>
          </table:table-cell>
          <table:table-cell office:value-type="float" office:value="0.762593243062175">
            <text:p>0.7625932431</text:p>
          </table:table-cell>
          <table:table-cell office:value-type="float" office:value="0.725740859702986">
            <text:p>0.7257408597</text:p>
          </table:table-cell>
          <table:table-cell office:value-type="float" office:value="0.80477735731733">
            <text:p>0.8047773573</text:p>
          </table:table-cell>
          <table:table-cell office:value-type="float" office:value="0.78259997889303">
            <text:p>0.7825999789</text:p>
          </table:table-cell>
          <table:table-cell office:value-type="float" office:value="0.759376148765806">
            <text:p>0.7593761488</text:p>
          </table:table-cell>
          <table:table-cell office:value-type="float" office:value="0.799562560064681">
            <text:p>0.7995625601</text:p>
          </table:table-cell>
          <table:table-cell office:value-type="float" office:value="0.836450294540579">
            <text:p>0.8364502945</text:p>
          </table:table-cell>
          <table:table-cell office:value-type="float" office:value="0.75764684037056">
            <text:p>0.7576468404</text:p>
          </table:table-cell>
          <table:table-cell table:number-columns-repeated="2"/>
        </table:table-row>
        <table:table-row table:style-name="ro1">
          <table:table-cell office:value-type="float" office:value="0.516306353989997">
            <text:p>0.516306354</text:p>
          </table:table-cell>
          <table:table-cell office:value-type="float" office:value="0.849882001675189">
            <text:p>0.8498820017</text:p>
          </table:table-cell>
          <table:table-cell office:value-type="float" office:value="0.820061356925384">
            <text:p>0.8200613569</text:p>
          </table:table-cell>
          <table:table-cell office:value-type="float" office:value="0.768259020189464">
            <text:p>0.7682590202</text:p>
          </table:table-cell>
          <table:table-cell office:value-type="float" office:value="0.809555062974104">
            <text:p>0.809555063</text:p>
          </table:table-cell>
          <table:table-cell office:value-type="float" office:value="0.849559425945257">
            <text:p>0.8495594259</text:p>
          </table:table-cell>
          <table:table-cell office:value-type="float" office:value="0.607212060086846">
            <text:p>0.6072120601</text:p>
          </table:table-cell>
          <table:table-cell office:value-type="float" office:value="0.704057940383696">
            <text:p>0.7040579404</text:p>
          </table:table-cell>
          <table:table-cell office:value-type="float" office:value="1.03236225096201">
            <text:p>1.032362251</text:p>
          </table:table-cell>
          <table:table-cell office:value-type="float" office:value="0.809583769199255">
            <text:p>0.8095837692</text:p>
          </table:table-cell>
          <table:table-cell table:number-columns-repeated="2"/>
        </table:table-row>
        <table:table-row table:style-name="ro1">
          <table:table-cell office:value-type="float" office:value="0.848941419571098">
            <text:p>0.8489414196</text:p>
          </table:table-cell>
          <table:table-cell office:value-type="float" office:value="0.719103978511588">
            <text:p>0.7191039785</text:p>
          </table:table-cell>
          <table:table-cell office:value-type="float" office:value="0.916627704297467">
            <text:p>0.9166277043</text:p>
          </table:table-cell>
          <table:table-cell office:value-type="float" office:value="0.777040252429059">
            <text:p>0.7770402524</text:p>
          </table:table-cell>
          <table:table-cell office:value-type="float" office:value="0.861825299317067">
            <text:p>0.8618252993</text:p>
          </table:table-cell>
          <table:table-cell office:value-type="float" office:value="0.799481788899012">
            <text:p>0.7994817889</text:p>
          </table:table-cell>
          <table:table-cell office:value-type="float" office:value="0.707758050997478">
            <text:p>0.707758051</text:p>
          </table:table-cell>
          <table:table-cell office:value-type="float" office:value="0.738831049649276">
            <text:p>0.7388310496</text:p>
          </table:table-cell>
          <table:table-cell office:value-type="float" office:value="0.915675840200635">
            <text:p>0.9156758402</text:p>
          </table:table-cell>
          <table:table-cell office:value-type="float" office:value="0.754927998037714">
            <text:p>0.754927998</text:p>
          </table:table-cell>
          <table:table-cell table:number-columns-repeated="2"/>
        </table:table-row>
        <table:table-row table:style-name="ro1">
          <table:table-cell office:value-type="float" office:value="1.18919701572362">
            <text:p>1.1891970157</text:p>
          </table:table-cell>
          <table:table-cell office:value-type="float" office:value="0.952809149543469">
            <text:p>0.9528091495</text:p>
          </table:table-cell>
          <table:table-cell office:value-type="float" office:value="0.714810584575287">
            <text:p>0.7148105846</text:p>
          </table:table-cell>
          <table:table-cell office:value-type="float" office:value="0.874054633119174">
            <text:p>0.8740546331</text:p>
          </table:table-cell>
          <table:table-cell office:value-type="float" office:value="0.819933004712179">
            <text:p>0.8199330047</text:p>
          </table:table-cell>
          <table:table-cell office:value-type="float" office:value="0.528023727537154">
            <text:p>0.5280237275</text:p>
          </table:table-cell>
          <table:table-cell office:value-type="float" office:value="1.11090678662798">
            <text:p>1.1109067866</text:p>
          </table:table-cell>
          <table:table-cell office:value-type="float" office:value="0.608470614862955">
            <text:p>0.6084706149</text:p>
          </table:table-cell>
          <table:table-cell office:value-type="float" office:value="0.767382757300119">
            <text:p>0.7673827573</text:p>
          </table:table-cell>
          <table:table-cell office:value-type="float" office:value="0.870796128676372">
            <text:p>0.8707961287</text:p>
          </table:table-cell>
          <table:table-cell table:number-columns-repeated="2"/>
        </table:table-row>
        <table:table-row table:style-name="ro1">
          <table:table-cell office:value-type="float" office:value="0.79320206178308">
            <text:p>0.7932020618</text:p>
          </table:table-cell>
          <table:table-cell office:value-type="float" office:value="0.924711409847139">
            <text:p>0.9247114098</text:p>
          </table:table-cell>
          <table:table-cell office:value-type="float" office:value="1.01760104714735">
            <text:p>1.0176010471</text:p>
          </table:table-cell>
          <table:table-cell office:value-type="float" office:value="0.879674794363422">
            <text:p>0.8796747944</text:p>
          </table:table-cell>
          <table:table-cell office:value-type="float" office:value="0.858460245352257">
            <text:p>0.8584602454</text:p>
          </table:table-cell>
          <table:table-cell office:value-type="float" office:value="0.93827443528781">
            <text:p>0.9382744353</text:p>
          </table:table-cell>
          <table:table-cell office:value-type="float" office:value="0.970719832446107">
            <text:p>0.9707198324</text:p>
          </table:table-cell>
          <table:table-cell office:value-type="float" office:value="0.8788674581786">
            <text:p>0.8788674582</text:p>
          </table:table-cell>
          <table:table-cell office:value-type="float" office:value="0.806246551256501">
            <text:p>0.8062465513</text:p>
          </table:table-cell>
          <table:table-cell office:value-type="float" office:value="0.694569224177788">
            <text:p>0.6945692242</text:p>
          </table:table-cell>
          <table:table-cell table:number-columns-repeated="2"/>
        </table:table-row>
        <table:table-row table:style-name="ro1">
          <table:table-cell office:value-type="float" office:value="0.775245346328011">
            <text:p>0.7752453463</text:p>
          </table:table-cell>
          <table:table-cell office:value-type="float" office:value="0.881715471449549">
            <text:p>0.8817154714</text:p>
          </table:table-cell>
          <table:table-cell office:value-type="float" office:value="0.888312773556469">
            <text:p>0.8883127736</text:p>
          </table:table-cell>
          <table:table-cell office:value-type="float" office:value="0.751412042479924">
            <text:p>0.7514120425</text:p>
          </table:table-cell>
          <table:table-cell office:value-type="float" office:value="0.70596536320923">
            <text:p>0.7059653632</text:p>
          </table:table-cell>
          <table:table-cell office:value-type="float" office:value="0.713954477438707">
            <text:p>0.7139544774</text:p>
          </table:table-cell>
          <table:table-cell office:value-type="float" office:value="0.852900887502024">
            <text:p>0.8529008875</text:p>
          </table:table-cell>
          <table:table-cell office:value-type="float" office:value="0.738443402310166">
            <text:p>0.7384434023</text:p>
          </table:table-cell>
          <table:table-cell office:value-type="float" office:value="0.740733920721497">
            <text:p>0.7407339207</text:p>
          </table:table-cell>
          <table:table-cell office:value-type="float" office:value="0.818688208488196">
            <text:p>0.8186882085</text:p>
          </table:table-cell>
          <table:table-cell table:number-columns-repeated="2"/>
        </table:table-row>
        <table:table-row table:style-name="ro1">
          <table:table-cell office:value-type="float" office:value="0.834980720938669">
            <text:p>0.8349807209</text:p>
          </table:table-cell>
          <table:table-cell office:value-type="float" office:value="0.835492270313103">
            <text:p>0.8354922703</text:p>
          </table:table-cell>
          <table:table-cell office:value-type="float" office:value="0.867650922086369">
            <text:p>0.8676509221</text:p>
          </table:table-cell>
          <table:table-cell office:value-type="float" office:value="0.766923021531991">
            <text:p>0.7669230215</text:p>
          </table:table-cell>
          <table:table-cell office:value-type="float" office:value="0.884080992019307">
            <text:p>0.884080992</text:p>
          </table:table-cell>
          <table:table-cell office:value-type="float" office:value="0.861867692223248">
            <text:p>0.8618676922</text:p>
          </table:table-cell>
          <table:table-cell office:value-type="float" office:value="0.755098986995316">
            <text:p>0.755098987</text:p>
          </table:table-cell>
          <table:table-cell office:value-type="float" office:value="0.797166414124917">
            <text:p>0.7971664141</text:p>
          </table:table-cell>
          <table:table-cell office:value-type="float" office:value="0.834008246895547">
            <text:p>0.8340082469</text:p>
          </table:table-cell>
          <table:table-cell office:value-type="float" office:value="0.862268034093921">
            <text:p>0.8622680341</text:p>
          </table:table-cell>
          <table:table-cell table:number-columns-repeated="2"/>
        </table:table-row>
        <table:table-row table:style-name="ro1">
          <table:table-cell office:value-type="float" office:value="0.660134383782285">
            <text:p>0.6601343838</text:p>
          </table:table-cell>
          <table:table-cell office:value-type="float" office:value="0.702148301322471">
            <text:p>0.7021483013</text:p>
          </table:table-cell>
          <table:table-cell office:value-type="float" office:value="0.718702854958846">
            <text:p>0.718702855</text:p>
          </table:table-cell>
          <table:table-cell office:value-type="float" office:value="0.661570585495784">
            <text:p>0.6615705855</text:p>
          </table:table-cell>
          <table:table-cell office:value-type="float" office:value="0.695445372136868">
            <text:p>0.6954453721</text:p>
          </table:table-cell>
          <table:table-cell office:value-type="float" office:value="0.716150781167938">
            <text:p>0.7161507812</text:p>
          </table:table-cell>
          <table:table-cell office:value-type="float" office:value="0.788583150624817">
            <text:p>0.7885831506</text:p>
          </table:table-cell>
          <table:table-cell office:value-type="float" office:value="0.723043072430248">
            <text:p>0.7230430724</text:p>
          </table:table-cell>
          <table:table-cell office:value-type="float" office:value="0.745706109310294">
            <text:p>0.7457061093</text:p>
          </table:table-cell>
          <table:table-cell office:value-type="float" office:value="0.737613957861289">
            <text:p>0.7376139579</text:p>
          </table:table-cell>
          <table:table-cell table:number-columns-repeated="2"/>
        </table:table-row>
        <table:table-row table:style-name="ro1">
          <table:table-cell office:value-type="float" office:value="0.565510362319205">
            <text:p>0.5655103623</text:p>
          </table:table-cell>
          <table:table-cell office:value-type="float" office:value="0.872229775836152">
            <text:p>0.8722297758</text:p>
          </table:table-cell>
          <table:table-cell office:value-type="float" office:value="0.664919054313224">
            <text:p>0.6649190543</text:p>
          </table:table-cell>
          <table:table-cell office:value-type="float" office:value="0.726628477978094">
            <text:p>0.726628478</text:p>
          </table:table-cell>
          <table:table-cell office:value-type="float" office:value="0.683324939665934">
            <text:p>0.6833249397</text:p>
          </table:table-cell>
          <table:table-cell office:value-type="float" office:value="0.528698414762584">
            <text:p>0.5286984148</text:p>
          </table:table-cell>
          <table:table-cell office:value-type="float" office:value="0.85221646351796">
            <text:p>0.8522164635</text:p>
          </table:table-cell>
          <table:table-cell office:value-type="float" office:value="0.876662372713191">
            <text:p>0.8766623727</text:p>
          </table:table-cell>
          <table:table-cell office:value-type="float" office:value="0.792353122231225">
            <text:p>0.7923531222</text:p>
          </table:table-cell>
          <table:table-cell office:value-type="float" office:value="0.680198518474688">
            <text:p>0.6801985185</text:p>
          </table:table-cell>
          <table:table-cell table:number-columns-repeated="2"/>
        </table:table-row>
        <table:table-row table:style-name="ro1">
          <table:table-cell office:value-type="float" office:value="0.655414001574813">
            <text:p>0.6554140016</text:p>
          </table:table-cell>
          <table:table-cell office:value-type="float" office:value="0.747327324834645">
            <text:p>0.7473273248</text:p>
          </table:table-cell>
          <table:table-cell office:value-type="float" office:value="0.690585559639101">
            <text:p>0.6905855596</text:p>
          </table:table-cell>
          <table:table-cell office:value-type="float" office:value="0.868531534660607">
            <text:p>0.8685315347</text:p>
          </table:table-cell>
          <table:table-cell office:value-type="float" office:value="0.7368924761904">
            <text:p>0.7368924762</text:p>
          </table:table-cell>
          <table:table-cell office:value-type="float" office:value="0.713164697266619">
            <text:p>0.7131646973</text:p>
          </table:table-cell>
          <table:table-cell office:value-type="float" office:value="0.575193855152601">
            <text:p>0.5751938552</text:p>
          </table:table-cell>
          <table:table-cell office:value-type="float" office:value="0.65555458397386">
            <text:p>0.655554584</text:p>
          </table:table-cell>
          <table:table-cell office:value-type="float" office:value="0.500799749289504">
            <text:p>0.5007997493</text:p>
          </table:table-cell>
          <table:table-cell office:value-type="float" office:value="0.697129060772865">
            <text:p>0.6971290608</text:p>
          </table:table-cell>
          <table:table-cell table:number-columns-repeated="2"/>
        </table:table-row>
        <table:table-row table:style-name="ro1">
          <table:table-cell office:value-type="float" office:value="1.02669869792048">
            <text:p>1.0266986979</text:p>
          </table:table-cell>
          <table:table-cell office:value-type="float" office:value="0.882171423903005">
            <text:p>0.8821714239</text:p>
          </table:table-cell>
          <table:table-cell office:value-type="float" office:value="0.927435904712418">
            <text:p>0.9274359047</text:p>
          </table:table-cell>
          <table:table-cell office:value-type="float" office:value="0.729217207546008">
            <text:p>0.7292172075</text:p>
          </table:table-cell>
          <table:table-cell office:value-type="float" office:value="0.702841476067983">
            <text:p>0.7028414761</text:p>
          </table:table-cell>
          <table:table-cell office:value-type="float" office:value="0.998821505270417">
            <text:p>0.9988215053</text:p>
          </table:table-cell>
          <table:table-cell office:value-type="float" office:value="0.953974496445155">
            <text:p>0.9539744964</text:p>
          </table:table-cell>
          <table:table-cell office:value-type="float" office:value="0.756504853960655">
            <text:p>0.756504854</text:p>
          </table:table-cell>
          <table:table-cell office:value-type="float" office:value="0.729644475575286">
            <text:p>0.7296444756</text:p>
          </table:table-cell>
          <table:table-cell office:value-type="float" office:value="0.756745782012696">
            <text:p>0.756745782</text:p>
          </table:table-cell>
          <table:table-cell table:number-columns-repeated="2"/>
        </table:table-row>
        <table:table-row table:style-name="ro1">
          <table:table-cell office:value-type="float" office:value="0.8555387915389">
            <text:p>0.8555387915</text:p>
          </table:table-cell>
          <table:table-cell office:value-type="float" office:value="0.84753150106884">
            <text:p>0.8475315011</text:p>
          </table:table-cell>
          <table:table-cell office:value-type="float" office:value="0.738567520306707">
            <text:p>0.7385675203</text:p>
          </table:table-cell>
          <table:table-cell office:value-type="float" office:value="0.914536552214177">
            <text:p>0.9145365522</text:p>
          </table:table-cell>
          <table:table-cell office:value-type="float" office:value="0.84140401101183">
            <text:p>0.841404011</text:p>
          </table:table-cell>
          <table:table-cell office:value-type="float" office:value="0.812262447016018">
            <text:p>0.812262447</text:p>
          </table:table-cell>
          <table:table-cell office:value-type="float" office:value="0.813911899266045">
            <text:p>0.8139118993</text:p>
          </table:table-cell>
          <table:table-cell office:value-type="float" office:value="0.884478104017575">
            <text:p>0.884478104</text:p>
          </table:table-cell>
          <table:table-cell office:value-type="float" office:value="0.889343638967204">
            <text:p>0.889343639</text:p>
          </table:table-cell>
          <table:table-cell office:value-type="float" office:value="0.831961599350551">
            <text:p>0.8319615994</text:p>
          </table:table-cell>
          <table:table-cell table:number-columns-repeated="2"/>
        </table:table-row>
        <table:table-row table:style-name="ro1">
          <table:table-cell office:value-type="float" office:value="0.866638452656558">
            <text:p>0.8666384527</text:p>
          </table:table-cell>
          <table:table-cell office:value-type="float" office:value="0.604712446555564">
            <text:p>0.6047124466</text:p>
          </table:table-cell>
          <table:table-cell office:value-type="float" office:value="0.612878141980383">
            <text:p>0.612878142</text:p>
          </table:table-cell>
          <table:table-cell office:value-type="float" office:value="0.674198394708451">
            <text:p>0.6741983947</text:p>
          </table:table-cell>
          <table:table-cell office:value-type="float" office:value="0.850416579872991">
            <text:p>0.8504165799</text:p>
          </table:table-cell>
          <table:table-cell office:value-type="float" office:value="0.865110664313333">
            <text:p>0.8651106643</text:p>
          </table:table-cell>
          <table:table-cell office:value-type="float" office:value="0.666418243423796">
            <text:p>0.6664182434</text:p>
          </table:table-cell>
          <table:table-cell office:value-type="float" office:value="0.766238101248784">
            <text:p>0.7662381012</text:p>
          </table:table-cell>
          <table:table-cell office:value-type="float" office:value="0.613509048132465">
            <text:p>0.6135090481</text:p>
          </table:table-cell>
          <table:table-cell office:value-type="float" office:value="0.77296856209092">
            <text:p>0.7729685621</text:p>
          </table:table-cell>
          <table:table-cell table:number-columns-repeated="2"/>
        </table:table-row>
        <table:table-row table:style-name="ro1">
          <table:table-cell office:value-type="float" office:value="0.739160437159507">
            <text:p>0.7391604372</text:p>
          </table:table-cell>
          <table:table-cell office:value-type="float" office:value="0.910461812898683">
            <text:p>0.9104618129</text:p>
          </table:table-cell>
          <table:table-cell office:value-type="float" office:value="0.787686984617009">
            <text:p>0.7876869846</text:p>
          </table:table-cell>
          <table:table-cell office:value-type="float" office:value="0.945443194797312">
            <text:p>0.9454431948</text:p>
          </table:table-cell>
          <table:table-cell office:value-type="float" office:value="0.917102783401925">
            <text:p>0.9171027834</text:p>
          </table:table-cell>
          <table:table-cell office:value-type="float" office:value="0.842036222801372">
            <text:p>0.8420362228</text:p>
          </table:table-cell>
          <table:table-cell office:value-type="float" office:value="0.836204518810644">
            <text:p>0.8362045188</text:p>
          </table:table-cell>
          <table:table-cell office:value-type="float" office:value="0.780132953414604">
            <text:p>0.7801329534</text:p>
          </table:table-cell>
          <table:table-cell office:value-type="float" office:value="0.869548563199752">
            <text:p>0.8695485632</text:p>
          </table:table-cell>
          <table:table-cell office:value-type="float" office:value="0.977386920703282">
            <text:p>0.9773869207</text:p>
          </table:table-cell>
          <table:table-cell table:number-columns-repeated="2"/>
        </table:table-row>
        <table:table-row table:style-name="ro1">
          <table:table-cell office:value-type="float" office:value="0.71189832417654">
            <text:p>0.7118983242</text:p>
          </table:table-cell>
          <table:table-cell office:value-type="float" office:value="0.679125912628782">
            <text:p>0.6791259126</text:p>
          </table:table-cell>
          <table:table-cell office:value-type="float" office:value="0.673206970491369">
            <text:p>0.6732069705</text:p>
          </table:table-cell>
          <table:table-cell office:value-type="float" office:value="0.662781703854483">
            <text:p>0.6627817039</text:p>
          </table:table-cell>
          <table:table-cell office:value-type="float" office:value="0.773139224345595">
            <text:p>0.7731392243</text:p>
          </table:table-cell>
          <table:table-cell office:value-type="float" office:value="0.922161784067992">
            <text:p>0.9221617841</text:p>
          </table:table-cell>
          <table:table-cell office:value-type="float" office:value="0.767072020382092">
            <text:p>0.7670720204</text:p>
          </table:table-cell>
          <table:table-cell office:value-type="float" office:value="0.685497466464937">
            <text:p>0.6854974665</text:p>
          </table:table-cell>
          <table:table-cell office:value-type="float" office:value="0.602130945452786">
            <text:p>0.6021309455</text:p>
          </table:table-cell>
          <table:table-cell office:value-type="float" office:value="0.685426478812263">
            <text:p>0.6854264788</text:p>
          </table:table-cell>
          <table:table-cell table:number-columns-repeated="2"/>
        </table:table-row>
        <table:table-row table:style-name="ro1">
          <table:table-cell office:value-type="float" office:value="0.853254163500252">
            <text:p>0.8532541635</text:p>
          </table:table-cell>
          <table:table-cell office:value-type="float" office:value="0.7077423372193">
            <text:p>0.7077423372</text:p>
          </table:table-cell>
          <table:table-cell office:value-type="float" office:value="0.845830648290198">
            <text:p>0.8458306483</text:p>
          </table:table-cell>
          <table:table-cell office:value-type="float" office:value="0.847673118818917">
            <text:p>0.8476731188</text:p>
          </table:table-cell>
          <table:table-cell office:value-type="float" office:value="0.766552201179843">
            <text:p>0.7665522012</text:p>
          </table:table-cell>
          <table:table-cell office:value-type="float" office:value="0.852733891533399">
            <text:p>0.8527338915</text:p>
          </table:table-cell>
          <table:table-cell office:value-type="float" office:value="0.86220337892566">
            <text:p>0.8622033789</text:p>
          </table:table-cell>
          <table:table-cell office:value-type="float" office:value="0.827175685728601">
            <text:p>0.8271756857</text:p>
          </table:table-cell>
          <table:table-cell office:value-type="float" office:value="0.807837487209151">
            <text:p>0.8078374872</text:p>
          </table:table-cell>
          <table:table-cell office:value-type="float" office:value="0.771864891266782">
            <text:p>0.7718648913</text:p>
          </table:table-cell>
          <table:table-cell table:number-columns-repeated="2"/>
        </table:table-row>
        <table:table-row table:style-name="ro1">
          <table:table-cell office:value-type="float" office:value="0.756109120736001">
            <text:p>0.7561091207</text:p>
          </table:table-cell>
          <table:table-cell office:value-type="float" office:value="0.575698485081579">
            <text:p>0.5756984851</text:p>
          </table:table-cell>
          <table:table-cell office:value-type="float" office:value="0.556966954379483">
            <text:p>0.5569669544</text:p>
          </table:table-cell>
          <table:table-cell office:value-type="float" office:value="0.810415385597377">
            <text:p>0.8104153856</text:p>
          </table:table-cell>
          <table:table-cell office:value-type="float" office:value="0.809966407670787">
            <text:p>0.8099664077</text:p>
          </table:table-cell>
          <table:table-cell office:value-type="float" office:value="0.972654545502476">
            <text:p>0.9726545455</text:p>
          </table:table-cell>
          <table:table-cell office:value-type="float" office:value="0.648377875241621">
            <text:p>0.6483778752</text:p>
          </table:table-cell>
          <table:table-cell office:value-type="float" office:value="0.809928920348699">
            <text:p>0.8099289203</text:p>
          </table:table-cell>
          <table:table-cell office:value-type="float" office:value="0.648089942867767">
            <text:p>0.6480899429</text:p>
          </table:table-cell>
          <table:table-cell office:value-type="float" office:value="0.810441883790455">
            <text:p>0.8104418838</text:p>
          </table:table-cell>
          <table:table-cell table:number-columns-repeated="2"/>
        </table:table-row>
        <table:table-row table:style-name="ro1">
          <table:table-cell office:value-type="float" office:value="0.888603424640094">
            <text:p>0.8886034246</text:p>
          </table:table-cell>
          <table:table-cell office:value-type="float" office:value="0.589572104888767">
            <text:p>0.5895721049</text:p>
          </table:table-cell>
          <table:table-cell office:value-type="float" office:value="0.695465255429187">
            <text:p>0.6954652554</text:p>
          </table:table-cell>
          <table:table-cell office:value-type="float" office:value="0.707548740595879">
            <text:p>0.7075487406</text:p>
          </table:table-cell>
          <table:table-cell office:value-type="float" office:value="0.867047039059832">
            <text:p>0.8670470391</text:p>
          </table:table-cell>
          <table:table-cell office:value-type="float" office:value="0.707372213016051">
            <text:p>0.707372213</text:p>
          </table:table-cell>
          <table:table-cell office:value-type="float" office:value="0.749687925822801">
            <text:p>0.7496879258</text:p>
          </table:table-cell>
          <table:table-cell office:value-type="float" office:value="0.685707060552544">
            <text:p>0.6857070606</text:p>
          </table:table-cell>
          <table:table-cell office:value-type="float" office:value="0.888502980779499">
            <text:p>0.8885029808</text:p>
          </table:table-cell>
          <table:table-cell office:value-type="float" office:value="0.663963230983222">
            <text:p>0.663963231</text:p>
          </table:table-cell>
          <table:table-cell table:number-columns-repeated="2"/>
        </table:table-row>
        <table:table-row table:style-name="ro1">
          <table:table-cell office:value-type="float" office:value="0.779716302843981">
            <text:p>0.7797163028</text:p>
          </table:table-cell>
          <table:table-cell office:value-type="float" office:value="0.780567543212618">
            <text:p>0.7805675432</text:p>
          </table:table-cell>
          <table:table-cell office:value-type="float" office:value="0.521545125397064">
            <text:p>0.5215451254</text:p>
          </table:table-cell>
          <table:table-cell office:value-type="float" office:value="0.312069354214724">
            <text:p>0.3120693542</text:p>
          </table:table-cell>
          <table:table-cell office:value-type="float" office:value="0.729517001005855">
            <text:p>0.729517001</text:p>
          </table:table-cell>
          <table:table-cell office:value-type="float" office:value="1.14453924650738">
            <text:p>1.1445392465</text:p>
          </table:table-cell>
          <table:table-cell office:value-type="float" office:value="0.779302391242541">
            <text:p>0.7793023912</text:p>
          </table:table-cell>
          <table:table-cell office:value-type="float" office:value="0.520798365308628">
            <text:p>0.5207983653</text:p>
          </table:table-cell>
          <table:table-cell office:value-type="float" office:value="0.779857035173076">
            <text:p>0.7798570352</text:p>
          </table:table-cell>
          <table:table-cell office:value-type="float" office:value="0.883189332517431">
            <text:p>0.8831893325</text:p>
          </table:table-cell>
          <table:table-cell table:number-columns-repeated="2"/>
        </table:table-row>
        <table:table-row table:style-name="ro1">
          <table:table-cell office:value-type="float" office:value="0.949934063317492">
            <text:p>0.9499340633</text:p>
          </table:table-cell>
          <table:table-cell office:value-type="float" office:value="0.778050526663284">
            <text:p>0.7780505267</text:p>
          </table:table-cell>
          <table:table-cell office:value-type="float" office:value="0.767989197898433">
            <text:p>0.7679891979</text:p>
          </table:table-cell>
          <table:table-cell office:value-type="float" office:value="0.935044529792">
            <text:p>0.9350445298</text:p>
          </table:table-cell>
          <table:table-cell office:value-type="float" office:value="0.626718968081256">
            <text:p>0.6267189681</text:p>
          </table:table-cell>
          <table:table-cell office:value-type="float" office:value="0.586781414651104">
            <text:p>0.5867814147</text:p>
          </table:table-cell>
          <table:table-cell office:value-type="float" office:value="0.890273596176492">
            <text:p>0.8902735962</text:p>
          </table:table-cell>
          <table:table-cell office:value-type="float" office:value="0.757998624794162">
            <text:p>0.7579986248</text:p>
          </table:table-cell>
          <table:table-cell office:value-type="float" office:value="0.647020543851192">
            <text:p>0.6470205439</text:p>
          </table:table-cell>
          <table:table-cell office:value-type="float" office:value="0.890143683137029">
            <text:p>0.8901436831</text:p>
          </table:table-cell>
          <table:table-cell table:number-columns-repeated="2"/>
        </table:table-row>
        <table:table-row table:style-name="ro1">
          <table:table-cell office:value-type="float" office:value="0.623357541862623">
            <text:p>0.6233575419</text:p>
          </table:table-cell>
          <table:table-cell office:value-type="float" office:value="0.701332827112571">
            <text:p>0.7013328271</text:p>
          </table:table-cell>
          <table:table-cell office:value-type="float" office:value="0.704683654324963">
            <text:p>0.7046836543</text:p>
          </table:table-cell>
          <table:table-cell office:value-type="float" office:value="0.57397479461192">
            <text:p>0.5739747946</text:p>
          </table:table-cell>
          <table:table-cell office:value-type="float" office:value="0.647368059619244">
            <text:p>0.6473680596</text:p>
          </table:table-cell>
          <table:table-cell office:value-type="float" office:value="0.697970283226357">
            <text:p>0.6979702832</text:p>
          </table:table-cell>
          <table:table-cell office:value-type="float" office:value="0.758476057178677">
            <text:p>0.7584760572</text:p>
          </table:table-cell>
          <table:table-cell office:value-type="float" office:value="0.780478983576872">
            <text:p>0.7804789836</text:p>
          </table:table-cell>
          <table:table-cell office:value-type="float" office:value="0.765927415100419">
            <text:p>0.7659274151</text:p>
          </table:table-cell>
          <table:table-cell office:value-type="float" office:value="0.626014230370731">
            <text:p>0.6260142304</text:p>
          </table:table-cell>
          <table:table-cell table:number-columns-repeated="2"/>
        </table:table-row>
        <table:table-row table:style-name="ro1">
          <table:table-cell office:value-type="float" office:value="0.844003010082849">
            <text:p>0.8440030101</text:p>
          </table:table-cell>
          <table:table-cell office:value-type="float" office:value="0.631157169463138">
            <text:p>0.6311571695</text:p>
          </table:table-cell>
          <table:table-cell office:value-type="float" office:value="0.755228108592165">
            <text:p>0.7552281086</text:p>
          </table:table-cell>
          <table:table-cell office:value-type="float" office:value="0.701153535837223">
            <text:p>0.7011535358</text:p>
          </table:table-cell>
          <table:table-cell office:value-type="float" office:value="0.781163882248126">
            <text:p>0.7811638822</text:p>
          </table:table-cell>
          <table:table-cell office:value-type="float" office:value="0.758785127310445">
            <text:p>0.7587851273</text:p>
          </table:table-cell>
          <table:table-cell office:value-type="float" office:value="0.826217570629278">
            <text:p>0.8262175706</text:p>
          </table:table-cell>
          <table:table-cell office:value-type="float" office:value="0.692022012586211">
            <text:p>0.6920220126</text:p>
          </table:table-cell>
          <table:table-cell office:value-type="float" office:value="0.689841666113773">
            <text:p>0.6898416661</text:p>
          </table:table-cell>
          <table:table-cell office:value-type="float" office:value="0.826092125666748">
            <text:p>0.8260921257</text:p>
          </table:table-cell>
          <table:table-cell table:number-columns-repeated="2"/>
        </table:table-row>
        <table:table-row table:style-name="ro1">
          <table:table-cell office:value-type="float" office:value="0.845916474123189">
            <text:p>0.8459164741</text:p>
          </table:table-cell>
          <table:table-cell office:value-type="float" office:value="0.796196842964525">
            <text:p>0.796196843</text:p>
          </table:table-cell>
          <table:table-cell office:value-type="float" office:value="0.696748002007528">
            <text:p>0.696748002</text:p>
          </table:table-cell>
          <table:table-cell office:value-type="float" office:value="0.757414859642424">
            <text:p>0.7574148596</text:p>
          </table:table-cell>
          <table:table-cell office:value-type="float" office:value="0.754928816074475">
            <text:p>0.7549288161</text:p>
          </table:table-cell>
          <table:table-cell office:value-type="float" office:value="0.623243568461774">
            <text:p>0.6232435685</text:p>
          </table:table-cell>
          <table:table-cell office:value-type="float" office:value="0.795381355335748">
            <text:p>0.7953813553</text:p>
          </table:table-cell>
          <table:table-cell office:value-type="float" office:value="0.573791030221526">
            <text:p>0.5737910302</text:p>
          </table:table-cell>
          <table:table-cell office:value-type="float" office:value="0.803419111175926">
            <text:p>0.8034191112</text:p>
          </table:table-cell>
          <table:table-cell office:value-type="float" office:value="0.870536048456249">
            <text:p>0.8705360485</text:p>
          </table:table-cell>
          <table:table-cell table:number-columns-repeated="2"/>
        </table:table-row>
        <table:table-row table:style-name="ro1">
          <table:table-cell office:value-type="float" office:value="0.747668786358186">
            <text:p>0.7476687864</text:p>
          </table:table-cell>
          <table:table-cell office:value-type="float" office:value="0.750739230560523">
            <text:p>0.7507392306</text:p>
          </table:table-cell>
          <table:table-cell office:value-type="float" office:value="0.795770326861515">
            <text:p>0.7957703269</text:p>
          </table:table-cell>
          <table:table-cell office:value-type="float" office:value="0.791484079101994">
            <text:p>0.7914840791</text:p>
          </table:table-cell>
          <table:table-cell office:value-type="float" office:value="0.816827398522282">
            <text:p>0.8168273985</text:p>
          </table:table-cell>
          <table:table-cell office:value-type="float" office:value="0.82740776643338">
            <text:p>0.8274077664</text:p>
          </table:table-cell>
          <table:table-cell office:value-type="float" office:value="0.729437222211123">
            <text:p>0.7294372222</text:p>
          </table:table-cell>
          <table:table-cell office:value-type="float" office:value="0.759642739572101">
            <text:p>0.7596427396</text:p>
          </table:table-cell>
          <table:table-cell office:value-type="float" office:value="0.737169339914855">
            <text:p>0.7371693399</text:p>
          </table:table-cell>
          <table:table-cell office:value-type="float" office:value="0.692196373204437">
            <text:p>0.6921963732</text:p>
          </table:table-cell>
          <table:table-cell table:number-columns-repeated="2"/>
        </table:table-row>
        <table:table-row table:style-name="ro1">
          <table:table-cell office:value-type="float" office:value="0.612605593982468">
            <text:p>0.612605594</text:p>
          </table:table-cell>
          <table:table-cell office:value-type="float" office:value="0.505096181673388">
            <text:p>0.5050961817</text:p>
          </table:table-cell>
          <table:table-cell office:value-type="float" office:value="0.43758528915448">
            <text:p>0.4375852892</text:p>
          </table:table-cell>
          <table:table-cell office:value-type="float" office:value="0.728619762415528">
            <text:p>0.7286197624</text:p>
          </table:table-cell>
          <table:table-cell office:value-type="float" office:value="0.60532509641446">
            <text:p>0.6053250964</text:p>
          </table:table-cell>
          <table:table-cell office:value-type="float" office:value="0.812252163479991">
            <text:p>0.8122521635</text:p>
          </table:table-cell>
          <table:table-cell office:value-type="float" office:value="0.498285317645998">
            <text:p>0.4982853176</text:p>
          </table:table-cell>
          <table:table-cell office:value-type="float" office:value="0.796362063119936">
            <text:p>0.7963620631</text:p>
          </table:table-cell>
          <table:table-cell office:value-type="float" office:value="0.774629168659514">
            <text:p>0.7746291687</text:p>
          </table:table-cell>
          <table:table-cell office:value-type="float" office:value="0.581619464999033">
            <text:p>0.581619465</text:p>
          </table:table-cell>
          <table:table-cell table:number-columns-repeated="2"/>
        </table:table-row>
        <table:table-row table:style-name="ro1">
          <table:table-cell office:value-type="float" office:value="1.14296261436067">
            <text:p>1.1429626144</text:p>
          </table:table-cell>
          <table:table-cell office:value-type="float" office:value="0.572171729529767">
            <text:p>0.5721717295</text:p>
          </table:table-cell>
          <table:table-cell office:value-type="float" office:value="1.04037250074878">
            <text:p>1.0403725007</text:p>
          </table:table-cell>
          <table:table-cell office:value-type="float" office:value="1.09216264801232">
            <text:p>1.092162648</text:p>
          </table:table-cell>
          <table:table-cell office:value-type="float" office:value="0.831821284610386">
            <text:p>0.8318212846</text:p>
          </table:table-cell>
          <table:table-cell office:value-type="float" office:value="1.09230903476061">
            <text:p>1.0923090348</text:p>
          </table:table-cell>
          <table:table-cell office:value-type="float" office:value="0.676289610370138">
            <text:p>0.6762896104</text:p>
          </table:table-cell>
          <table:table-cell office:value-type="float" office:value="0.311760707325789">
            <text:p>0.3117607073</text:p>
          </table:table-cell>
          <table:table-cell office:value-type="float" office:value="1.1441256849891">
            <text:p>1.144125685</text:p>
          </table:table-cell>
          <table:table-cell office:value-type="float" office:value="1.24815648627301">
            <text:p>1.2481564863</text:p>
          </table:table-cell>
          <table:table-cell table:number-columns-repeated="2"/>
        </table:table-row>
        <table:table-row table:style-name="ro1">
          <table:table-cell office:value-type="float" office:value="0.862561515736224">
            <text:p>0.8625615157</text:p>
          </table:table-cell>
          <table:table-cell office:value-type="float" office:value="0.724756502044131">
            <text:p>0.724756502</text:p>
          </table:table-cell>
          <table:table-cell office:value-type="float" office:value="0.773651903197395">
            <text:p>0.7736519032</text:p>
          </table:table-cell>
          <table:table-cell office:value-type="float" office:value="0.794199197599451">
            <text:p>0.7941991976</text:p>
          </table:table-cell>
          <table:table-cell office:value-type="float" office:value="0.849535112929427">
            <text:p>0.8495351129</text:p>
          </table:table-cell>
          <table:table-cell office:value-type="float" office:value="0.844089484270583">
            <text:p>0.8440894843</text:p>
          </table:table-cell>
          <table:table-cell office:value-type="float" office:value="0.761118154933216">
            <text:p>0.7611181549</text:p>
          </table:table-cell>
          <table:table-cell office:value-type="float" office:value="0.769773846579338">
            <text:p>0.7697738466</text:p>
          </table:table-cell>
          <table:table-cell office:value-type="float" office:value="0.828434706508519">
            <text:p>0.8284347065</text:p>
          </table:table-cell>
          <table:table-cell office:value-type="float" office:value="0.721292691784675">
            <text:p>0.7212926918</text:p>
          </table:table-cell>
          <table:table-cell table:number-columns-repeated="2"/>
        </table:table-row>
        <table:table-row table:style-name="ro1">
          <table:table-cell office:value-type="float" office:value="0.845784512803954">
            <text:p>0.8457845128</text:p>
          </table:table-cell>
          <table:table-cell office:value-type="float" office:value="0.947705588821485">
            <text:p>0.9477055888</text:p>
          </table:table-cell>
          <table:table-cell office:value-type="float" office:value="0.974467620023232">
            <text:p>0.97446762</text:p>
          </table:table-cell>
          <table:table-cell office:value-type="float" office:value="0.783129102548194">
            <text:p>0.7831291025</text:p>
          </table:table-cell>
          <table:table-cell office:value-type="float" office:value="0.884611358942564">
            <text:p>0.8846113589</text:p>
          </table:table-cell>
          <table:table-cell office:value-type="float" office:value="0.846361714752372">
            <text:p>0.8463617148</text:p>
          </table:table-cell>
          <table:table-cell office:value-type="float" office:value="0.910864547422679">
            <text:p>0.9108645474</text:p>
          </table:table-cell>
          <table:table-cell office:value-type="float" office:value="0.833064702639348">
            <text:p>0.8330647026</text:p>
          </table:table-cell>
          <table:table-cell office:value-type="float" office:value="0.832202853278608">
            <text:p>0.8322028533</text:p>
          </table:table-cell>
          <table:table-cell office:value-type="float" office:value="0.754555562448562">
            <text:p>0.7545555624</text:p>
          </table:table-cell>
          <table:table-cell table:number-columns-repeated="2"/>
        </table:table-row>
        <table:table-row table:style-name="ro1">
          <table:table-cell office:value-type="float" office:value="0.744823106584975">
            <text:p>0.7448231066</text:p>
          </table:table-cell>
          <table:table-cell office:value-type="float" office:value="0.84209902184327">
            <text:p>0.8420990218</text:p>
          </table:table-cell>
          <table:table-cell office:value-type="float" office:value="0.848462835860197">
            <text:p>0.8484628359</text:p>
          </table:table-cell>
          <table:table-cell office:value-type="float" office:value="0.818074951041935">
            <text:p>0.818074951</text:p>
          </table:table-cell>
          <table:table-cell office:value-type="float" office:value="0.792657488129782">
            <text:p>0.7926574881</text:p>
          </table:table-cell>
          <table:table-cell office:value-type="float" office:value="0.88279163141744">
            <text:p>0.8827916314</text:p>
          </table:table-cell>
          <table:table-cell office:value-type="float" office:value="0.872420249807665">
            <text:p>0.8724202498</text:p>
          </table:table-cell>
          <table:table-cell office:value-type="float" office:value="0.857422819903012">
            <text:p>0.8574228199</text:p>
          </table:table-cell>
          <table:table-cell office:value-type="float" office:value="0.755225665002134">
            <text:p>0.755225665</text:p>
          </table:table-cell>
          <table:table-cell office:value-type="float" office:value="0.911221664177809">
            <text:p>0.9112216642</text:p>
          </table:table-cell>
          <table:table-cell table:number-columns-repeated="2"/>
        </table:table-row>
        <table:table-row table:style-name="ro1">
          <table:table-cell office:value-type="float" office:value="0.770184225519504">
            <text:p>0.7701842255</text:p>
          </table:table-cell>
          <table:table-cell office:value-type="float" office:value="0.785102087854572">
            <text:p>0.7851020879</text:p>
          </table:table-cell>
          <table:table-cell office:value-type="float" office:value="0.727692517182659">
            <text:p>0.7276925172</text:p>
          </table:table-cell>
          <table:table-cell office:value-type="float" office:value="0.783949561398952">
            <text:p>0.7839495614</text:p>
          </table:table-cell>
          <table:table-cell office:value-type="float" office:value="0.668762698064467">
            <text:p>0.6687626981</text:p>
          </table:table-cell>
          <table:table-cell office:value-type="float" office:value="0.758265420347286">
            <text:p>0.7582654203</text:p>
          </table:table-cell>
          <table:table-cell office:value-type="float" office:value="0.786440009494811">
            <text:p>0.7864400095</text:p>
          </table:table-cell>
          <table:table-cell office:value-type="float" office:value="0.714541806234102">
            <text:p>0.7145418062</text:p>
          </table:table-cell>
          <table:table-cell office:value-type="float" office:value="0.795119100935639">
            <text:p>0.7951191009</text:p>
          </table:table-cell>
          <table:table-cell office:value-type="float" office:value="0.767142691679827">
            <text:p>0.7671426917</text:p>
          </table:table-cell>
          <table:table-cell table:number-columns-repeated="2"/>
        </table:table-row>
        <table:table-row table:style-name="ro1">
          <table:table-cell office:value-type="float" office:value="0.798580170711262">
            <text:p>0.7985801707</text:p>
          </table:table-cell>
          <table:table-cell office:value-type="float" office:value="0.91564464443792">
            <text:p>0.9156446444</text:p>
          </table:table-cell>
          <table:table-cell office:value-type="float" office:value="0.797836508949551">
            <text:p>0.7978365089</text:p>
          </table:table-cell>
          <table:table-cell office:value-type="float" office:value="0.774260295631938">
            <text:p>0.7742602956</text:p>
          </table:table-cell>
          <table:table-cell office:value-type="float" office:value="0.777731188121338">
            <text:p>0.7777311881</text:p>
          </table:table-cell>
          <table:table-cell office:value-type="float" office:value="0.839252370251221">
            <text:p>0.8392523703</text:p>
          </table:table-cell>
          <table:table-cell office:value-type="float" office:value="0.695271972544037">
            <text:p>0.6952719725</text:p>
          </table:table-cell>
          <table:table-cell office:value-type="float" office:value="0.697565277349099">
            <text:p>0.6975652773</text:p>
          </table:table-cell>
          <table:table-cell office:value-type="float" office:value="0.78951380666104">
            <text:p>0.7895138067</text:p>
          </table:table-cell>
          <table:table-cell office:value-type="float" office:value="0.810027095106285">
            <text:p>0.8100270951</text:p>
          </table:table-cell>
          <table:table-cell table:number-columns-repeated="2"/>
        </table:table-row>
        <table:table-row table:style-name="ro1">
          <table:table-cell office:value-type="float" office:value="0.484523898929835">
            <text:p>0.4845238989</text:p>
          </table:table-cell>
          <table:table-cell office:value-type="float" office:value="0.891721721221414">
            <text:p>0.8917217212</text:p>
          </table:table-cell>
          <table:table-cell office:value-type="float" office:value="0.28474611361302">
            <text:p>0.2847461136</text:p>
          </table:table-cell>
          <table:table-cell office:value-type="float" office:value="0.748861700263975">
            <text:p>0.7488617003</text:p>
          </table:table-cell>
          <table:table-cell office:value-type="float" office:value="0.729329278296868">
            <text:p>0.7293292783</text:p>
          </table:table-cell>
          <table:table-cell office:value-type="float" office:value="0.810725979744511">
            <text:p>0.8107259797</text:p>
          </table:table-cell>
          <table:table-cell office:value-type="float" office:value="0.486208760013778">
            <text:p>0.48620876</text:p>
          </table:table-cell>
          <table:table-cell office:value-type="float" office:value="0.8910479826424">
            <text:p>0.8910479826</text:p>
          </table:table-cell>
          <table:table-cell office:value-type="float" office:value="0.567784791996">
            <text:p>0.567784792</text:p>
          </table:table-cell>
          <table:table-cell office:value-type="float" office:value="0.8909211730077">
            <text:p>0.890921173</text:p>
          </table:table-cell>
          <table:table-cell table:number-columns-repeated="2"/>
        </table:table-row>
        <table:table-row table:style-name="ro1">
          <table:table-cell office:value-type="float" office:value="0.741512725014321">
            <text:p>0.741512725</text:p>
          </table:table-cell>
          <table:table-cell office:value-type="float" office:value="0.804496738838323">
            <text:p>0.8044967388</text:p>
          </table:table-cell>
          <table:table-cell office:value-type="float" office:value="0.843203564824424">
            <text:p>0.8432035648</text:p>
          </table:table-cell>
          <table:table-cell office:value-type="float" office:value="0.849763172449505">
            <text:p>0.8497631724</text:p>
          </table:table-cell>
          <table:table-cell office:value-type="float" office:value="0.724388576900572">
            <text:p>0.7243885769</text:p>
          </table:table-cell>
          <table:table-cell office:value-type="float" office:value="0.782831160474208">
            <text:p>0.7828311605</text:p>
          </table:table-cell>
          <table:table-cell office:value-type="float" office:value="0.7855443639707">
            <text:p>0.785544364</text:p>
          </table:table-cell>
          <table:table-cell office:value-type="float" office:value="0.806155442227197">
            <text:p>0.8061554422</text:p>
          </table:table-cell>
          <table:table-cell office:value-type="float" office:value="0.754707672501828">
            <text:p>0.7547076725</text:p>
          </table:table-cell>
          <table:table-cell office:value-type="float" office:value="0.830486116665368">
            <text:p>0.8304861167</text:p>
          </table:table-cell>
          <table:table-cell table:number-columns-repeated="2"/>
        </table:table-row>
        <table:table-row table:style-name="ro1">
          <table:table-cell office:value-type="float" office:value="0.619655563085453">
            <text:p>0.6196555631</text:p>
          </table:table-cell>
          <table:table-cell office:value-type="float" office:value="0.802738670610192">
            <text:p>0.8027386706</text:p>
          </table:table-cell>
          <table:table-cell office:value-type="float" office:value="0.848844900318825">
            <text:p>0.8488449003</text:p>
          </table:table-cell>
          <table:table-cell office:value-type="float" office:value="0.811600457559149">
            <text:p>0.8116004576</text:p>
          </table:table-cell>
          <table:table-cell office:value-type="float" office:value="0.682553255080851">
            <text:p>0.6825532551</text:p>
          </table:table-cell>
          <table:table-cell office:value-type="float" office:value="0.774048305203383">
            <text:p>0.7740483052</text:p>
          </table:table-cell>
          <table:table-cell office:value-type="float" office:value="0.85487996134782">
            <text:p>0.8548799613</text:p>
          </table:table-cell>
          <table:table-cell office:value-type="float" office:value="0.685241064405018">
            <text:p>0.6852410644</text:p>
          </table:table-cell>
          <table:table-cell office:value-type="float" office:value="0.701502489268035">
            <text:p>0.7015024893</text:p>
          </table:table-cell>
          <table:table-cell office:value-type="float" office:value="0.74049814907881">
            <text:p>0.7404981491</text:p>
          </table:table-cell>
          <table:table-cell table:number-columns-repeated="2"/>
        </table:table-row>
        <table:table-row table:style-name="ro1">
          <table:table-cell office:value-type="float" office:value="0.887689860676202">
            <text:p>0.8876898607</text:p>
          </table:table-cell>
          <table:table-cell office:value-type="float" office:value="0.78957902193875">
            <text:p>0.7895790219</text:p>
          </table:table-cell>
          <table:table-cell office:value-type="float" office:value="0.75555826015031">
            <text:p>0.7555582602</text:p>
          </table:table-cell>
          <table:table-cell office:value-type="float" office:value="0.821914073323566">
            <text:p>0.8219140733</text:p>
          </table:table-cell>
          <table:table-cell office:value-type="float" office:value="0.777420152039252">
            <text:p>0.777420152</text:p>
          </table:table-cell>
          <table:table-cell office:value-type="float" office:value="0.751838122310591">
            <text:p>0.7518381223</text:p>
          </table:table-cell>
          <table:table-cell office:value-type="float" office:value="0.843951479706135">
            <text:p>0.8439514797</text:p>
          </table:table-cell>
          <table:table-cell office:value-type="float" office:value="0.867210355666279">
            <text:p>0.8672103557</text:p>
          </table:table-cell>
          <table:table-cell office:value-type="float" office:value="0.76110485286769">
            <text:p>0.7611048529</text:p>
          </table:table-cell>
          <table:table-cell office:value-type="float" office:value="0.782502883220284">
            <text:p>0.7825028832</text:p>
          </table:table-cell>
          <table:table-cell table:number-columns-repeated="2"/>
        </table:table-row>
        <table:table-row table:style-name="ro1">
          <table:table-cell office:value-type="float" office:value="0.670131711808753">
            <text:p>0.6701317118</text:p>
          </table:table-cell>
          <table:table-cell office:value-type="float" office:value="0.825273450116684">
            <text:p>0.8252734501</text:p>
          </table:table-cell>
          <table:table-cell office:value-type="float" office:value="0.866266552576506">
            <text:p>0.8662665526</text:p>
          </table:table-cell>
          <table:table-cell office:value-type="float" office:value="0.638556811419858">
            <text:p>0.6385568114</text:p>
          </table:table-cell>
          <table:table-cell office:value-type="float" office:value="0.870537933713816">
            <text:p>0.8705379337</text:p>
          </table:table-cell>
          <table:table-cell office:value-type="float" office:value="0.717595057301495">
            <text:p>0.7175950573</text:p>
          </table:table-cell>
          <table:table-cell office:value-type="float" office:value="0.879497328073346">
            <text:p>0.8794973281</text:p>
          </table:table-cell>
          <table:table-cell office:value-type="float" office:value="0.939716048506409">
            <text:p>0.9397160485</text:p>
          </table:table-cell>
          <table:table-cell office:value-type="float" office:value="0.636965632863287">
            <text:p>0.6369656329</text:p>
          </table:table-cell>
          <table:table-cell office:value-type="float" office:value="0.965256686474128">
            <text:p>0.9652566865</text:p>
          </table:table-cell>
          <table:table-cell table:number-columns-repeated="2"/>
        </table:table-row>
        <table:table-row table:style-name="ro1">
          <table:table-cell office:value-type="float" office:value="0.790562532737103">
            <text:p>0.7905625327</text:p>
          </table:table-cell>
          <table:table-cell office:value-type="float" office:value="0.840655266958376">
            <text:p>0.840655267</text:p>
          </table:table-cell>
          <table:table-cell office:value-type="float" office:value="0.706318006916032">
            <text:p>0.7063180069</text:p>
          </table:table-cell>
          <table:table-cell office:value-type="float" office:value="0.791864009566727">
            <text:p>0.7918640096</text:p>
          </table:table-cell>
          <table:table-cell office:value-type="float" office:value="0.71322480462635">
            <text:p>0.7132248046</text:p>
          </table:table-cell>
          <table:table-cell office:value-type="float" office:value="0.807948037592508">
            <text:p>0.8079480376</text:p>
          </table:table-cell>
          <table:table-cell office:value-type="float" office:value="0.880586764607325">
            <text:p>0.8805867646</text:p>
          </table:table-cell>
          <table:table-cell office:value-type="float" office:value="0.755901205772422">
            <text:p>0.7559012058</text:p>
          </table:table-cell>
          <table:table-cell office:value-type="float" office:value="0.90966194864039">
            <text:p>0.9096619486</text:p>
          </table:table-cell>
          <table:table-cell office:value-type="float" office:value="0.719885737082075">
            <text:p>0.7198857371</text:p>
          </table:table-cell>
          <table:table-cell table:number-columns-repeated="2"/>
        </table:table-row>
        <table:table-row table:style-name="ro1">
          <table:table-cell office:value-type="float" office:value="0.742414584630208">
            <text:p>0.7424145846</text:p>
          </table:table-cell>
          <table:table-cell office:value-type="float" office:value="0.660127400227537">
            <text:p>0.6601274002</text:p>
          </table:table-cell>
          <table:table-cell office:value-type="float" office:value="0.534988429186328">
            <text:p>0.5349884292</text:p>
          </table:table-cell>
          <table:table-cell office:value-type="float" office:value="0.723526728527653">
            <text:p>0.7235267285</text:p>
          </table:table-cell>
          <table:table-cell office:value-type="float" office:value="0.830399343316117">
            <text:p>0.8303993433</text:p>
          </table:table-cell>
          <table:table-cell office:value-type="float" office:value="0.669058935105538">
            <text:p>0.6690589351</text:p>
          </table:table-cell>
          <table:table-cell office:value-type="float" office:value="0.795863622127746">
            <text:p>0.7958636221</text:p>
          </table:table-cell>
          <table:table-cell office:value-type="float" office:value="0.679057907739328">
            <text:p>0.6790579077</text:p>
          </table:table-cell>
          <table:table-cell office:value-type="float" office:value="0.764737800636422">
            <text:p>0.7647378006</text:p>
          </table:table-cell>
          <table:table-cell office:value-type="float" office:value="0.913760215086602">
            <text:p>0.9137602151</text:p>
          </table:table-cell>
          <table:table-cell table:number-columns-repeated="2"/>
        </table:table-row>
        <table:table-row table:style-name="ro1">
          <table:table-cell office:value-type="float" office:value="0.751503801721991">
            <text:p>0.7515038017</text:p>
          </table:table-cell>
          <table:table-cell office:value-type="float" office:value="0.738637175695303">
            <text:p>0.7386371757</text:p>
          </table:table-cell>
          <table:table-cell office:value-type="float" office:value="0.759420019512627">
            <text:p>0.7594200195</text:p>
          </table:table-cell>
          <table:table-cell office:value-type="float" office:value="0.711139487721724">
            <text:p>0.7111394877</text:p>
          </table:table-cell>
          <table:table-cell office:value-type="float" office:value="0.742113069601994">
            <text:p>0.7421130696</text:p>
          </table:table-cell>
          <table:table-cell office:value-type="float" office:value="0.755264434373543">
            <text:p>0.7552644344</text:p>
          </table:table-cell>
          <table:table-cell office:value-type="float" office:value="0.776102802435014">
            <text:p>0.7761028024</text:p>
          </table:table-cell>
          <table:table-cell office:value-type="float" office:value="0.803278890996735">
            <text:p>0.803278891</text:p>
          </table:table-cell>
          <table:table-cell office:value-type="float" office:value="0.77931956713664">
            <text:p>0.7793195671</text:p>
          </table:table-cell>
          <table:table-cell office:value-type="float" office:value="0.742532935018666">
            <text:p>0.742532935</text:p>
          </table:table-cell>
          <table:table-cell table:number-columns-repeated="2"/>
        </table:table-row>
        <table:table-row table:style-name="ro1">
          <table:table-cell office:value-type="float" office:value="0.841252009360218">
            <text:p>0.8412520094</text:p>
          </table:table-cell>
          <table:table-cell office:value-type="float" office:value="0.857298415159712">
            <text:p>0.8572984152</text:p>
          </table:table-cell>
          <table:table-cell office:value-type="float" office:value="0.904305133978584">
            <text:p>0.904305134</text:p>
          </table:table-cell>
          <table:table-cell office:value-type="float" office:value="0.869925999369024">
            <text:p>0.8699259994</text:p>
          </table:table-cell>
          <table:table-cell office:value-type="float" office:value="0.861564169727004">
            <text:p>0.8615641697</text:p>
          </table:table-cell>
          <table:table-cell office:value-type="float" office:value="0.951440685722372">
            <text:p>0.9514406857</text:p>
          </table:table-cell>
          <table:table-cell office:value-type="float" office:value="0.886393112871584">
            <text:p>0.8863931129</text:p>
          </table:table-cell>
          <table:table-cell office:value-type="float" office:value="0.84978806991472">
            <text:p>0.8497880699</text:p>
          </table:table-cell>
          <table:table-cell office:value-type="float" office:value="0.887203084130068">
            <text:p>0.8872030841</text:p>
          </table:table-cell>
          <table:table-cell office:value-type="float" office:value="0.874086401788738">
            <text:p>0.8740864018</text:p>
          </table:table-cell>
          <table:table-cell table:number-columns-repeated="2"/>
        </table:table-row>
        <table:table-row table:style-name="ro1">
          <table:table-cell office:value-type="float" office:value="0.790399025258643">
            <text:p>0.7903990253</text:p>
          </table:table-cell>
          <table:table-cell office:value-type="float" office:value="1.00627332462716">
            <text:p>1.0062733246</text:p>
          </table:table-cell>
          <table:table-cell office:value-type="float" office:value="0.694051771498654">
            <text:p>0.6940517715</text:p>
          </table:table-cell>
          <table:table-cell office:value-type="float" office:value="0.970674679235126">
            <text:p>0.9706746792</text:p>
          </table:table-cell>
          <table:table-cell office:value-type="float" office:value="0.843363994178755">
            <text:p>0.8433639942</text:p>
          </table:table-cell>
          <table:table-cell office:value-type="float" office:value="0.835227278598889">
            <text:p>0.8352272786</text:p>
          </table:table-cell>
          <table:table-cell office:value-type="float" office:value="0.862956832863826">
            <text:p>0.8629568329</text:p>
          </table:table-cell>
          <table:table-cell office:value-type="float" office:value="0.898730499896997">
            <text:p>0.8987304999</text:p>
          </table:table-cell>
          <table:table-cell office:value-type="float" office:value="0.870253749535324">
            <text:p>0.8702537495</text:p>
          </table:table-cell>
          <table:table-cell office:value-type="float" office:value="0.831549919316324">
            <text:p>0.8315499193</text:p>
          </table:table-cell>
          <table:table-cell table:number-columns-repeated="2"/>
        </table:table-row>
        <table:table-row table:style-name="ro1">
          <table:table-cell office:value-type="float" office:value="0.75023488729016">
            <text:p>0.7502348873</text:p>
          </table:table-cell>
          <table:table-cell office:value-type="float" office:value="0.758362204993898">
            <text:p>0.758362205</text:p>
          </table:table-cell>
          <table:table-cell office:value-type="float" office:value="0.740558459613987">
            <text:p>0.7405584596</text:p>
          </table:table-cell>
          <table:table-cell office:value-type="float" office:value="0.755402738490575">
            <text:p>0.7554027385</text:p>
          </table:table-cell>
          <table:table-cell office:value-type="float" office:value="0.739868111885696">
            <text:p>0.7398681119</text:p>
          </table:table-cell>
          <table:table-cell office:value-type="float" office:value="0.807697791532744">
            <text:p>0.8076977915</text:p>
          </table:table-cell>
          <table:table-cell office:value-type="float" office:value="0.7678282704424">
            <text:p>0.7678282704</text:p>
          </table:table-cell>
          <table:table-cell office:value-type="float" office:value="0.744057696440209">
            <text:p>0.7440576964</text:p>
          </table:table-cell>
          <table:table-cell office:value-type="float" office:value="0.772358283798067">
            <text:p>0.7723582838</text:p>
          </table:table-cell>
          <table:table-cell office:value-type="float" office:value="0.772274952478867">
            <text:p>0.7722749525</text:p>
          </table:table-cell>
          <table:table-cell table:number-columns-repeated="2"/>
        </table:table-row>
        <table:table-row table:style-name="ro1">
          <table:table-cell office:value-type="float" office:value="0.747331673121722">
            <text:p>0.7473316731</text:p>
          </table:table-cell>
          <table:table-cell office:value-type="float" office:value="0.674602695040786">
            <text:p>0.674602695</text:p>
          </table:table-cell>
          <table:table-cell office:value-type="float" office:value="0.794579206894199">
            <text:p>0.7945792069</text:p>
          </table:table-cell>
          <table:table-cell office:value-type="float" office:value="0.844918327040478">
            <text:p>0.844918327</text:p>
          </table:table-cell>
          <table:table-cell office:value-type="float" office:value="0.7365135248863">
            <text:p>0.7365135249</text:p>
          </table:table-cell>
          <table:table-cell office:value-type="float" office:value="0.649038483973637">
            <text:p>0.649038484</text:p>
          </table:table-cell>
          <table:table-cell office:value-type="float" office:value="0.621058786809347">
            <text:p>0.6210587868</text:p>
          </table:table-cell>
          <table:table-cell office:value-type="float" office:value="0.715739900622603">
            <text:p>0.7157399006</text:p>
          </table:table-cell>
          <table:table-cell office:value-type="float" office:value="0.718566852527709">
            <text:p>0.7185668525</text:p>
          </table:table-cell>
          <table:table-cell office:value-type="float" office:value="0.745324405007978">
            <text:p>0.745324405</text:p>
          </table:table-cell>
          <table:table-cell table:number-columns-repeated="2"/>
        </table:table-row>
        <table:table-row table:style-name="ro1">
          <table:table-cell office:value-type="float" office:value="0.796465270289235">
            <text:p>0.7964652703</text:p>
          </table:table-cell>
          <table:table-cell office:value-type="float" office:value="0.736046274707616">
            <text:p>0.7360462747</text:p>
          </table:table-cell>
          <table:table-cell office:value-type="float" office:value="0.765571502562118">
            <text:p>0.7655715026</text:p>
          </table:table-cell>
          <table:table-cell office:value-type="float" office:value="0.770787030900505">
            <text:p>0.7707870309</text:p>
          </table:table-cell>
          <table:table-cell office:value-type="float" office:value="0.878198821959593">
            <text:p>0.878198822</text:p>
          </table:table-cell>
          <table:table-cell office:value-type="float" office:value="0.814031729861753">
            <text:p>0.8140317299</text:p>
          </table:table-cell>
          <table:table-cell office:value-type="float" office:value="0.865762173008406">
            <text:p>0.865762173</text:p>
          </table:table-cell>
          <table:table-cell office:value-type="float" office:value="0.724506826631351">
            <text:p>0.7245068266</text:p>
          </table:table-cell>
          <table:table-cell office:value-type="float" office:value="0.81577181786544">
            <text:p>0.8157718179</text:p>
          </table:table-cell>
          <table:table-cell office:value-type="float" office:value="0.744605422739787">
            <text:p>0.7446054227</text:p>
          </table:table-cell>
          <table:table-cell table:number-columns-repeated="2"/>
        </table:table-row>
        <table:table-row table:style-name="ro1">
          <table:table-cell office:value-type="float" office:value="0.801688515831446">
            <text:p>0.8016885158</text:p>
          </table:table-cell>
          <table:table-cell office:value-type="float" office:value="0.896304242435191">
            <text:p>0.8963042424</text:p>
          </table:table-cell>
          <table:table-cell office:value-type="float" office:value="0.84726435962414">
            <text:p>0.8472643596</text:p>
          </table:table-cell>
          <table:table-cell office:value-type="float" office:value="0.83557604593799">
            <text:p>0.8355760459</text:p>
          </table:table-cell>
          <table:table-cell office:value-type="float" office:value="0.788746396505077">
            <text:p>0.7887463965</text:p>
          </table:table-cell>
          <table:table-cell office:value-type="float" office:value="0.875659658588924">
            <text:p>0.8756596586</text:p>
          </table:table-cell>
          <table:table-cell office:value-type="float" office:value="0.798711969215717">
            <text:p>0.7987119692</text:p>
          </table:table-cell>
          <table:table-cell office:value-type="float" office:value="0.804387449628631">
            <text:p>0.8043874496</text:p>
          </table:table-cell>
          <table:table-cell office:value-type="float" office:value="0.759044834203585">
            <text:p>0.7590448342</text:p>
          </table:table-cell>
          <table:table-cell office:value-type="float" office:value="0.830069529573537">
            <text:p>0.8300695296</text:p>
          </table:table-cell>
          <table:table-cell table:number-columns-repeated="2"/>
        </table:table-row>
        <table:table-row table:style-name="ro1">
          <table:table-cell office:value-type="float" office:value="0.661285475772873">
            <text:p>0.6612854758</text:p>
          </table:table-cell>
          <table:table-cell office:value-type="float" office:value="0.687871427878687">
            <text:p>0.6878714279</text:p>
          </table:table-cell>
          <table:table-cell office:value-type="float" office:value="1.08565503119276">
            <text:p>1.0856550312</text:p>
          </table:table-cell>
          <table:table-cell office:value-type="float" office:value="0.687754971523982">
            <text:p>0.6877549715</text:p>
          </table:table-cell>
          <table:table-cell office:value-type="float" office:value="0.767025987652118">
            <text:p>0.7670259877</text:p>
          </table:table-cell>
          <table:table-cell office:value-type="float" office:value="0.660993877216697">
            <text:p>0.6609938772</text:p>
          </table:table-cell>
          <table:table-cell office:value-type="float" office:value="0.50350820224444">
            <text:p>0.5035082022</text:p>
          </table:table-cell>
          <table:table-cell office:value-type="float" office:value="0.687339787193778">
            <text:p>0.6873397872</text:p>
          </table:table-cell>
          <table:table-cell office:value-type="float" office:value="0.768929935468036">
            <text:p>0.7689299355</text:p>
          </table:table-cell>
          <table:table-cell office:value-type="float" office:value="0.635644369519546">
            <text:p>0.6356443695</text:p>
          </table:table-cell>
          <table:table-cell table:number-columns-repeated="2"/>
        </table:table-row>
        <table:table-row table:style-name="ro1">
          <table:table-cell office:value-type="float" office:value="0.869424956561208">
            <text:p>0.8694249566</text:p>
          </table:table-cell>
          <table:table-cell office:value-type="float" office:value="0.813360821513528">
            <text:p>0.8133608215</text:p>
          </table:table-cell>
          <table:table-cell office:value-type="float" office:value="0.796521278627656">
            <text:p>0.7965212786</text:p>
          </table:table-cell>
          <table:table-cell office:value-type="float" office:value="0.864673694956361">
            <text:p>0.864673695</text:p>
          </table:table-cell>
          <table:table-cell office:value-type="float" office:value="0.837678145600984">
            <text:p>0.8376781456</text:p>
          </table:table-cell>
          <table:table-cell office:value-type="float" office:value="0.843194546164714">
            <text:p>0.8431945462</text:p>
          </table:table-cell>
          <table:table-cell office:value-type="float" office:value="0.840734841490151">
            <text:p>0.8407348415</text:p>
          </table:table-cell>
          <table:table-cell office:value-type="float" office:value="0.852918639227621">
            <text:p>0.8529186392</text:p>
          </table:table-cell>
          <table:table-cell office:value-type="float" office:value="0.837471850374812">
            <text:p>0.8374718504</text:p>
          </table:table-cell>
          <table:table-cell office:value-type="float" office:value="0.829586742372767">
            <text:p>0.8295867424</text:p>
          </table:table-cell>
          <table:table-cell table:number-columns-repeated="2"/>
        </table:table-row>
        <table:table-row table:style-name="ro1">
          <table:table-cell office:value-type="float" office:value="0.824474142300141">
            <text:p>0.8244741423</text:p>
          </table:table-cell>
          <table:table-cell office:value-type="float" office:value="0.689191274028715">
            <text:p>0.689191274</text:p>
          </table:table-cell>
          <table:table-cell office:value-type="float" office:value="0.79887943678941">
            <text:p>0.7988794368</text:p>
          </table:table-cell>
          <table:table-cell office:value-type="float" office:value="0.767499588016741">
            <text:p>0.767499588</text:p>
          </table:table-cell>
          <table:table-cell office:value-type="float" office:value="0.612268253113073">
            <text:p>0.6122682531</text:p>
          </table:table-cell>
          <table:table-cell office:value-type="float" office:value="0.624196000673492">
            <text:p>0.6241960007</text:p>
          </table:table-cell>
          <table:table-cell office:value-type="float" office:value="0.46134274260098">
            <text:p>0.4613427426</text:p>
          </table:table-cell>
          <table:table-cell office:value-type="float" office:value="0.864353036165111">
            <text:p>0.8643530362</text:p>
          </table:table-cell>
          <table:table-cell office:value-type="float" office:value="0.693619932765403">
            <text:p>0.6936199328</text:p>
          </table:table-cell>
          <table:table-cell office:value-type="float" office:value="0.732640175845537">
            <text:p>0.7326401758</text:p>
          </table:table-cell>
          <table:table-cell table:number-columns-repeated="2"/>
        </table:table-row>
        <table:table-row table:style-name="ro1">
          <table:table-cell office:value-type="float" office:value="0.665932196273602">
            <text:p>0.6659321963</text:p>
          </table:table-cell>
          <table:table-cell office:value-type="float" office:value="0.809719534889349">
            <text:p>0.8097195349</text:p>
          </table:table-cell>
          <table:table-cell office:value-type="float" office:value="0.395991147736237">
            <text:p>0.3959911477</text:p>
          </table:table-cell>
          <table:table-cell office:value-type="float" office:value="0.639081969945389">
            <text:p>0.6390819699</text:p>
          </table:table-cell>
          <table:table-cell office:value-type="float" office:value="0.512502236919701">
            <text:p>0.5125022369</text:p>
          </table:table-cell>
          <table:table-cell office:value-type="float" office:value="0.756637929331774">
            <text:p>0.7566379293</text:p>
          </table:table-cell>
          <table:table-cell office:value-type="float" office:value="0.540301875028406">
            <text:p>0.540301875</text:p>
          </table:table-cell>
          <table:table-cell office:value-type="float" office:value="0.810430261464583">
            <text:p>0.8104302615</text:p>
          </table:table-cell>
          <table:table-cell office:value-type="float" office:value="0.485442320945183">
            <text:p>0.4854423209</text:p>
          </table:table-cell>
          <table:table-cell office:value-type="float" office:value="0.773298877184874">
            <text:p>0.7732988772</text:p>
          </table:table-cell>
          <table:table-cell table:number-columns-repeated="2"/>
        </table:table-row>
        <table:table-row table:style-name="ro1">
          <table:table-cell office:value-type="float" office:value="0.817101091468665">
            <text:p>0.8171010915</text:p>
          </table:table-cell>
          <table:table-cell office:value-type="float" office:value="0.702313423222061">
            <text:p>0.7023134232</text:p>
          </table:table-cell>
          <table:table-cell office:value-type="float" office:value="0.727424141281464">
            <text:p>0.7274241413</text:p>
          </table:table-cell>
          <table:table-cell office:value-type="float" office:value="0.681583064185993">
            <text:p>0.6815830642</text:p>
          </table:table-cell>
          <table:table-cell office:value-type="float" office:value="0.679319978115086">
            <text:p>0.6793199781</text:p>
          </table:table-cell>
          <table:table-cell office:value-type="float" office:value="0.73728861630951">
            <text:p>0.7372886163</text:p>
          </table:table-cell>
          <table:table-cell office:value-type="float" office:value="0.827995544239257">
            <text:p>0.8279955442</text:p>
          </table:table-cell>
          <table:table-cell office:value-type="float" office:value="0.807794093887937">
            <text:p>0.8077940939</text:p>
          </table:table-cell>
          <table:table-cell office:value-type="float" office:value="0.732654552921732">
            <text:p>0.7326545529</text:p>
          </table:table-cell>
          <table:table-cell office:value-type="float" office:value="0.758369485287111">
            <text:p>0.7583694853</text:p>
          </table:table-cell>
          <table:table-cell table:number-columns-repeated="2"/>
        </table:table-row>
        <table:table-row table:style-name="ro1">
          <table:table-cell office:value-type="float" office:value="0.766340087509172">
            <text:p>0.7663400875</text:p>
          </table:table-cell>
          <table:table-cell office:value-type="float" office:value="0.720608908673969">
            <text:p>0.7206089087</text:p>
          </table:table-cell>
          <table:table-cell office:value-type="float" office:value="0.80635052425658">
            <text:p>0.8063505243</text:p>
          </table:table-cell>
          <table:table-cell office:value-type="float" office:value="0.730085065796175">
            <text:p>0.7300850658</text:p>
          </table:table-cell>
          <table:table-cell office:value-type="float" office:value="0.836102326005597">
            <text:p>0.836102326</text:p>
          </table:table-cell>
          <table:table-cell office:value-type="float" office:value="0.8627018775358">
            <text:p>0.8627018775</text:p>
          </table:table-cell>
          <table:table-cell office:value-type="float" office:value="0.751024402423998">
            <text:p>0.7510244024</text:p>
          </table:table-cell>
          <table:table-cell office:value-type="float" office:value="0.836311654056924">
            <text:p>0.8363116541</text:p>
          </table:table-cell>
          <table:table-cell office:value-type="float" office:value="0.898079640665391">
            <text:p>0.8980796407</text:p>
          </table:table-cell>
          <table:table-cell office:value-type="float" office:value="0.895310235564413">
            <text:p>0.8953102356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formula="of:=AVERAGE([.A1];[.A400])" office:value-type="float" office:value="0.612899855287252">
            <text:p>0.6128998553</text:p>
          </table:table-cell>
          <table:table-cell table:formula="of:=AVERAGE([.B1];[.B400])" office:value-type="float" office:value="0.62586286643351">
            <text:p>0.6258628664</text:p>
          </table:table-cell>
          <table:table-cell table:formula="of:=AVERAGE([.C1];[.C400])" office:value-type="float" office:value="0.756648480955594">
            <text:p>0.756648481</text:p>
          </table:table-cell>
          <table:table-cell table:formula="of:=AVERAGE([.D1];[.D400])" office:value-type="float" office:value="0.681889767119942">
            <text:p>0.6818897671</text:p>
          </table:table-cell>
          <table:table-cell table:formula="of:=AVERAGE([.E1];[.E400])" office:value-type="float" office:value="0.727085285914363">
            <text:p>0.7270852859</text:p>
          </table:table-cell>
          <table:table-cell table:formula="of:=AVERAGE([.F1];[.F400])" office:value-type="float" office:value="0.651795436168659">
            <text:p>0.6517954362</text:p>
          </table:table-cell>
          <table:table-cell table:formula="of:=AVERAGE([.G1];[.G400])" office:value-type="float" office:value="0.665342633488186">
            <text:p>0.6653426335</text:p>
          </table:table-cell>
          <table:table-cell table:formula="of:=AVERAGE([.H1];[.H400])" office:value-type="float" office:value="0.682945641276058">
            <text:p>0.6829456413</text:p>
          </table:table-cell>
          <table:table-cell table:formula="of:=AVERAGE([.I1];[.I400])" office:value-type="float" office:value="0.624706654427222">
            <text:p>0.6247066544</text:p>
          </table:table-cell>
          <table:table-cell table:formula="of:=AVERAGE([.J1];[.J400])" office:value-type="float" office:value="0.700496125785189">
            <text:p>0.7004961258</text:p>
          </table:table-cell>
          <table:table-cell/>
          <table:table-cell table:formula="of:=AVERAGE([.A1];[.J400])" office:value-type="float" office:value="0.700496125785189">
            <text:p>0.7004961258</text:p>
          </table:table-cell>
        </table:table-row>
        <table:table-row table:style-name="ro1">
          <table:table-cell table:formula="of:=AVERAGE([.A401];[.A500])" office:value-type="float" office:value="0.779006522954306">
            <text:p>0.779006523</text:p>
          </table:table-cell>
          <table:table-cell table:formula="of:=AVERAGE([.B401];[.B500])" office:value-type="float" office:value="0.858583344365192">
            <text:p>0.8585833444</text:p>
          </table:table-cell>
          <table:table-cell table:formula="of:=AVERAGE([.C401];[.C500])" office:value-type="float" office:value="0.833754191402544">
            <text:p>0.8337541914</text:p>
          </table:table-cell>
          <table:table-cell table:formula="of:=AVERAGE([.D401];[.D500])" office:value-type="float" office:value="0.727010690754923">
            <text:p>0.7270106908</text:p>
          </table:table-cell>
          <table:table-cell table:formula="of:=AVERAGE([.E401];[.E500])" office:value-type="float" office:value="0.86441562376695">
            <text:p>0.8644156238</text:p>
          </table:table-cell>
          <table:table-cell table:formula="of:=AVERAGE([.F401];[.F500])" office:value-type="float" office:value="0.836522859434383">
            <text:p>0.8365228594</text:p>
          </table:table-cell>
          <table:table-cell table:formula="of:=AVERAGE([.G401];[.G500])" office:value-type="float" office:value="0.859586663659624">
            <text:p>0.8595866637</text:p>
          </table:table-cell>
          <table:table-cell table:formula="of:=AVERAGE([.H401];[.H500])" office:value-type="float" office:value="0.837874371723584">
            <text:p>0.8378743717</text:p>
          </table:table-cell>
          <table:table-cell table:formula="of:=AVERAGE([.I401];[.I500])" office:value-type="float" office:value="0.866397927839075">
            <text:p>0.8663979278</text:p>
          </table:table-cell>
          <table:table-cell table:formula="of:=AVERAGE([.J401];[.J500])" office:value-type="float" office:value="0.835822225168016">
            <text:p>0.8358222252</text:p>
          </table:table-cell>
          <table:table-cell/>
          <table:table-cell table:formula="of:=AVERAGE([.A401];[.J500])" office:value-type="float" office:value="0.843491596981926">
            <text:p>0.84349159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2017/06/08</text:date>, <text:time>00:05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00:05:26</dc:date>
    <dc:creator>Miyamoto Chihiro</dc:creator>
    <meta:document-statistic meta:table-count="1" meta:cell-count="5022" meta:object-count="0"/>
    <meta:generator>OpenOffice/4.1.2$Unix OpenOffice.org_project/412m3$Build-9782</meta:generator>
  </office:meta>
</office:document-meta>
</file>